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111111" style:font-name="標楷體1" fo:font-size="17pt" fo:font-weight="bold" officeooo:rsid="0e73ccec" officeooo:paragraph-rsid="1c86b319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style:use-window-font-color="true" style:font-name="標楷體1" fo:font-size="17pt" style:text-underline-style="none" fo:font-weight="bold" officeooo:rsid="0e73ccec" officeooo:paragraph-rsid="1c86b319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標楷體1" fo:font-size="17pt" style:text-underline-style="none" fo:font-weight="bold" officeooo:rsid="2247b21f" officeooo:paragraph-rsid="2f0b1866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標楷體1" fo:font-size="17pt" style:text-underline-style="none" fo:font-weight="bold" officeooo:rsid="225e69ee" officeooo:paragraph-rsid="2f0b1866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標楷體1" fo:font-size="17pt" style:text-underline-style="none" fo:font-weight="bold" officeooo:rsid="225cb814" officeooo:paragraph-rsid="2f0b1866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標楷體1" fo:font-size="17pt" style:text-underline-style="none" fo:font-weight="bold" officeooo:rsid="2286c91f" officeooo:paragraph-rsid="2f0b1866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標楷體1" fo:font-size="17pt" style:text-underline-style="none" fo:font-weight="bold" officeooo:rsid="08476271" officeooo:paragraph-rsid="2f0b1866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標楷體1" fo:font-size="17pt" style:text-underline-style="none" fo:font-weight="bold" officeooo:rsid="0a1d5fe7" officeooo:paragraph-rsid="2f0b1866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標楷體1" fo:font-size="17pt" style:text-underline-style="none" fo:font-weight="bold" officeooo:rsid="22ceea5c" officeooo:paragraph-rsid="2f0b1866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標楷體1" fo:font-size="17pt" style:text-underline-style="none" fo:font-weight="bold" officeooo:rsid="22f8f5c9" officeooo:paragraph-rsid="2f0b1866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標楷體1" fo:font-size="17pt" style:text-underline-style="none" fo:font-weight="bold" officeooo:rsid="22db96dc" officeooo:paragraph-rsid="2f0b1866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標楷體1" fo:font-size="17pt" style:text-underline-style="none" fo:font-weight="bold" officeooo:rsid="2369b325" officeooo:paragraph-rsid="2f0b1866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標楷體1" fo:font-size="17pt" style:text-underline-style="none" fo:font-weight="bold" officeooo:rsid="2369b325" officeooo:paragraph-rsid="294e5e4c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標楷體1" fo:font-size="17pt" style:text-underline-style="none" fo:font-weight="bold" officeooo:rsid="2390f46e" officeooo:paragraph-rsid="294e5e4c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標楷體1" fo:font-size="17pt" style:text-underline-style="none" fo:font-weight="bold" officeooo:rsid="24214ae9" officeooo:paragraph-rsid="294e5e4c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標楷體1" fo:font-size="17pt" style:text-underline-style="none" fo:font-weight="bold" officeooo:rsid="245747f2" officeooo:paragraph-rsid="294e5e4c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94e5e4c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標楷體1" fo:font-size="17pt" style:text-underline-style="none" fo:font-weight="bold" officeooo:rsid="250c2fe6" officeooo:paragraph-rsid="294e5e4c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標楷體1" fo:font-size="17pt" style:text-underline-style="none" fo:font-weight="bold" officeooo:rsid="254b39c8" officeooo:paragraph-rsid="2fb0c06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標楷體1" fo:font-size="17pt" style:text-underline-style="none" fo:font-weight="bold" officeooo:rsid="254b39c8" officeooo:paragraph-rsid="2fb16fa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標楷體1" fo:font-size="17pt" style:text-underline-style="none" fo:font-weight="bold" officeooo:rsid="254b39c8" officeooo:paragraph-rsid="288c3e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標楷體1" fo:font-size="17pt" style:text-underline-style="none" fo:font-weight="bold" officeooo:rsid="254b39c8" officeooo:paragraph-rsid="289894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標楷體1" fo:font-size="17pt" style:text-underline-style="none" fo:font-weight="bold" officeooo:rsid="254b39c8" officeooo:paragraph-rsid="2fe9bd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標楷體1" fo:font-size="17pt" style:text-underline-style="none" fo:font-weight="bold" officeooo:rsid="254b39c8" officeooo:paragraph-rsid="2feccf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標楷體1" fo:font-size="17pt" style:text-underline-style="none" fo:font-weight="bold" officeooo:rsid="254b39c8" officeooo:paragraph-rsid="2fe0c1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標楷體1" fo:font-size="17pt" style:text-underline-style="none" fo:font-weight="bold" officeooo:rsid="254b39c8" officeooo:paragraph-rsid="2fe03c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標楷體1" fo:font-size="17pt" style:text-underline-style="none" fo:font-weight="bold" officeooo:rsid="254b39c8" officeooo:paragraph-rsid="2feab26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標楷體1" fo:font-size="17pt" style:text-underline-style="none" fo:font-weight="bold" officeooo:rsid="254b39c8" officeooo:paragraph-rsid="2fc3e06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標楷體1" fo:font-size="17pt" style:text-underline-style="none" fo:font-weight="bold" officeooo:rsid="254b39c8" officeooo:paragraph-rsid="29358b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標楷體1" fo:font-size="17pt" style:text-underline-style="none" fo:font-weight="bold" officeooo:rsid="254b39c8" officeooo:paragraph-rsid="28ffe1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標楷體1" fo:font-size="17pt" style:text-underline-style="none" fo:font-weight="bold" officeooo:rsid="254b39c8" officeooo:paragraph-rsid="28e37f0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標楷體1" fo:font-size="17pt" style:text-underline-style="none" fo:font-weight="bold" officeooo:rsid="254b39c8" officeooo:paragraph-rsid="28f1b7c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標楷體1" fo:font-size="17pt" style:text-underline-style="none" fo:font-weight="bold" officeooo:rsid="254b39c8" officeooo:paragraph-rsid="298383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標楷體1" fo:font-size="17pt" style:text-underline-style="none" fo:font-weight="bold" officeooo:rsid="254b39c8" officeooo:paragraph-rsid="298ce3c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標楷體1" fo:font-size="17pt" style:text-underline-style="none" fo:font-weight="bold" officeooo:rsid="254b39c8" officeooo:paragraph-rsid="2985086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標楷體1" fo:font-size="17pt" style:text-underline-style="none" fo:font-weight="bold" officeooo:rsid="254b39c8" officeooo:paragraph-rsid="299010c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標楷體1" fo:font-size="17pt" style:text-underline-style="none" fo:font-weight="bold" officeooo:rsid="254b39c8" officeooo:paragraph-rsid="299e3d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標楷體1" fo:font-size="17pt" style:text-underline-style="none" fo:font-weight="bold" officeooo:rsid="254b39c8" officeooo:paragraph-rsid="298d87f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標楷體1" fo:font-size="17pt" style:text-underline-style="none" fo:font-weight="bold" officeooo:rsid="254b39c8" officeooo:paragraph-rsid="29922f0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標楷體1" fo:font-size="17pt" style:text-underline-style="none" fo:font-weight="bold" officeooo:rsid="254b39c8" officeooo:paragraph-rsid="29892da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標楷體1" fo:font-size="17pt" style:text-underline-style="none" fo:font-weight="bold" officeooo:rsid="254b39c8" officeooo:paragraph-rsid="297d4d1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標楷體1" fo:font-size="17pt" style:text-underline-style="none" fo:font-weight="bold" officeooo:rsid="254b39c8" officeooo:paragraph-rsid="29811a8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標楷體1" fo:font-size="17pt" style:text-underline-style="none" fo:font-weight="bold" officeooo:rsid="254b39c8" officeooo:paragraph-rsid="2994837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標楷體1" fo:font-size="17pt" style:text-underline-style="none" fo:font-weight="bold" officeooo:rsid="254b39c8" officeooo:paragraph-rsid="2992e98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標楷體1" fo:font-size="17pt" style:text-underline-style="none" fo:font-weight="bold" officeooo:rsid="254b39c8" officeooo:paragraph-rsid="2997a2b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標楷體1" fo:font-size="17pt" style:text-underline-style="none" fo:font-weight="bold" officeooo:rsid="254b39c8" officeooo:paragraph-rsid="2998583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標楷體1" fo:font-size="17pt" style:text-underline-style="none" fo:font-weight="bold" officeooo:rsid="254b39c8" officeooo:paragraph-rsid="29e2ab4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標楷體1" fo:font-size="17pt" style:text-underline-style="none" fo:font-weight="bold" officeooo:rsid="293c758c" officeooo:paragraph-rsid="29358b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標楷體1" fo:font-size="17pt" style:text-underline-style="none" fo:font-weight="bold" officeooo:rsid="293c758c" officeooo:paragraph-rsid="2947bf1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標楷體1" fo:font-size="17pt" style:text-underline-style="none" fo:font-weight="bold" officeooo:rsid="293c758c" officeooo:paragraph-rsid="294094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標楷體1" fo:font-size="17pt" style:text-underline-style="none" fo:font-weight="bold" officeooo:rsid="293c758c" officeooo:paragraph-rsid="293efc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標楷體1" fo:font-size="17pt" style:text-underline-style="none" fo:font-weight="bold" officeooo:rsid="293c758c" officeooo:paragraph-rsid="293e3c2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標楷體1" fo:font-size="17pt" style:text-underline-style="none" fo:font-weight="bold" officeooo:rsid="293c758c" officeooo:paragraph-rsid="293d3a0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標楷體1" fo:font-size="17pt" style:text-underline-style="none" fo:font-weight="bold" officeooo:rsid="2903e36f" officeooo:paragraph-rsid="290b12c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標楷體1" fo:font-size="17pt" style:text-underline-style="none" fo:font-weight="bold" officeooo:rsid="2903e36f" officeooo:paragraph-rsid="292aa05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標楷體1" fo:font-size="17pt" style:text-underline-style="none" fo:font-weight="bold" officeooo:rsid="2a42e7b3" officeooo:paragraph-rsid="2a3fa87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標楷體1" fo:font-size="17pt" style:text-underline-style="none" fo:font-weight="bold" officeooo:rsid="2a3fa870" officeooo:paragraph-rsid="2a6c3d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標楷體1" fo:font-size="17pt" style:text-underline-style="none" fo:font-weight="bold" officeooo:rsid="2a4eb223" officeooo:paragraph-rsid="2a53a4b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標楷體1" fo:font-size="17pt" style:text-underline-style="none" fo:font-weight="bold" officeooo:rsid="2a4eb223" officeooo:paragraph-rsid="2a54eb5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標楷體1" fo:font-size="17pt" style:text-underline-style="none" fo:font-weight="bold" officeooo:rsid="2a5c8b72" officeooo:paragraph-rsid="2a63441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標楷體1" fo:font-size="17pt" style:text-underline-style="none" fo:font-weight="bold" officeooo:rsid="2a5c8b72" officeooo:paragraph-rsid="2bb5b6f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標楷體1" fo:font-size="17pt" style:text-underline-style="none" fo:font-weight="bold" officeooo:rsid="2a5c8b72" officeooo:paragraph-rsid="2be4ba3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標楷體1" fo:font-size="17pt" style:text-underline-style="none" fo:font-weight="bold" officeooo:rsid="2a5c8b72" officeooo:paragraph-rsid="2be7209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標楷體1" fo:font-size="17pt" style:text-underline-style="none" fo:font-weight="bold" officeooo:rsid="2a5c8b72" officeooo:paragraph-rsid="2bb731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標楷體1" fo:font-size="17pt" style:text-underline-style="none" fo:font-weight="bold" officeooo:rsid="2a5c8b72" officeooo:paragraph-rsid="2bb9ba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標楷體1" fo:font-size="17pt" style:text-underline-style="none" fo:font-weight="bold" officeooo:rsid="2a5c8b72" officeooo:paragraph-rsid="2ab5188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標楷體1" fo:font-size="17pt" style:text-underline-style="none" fo:font-weight="bold" officeooo:rsid="2a5c8b72" officeooo:paragraph-rsid="2acd76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標楷體1" fo:font-size="17pt" style:text-underline-style="none" fo:font-weight="bold" officeooo:rsid="2a5c8b72" officeooo:paragraph-rsid="2acd5d8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標楷體1" fo:font-size="17pt" style:text-underline-style="none" fo:font-weight="bold" officeooo:rsid="2a5c8b72" officeooo:paragraph-rsid="2ad22c3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標楷體1" fo:font-size="17pt" style:text-underline-style="none" fo:font-weight="bold" officeooo:rsid="2a5c8b72" officeooo:paragraph-rsid="2ace88a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標楷體1" fo:font-size="17pt" style:text-underline-style="none" fo:font-weight="bold" officeooo:rsid="2a5c8b72" officeooo:paragraph-rsid="2b066a1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標楷體1" fo:font-size="17pt" style:text-underline-style="none" fo:font-weight="bold" officeooo:rsid="2ac78197" officeooo:paragraph-rsid="31393e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標楷體1" fo:font-size="17pt" style:text-underline-style="none" fo:font-weight="bold" officeooo:rsid="2ac78197" officeooo:paragraph-rsid="31583f8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標楷體1" fo:font-size="17pt" style:text-underline-style="none" fo:font-weight="bold" officeooo:rsid="2ac78197" officeooo:paragraph-rsid="313f1f6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5" style:family="paragraph" style:parent-style-name="Standard" style:list-style-name="L1">
      <style:text-properties fo:color="#333333" style:font-name="標楷體1" fo:font-size="17pt" style:text-underline-style="none" fo:font-weight="bold" officeooo:rsid="2ac78197" officeooo:paragraph-rsid="31578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6" style:family="paragraph" style:parent-style-name="Standard" style:list-style-name="L1">
      <style:text-properties fo:color="#333333" style:font-name="標楷體1" fo:font-size="17pt" style:text-underline-style="none" fo:font-weight="bold" officeooo:rsid="2ac78197" officeooo:paragraph-rsid="3157ce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7" style:family="paragraph" style:parent-style-name="Standard" style:list-style-name="L1">
      <style:text-properties fo:color="#333333" style:font-name="標楷體1" fo:font-size="17pt" style:text-underline-style="none" fo:font-weight="bold" officeooo:rsid="2ac78197" officeooo:paragraph-rsid="315ee8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8" style:family="paragraph" style:parent-style-name="Standard" style:list-style-name="L1">
      <style:text-properties fo:color="#333333" style:font-name="標楷體1" fo:font-size="17pt" style:text-underline-style="none" fo:font-weight="bold" officeooo:rsid="2ac78197" officeooo:paragraph-rsid="315f92d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9" style:family="paragraph" style:parent-style-name="Standard" style:list-style-name="L1">
      <style:text-properties fo:color="#333333" style:font-name="標楷體1" fo:font-size="17pt" style:text-underline-style="none" fo:font-weight="bold" officeooo:rsid="2ac78197" officeooo:paragraph-rsid="3169a6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0" style:family="paragraph" style:parent-style-name="Standard" style:list-style-name="L1">
      <style:text-properties fo:color="#333333" style:font-name="標楷體1" fo:font-size="17pt" style:text-underline-style="none" fo:font-weight="bold" officeooo:rsid="2ac78197" officeooo:paragraph-rsid="316d577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1" style:family="paragraph" style:parent-style-name="Standard" style:list-style-name="L1">
      <style:text-properties fo:color="#333333" style:font-name="標楷體1" fo:font-size="17pt" style:text-underline-style="none" fo:font-weight="bold" officeooo:rsid="2ac78197" officeooo:paragraph-rsid="3171ea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2" style:family="paragraph" style:parent-style-name="Standard" style:list-style-name="L1">
      <style:text-properties fo:color="#333333" style:font-name="標楷體1" fo:font-size="17pt" style:text-underline-style="none" fo:font-weight="bold" officeooo:rsid="2ac78197" officeooo:paragraph-rsid="31700e1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3" style:family="paragraph" style:parent-style-name="Standard" style:list-style-name="L1">
      <style:text-properties fo:color="#333333" style:font-name="標楷體1" fo:font-size="17pt" style:text-underline-style="none" fo:font-weight="bold" officeooo:rsid="2ac78197" officeooo:paragraph-rsid="3176342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4" style:family="paragraph" style:parent-style-name="Standard" style:list-style-name="L1">
      <style:text-properties fo:color="#333333" style:font-name="標楷體1" fo:font-size="17pt" style:text-underline-style="none" fo:font-weight="bold" officeooo:rsid="2ac78197" officeooo:paragraph-rsid="2af6d78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5" style:family="paragraph" style:parent-style-name="Standard" style:list-style-name="L1">
      <style:text-properties fo:color="#333333" style:font-name="標楷體1" fo:font-size="17pt" style:text-underline-style="none" fo:font-weight="bold" officeooo:rsid="2ac78197" officeooo:paragraph-rsid="2a63441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6" style:family="paragraph" style:parent-style-name="Standard" style:list-style-name="L1">
      <style:text-properties fo:color="#333333" style:font-name="標楷體1" fo:font-size="17pt" style:text-underline-style="none" fo:font-weight="bold" officeooo:rsid="31472c06" officeooo:paragraph-rsid="3149f4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7" style:family="paragraph" style:parent-style-name="Standard" style:list-style-name="L1">
      <style:text-properties fo:color="#333333" style:font-name="標楷體1" fo:font-size="17pt" style:text-underline-style="none" fo:font-weight="bold" officeooo:rsid="31472c06" officeooo:paragraph-rsid="31393e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8" style:family="paragraph" style:parent-style-name="Standard" style:list-style-name="L1">
      <style:text-properties fo:color="#333333" style:font-name="標楷體1" fo:font-size="17pt" style:text-underline-style="none" fo:font-weight="bold" officeooo:rsid="2abf5e77" officeooo:paragraph-rsid="2b35408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9" style:family="paragraph" style:parent-style-name="Standard" style:list-style-name="L1">
      <style:text-properties fo:color="#333333" style:font-name="標楷體1" fo:font-size="17pt" style:text-underline-style="none" fo:font-weight="bold" officeooo:rsid="2abf5e77" officeooo:paragraph-rsid="2ad4b50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0" style:family="paragraph" style:parent-style-name="Standard" style:list-style-name="L1">
      <style:text-properties fo:color="#333333" style:font-name="標楷體1" fo:font-size="17pt" style:text-underline-style="none" fo:font-weight="bold" officeooo:rsid="2abf5e77" officeooo:paragraph-rsid="2b661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1" style:family="paragraph" style:parent-style-name="Standard" style:list-style-name="L1">
      <style:text-properties fo:color="#333333" style:font-name="標楷體1" fo:font-size="17pt" style:text-underline-style="none" fo:font-weight="bold" officeooo:rsid="2abf5e77" officeooo:paragraph-rsid="2b9ed8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2" style:family="paragraph" style:parent-style-name="Standard" style:list-style-name="L1">
      <style:text-properties fo:color="#333333" style:font-name="標楷體1" fo:font-size="17pt" style:text-underline-style="none" fo:font-weight="bold" officeooo:rsid="2abf5e77" officeooo:paragraph-rsid="2aecdb5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3" style:family="paragraph" style:parent-style-name="Standard" style:list-style-name="L1">
      <style:text-properties fo:color="#333333" style:font-name="標楷體1" fo:font-size="17pt" style:text-underline-style="none" fo:font-weight="bold" officeooo:rsid="2abf5e77" officeooo:paragraph-rsid="2b40e77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4" style:family="paragraph" style:parent-style-name="Standard" style:list-style-name="L1">
      <style:text-properties fo:color="#333333" style:font-name="標楷體1" fo:font-size="17pt" style:text-underline-style="none" fo:font-weight="bold" officeooo:rsid="2abf5e77" officeooo:paragraph-rsid="2ad975c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5" style:family="paragraph" style:parent-style-name="Standard" style:list-style-name="L1">
      <style:text-properties fo:color="#333333" style:font-name="標楷體1" fo:font-size="17pt" style:text-underline-style="none" fo:font-weight="bold" officeooo:rsid="2abf5e77" officeooo:paragraph-rsid="2adb089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6" style:family="paragraph" style:parent-style-name="Standard" style:list-style-name="L1">
      <style:text-properties fo:color="#333333" style:font-name="標楷體1" fo:font-size="17pt" style:text-underline-style="none" fo:font-weight="bold" officeooo:rsid="2abf5e77" officeooo:paragraph-rsid="2addde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7" style:family="paragraph" style:parent-style-name="Standard" style:list-style-name="L1">
      <style:text-properties fo:color="#333333" style:font-name="標楷體1" fo:font-size="17pt" style:text-underline-style="none" fo:font-weight="bold" officeooo:rsid="2abf5e77" officeooo:paragraph-rsid="2ae724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8" style:family="paragraph" style:parent-style-name="Standard" style:list-style-name="L1">
      <style:text-properties fo:color="#333333" style:font-name="標楷體1" fo:font-size="17pt" style:text-underline-style="none" fo:font-weight="bold" officeooo:rsid="2dd33f31" officeooo:paragraph-rsid="2dd5ed4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9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dd5ed4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0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faeede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1" style:family="paragraph" style:parent-style-name="Standard" style:list-style-name="L1">
      <style:text-properties fo:color="#333333" style:font-name="標楷體1" fo:font-size="17pt" style:text-underline-style="none" fo:font-weight="bold" officeooo:rsid="2ab9579c" officeooo:paragraph-rsid="2ab5188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2" style:family="paragraph" style:parent-style-name="Standard" style:list-style-name="L1">
      <style:text-properties fo:color="#333333" style:font-name="標楷體1" fo:font-size="17pt" style:text-underline-style="none" fo:font-weight="bold" officeooo:rsid="2af8317e" officeooo:paragraph-rsid="2afb007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3" style:family="paragraph" style:parent-style-name="Standard" style:list-style-name="L1">
      <style:text-properties fo:color="#333333" style:font-name="標楷體1" fo:font-size="17pt" style:text-underline-style="none" fo:font-weight="bold" officeooo:rsid="2af8317e" officeooo:paragraph-rsid="2afefd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4" style:family="paragraph" style:parent-style-name="Standard" style:list-style-name="L1">
      <style:text-properties fo:color="#333333" style:font-name="標楷體1" fo:font-size="17pt" style:text-underline-style="none" fo:font-weight="bold" officeooo:rsid="2af8317e" officeooo:paragraph-rsid="2b054ed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5" style:family="paragraph" style:parent-style-name="Standard" style:list-style-name="L1">
      <style:text-properties fo:color="#333333" style:font-name="標楷體1" fo:font-size="17pt" style:text-underline-style="none" fo:font-weight="bold" officeooo:rsid="2af8317e" officeooo:paragraph-rsid="2b1ed8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6" style:family="paragraph" style:parent-style-name="Standard" style:list-style-name="L1">
      <style:text-properties fo:color="#333333" style:font-name="標楷體1" fo:font-size="17pt" style:text-underline-style="none" fo:font-weight="bold" officeooo:rsid="2af8317e" officeooo:paragraph-rsid="2b066a1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7" style:family="paragraph" style:parent-style-name="Standard" style:list-style-name="L1">
      <style:text-properties fo:color="#333333" style:font-name="標楷體1" fo:font-size="17pt" style:text-underline-style="none" fo:font-weight="bold" officeooo:rsid="2af8317e" officeooo:paragraph-rsid="2d633a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8" style:family="paragraph" style:parent-style-name="Standard" style:list-style-name="L1">
      <style:text-properties fo:color="#333333" style:font-name="標楷體1" fo:font-size="17pt" style:text-underline-style="none" fo:font-weight="bold" officeooo:rsid="2af8317e" officeooo:paragraph-rsid="306979d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9" style:family="paragraph" style:parent-style-name="Standard" style:list-style-name="L1">
      <style:text-properties fo:color="#333333" style:font-name="標楷體1" fo:font-size="17pt" style:text-underline-style="none" fo:font-weight="bold" officeooo:rsid="2b1e9e73" officeooo:paragraph-rsid="2b1ed8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0" style:family="paragraph" style:parent-style-name="Standard" style:list-style-name="L1">
      <style:text-properties fo:color="#333333" style:font-name="標楷體1" fo:font-size="17pt" style:text-underline-style="none" fo:font-weight="bold" officeooo:rsid="30bfac1e" officeooo:paragraph-rsid="2f5ae49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1" style:family="paragraph" style:parent-style-name="Standard" style:list-style-name="L1">
      <style:text-properties fo:color="#333333" style:font-name="標楷體1" fo:font-size="17pt" style:text-underline-style="none" fo:font-weight="bold" officeooo:rsid="2c874cbc" officeooo:paragraph-rsid="2c82f61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2" style:family="paragraph" style:parent-style-name="Standard" style:list-style-name="L1">
      <style:text-properties fo:color="#333333" style:font-name="標楷體1" fo:font-size="17pt" style:text-underline-style="none" fo:font-weight="bold" officeooo:rsid="2c874cbc" officeooo:paragraph-rsid="2ca06dc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標楷體1" fo:font-size="17pt" style:text-underline-style="none" fo:font-weight="bold" officeooo:rsid="2c874cbc" officeooo:paragraph-rsid="2c9863e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標楷體1" fo:font-size="17pt" style:text-underline-style="none" fo:font-weight="bold" officeooo:rsid="2c874cbc" officeooo:paragraph-rsid="2ca03f5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標楷體1" fo:font-size="17pt" style:text-underline-style="none" fo:font-weight="bold" officeooo:rsid="2c874cbc" officeooo:paragraph-rsid="2cb61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標楷體1" fo:font-size="17pt" style:text-underline-style="none" fo:font-weight="bold" officeooo:rsid="3106c90e" officeooo:paragraph-rsid="30f5aa2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標楷體1" fo:font-size="17pt" style:text-underline-style="none" fo:font-weight="bold" officeooo:rsid="2e763a97" officeooo:paragraph-rsid="2ee705c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標楷體1" fo:font-size="17pt" style:text-underline-style="none" fo:font-weight="bold" officeooo:rsid="2e763a97" officeooo:paragraph-rsid="2efc0cd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標楷體1" fo:font-size="17pt" style:text-underline-style="none" fo:font-weight="bold" officeooo:rsid="2e763a97" officeooo:paragraph-rsid="2efcd64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標楷體1" fo:font-size="17pt" style:text-underline-style="none" fo:font-weight="bold" officeooo:rsid="2e763a97" officeooo:paragraph-rsid="2efdfe0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officeooo:paragraph-rsid="2f0b1866"/>
    </style:style>
    <style:style style:name="P122" style:family="paragraph" style:parent-style-name="Standard" style:list-style-name="L1">
      <style:text-properties fo:color="#333333" officeooo:paragraph-rsid="294e5e4c"/>
    </style:style>
    <style:style style:name="P123" style:family="paragraph" style:parent-style-name="Standard" style:list-style-name="L1">
      <style:text-properties fo:color="#333333" officeooo:paragraph-rsid="28429752"/>
    </style:style>
    <style:style style:name="P124" style:family="paragraph" style:parent-style-name="Standard" style:list-style-name="L1">
      <style:text-properties fo:color="#333333" officeooo:paragraph-rsid="2a3fa870"/>
    </style:style>
    <style:style style:name="P125" style:family="paragraph" style:parent-style-name="Standard" style:list-style-name="L1">
      <style:text-properties fo:color="#333333" officeooo:paragraph-rsid="2a51ae98"/>
    </style:style>
    <style:style style:name="P126" style:family="paragraph" style:parent-style-name="Standard" style:list-style-name="L1">
      <style:text-properties fo:color="#333333" fo:font-weight="bold" officeooo:paragraph-rsid="2f0b1866" style:font-weight-asian="bold" style:font-weight-complex="bold"/>
    </style:style>
    <style:style style:name="P127" style:family="paragraph" style:parent-style-name="Standard" style:list-style-name="L1">
      <style:text-properties fo:color="#333333" fo:font-weight="bold" officeooo:paragraph-rsid="2f0b1866" style:language-asian="zh" style:country-asian="TW" style:font-weight-asian="bold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f0b1866" style:font-name-asian="標楷體1" style:font-size-asian="17pt" style:language-asian="zh" style:country-asian="TW" style:font-weight-asian="bold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1faef6a8" officeooo:paragraph-rsid="294e5e4c" style:font-name-asian="標楷體1" style:font-size-asian="17pt" style:language-asian="zh" style:country-asian="TW" style:font-weight-asian="bold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2369b325" officeooo:paragraph-rsid="294e5e4c" style:font-name-asian="標楷體1" style:font-size-asian="17pt" style:language-asian="zh" style:country-asian="TW" style:font-weight-asian="bold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style:text-underline-style="none" fo:font-weight="bold" officeooo:rsid="24214ae9" officeooo:paragraph-rsid="294e5e4c" style:font-name-asian="標楷體1" style:font-size-asian="17pt" style:language-asian="zh" style:country-asian="TW" style:font-weight-asian="bold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24a3830c" officeooo:paragraph-rsid="294e5e4c" style:font-name-asian="標楷體1" style:font-size-asian="17pt" style:language-asian="zh" style:country-asian="TW" style:font-weight-asian="bold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24a3830c" officeooo:paragraph-rsid="28429752" style:font-name-asian="標楷體1" style:font-size-asian="17pt" style:language-asian="zh" style:country-asian="TW" style:font-weight-asian="bold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24debe8d" officeooo:paragraph-rsid="294e5e4c" style:font-name-asian="標楷體1" style:font-size-asian="17pt" style:language-asian="zh" style:country-asian="TW" style:font-weight-asian="bold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4e5e4c" style:font-name-asian="標楷體1" style:font-size-asian="17pt" style:language-asian="zh" style:country-asian="TW" style:font-weight-asian="bold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25e4a5ae" officeooo:paragraph-rsid="294e5e4c" style:font-name-asian="標楷體1" style:font-size-asian="17pt" style:language-asian="zh" style:country-asian="TW" style:font-weight-asian="bold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429752" style:font-name-asian="標楷體1" style:font-size-asian="17pt" style:language-asian="zh" style:country-asian="TW" style:font-weight-asian="bold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f0b186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94e5e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4297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44e8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54490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5913d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69bd7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83866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8c3e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aa5a1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b561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bba9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fee96e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ff514e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ffa0c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fec2d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fed16d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fc7fb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fc3e06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fe5f45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737451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6d5328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73e26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73c2a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74785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7497ac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74d0b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76aa2a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78a0d1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6f3f1f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6eb9be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713190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709f81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710d7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71fa5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721056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722c1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72b043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732e9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7647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f88af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e37f0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903e36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9358b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909ab7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90b12c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90e85a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91edb3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9187ab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919c00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919e5d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94bc72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92aa05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92c51b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dce5a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d4418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eead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f1b7c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96cb4b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9a0b1a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9ca38f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9b7047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9ddf6f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9d47c5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a26554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a20fa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a227db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a1bbc7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a28dd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a311f4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a340ad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a3074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9e0dda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9ffc90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9f979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a056d2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a08f2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" fo:font-size="17pt" style:text-underline-style="none" fo:font-weight="bold" officeooo:rsid="25145066" officeooo:paragraph-rsid="294e5e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style:text-underline-style="none" fo:font-weight="bold" officeooo:rsid="252a10e0" officeooo:paragraph-rsid="294e5e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style:text-underline-style="none" fo:font-weight="bold" officeooo:rsid="250d9615" officeooo:paragraph-rsid="294e5e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" fo:font-size="17pt" style:text-underline-style="none" fo:font-weight="bold" officeooo:rsid="2557b419" officeooo:paragraph-rsid="294e5e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" fo:font-size="17pt" style:text-underline-style="none" fo:font-weight="bold" officeooo:rsid="254acebd" officeooo:paragraph-rsid="294e5e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" fo:font-size="17pt" style:text-underline-style="none" fo:font-weight="bold" officeooo:rsid="0e6e4ba1" officeooo:paragraph-rsid="294e5e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" fo:font-size="17pt" style:text-underline-style="none" fo:font-weight="bold" officeooo:rsid="24a3830c" officeooo:paragraph-rsid="284297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" fo:font-size="17pt" style:text-underline-style="none" fo:font-weight="bold" officeooo:rsid="276b6a84" officeooo:paragraph-rsid="276b6a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" fo:font-size="17pt" style:text-underline-style="none" fo:font-weight="bold" officeooo:rsid="276b6a84" officeooo:paragraph-rsid="278a0d1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" fo:font-size="17pt" style:text-underline-style="none" fo:font-weight="bold" officeooo:rsid="276b6a84" officeooo:paragraph-rsid="27796c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" fo:font-size="17pt" style:text-underline-style="none" fo:font-weight="bold" officeooo:rsid="276b6a84" officeooo:paragraph-rsid="278b080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" fo:font-size="17pt" style:text-underline-style="none" fo:font-weight="bold" officeooo:rsid="276b6a84" officeooo:paragraph-rsid="277dba8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" fo:font-size="17pt" style:text-underline-style="none" fo:font-weight="bold" officeooo:rsid="276b6a84" officeooo:paragraph-rsid="27a08f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" fo:font-size="17pt" style:text-underline-style="none" fo:font-weight="bold" officeooo:rsid="276b6a84" officeooo:paragraph-rsid="27a409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" fo:font-size="17pt" style:text-underline-style="none" fo:font-weight="bold" officeooo:rsid="276b6a84" officeooo:paragraph-rsid="27c37ce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" fo:font-size="17pt" style:text-underline-style="none" fo:font-weight="bold" officeooo:rsid="276b6a84" officeooo:paragraph-rsid="27be630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" fo:font-size="17pt" style:text-underline-style="none" fo:font-weight="bold" officeooo:rsid="276b6a84" officeooo:paragraph-rsid="27a60d2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" fo:font-size="17pt" style:text-underline-style="none" fo:font-weight="bold" officeooo:rsid="276b6a84" officeooo:paragraph-rsid="27a771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3" style:family="paragraph" style:parent-style-name="Standard" style:list-style-name="L1">
      <style:text-properties fo:color="#333333" style:font-name="Liberation Serif" fo:font-size="17pt" style:text-underline-style="none" fo:font-weight="bold" officeooo:rsid="276b6a84" officeooo:paragraph-rsid="27b9a1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" fo:font-size="17pt" style:text-underline-style="none" fo:font-weight="bold" officeooo:rsid="276b6a84" officeooo:paragraph-rsid="27c5ef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" fo:font-size="17pt" style:text-underline-style="none" fo:font-weight="bold" officeooo:rsid="276b6a84" officeooo:paragraph-rsid="27c7885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" fo:font-size="17pt" style:text-underline-style="none" fo:font-weight="bold" officeooo:rsid="276b6a84" officeooo:paragraph-rsid="27bcce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" fo:font-size="17pt" style:text-underline-style="none" fo:font-weight="bold" officeooo:rsid="293c758c" officeooo:paragraph-rsid="293c758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" fo:font-size="17pt" style:text-underline-style="none" fo:font-weight="bold" officeooo:rsid="293c758c" officeooo:paragraph-rsid="293d3a0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style:text-underline-style="none" fo:font-weight="bold" officeooo:rsid="2a5c8b72" officeooo:paragraph-rsid="2a63441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bf2d05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d70a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d80fd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dc9064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f5ae49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c82f61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c890f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c25e9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f59f4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c26b6e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c46be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c47e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c4861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c50b7c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c7008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c672c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c6926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c71556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cf384d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cf5c7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c576eb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d20b5e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d3f8e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d3c4bd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d37cf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bf9af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c13b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7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c197a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8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30f2ad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9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30f3277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0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30f58e5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1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30f5aa2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2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310ae33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3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e70e3d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4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ee871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5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ee9806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6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e6d18f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7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ee705c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8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e79c4c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9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e8c7fe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0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ef8031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1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e9a9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2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e9b04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3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ef4e4f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4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e7115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5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e720d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6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eff380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7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e60137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8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3180309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9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301729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0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30ac5a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1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311776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2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30868a8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3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31162de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4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318075f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5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319523f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6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308e3dc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7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30d166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8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30c7c1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9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30d19af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0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30d5ea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1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30eaf8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2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318e924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3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318fa0d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4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301ff4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5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308715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6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3067cc1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7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306979d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8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307c5d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9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306a30f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0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c04248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1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f6dd8d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2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faeede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dc9064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4" style:family="paragraph" style:parent-style-name="Standard" style:list-style-name="L1">
      <style:text-properties fo:color="#333333" style:font-name="Liberation Serif" fo:font-size="17pt" style:text-underline-style="none" fo:font-weight="bold" officeooo:rsid="2c874cbc" officeooo:paragraph-rsid="2c8ff16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5" style:family="paragraph" style:parent-style-name="Standard" style:list-style-name="L1">
      <style:text-properties fo:color="#333333" style:font-name="Liberation Serif" fo:font-size="17pt" style:text-underline-style="none" fo:font-weight="bold" officeooo:rsid="2c874cbc" officeooo:paragraph-rsid="2c9d1a1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6" style:family="paragraph" style:parent-style-name="Standard" style:list-style-name="L1">
      <style:text-properties fo:color="#333333" style:font-name="Liberation Serif" fo:font-size="17pt" style:text-underline-style="none" fo:font-weight="bold" officeooo:rsid="2c874cbc" officeooo:paragraph-rsid="2c9863e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7" style:family="paragraph" style:parent-style-name="Standard" style:list-style-name="L1">
      <style:text-properties fo:color="#333333" style:font-name="Liberation Serif" fo:font-size="17pt" style:text-underline-style="none" fo:font-weight="bold" officeooo:rsid="30f2ad94" officeooo:paragraph-rsid="30feffa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8" style:family="paragraph" style:parent-style-name="Standard" style:list-style-name="L1">
      <style:text-properties fo:color="#333333" style:font-name="Liberation Serif" fo:font-size="17pt" style:text-underline-style="none" fo:font-weight="bold" officeooo:rsid="3024cad5" officeooo:paragraph-rsid="3024cad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9" style:family="paragraph" style:parent-style-name="Standard" style:list-style-name="L1">
      <style:text-properties fo:color="#333333" style:font-name="Liberation Serif" fo:font-size="17pt" style:text-underline-style="none" fo:font-weight="bold" officeooo:rsid="3024cad5" officeooo:paragraph-rsid="304a095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0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3024cad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1" style:family="paragraph" style:parent-style-name="Standard" style:list-style-name="L1">
      <style:text-properties fo:color="#333333" style:font-name="Liberation Serif" fo:font-size="17pt" style:text-underline-style="none" fo:font-weight="bold" officeooo:rsid="1faef6a8" officeooo:paragraph-rsid="294e5e4c" style:font-name-asian="Liberation Serif" style:font-size-asian="17pt" style:language-asian="zh" style:country-asian="TW" style:font-weight-asian="bold" style:font-size-complex="17pt" style:font-weight-complex="bold"/>
    </style:style>
    <style:style style:name="P32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4e5e4c" style:font-name-asian="Liberation Serif" style:font-size-asian="17pt" style:language-asian="zh" style:country-asian="TW" style:font-weight-asian="bold" style:font-size-complex="17pt" style:font-weight-complex="bold"/>
    </style:style>
    <style:style style:name="P323" style:family="paragraph" style:parent-style-name="Standard" style:list-style-name="L1">
      <style:text-properties fo:color="#333333" style:font-name="Liberation Serif" fo:font-size="17pt" style:text-underline-style="none" fo:font-weight="bold" officeooo:rsid="2557b419" officeooo:paragraph-rsid="294e5e4c" style:font-name-asian="Liberation Serif" style:font-size-asian="17pt" style:language-asian="zh" style:country-asian="TW" style:font-weight-asian="bold" style:font-size-complex="17pt" style:font-weight-complex="bold"/>
    </style:style>
    <style:style style:name="P324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9a0b1a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25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9d43bb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26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9d47c5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27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9e2ab4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28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a7684e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29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aa7496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30" style:family="paragraph" style:parent-style-name="Standard" style:list-style-name="L1">
      <style:text-properties fo:color="#333333" style:font-name="Liberation Serif" fo:font-size="17pt" style:text-underline-style="none" fo:font-weight="bold" officeooo:rsid="2a3d8672" officeooo:paragraph-rsid="2a3d867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31" style:family="paragraph" style:parent-style-name="Standard" style:list-style-name="L1">
      <style:text-properties fo:color="#333333" style:font-name="Liberation Serif" fo:font-size="17pt" style:text-underline-style="none" fo:font-weight="bold" officeooo:rsid="2a3f748f" officeooo:paragraph-rsid="2a3f748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32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c8e013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33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c8ff16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34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ccd46c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35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cc2221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36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cd10fb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37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ee705c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38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efaace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39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e763a9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40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e7115d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41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f03c3d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42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f04a30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43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e6d18f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44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ec6ba6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45" style:family="paragraph" style:parent-style-name="Standard" style:list-style-name="L1">
      <style:text-properties fo:color="#333333" style:font-name="Liberation Serif" fo:font-size="17pt" style:text-underline-style="none" fo:font-weight="bold" officeooo:rsid="2af8317e" officeooo:paragraph-rsid="2bf9af5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46" style:family="paragraph" style:parent-style-name="Standard" style:list-style-name="L1">
      <style:text-properties fo:color="#333333" style:font-name="Liberation Serif" fo:font-size="17pt" style:text-underline-style="none" fo:font-weight="bold" officeooo:rsid="3024cad5" officeooo:paragraph-rsid="304b117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47" style:family="paragraph" style:parent-style-name="Standard" style:list-style-name="L1">
      <style:text-properties fo:color="#333333" style:font-name="Liberation Serif" officeooo:paragraph-rsid="294e5e4c" style:font-name-asian="Liberation Serif"/>
    </style:style>
    <style:style style:name="P348" style:family="paragraph" style:parent-style-name="Standard" style:list-style-name="L1">
      <style:text-properties fo:color="#333333" style:font-name="Liberation Serif" officeooo:paragraph-rsid="308e3dc3" style:font-name-asian="Liberation Serif"/>
    </style:style>
    <style:style style:name="P349" style:family="paragraph" style:parent-style-name="Standard" style:list-style-name="L1">
      <style:text-properties fo:color="#333333" officeooo:rsid="2a6ac573" officeooo:paragraph-rsid="2a6ac573"/>
    </style:style>
    <style:style style:name="P350" style:family="paragraph" style:parent-style-name="Standard" style:list-style-name="L1">
      <style:text-properties fo:color="#333333" officeooo:rsid="2a53a4be" officeooo:paragraph-rsid="2a53a4be"/>
    </style:style>
    <style:style style:name="P351" style:family="paragraph" style:parent-style-name="Standard" style:list-style-name="L1">
      <style:text-properties fo:color="#333333" officeooo:rsid="2a53a4be" officeooo:paragraph-rsid="2a54eb5a"/>
    </style:style>
    <style:style style:name="P352" style:family="paragraph" style:parent-style-name="Standard" style:list-style-name="L1">
      <style:text-properties fo:color="#333333" officeooo:rsid="2a53a4be" officeooo:paragraph-rsid="2d4148c7"/>
    </style:style>
    <style:style style:name="P353" style:family="paragraph" style:parent-style-name="Standard" style:list-style-name="L1">
      <style:text-properties fo:color="#333333" officeooo:rsid="2a53a4be" officeooo:paragraph-rsid="2b2de56e"/>
    </style:style>
    <style:style style:name="P354" style:family="paragraph" style:parent-style-name="Standard" style:list-style-name="L1">
      <style:text-properties fo:color="#333333" officeooo:rsid="2a53a4be" officeooo:paragraph-rsid="2ad4b50b"/>
    </style:style>
    <style:style style:name="P355" style:family="paragraph" style:parent-style-name="Standard" style:list-style-name="L1">
      <style:text-properties fo:color="#333333" officeooo:rsid="2a53a4be" officeooo:paragraph-rsid="2aad5a0a"/>
    </style:style>
    <style:style style:name="P356" style:family="paragraph" style:parent-style-name="Standard" style:list-style-name="L1">
      <style:text-properties fo:color="#333333" officeooo:rsid="2a53a4be" officeooo:paragraph-rsid="2ab51888"/>
    </style:style>
    <style:style style:name="P357" style:family="paragraph" style:parent-style-name="Standard" style:list-style-name="L1">
      <style:text-properties fo:color="#333333" officeooo:rsid="2a53a4be" officeooo:paragraph-rsid="2a634411"/>
    </style:style>
    <style:style style:name="P358" style:family="paragraph" style:parent-style-name="Standard" style:list-style-name="L1">
      <style:text-properties fo:color="#333333" officeooo:rsid="2a53a4be" officeooo:paragraph-rsid="2aff9de6"/>
    </style:style>
    <style:style style:name="P359" style:family="paragraph" style:parent-style-name="Standard" style:list-style-name="L1">
      <style:text-properties fo:color="#333333" officeooo:rsid="2a53a4be" officeooo:paragraph-rsid="2b035ede"/>
    </style:style>
    <style:style style:name="P360" style:family="paragraph" style:parent-style-name="Standard" style:list-style-name="L1">
      <style:text-properties fo:color="#333333" officeooo:rsid="2a53a4be" officeooo:paragraph-rsid="2b0108e2"/>
    </style:style>
    <style:style style:name="P361" style:family="paragraph" style:parent-style-name="Standard" style:list-style-name="L1">
      <style:text-properties fo:color="#333333" officeooo:rsid="2a53a4be" officeooo:paragraph-rsid="2b054ed4"/>
    </style:style>
    <style:style style:name="P362" style:family="paragraph" style:parent-style-name="Standard" style:list-style-name="L1">
      <style:text-properties fo:color="#333333" officeooo:rsid="2a53a4be" officeooo:paragraph-rsid="2b1ed891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officeooo:paragraph-rsid="318075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officeooo:paragraph-rsid="318539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2f6dd8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2f7d3b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2f938c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2f9530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2f96df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0a7edee9" officeooo:paragraph-rsid="2faeed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1" style:family="paragraph" style:parent-style-name="Standard" style:list-style-name="L1">
      <style:text-properties fo:color="#333333" style:font-name="標楷體" fo:font-size="17pt" style:text-underline-style="none" fo:font-weight="bold" officeooo:rsid="3024cad5" officeooo:paragraph-rsid="3024cad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2" style:family="paragraph" style:parent-style-name="Standard" style:list-style-name="L1">
      <style:text-properties fo:color="#333333" style:font-name="標楷體" fo:font-size="17pt" style:text-underline-style="none" fo:font-weight="bold" officeooo:rsid="3024cad5" officeooo:paragraph-rsid="3034030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3" style:family="paragraph" style:parent-style-name="Standard" style:list-style-name="L1">
      <style:text-properties fo:color="#333333" style:font-name="標楷體" fo:font-size="17pt" style:text-underline-style="none" fo:font-weight="bold" officeooo:rsid="3024cad5" officeooo:paragraph-rsid="3036562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4" style:family="paragraph" style:parent-style-name="Standard" style:list-style-name="L1">
      <style:text-properties fo:color="#333333" style:font-name="標楷體" fo:font-size="17pt" style:text-underline-style="none" fo:font-weight="bold" officeooo:rsid="3024cad5" officeooo:paragraph-rsid="304b117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5" style:family="paragraph" style:parent-style-name="Standard" style:list-style-name="L1">
      <style:text-properties fo:color="#333333" style:font-name="標楷體" fo:font-size="17pt" style:text-underline-style="none" fo:font-weight="bold" officeooo:rsid="3024cad5" officeooo:paragraph-rsid="304a095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6" style:family="paragraph" style:parent-style-name="Standard" style:list-style-name="L1">
      <style:text-properties fo:color="#333333" style:font-name="標楷體" fo:font-size="17pt" style:text-underline-style="none" fo:font-weight="bold" officeooo:rsid="3024cad5" officeooo:paragraph-rsid="317ee5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7" style:family="paragraph" style:parent-style-name="Standard" style:list-style-name="L1">
      <style:text-properties fo:color="#333333" style:font-name="標楷體" fo:font-size="17pt" style:text-underline-style="none" fo:font-weight="bold" officeooo:rsid="3024cad5" officeooo:paragraph-rsid="303d06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8" style:family="paragraph" style:parent-style-name="Standard" style:list-style-name="L1">
      <style:text-properties fo:color="#333333" style:font-name="標楷體" fo:font-size="17pt" style:text-underline-style="none" fo:font-weight="bold" officeooo:rsid="3024cad5" officeooo:paragraph-rsid="304cbe7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9" style:family="paragraph" style:parent-style-name="Standard" style:list-style-name="L1">
      <style:text-properties style:use-window-font-color="true" style:font-name="標楷體1" fo:font-size="17pt" style:text-underline-style="none" fo:font-weight="bold" officeooo:rsid="24214ae9" officeooo:paragraph-rsid="294e5e4c" style:font-name-asian="標楷體1" style:font-size-asian="17pt" style:language-asian="zh" style:country-asian="TW" style:font-weight-asian="bold" style:font-size-complex="17pt" style:font-weight-complex="bold"/>
    </style:style>
    <style:style style:name="P380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0a7edee9" officeooo:paragraph-rsid="294e5e4c" style:font-name-asian="標楷體1" style:font-size-asian="17pt" style:language-asian="zh" style:country-asian="TW" style:font-weight-asian="bold" style:font-size-complex="17pt" style:font-weight-complex="bold"/>
    </style:style>
    <style:style style:name="P381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0a7edee9" officeooo:paragraph-rsid="294e5e4c" style:font-name-asian="Liberation Serif" style:font-size-asian="17pt" style:language-asian="zh" style:country-asian="TW" style:font-weight-asian="bold" style:font-size-complex="17pt" style:font-weight-complex="bold"/>
    </style:style>
    <style:style style:name="P382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557b419" officeooo:paragraph-rsid="294e5e4c" style:font-name-asian="Liberation Serif" style:font-size-asian="17pt" style:language-asian="zh" style:country-asian="TW" style:font-weight-asian="bold" style:font-size-complex="17pt" style:font-weight-complex="bold"/>
    </style:style>
    <style:style style:name="P383" style:family="paragraph" style:parent-style-name="Standard" style:list-style-name="L1">
      <style:text-properties fo:color="#1c1c1c" officeooo:paragraph-rsid="294e5e4c"/>
    </style:style>
    <style:style style:name="P384" style:family="paragraph" style:parent-style-name="Standard" style:list-style-name="L1">
      <style:text-properties fo:color="#1c1c1c" style:font-name="標楷體1" fo:font-size="17pt" style:text-underline-style="none" fo:font-weight="bold" officeooo:rsid="2abf5e77" officeooo:paragraph-rsid="2b9ed8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5" style:family="paragraph" style:parent-style-name="Standard" style:list-style-name="L1">
      <style:text-properties fo:color="#1c1c1c" style:font-name="標楷體1" fo:font-size="17pt" style:text-underline-style="none" fo:font-weight="bold" officeooo:rsid="2af8317e" officeooo:paragraph-rsid="2d6aa0d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6" style:family="paragraph" style:parent-style-name="Standard" style:list-style-name="L1">
      <style:text-properties fo:color="#1c1c1c" style:font-name="Liberation Serif" fo:font-size="17pt" style:text-underline-style="none" fo:font-weight="bold" officeooo:rsid="2af8317e" officeooo:paragraph-rsid="310ae33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7" style:family="paragraph" style:parent-style-name="Standard" style:list-style-name="L1">
      <style:text-properties fo:color="#1c1c1c" style:font-name="Liberation Serif" fo:font-size="17pt" style:text-underline-style="none" fo:font-weight="bold" officeooo:rsid="2af8317e" officeooo:paragraph-rsid="30b9e3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8" style:family="paragraph" style:parent-style-name="Standard" style:list-style-name="L1">
      <style:text-properties fo:color="#1c1c1c" style:font-name="Liberation Serif" fo:font-size="17pt" style:text-underline-style="none" fo:font-weight="bold" officeooo:rsid="2af8317e" officeooo:paragraph-rsid="30868a8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9" style:family="paragraph" style:parent-style-name="Standard" style:list-style-name="L1">
      <style:text-properties fo:color="#1c1c1c" style:font-name="Liberation Serif" fo:font-size="17pt" style:text-underline-style="none" fo:font-weight="bold" officeooo:rsid="2af8317e" officeooo:paragraph-rsid="30a6481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0" style:family="paragraph" style:parent-style-name="Standard" style:list-style-name="L1">
      <style:text-properties fo:color="#1c1c1c" style:font-name="Liberation Serif" fo:font-size="17pt" style:text-underline-style="none" fo:font-weight="bold" officeooo:rsid="2af8317e" officeooo:paragraph-rsid="319523f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fo:color="#050505"/>
    </style:style>
    <style:style style:name="T2" style:family="text">
      <style:text-properties fo:color="#050505" style:font-name="標楷體1"/>
    </style:style>
    <style:style style:name="T3" style:family="text">
      <style:text-properties fo:color="#050505" style:font-name="標楷體1" style:font-name-asian="標楷體1"/>
    </style:style>
    <style:style style:name="T4" style:family="text">
      <style:text-properties fo:color="#050505" style:font-name="標楷體1" officeooo:rsid="1c9fb9ca" style:font-name-asian="標楷體1"/>
    </style:style>
    <style:style style:name="T5" style:family="text">
      <style:text-properties fo:color="#050505" style:font-name="標楷體1" fo:font-size="17pt" style:text-underline-style="none" fo:font-weight="bold" officeooo:rsid="2369b325" style:font-name-asian="標楷體1" style:font-size-asian="17pt" style:language-asian="zh" style:country-asian="TW" style:font-weight-asian="bold" style:font-size-complex="17pt" style:font-weight-complex="bold"/>
    </style:style>
    <style:style style:name="T6" style:family="text">
      <style:text-properties fo:color="#050505" style:font-name="標楷體1" fo:font-size="17pt" style:text-underline-style="none" fo:font-weight="bold" officeooo:rsid="1faef6a8" style:font-name-asian="標楷體1" style:font-size-asian="17pt" style:language-asian="zh" style:country-asian="TW" style:font-weight-asian="bold" style:font-size-complex="17pt" style:font-weight-complex="bold"/>
    </style:style>
    <style:style style:name="T7" style:family="text">
      <style:text-properties fo:color="#050505" style:font-name="標楷體1" fo:font-size="17pt" style:text-underline-style="none" fo:font-weight="bold" officeooo:rsid="2403c6d6" style:font-name-asian="標楷體1" style:font-size-asian="17pt" style:language-asian="zh" style:country-asian="TW" style:font-weight-asian="bold" style:font-size-complex="17pt" style:font-weight-complex="bold"/>
    </style:style>
    <style:style style:name="T8" style:family="text">
      <style:text-properties fo:color="#050505" style:font-name="標楷體1" fo:font-size="17pt" style:text-underline-style="none" fo:font-weight="bold" officeooo:rsid="2410308e" style:font-name-asian="標楷體1" style:font-size-asian="17pt" style:language-asian="zh" style:country-asian="TW" style:font-weight-asian="bold" style:font-size-complex="17pt" style:font-weight-complex="bold"/>
    </style:style>
    <style:style style:name="T9" style:family="text">
      <style:text-properties fo:color="#050505" style:font-name="標楷體1" fo:font-size="17pt" style:text-underline-style="none" fo:font-weight="bold" officeooo:rsid="2405e0e4" style:font-name-asian="標楷體1" style:font-size-asian="17pt" style:language-asian="zh" style:country-asian="TW" style:font-weight-asian="bold" style:font-size-complex="17pt" style:font-weight-complex="bold"/>
    </style:style>
    <style:style style:name="T10" style:family="text">
      <style:text-properties fo:color="#050505" style:font-name="標楷體1" fo:font-size="17pt" style:text-underline-style="none" fo:font-weight="bold" officeooo:rsid="2abf5e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1" style:family="text">
      <style:text-properties fo:color="#050505" style:font-name-complex="標楷體"/>
    </style:style>
    <style:style style:name="T12" style:family="text">
      <style:text-properties fo:color="#050505" style:font-name="Liberation Serif" fo:font-size="17pt" style:text-underline-style="none" fo:font-weight="bold" officeooo:rsid="1faef6a8" style:font-name-asian="標楷體1" style:font-size-asian="17pt" style:language-asian="zh" style:country-asian="TW" style:font-weight-asian="bold" style:font-size-complex="17pt" style:font-weight-complex="bold"/>
    </style:style>
    <style:style style:name="T13" style:family="text">
      <style:text-properties fo:color="#050505" officeooo:rsid="2251e92d"/>
    </style:style>
    <style:style style:name="T14" style:family="text">
      <style:text-properties fo:color="#050505" fo:font-size="10pt" style:font-size-asian="10pt" style:font-size-complex="10pt"/>
    </style:style>
    <style:style style:name="T15" style:family="text">
      <style:text-properties style:font-name="標楷體1"/>
    </style:style>
    <style:style style:name="T16" style:family="text">
      <style:text-properties style:font-name="標楷體1" fo:font-size="17pt" style:text-underline-style="none" fo:font-weight="bold" officeooo:rsid="24a3830c" style:font-name-asian="標楷體1" style:font-size-asian="17pt" style:language-asian="zh" style:country-asian="TW" style:font-weight-asian="bold" style:font-size-complex="17pt" style:font-weight-complex="bold"/>
    </style:style>
    <style:style style:name="T17" style:family="text">
      <style:text-properties style:font-name="標楷體1" fo:font-size="17pt" style:text-underline-style="none" fo:font-weight="bold" officeooo:rsid="2369b325" style:font-name-asian="標楷體1" style:font-size-asian="17pt" style:language-asian="zh" style:country-asian="TW" style:font-weight-asian="bold" style:font-size-complex="17pt" style:font-weight-complex="bold"/>
    </style:style>
    <style:style style:name="T18" style:family="text">
      <style:text-properties style:font-name="標楷體1" fo:font-size="17pt" style:text-underline-style="none" fo:font-weight="bold" officeooo:rsid="1faef6a8" style:font-name-asian="標楷體1" style:font-size-asian="17pt" style:language-asian="zh" style:country-asian="TW" style:font-weight-asian="bold" style:font-size-complex="17pt" style:font-weight-complex="bold"/>
    </style:style>
    <style:style style:name="T19" style:family="text">
      <style:text-properties style:font-name="標楷體1" fo:font-size="17pt" style:text-underline-style="none" fo:font-weight="bold" officeooo:rsid="2390f46e" style:font-name-asian="標楷體1" style:font-size-asian="17pt" style:language-asian="zh" style:country-asian="TW" style:font-weight-asian="bold" style:font-size-complex="17pt" style:font-weight-complex="bold"/>
    </style:style>
    <style:style style:name="T20" style:family="text">
      <style:text-properties style:font-name="標楷體1" fo:font-size="17pt" style:text-underline-style="none" fo:font-weight="bold" officeooo:rsid="23ae42fd" style:font-name-asian="標楷體1" style:font-size-asian="17pt" style:language-asian="zh" style:country-asian="TW" style:font-weight-asian="bold" style:font-size-complex="17pt" style:font-weight-complex="bold"/>
    </style:style>
    <style:style style:name="T21" style:family="text">
      <style:text-properties style:font-name="標楷體1" fo:font-size="17pt" style:text-underline-style="none" fo:font-weight="bold" officeooo:rsid="23aeb64d" style:font-name-asian="標楷體1" style:font-size-asian="17pt" style:language-asian="zh" style:country-asian="TW" style:font-weight-asian="bold" style:font-size-complex="17pt" style:font-weight-complex="bold"/>
    </style:style>
    <style:style style:name="T22" style:family="text">
      <style:text-properties style:font-name="標楷體1" fo:font-size="17pt" style:text-underline-style="none" fo:font-weight="bold" officeooo:rsid="24097a0b" style:font-name-asian="標楷體1" style:font-size-asian="17pt" style:language-asian="zh" style:country-asian="TW" style:font-weight-asian="bold" style:font-size-complex="17pt" style:font-weight-complex="bold"/>
    </style:style>
    <style:style style:name="T23" style:family="text">
      <style:text-properties style:font-name="標楷體1" fo:font-size="17pt" style:text-underline-style="none" fo:font-weight="bold" officeooo:rsid="23c229ac" style:font-name-asian="標楷體1" style:font-size-asian="17pt" style:language-asian="zh" style:country-asian="TW" style:font-weight-asian="bold" style:font-size-complex="17pt" style:font-weight-complex="bold"/>
    </style:style>
    <style:style style:name="T24" style:family="text">
      <style:text-properties style:font-name="標楷體1" fo:font-size="17pt" style:text-underline-style="none" fo:font-weight="bold" officeooo:rsid="23c899e5" style:font-name-asian="標楷體1" style:font-size-asian="17pt" style:language-asian="zh" style:country-asian="TW" style:font-weight-asian="bold" style:font-size-complex="17pt" style:font-weight-complex="bold"/>
    </style:style>
    <style:style style:name="T25" style:family="text">
      <style:text-properties style:font-name="標楷體1" fo:font-size="17pt" style:text-underline-style="none" fo:font-weight="bold" officeooo:rsid="23d799b4" style:font-name-asian="標楷體1" style:font-size-asian="17pt" style:language-asian="zh" style:country-asian="TW" style:font-weight-asian="bold" style:font-size-complex="17pt" style:font-weight-complex="bold"/>
    </style:style>
    <style:style style:name="T26" style:family="text">
      <style:text-properties style:font-name="標楷體1" fo:font-size="17pt" style:text-underline-style="none" fo:font-weight="bold" officeooo:rsid="2403c6d6" style:font-name-asian="標楷體1" style:font-size-asian="17pt" style:language-asian="zh" style:country-asian="TW" style:font-weight-asian="bold" style:font-size-complex="17pt" style:font-weight-complex="bold"/>
    </style:style>
    <style:style style:name="T27" style:family="text">
      <style:text-properties style:font-name="標楷體1" fo:font-size="17pt" style:text-underline-style="none" fo:font-weight="bold" officeooo:rsid="23c45cf6" style:font-name-asian="標楷體1" style:font-size-asian="17pt" style:language-asian="zh" style:country-asian="TW" style:font-weight-asian="bold" style:font-size-complex="17pt" style:font-weight-complex="bold"/>
    </style:style>
    <style:style style:name="T28" style:family="text">
      <style:text-properties style:font-name="標楷體1" fo:font-size="17pt" style:text-underline-style="none" fo:font-weight="bold" officeooo:rsid="24a091bd" style:font-name-asian="標楷體1" style:font-size-asian="17pt" style:language-asian="zh" style:country-asian="TW" style:font-weight-asian="bold" style:font-size-complex="17pt" style:font-weight-complex="bold"/>
    </style:style>
    <style:style style:name="T29" style:family="text">
      <style:text-properties style:font-name="標楷體1" fo:font-size="17pt" style:text-underline-style="none" fo:font-weight="bold" officeooo:rsid="24a1eb1b" style:font-name-asian="標楷體1" style:font-size-asian="17pt" style:language-asian="zh" style:country-asian="TW" style:font-weight-asian="bold" style:font-size-complex="17pt" style:font-weight-complex="bold"/>
    </style:style>
    <style:style style:name="T30" style:family="text">
      <style:text-properties style:font-name="標楷體1" fo:font-size="17pt" style:text-underline-style="none" fo:font-weight="bold" officeooo:rsid="24ab5368" style:font-name-asian="標楷體1" style:font-size-asian="17pt" style:language-asian="zh" style:country-asian="TW" style:font-weight-asian="bold" style:font-size-complex="17pt" style:font-weight-complex="bold"/>
    </style:style>
    <style:style style:name="T31" style:family="text">
      <style:text-properties style:font-name="標楷體1" fo:font-size="17pt" style:text-underline-style="none" fo:font-weight="bold" officeooo:rsid="27d8f485" style:font-name-asian="標楷體1" style:font-size-asian="17pt" style:language-asian="zh" style:country-asian="TW" style:font-weight-asian="bold" style:font-size-complex="17pt" style:font-weight-complex="bold"/>
    </style:style>
    <style:style style:name="T32" style:family="text">
      <style:text-properties style:font-name="標楷體1" fo:font-size="17pt" style:text-underline-style="none" fo:font-weight="bold" officeooo:rsid="24bcaf4b" style:font-name-asian="標楷體1" style:font-size-asian="17pt" style:language-asian="zh" style:country-asian="TW" style:font-weight-asian="bold" style:font-size-complex="17pt" style:font-weight-complex="bold"/>
    </style:style>
    <style:style style:name="T33" style:family="text">
      <style:text-properties style:font-name="標楷體1" fo:font-size="17pt" style:text-underline-style="none" fo:font-weight="bold" officeooo:rsid="24c70743" style:font-name-asian="標楷體1" style:font-size-asian="17pt" style:language-asian="zh" style:country-asian="TW" style:font-weight-asian="bold" style:font-size-complex="17pt" style:font-weight-complex="bold"/>
    </style:style>
    <style:style style:name="T34" style:family="text">
      <style:text-properties style:font-name="標楷體1" fo:font-size="17pt" style:text-underline-style="none" fo:font-weight="bold" officeooo:rsid="24c8ebf4" style:font-name-asian="標楷體1" style:font-size-asian="17pt" style:language-asian="zh" style:country-asian="TW" style:font-weight-asian="bold" style:font-size-complex="17pt" style:font-weight-complex="bold"/>
    </style:style>
    <style:style style:name="T35" style:family="text">
      <style:text-properties style:font-name="標楷體1" fo:font-size="17pt" style:text-underline-style="none" fo:font-weight="bold" officeooo:rsid="24caeca4" style:font-name-asian="標楷體1" style:font-size-asian="17pt" style:language-asian="zh" style:country-asian="TW" style:font-weight-asian="bold" style:font-size-complex="17pt" style:font-weight-complex="bold"/>
    </style:style>
    <style:style style:name="T36" style:family="text">
      <style:text-properties style:font-name="標楷體1" fo:font-size="17pt" style:text-underline-style="none" fo:font-weight="bold" officeooo:rsid="24e6e93f" style:font-name-asian="標楷體1" style:font-size-asian="17pt" style:language-asian="zh" style:country-asian="TW" style:font-weight-asian="bold" style:font-size-complex="17pt" style:font-weight-complex="bold"/>
    </style:style>
    <style:style style:name="T37" style:family="text">
      <style:text-properties style:font-name="標楷體1" fo:font-size="17pt" style:text-underline-style="none" fo:font-weight="bold" officeooo:rsid="225cb814" style:font-name-asian="標楷體1" style:font-size-asian="17pt" style:language-asian="zh" style:country-asian="TW" style:font-weight-asian="bold" style:font-size-complex="17pt" style:font-weight-complex="bold"/>
    </style:style>
    <style:style style:name="T38" style:family="text">
      <style:text-properties style:font-name="標楷體1" fo:font-size="17pt" style:text-underline-style="none" fo:font-weight="bold" officeooo:rsid="2275c67f" style:font-name-asian="標楷體1" style:font-size-asian="17pt" style:language-asian="zh" style:country-asian="TW" style:font-weight-asian="bold" style:font-size-complex="17pt" style:font-weight-complex="bold"/>
    </style:style>
    <style:style style:name="T39" style:family="text">
      <style:text-properties style:font-name="標楷體1" fo:font-size="17pt" style:text-underline-style="none" fo:font-weight="bold" officeooo:rsid="2286c91f" style:font-name-asian="標楷體1" style:font-size-asian="17pt" style:language-asian="zh" style:country-asian="TW" style:font-weight-asian="bold" style:font-size-complex="17pt" style:font-weight-complex="bold"/>
    </style:style>
    <style:style style:name="T40" style:family="text">
      <style:text-properties style:font-name="標楷體1" fo:font-size="17pt" style:text-underline-style="none" fo:font-weight="bold" officeooo:rsid="22864376" style:font-name-asian="標楷體1" style:font-size-asian="17pt" style:language-asian="zh" style:country-asian="TW" style:font-weight-asian="bold" style:font-size-complex="17pt" style:font-weight-complex="bold"/>
    </style:style>
    <style:style style:name="T41" style:family="text">
      <style:text-properties style:font-name="標楷體1" fo:font-size="17pt" style:text-underline-style="none" fo:font-weight="bold" officeooo:rsid="22875dca" style:font-name-asian="標楷體1" style:font-size-asian="17pt" style:language-asian="zh" style:country-asian="TW" style:font-weight-asian="bold" style:font-size-complex="17pt" style:font-weight-complex="bold"/>
    </style:style>
    <style:style style:name="T42" style:family="text">
      <style:text-properties style:font-name="標楷體1" fo:font-size="17pt" style:text-underline-style="none" fo:font-weight="bold" officeooo:rsid="08476271" style:font-name-asian="標楷體1" style:font-size-asian="17pt" style:language-asian="zh" style:country-asian="TW" style:font-weight-asian="bold" style:font-size-complex="17pt" style:font-weight-complex="bold"/>
    </style:style>
    <style:style style:name="T43" style:family="text">
      <style:text-properties style:font-name="標楷體1" fo:font-size="17pt" style:text-underline-style="none" fo:font-weight="bold" officeooo:rsid="22a72897" style:font-name-asian="標楷體1" style:font-size-asian="17pt" style:language-asian="zh" style:country-asian="TW" style:font-weight-asian="bold" style:font-size-complex="17pt" style:font-weight-complex="bold"/>
    </style:style>
    <style:style style:name="T44" style:family="text">
      <style:text-properties style:font-name="標楷體1" fo:font-size="17pt" style:text-underline-style="none" fo:font-weight="bold" officeooo:rsid="22ae86df" style:font-name-asian="標楷體1" style:font-size-asian="17pt" style:language-asian="zh" style:country-asian="TW" style:font-weight-asian="bold" style:font-size-complex="17pt" style:font-weight-complex="bold"/>
    </style:style>
    <style:style style:name="T45" style:family="text">
      <style:text-properties style:font-name="標楷體1" fo:font-size="17pt" style:text-underline-style="none" fo:font-weight="bold" officeooo:rsid="22a78f0e" style:font-name-asian="標楷體1" style:font-size-asian="17pt" style:language-asian="zh" style:country-asian="TW" style:font-weight-asian="bold" style:font-size-complex="17pt" style:font-weight-complex="bold"/>
    </style:style>
    <style:style style:name="T46" style:family="text">
      <style:text-properties style:font-name="標楷體1" fo:font-size="17pt" style:text-underline-style="none" fo:font-weight="bold" officeooo:rsid="0a1d5fe7" style:font-name-asian="標楷體1" style:font-size-asian="17pt" style:language-asian="zh" style:country-asian="TW" style:font-weight-asian="bold" style:font-size-complex="17pt" style:font-weight-complex="bold"/>
    </style:style>
    <style:style style:name="T47" style:family="text">
      <style:text-properties style:font-name="標楷體1" fo:font-size="17pt" style:text-underline-style="none" fo:font-weight="bol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8" style:family="text">
      <style:text-properties style:font-name="標楷體1" fo:font-size="17pt" style:text-underline-style="none" fo:font-weight="bold" officeooo:rsid="2561985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9" style:family="text">
      <style:text-properties style:font-name="標楷體1" fo:font-size="17pt" style:text-underline-style="none" fo:font-weight="bold" officeooo:rsid="256133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50" style:family="text">
      <style:text-properties style:font-name="標楷體1" fo:font-size="17pt" style:text-underline-style="none" fo:font-weight="bold" officeooo:rsid="2514506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51" style:family="text">
      <style:text-properties style:font-name="標楷體1" fo:font-size="17pt" style:text-underline-style="none" fo:font-weight="bold" officeooo:rsid="25705c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52" style:family="text">
      <style:text-properties style:font-name="標楷體1" fo:font-size="17pt" style:text-underline-style="none" fo:font-weight="bold" officeooo:rsid="254aceb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53" style:family="text">
      <style:text-properties style:font-name="標楷體1" fo:font-size="17pt" style:text-underline-style="none" fo:font-weight="bold" officeooo:rsid="2a42e7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54" style:family="text">
      <style:text-properties style:font-name="標楷體1" fo:font-size="17pt" style:text-underline-style="none" fo:font-weight="bold" officeooo:rsid="2a3fa87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55" style:family="text">
      <style:text-properties style:font-name="標楷體1" fo:font-size="17pt" style:text-underline-style="none" fo:font-weight="bold" officeooo:rsid="2a418ed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56" style:family="text">
      <style:text-properties style:font-name="標楷體1" fo:font-size="17pt" style:text-underline-style="none" fo:font-weight="bold" officeooo:rsid="2a44844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57" style:family="text">
      <style:text-properties style:font-name="標楷體1" fo:font-size="17pt" style:text-underline-style="none" fo:font-weight="bold" officeooo:rsid="2a4eb22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58" style:family="text">
      <style:text-properties style:font-name="標楷體1" fo:font-size="17pt" style:text-underline-style="none" fo:font-weight="bold" officeooo:rsid="2a51ae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59" style:family="text">
      <style:text-properties style:font-name="標楷體1" fo:font-size="17pt" style:text-underline-style="none" fo:font-weight="bold" officeooo:rsid="2a524c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60" style:family="text">
      <style:text-properties style:font-name="標楷體1" fo:font-size="17pt" style:text-underline-style="none" fo:font-weight="bold" officeooo:rsid="2a54eb5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61" style:family="text">
      <style:text-properties style:font-name="標楷體1" fo:font-size="17pt" style:text-underline-style="none" fo:font-weight="bold" officeooo:rsid="2a5c8b7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62" style:family="text">
      <style:text-properties style:font-name="標楷體1" fo:font-size="17pt" style:text-underline-style="none" fo:font-weight="bold" officeooo:rsid="2a5eaed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63" style:family="text">
      <style:text-properties style:font-name="標楷體1" fo:font-size="17pt" style:text-underline-style="none" fo:font-weight="bold" officeooo:rsid="2a7225f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64" style:family="text">
      <style:text-properties style:font-name="標楷體1" fo:font-size="17pt" style:text-underline-style="none" fo:font-weight="bold" officeooo:rsid="2aac126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65" style:family="text">
      <style:text-properties style:font-name="標楷體1" fo:font-size="17pt" style:text-underline-style="none" fo:font-weight="bold" officeooo:rsid="2ab957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66" style:family="text">
      <style:text-properties style:font-name="標楷體1" fo:font-size="17pt" style:text-underline-style="none" fo:font-weight="bold" officeooo:rsid="2abf5e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67" style:family="text">
      <style:text-properties style:font-name="標楷體1" fo:font-size="17pt" style:text-underline-style="none" fo:font-weight="bold" officeooo:rsid="2ac781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68" style:family="text">
      <style:text-properties style:font-name="標楷體1" fo:font-size="17pt" style:text-underline-style="none" fo:font-weight="bold" officeooo:rsid="2af8317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69" style:family="text">
      <style:text-properties style:font-name="標楷體1" fo:font-size="17pt" style:text-underline-style="none" fo:font-weight="bold" officeooo:rsid="2afa1c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70" style:family="text">
      <style:text-properties style:font-name="標楷體1" fo:font-size="17pt" style:text-underline-style="none" fo:font-weight="bold" officeooo:rsid="2b054ed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71" style:family="text">
      <style:text-properties style:font-name="標楷體1" fo:font-size="17pt" style:text-underline-style="none" fo:font-weight="bold" officeooo:rsid="2b1e9e7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72" style:family="text">
      <style:text-properties style:font-name="標楷體1" fo:font-size="17pt" style:text-underline-style="none" officeooo:rsid="08476271" style:font-name-asian="標楷體1" style:font-size-asian="17pt" style:language-asian="zh" style:country-asian="TW" style:font-size-complex="17pt"/>
    </style:style>
    <style:style style:name="T73" style:family="text">
      <style:text-properties style:font-name="標楷體1" fo:font-size="17pt" style:text-underline-style="none" officeooo:rsid="0a1d5fe7" style:font-name-asian="標楷體1" style:font-size-asian="17pt" style:language-asian="zh" style:country-asian="TW" style:font-size-complex="17pt"/>
    </style:style>
    <style:style style:name="T74" style:family="text">
      <style:text-properties style:font-name="標楷體1" fo:font-size="17pt" style:text-underline-style="none" officeooo:rsid="0a1d5fe7" style:font-name-asian="標楷體1" style:font-size-asian="17pt" style:font-size-complex="17pt"/>
    </style:style>
    <style:style style:name="T75" style:family="text">
      <style:text-properties style:font-name="標楷體1" fo:font-size="17pt" style:text-underline-style="none" officeooo:rsid="22a78f0e" style:font-name-asian="標楷體1" style:font-size-asian="17pt" style:font-size-complex="17pt"/>
    </style:style>
    <style:style style:name="T76" style:family="text">
      <style:text-properties style:font-name="標楷體1" fo:font-size="17pt" style:text-underline-style="none" officeooo:rsid="08476271" style:font-name-asian="標楷體1" style:font-size-asian="17pt" style:font-size-complex="17pt"/>
    </style:style>
    <style:style style:name="T77" style:family="text">
      <style:text-properties style:font-name="標楷體1" fo:font-size="17pt" style:text-underline-style="none" officeooo:rsid="22bd3254" style:font-name-asian="標楷體1" style:font-size-asian="17pt" style:font-size-complex="17pt"/>
    </style:style>
    <style:style style:name="T78" style:family="text">
      <style:text-properties style:font-name="標楷體1" fo:font-size="17pt" style:text-underline-style="none" officeooo:rsid="22a72897" style:font-name-asian="標楷體1" style:font-size-asian="17pt" style:font-size-complex="17pt"/>
    </style:style>
    <style:style style:name="T79" style:family="text">
      <style:text-properties style:font-name="標楷體1" fo:font-size="17pt" style:text-underline-style="none" officeooo:rsid="22ae86df" style:font-name-asian="標楷體1" style:font-size-asian="17pt" style:font-size-complex="17pt"/>
    </style:style>
    <style:style style:name="T80" style:family="text">
      <style:text-properties style:font-name="標楷體1" fo:font-size="17pt" style:text-underline-style="none" officeooo:rsid="22ceea5c" style:font-name-asian="標楷體1" style:font-size-asian="17pt" style:font-size-complex="17pt"/>
    </style:style>
    <style:style style:name="T81" style:family="text">
      <style:text-properties style:font-name="標楷體1" fo:font-size="17pt" style:text-underline-style="none" officeooo:rsid="22d5d90f" style:font-name-asian="標楷體1" style:font-size-asian="17pt" style:font-size-complex="17pt"/>
    </style:style>
    <style:style style:name="T82" style:family="text">
      <style:text-properties style:font-name="標楷體1" fo:font-size="17pt" style:text-underline-style="none" officeooo:rsid="23123cdb" style:font-name-asian="標楷體1" style:font-size-asian="17pt" style:font-size-complex="17pt"/>
    </style:style>
    <style:style style:name="T83" style:family="text">
      <style:text-properties style:font-name="標楷體1" fo:font-size="17pt" style:text-underline-style="none" officeooo:rsid="22f8f5c9" style:font-name-asian="標楷體1" style:font-size-asian="17pt" style:font-size-complex="17pt"/>
    </style:style>
    <style:style style:name="T84" style:family="text">
      <style:text-properties style:font-name="標楷體1" fo:font-size="17pt" style:text-underline-style="none" officeooo:rsid="22e53460" style:font-name-asian="標楷體1" style:font-size-asian="17pt" style:font-size-complex="17pt"/>
    </style:style>
    <style:style style:name="T85" style:family="text">
      <style:text-properties style:font-name="標楷體1" fo:font-size="17pt" style:text-underline-style="none" officeooo:rsid="22db96dc" style:font-name-asian="標楷體1" style:font-size-asian="17pt" style:font-size-complex="17pt"/>
    </style:style>
    <style:style style:name="T86" style:family="text">
      <style:text-properties style:font-name="標楷體1" fo:font-size="17pt" style:text-underline-style="none" officeooo:rsid="23080945" style:font-name-asian="標楷體1" style:font-size-asian="17pt" style:font-size-complex="17pt"/>
    </style:style>
    <style:style style:name="T87" style:family="text">
      <style:text-properties style:font-name="標楷體1" fo:font-size="17pt" style:text-underline-style="none" officeooo:rsid="232a8221" style:font-name-asian="標楷體1" style:font-size-asian="17pt" style:font-size-complex="17pt"/>
    </style:style>
    <style:style style:name="T88" style:family="text">
      <style:text-properties style:font-name="標楷體1" fo:font-size="17pt" style:text-underline-style="solid" style:text-underline-width="auto" style:text-underline-color="font-color" fo:font-weight="bold" officeooo:rsid="24a3830c" style:font-name-asian="標楷體1" style:font-size-asian="17pt" style:language-asian="zh" style:country-asian="TW" style:font-weight-asian="bold" style:font-size-complex="17pt" style:font-weight-complex="bold"/>
    </style:style>
    <style:style style:name="T89" style:family="text">
      <style:text-properties style:font-name="標楷體1" style:font-name-asian="標楷體1"/>
    </style:style>
    <style:style style:name="T90" style:family="text">
      <style:text-properties style:font-name="標楷體1" officeooo:rsid="2369b325" style:font-name-asian="標楷體1"/>
    </style:style>
    <style:style style:name="T91" style:family="text">
      <style:text-properties style:font-name="標楷體1" officeooo:rsid="2375218a" style:font-name-asian="標楷體1"/>
    </style:style>
    <style:style style:name="T92" style:family="text">
      <style:text-properties style:font-name="標楷體1" officeooo:rsid="250d9615" style:font-name-asian="標楷體1"/>
    </style:style>
    <style:style style:name="T93" style:family="text">
      <style:text-properties style:font-name="標楷體1" officeooo:rsid="09ab3c06" style:font-name-asian="標楷體1"/>
    </style:style>
    <style:style style:name="T94" style:family="text">
      <style:text-properties style:font-name="標楷體1" style:font-name-asian="標楷體1" style:font-name-complex="標楷體"/>
    </style:style>
    <style:style style:name="T95" style:family="text">
      <style:text-properties style:font-name="標楷體1" officeooo:rsid="251268ff" style:font-name-asian="標楷體1" style:font-name-complex="標楷體"/>
    </style:style>
    <style:style style:name="T96" style:family="text">
      <style:text-properties style:font-name="標楷體1" officeooo:rsid="251974ad" style:font-name-asian="標楷體1" style:font-name-complex="標楷體"/>
    </style:style>
    <style:style style:name="T97" style:family="text">
      <style:text-properties style:font-name="標楷體1" officeooo:rsid="25145066" style:font-name-asian="標楷體1" style:font-name-complex="標楷體"/>
    </style:style>
    <style:style style:name="T98" style:family="text">
      <style:text-properties style:font-name="標楷體1" officeooo:rsid="25705ca4" style:font-name-asian="標楷體1" style:font-name-complex="標楷體"/>
    </style:style>
    <style:style style:name="T99" style:family="text">
      <style:text-properties style:font-name="標楷體1" officeooo:rsid="257eb5c9" style:font-name-asian="標楷體1" style:font-name-complex="標楷體"/>
    </style:style>
    <style:style style:name="T100" style:family="text">
      <style:text-properties style:font-name="標楷體1" officeooo:rsid="250e878e" style:font-name-asian="標楷體1" style:font-name-complex="標楷體"/>
    </style:style>
    <style:style style:name="T101" style:family="text">
      <style:text-properties style:font-name="標楷體1" officeooo:rsid="2521f61b" style:font-name-asian="標楷體1" style:font-name-complex="標楷體"/>
    </style:style>
    <style:style style:name="T102" style:family="text">
      <style:text-properties style:font-name="標楷體1" officeooo:rsid="25239c00" style:font-name-asian="標楷體1" style:font-name-complex="標楷體"/>
    </style:style>
    <style:style style:name="T103" style:family="text">
      <style:text-properties style:font-name="標楷體1" officeooo:rsid="252a10e0" style:font-name-asian="標楷體1" style:font-name-complex="標楷體"/>
    </style:style>
    <style:style style:name="T104" style:family="text">
      <style:text-properties style:font-name="標楷體1" officeooo:rsid="250d9615" style:font-name-asian="標楷體1" style:font-name-complex="標楷體"/>
    </style:style>
    <style:style style:name="T105" style:family="text">
      <style:text-properties style:font-name="標楷體1" officeooo:rsid="254acebd" style:font-name-asian="標楷體1" style:font-name-complex="標楷體"/>
    </style:style>
    <style:style style:name="T106" style:family="text">
      <style:text-properties style:font-name="標楷體1" officeooo:rsid="2557b419" style:font-name-asian="標楷體1" style:font-name-complex="標楷體"/>
    </style:style>
    <style:style style:name="T107" style:family="text">
      <style:text-properties style:font-name="標楷體1" officeooo:rsid="25613339" style:font-name-asian="標楷體1" style:font-name-complex="標楷體"/>
    </style:style>
    <style:style style:name="T108" style:family="text">
      <style:text-properties style:font-name="標楷體1" officeooo:rsid="254b39c8" style:font-name-asian="標楷體1" style:font-name-complex="標楷體"/>
    </style:style>
    <style:style style:name="T109" style:family="text">
      <style:text-properties style:font-name="標楷體1" officeooo:rsid="2903e36f" style:font-name-asian="標楷體1"/>
    </style:style>
    <style:style style:name="T110" style:family="text">
      <style:text-properties style:font-name="標楷體1" officeooo:rsid="29190e13" style:font-name-asian="標楷體1"/>
    </style:style>
    <style:style style:name="T111" style:family="text">
      <style:text-properties style:font-name="標楷體1" officeooo:rsid="254b39c8" style:font-name-asian="標楷體1"/>
    </style:style>
    <style:style style:name="T112" style:family="text">
      <style:text-properties style:font-name="標楷體1" officeooo:rsid="2a7436df" style:font-name-asian="標楷體1"/>
    </style:style>
    <style:style style:name="T113" style:family="text">
      <style:text-properties style:font-name="標楷體1" officeooo:rsid="2c765a80" style:font-name-asian="標楷體1"/>
    </style:style>
    <style:style style:name="T114" style:family="text">
      <style:text-properties style:font-name="標楷體1" officeooo:rsid="2c79b445" style:font-name-asian="標楷體1"/>
    </style:style>
    <style:style style:name="T115" style:family="text">
      <style:text-properties style:font-name="標楷體1" officeooo:rsid="2c874cbc" style:font-name-asian="標楷體1"/>
    </style:style>
    <style:style style:name="T116" style:family="text">
      <style:text-properties style:font-name="標楷體1" officeooo:rsid="2cbf0491" style:font-name-asian="標楷體1"/>
    </style:style>
    <style:style style:name="T117" style:family="text">
      <style:text-properties style:font-name="標楷體1" officeooo:rsid="2e763a97" style:font-name-asian="標楷體1"/>
    </style:style>
    <style:style style:name="T118" style:family="text">
      <style:text-properties style:font-name="標楷體1" officeooo:rsid="2e847d37" style:font-name-asian="標楷體1"/>
    </style:style>
    <style:style style:name="T119" style:family="text">
      <style:text-properties style:font-name="標楷體1" officeooo:rsid="2eb8d0de" style:font-name-asian="標楷體1"/>
    </style:style>
    <style:style style:name="T120" style:family="text">
      <style:text-properties style:font-name="標楷體1" officeooo:rsid="2eb9a7c5" style:font-name-asian="標楷體1"/>
    </style:style>
    <style:style style:name="T121" style:family="text">
      <style:text-properties style:font-name="標楷體1" officeooo:rsid="2ec1a468" style:font-name-asian="標楷體1"/>
    </style:style>
    <style:style style:name="T122" style:family="text">
      <style:text-properties style:font-name="標楷體1" officeooo:rsid="1c9fb9ca" style:font-name-asian="標楷體1"/>
    </style:style>
    <style:style style:name="T123" style:family="text">
      <style:text-properties style:font-name="標楷體1" officeooo:rsid="2f7aa166" style:font-name-asian="標楷體1"/>
    </style:style>
    <style:style style:name="T124" style:family="text">
      <style:text-properties style:font-name="標楷體1" officeooo:rsid="2fcd82c8" style:font-name-asian="標楷體1"/>
    </style:style>
    <style:style style:name="T125" style:family="text">
      <style:text-properties style:font-name="標楷體1" officeooo:rsid="306c5e17" style:font-name-asian="標楷體1"/>
    </style:style>
    <style:style style:name="T126" style:family="text">
      <style:text-properties style:font-name="標楷體1" officeooo:rsid="3071a1a8" style:font-name-asian="標楷體1"/>
    </style:style>
    <style:style style:name="T127" style:family="text">
      <style:text-properties style:font-name="標楷體1" officeooo:rsid="30e69b5b" style:font-name-asian="標楷體1"/>
    </style:style>
    <style:style style:name="T128" style:family="text">
      <style:text-properties style:font-name="標楷體1" officeooo:rsid="30f2ad94" style:font-name-asian="標楷體1"/>
    </style:style>
    <style:style style:name="T129" style:family="text">
      <style:text-properties style:font-name="標楷體1" officeooo:rsid="24a3830c"/>
    </style:style>
    <style:style style:name="T130" style:family="text">
      <style:text-properties style:font-name="標楷體1" style:font-name-complex="標楷體"/>
    </style:style>
    <style:style style:name="T131" style:family="text">
      <style:text-properties style:font-name="標楷體1" officeooo:rsid="245747f2"/>
    </style:style>
    <style:style style:name="T132" style:family="text">
      <style:text-properties style:font-name="標楷體1" officeooo:rsid="0a7edee9"/>
    </style:style>
    <style:style style:name="T133" style:family="text">
      <style:text-properties style:font-name="標楷體1" officeooo:rsid="25e2bcf1"/>
    </style:style>
    <style:style style:name="T134" style:family="text">
      <style:text-properties style:font-name="標楷體1" officeooo:rsid="25e38b39"/>
    </style:style>
    <style:style style:name="T135" style:family="text">
      <style:text-properties style:font-name="標楷體1" officeooo:rsid="25e7bc4e"/>
    </style:style>
    <style:style style:name="T136" style:family="text">
      <style:text-properties style:font-name="標楷體1" officeooo:rsid="176552e9"/>
    </style:style>
    <style:style style:name="T137" style:family="text">
      <style:text-properties style:font-name="標楷體1" officeooo:rsid="17cee4dc"/>
    </style:style>
    <style:style style:name="T138" style:family="text">
      <style:text-properties style:font-name="標楷體1" officeooo:rsid="2d37cf7d"/>
    </style:style>
    <style:style style:name="T139" style:family="text">
      <style:text-properties style:font-name="標楷體1" officeooo:rsid="2d380952"/>
    </style:style>
    <style:style style:name="T140" style:family="text">
      <style:text-properties style:font-name="標楷體1" officeooo:rsid="2f7aa166"/>
    </style:style>
    <style:style style:name="T141" style:family="text">
      <style:text-properties style:font-name="標楷體1" officeooo:rsid="2fc7fbdd"/>
    </style:style>
    <style:style style:name="T142" style:family="text">
      <style:text-properties style:font-name="標楷體1" officeooo:rsid="2fed16df"/>
    </style:style>
    <style:style style:name="T143" style:family="text">
      <style:text-properties style:font-name="標楷體1" officeooo:rsid="3018310a"/>
    </style:style>
    <style:style style:name="T144" style:family="text">
      <style:text-properties style:font-name="標楷體1" officeooo:rsid="1c9fb9ca"/>
    </style:style>
    <style:style style:name="T145" style:family="text">
      <style:text-properties style:font-name="標楷體1" officeooo:rsid="3106c90e"/>
    </style:style>
    <style:style style:name="T146" style:family="text">
      <style:text-properties style:font-name="標楷體1" officeooo:rsid="310a3474"/>
    </style:style>
    <style:style style:name="T147" style:family="text">
      <style:text-properties style:font-name="標楷體1" officeooo:rsid="30f2ad94"/>
    </style:style>
    <style:style style:name="T148" style:family="text">
      <style:text-properties style:font-name="標楷體1" officeooo:rsid="30f5aa29"/>
    </style:style>
    <style:style style:name="T149" style:family="text">
      <style:text-properties style:font-name="標楷體1" officeooo:rsid="190ace04"/>
    </style:style>
    <style:style style:name="T150" style:family="text">
      <style:text-properties style:font-name="Liberation Serif" fo:font-size="17pt" style:text-underline-style="none" fo:font-weight="bold" officeooo:rsid="24a3830c" style:font-name-asian="標楷體1" style:font-size-asian="17pt" style:language-asian="zh" style:country-asian="TW" style:font-weight-asian="bold" style:font-size-complex="17pt" style:font-weight-complex="bold"/>
    </style:style>
    <style:style style:name="T151" style:family="text">
      <style:text-properties style:font-name="Liberation Serif" fo:font-size="17pt" style:text-underline-style="none" fo:font-weight="bold" officeooo:rsid="1faef6a8" style:font-name-asian="標楷體1" style:font-size-asian="17pt" style:language-asian="zh" style:country-asian="TW" style:font-weight-asian="bold" style:font-size-complex="17pt" style:font-weight-complex="bold"/>
    </style:style>
    <style:style style:name="T152" style:family="text">
      <style:text-properties style:font-name="Liberation Serif" fo:font-size="17pt" style:text-underline-style="none" fo:font-weight="bold" officeooo:rsid="24a091bd" style:font-name-asian="標楷體1" style:font-size-asian="17pt" style:language-asian="zh" style:country-asian="TW" style:font-weight-asian="bold" style:font-size-complex="17pt" style:font-weight-complex="bold"/>
    </style:style>
    <style:style style:name="T153" style:family="text">
      <style:text-properties style:font-name="Liberation Serif" fo:font-size="17pt" style:text-underline-style="none" fo:font-weight="bold" officeooo:rsid="27d5fc1d" style:font-name-asian="標楷體1" style:font-size-asian="17pt" style:language-asian="zh" style:country-asian="TW" style:font-weight-asian="bold" style:font-size-complex="17pt" style:font-weight-complex="bold"/>
    </style:style>
    <style:style style:name="T154" style:family="text">
      <style:text-properties style:font-name="Liberation Serif" fo:font-size="17pt" style:text-underline-style="none" fo:font-weight="bold" officeooo:rsid="27d8f485" style:font-name-asian="標楷體1" style:font-size-asian="17pt" style:language-asian="zh" style:country-asian="TW" style:font-weight-asian="bold" style:font-size-complex="17pt" style:font-weight-complex="bold"/>
    </style:style>
    <style:style style:name="T155" style:family="text">
      <style:text-properties style:font-name="Liberation Serif" fo:font-size="17pt" style:text-underline-style="none" fo:font-weight="bold" officeooo:rsid="24bcaf4b" style:font-name-asian="標楷體1" style:font-size-asian="17pt" style:language-asian="zh" style:country-asian="TW" style:font-weight-asian="bold" style:font-size-complex="17pt" style:font-weight-complex="bold"/>
    </style:style>
    <style:style style:name="T156" style:family="text">
      <style:text-properties style:font-name="Liberation Serif" fo:font-size="17pt" style:text-underline-style="none" fo:font-weight="bold" officeooo:rsid="24debe8d" style:font-name-asian="標楷體1" style:font-size-asian="17pt" style:language-asian="zh" style:country-asian="TW" style:font-weight-asian="bold" style:font-size-complex="17pt" style:font-weight-complex="bold"/>
    </style:style>
    <style:style style:name="T157" style:family="text">
      <style:text-properties style:font-name="Liberation Serif" fo:font-size="17pt" style:text-underline-style="none" fo:font-weight="bold" officeooo:rsid="2557b41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58" style:family="text">
      <style:text-properties style:font-name="Liberation Serif" fo:font-size="17pt" style:text-underline-style="none" fo:font-weight="bold" officeooo:rsid="256133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59" style:family="text">
      <style:text-properties style:font-name="Liberation Serif" fo:font-size="17pt" style:text-underline-style="none" fo:font-weight="bold" officeooo:rsid="256385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60" style:family="text">
      <style:text-properties style:font-name="Liberation Serif" fo:font-size="17pt" style:text-underline-style="none" fo:font-weight="bold" officeooo:rsid="254aceb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61" style:family="text">
      <style:text-properties style:font-name="Liberation Serif" fo:font-size="17pt" style:text-underline-style="none" fo:font-weight="bold" officeooo:rsid="2a3fa87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62" style:family="text">
      <style:text-properties style:font-name="Liberation Serif" fo:font-size="17pt" style:text-underline-style="none" fo:font-weight="bold" officeooo:rsid="2a42e7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63" style:family="text">
      <style:text-properties style:font-name="Liberation Serif" fo:font-size="17pt" style:text-underline-style="solid" style:text-underline-width="auto" style:text-underline-color="font-color" fo:font-weight="bold" officeooo:rsid="24a3830c" style:font-name-asian="標楷體1" style:font-size-asian="17pt" style:language-asian="zh" style:country-asian="TW" style:font-weight-asian="bold" style:font-size-complex="17pt" style:font-weight-complex="bold"/>
    </style:style>
    <style:style style:name="T164" style:family="text">
      <style:text-properties style:font-name="Liberation Serif" officeooo:rsid="24097a0b"/>
    </style:style>
    <style:style style:name="T165" style:family="text">
      <style:text-properties style:font-name="Liberation Serif" officeooo:rsid="24a3830c"/>
    </style:style>
    <style:style style:name="T166" style:family="text">
      <style:text-properties style:font-name="Liberation Serif" officeooo:rsid="2af8317e"/>
    </style:style>
    <style:style style:name="T167" style:family="text">
      <style:text-properties style:font-name-complex="標楷體"/>
    </style:style>
    <style:style style:name="T168" style:family="text">
      <style:text-properties officeooo:rsid="0e6e4ba1" style:font-name-complex="標楷體"/>
    </style:style>
    <style:style style:name="T169" style:family="text">
      <style:text-properties officeooo:rsid="24a3830c"/>
    </style:style>
    <style:style style:name="T170" style:family="text">
      <style:text-properties officeooo:rsid="273ab8bc"/>
    </style:style>
    <style:style style:name="T171" style:family="text">
      <style:text-properties fo:color="#010101"/>
    </style:style>
    <style:style style:name="T172" style:family="text">
      <style:text-properties fo:color="#010101" style:font-name="標楷體1" style:font-name-asian="標楷體1"/>
    </style:style>
    <style:style style:name="T173" style:family="text">
      <style:text-properties fo:color="#010101" style:font-name="標楷體" officeooo:rsid="276488ce" style:font-name-asian="標楷體1"/>
    </style:style>
    <style:style style:name="T174" style:family="text">
      <style:text-properties fo:color="#010101" fo:font-size="13pt" style:font-size-asian="13pt" style:font-size-complex="13pt"/>
    </style:style>
    <style:style style:name="T175" style:family="text">
      <style:text-properties fo:color="#010101"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176" style:family="text">
      <style:text-properties officeooo:rsid="254b39c8"/>
    </style:style>
    <style:style style:name="T177" style:family="text">
      <style:text-properties fo:color="#333333"/>
    </style:style>
    <style:style style:name="T178" style:family="text">
      <style:text-properties fo:color="#333333" officeooo:rsid="2484ec86"/>
    </style:style>
    <style:style style:name="T179" style:family="text">
      <style:text-properties fo:color="#333333" style:font-name-asian="標楷體1" style:font-name-complex="標楷體"/>
    </style:style>
    <style:style style:name="T180" style:family="text">
      <style:text-properties fo:color="#333333" officeooo:rsid="25145066" style:font-name-asian="標楷體1" style:font-name-complex="標楷體"/>
    </style:style>
    <style:style style:name="T181" style:family="text">
      <style:text-properties fo:color="#333333" officeooo:rsid="257eb5c9" style:font-name-asian="標楷體1" style:font-name-complex="標楷體"/>
    </style:style>
    <style:style style:name="T182" style:family="text">
      <style:text-properties fo:color="#333333" officeooo:rsid="254acebd" style:font-name-asian="標楷體1" style:font-name-complex="標楷體"/>
    </style:style>
    <style:style style:name="T183" style:family="text">
      <style:text-properties fo:color="#333333" style:font-name="標楷體1" officeooo:rsid="257eb5c9" style:font-name-asian="標楷體1" style:font-name-complex="標楷體"/>
    </style:style>
    <style:style style:name="T184" style:family="text">
      <style:text-properties fo:color="#333333" style:font-name="標楷體1" officeooo:rsid="25145066" style:font-name-asian="標楷體1" style:font-name-complex="標楷體"/>
    </style:style>
    <style:style style:name="T185" style:family="text">
      <style:text-properties fo:color="#333333" style:font-name="標楷體1" officeooo:rsid="25705ca4" style:font-name-asian="標楷體1" style:font-name-complex="標楷體"/>
    </style:style>
    <style:style style:name="T186" style:family="text">
      <style:text-properties officeooo:rsid="2903e36f"/>
    </style:style>
    <style:style style:name="T187" style:family="text">
      <style:text-properties style:font-name="標楷體"/>
    </style:style>
    <style:style style:name="T188" style:family="text">
      <style:text-properties style:font-name="標楷體" fo:font-size="17pt" style:text-underline-style="none" fo:font-weight="bold" officeooo:rsid="2390f46e" style:font-name-asian="標楷體1" style:font-size-asian="17pt" style:language-asian="zh" style:country-asian="TW" style:font-weight-asian="bold" style:font-size-complex="17pt" style:font-weight-complex="bold"/>
    </style:style>
    <style:style style:name="T189" style:family="text">
      <style:text-properties style:font-name="標楷體" officeooo:rsid="30268140"/>
    </style:style>
    <style:style style:name="T190" style:family="text">
      <style:text-properties fo:font-size="17pt" style:text-underline-style="none" fo:font-weight="bold" officeooo:rsid="24097a0b" style:font-name-asian="標楷體1" style:font-size-asian="17pt" style:language-asian="zh" style:country-asian="TW" style:font-weight-asian="bold" style:font-size-complex="17pt" style:font-weight-complex="bold"/>
    </style:style>
    <style:style style:name="T191" style:family="text">
      <style:text-properties fo:font-size="17pt" style:text-underline-style="none" fo:font-weight="bold" officeooo:rsid="23c45cf6" style:font-name-asian="標楷體1" style:font-size-asian="17pt" style:language-asian="zh" style:country-asian="TW" style:font-weight-asian="bold" style:font-size-complex="17pt" style:font-weight-complex="bold"/>
    </style:style>
    <style:style style:name="T192" style:family="text">
      <style:text-properties fo:font-size="17pt" style:text-underline-style="none" fo:font-weight="bold" officeooo:rsid="2af8317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3" style:family="text">
      <style:text-properties fo:font-size="17pt" style:text-underline-style="none" fo:font-weight="bold" officeooo:rsid="308e3dc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4" style:family="text">
      <style:text-properties fo:color="#1c1c1c" style:font-name="標楷體1" fo:font-size="17pt" style:text-underline-style="none" fo:font-weight="bold" officeooo:rsid="2369b325" style:font-name-asian="標楷體1" style:font-size-asian="17pt" style:language-asian="zh" style:country-asian="TW" style:font-weight-asian="bold" style:font-size-complex="17pt" style:font-weight-complex="bold"/>
    </style:style>
    <style:style style:name="T195" style:family="text">
      <style:text-properties fo:color="#1c1c1c" style:font-name="標楷體1" officeooo:rsid="0a7edee9" style:font-name-asian="標楷體1"/>
    </style:style>
    <style:style style:name="T196" style:family="text">
      <style:text-properties fo:color="#1c1c1c" style:font-name="標楷體1" style:text-underline-style="solid" style:text-underline-width="auto" style:text-underline-color="font-color" style:font-name-asian="標楷體1"/>
    </style:style>
    <style:style style:name="T197" style:family="text">
      <style:text-properties fo:color="#1c1c1c" style:font-name="標楷體1" style:text-underline-style="solid" style:text-underline-width="auto" style:text-underline-color="font-color" officeooo:rsid="0a7edee9" style:font-name-asian="標楷體1"/>
    </style:style>
    <style:style style:name="T198" style:family="text">
      <style:text-properties fo:color="#1c1c1c" style:font-name="標楷體1" style:text-underline-style="solid" style:text-underline-width="auto" style:text-underline-color="font-color" officeooo:rsid="2a7436df" style:font-name-asian="標楷體1"/>
    </style:style>
    <style:style style:name="T199" style:family="text">
      <style:text-properties fo:color="#1c1c1c" style:font-name-asian="標楷體1"/>
    </style:style>
    <style:style style:name="T200" style:family="text">
      <style:text-properties fo:color="#1c1c1c" officeooo:rsid="2a7436df" style:font-name-asian="標楷體1"/>
    </style:style>
    <style:style style:name="T201" style:family="text">
      <style:text-properties fo:color="#1c1c1c" style:text-underline-style="solid" style:text-underline-width="auto" style:text-underline-color="font-color" officeooo:rsid="2a7436df" style:font-name-asian="標楷體1"/>
    </style:style>
    <style:style style:name="T202" style:family="text">
      <style:text-properties officeooo:rsid="2369b325"/>
    </style:style>
    <style:style style:name="T203" style:family="text">
      <style:text-properties officeooo:rsid="24097a0b"/>
    </style:style>
    <style:style style:name="T204" style:family="text">
      <style:text-properties officeooo:rsid="2484ec86"/>
    </style:style>
    <style:style style:name="T205" style:family="text">
      <style:text-properties officeooo:rsid="2475f729"/>
    </style:style>
    <style:style style:name="T206" style:family="text">
      <style:text-properties officeooo:rsid="25e38b39"/>
    </style:style>
    <style:style style:name="T207" style:family="text">
      <style:text-properties officeooo:rsid="25e7bc4e"/>
    </style:style>
    <style:style style:name="T208" style:family="text">
      <style:text-properties officeooo:rsid="25070d1f"/>
    </style:style>
    <style:style style:name="T209" style:family="text">
      <style:text-properties style:text-underline-style="solid" style:text-underline-width="auto" style:text-underline-color="font-color"/>
    </style:style>
    <style:style style:name="T210" style:family="text">
      <style:text-properties style:text-underline-style="solid" style:text-underline-width="auto" style:text-underline-color="font-color" officeooo:rsid="25070d1f"/>
    </style:style>
    <style:style style:name="T211" style:family="text">
      <style:text-properties style:text-underline-style="solid" style:text-underline-width="auto" style:text-underline-color="font-color" officeooo:rsid="2a5c8b72"/>
    </style:style>
    <style:style style:name="T212" style:family="text">
      <style:text-properties style:font-name-asian="標楷體1"/>
    </style:style>
    <style:style style:name="T213" style:family="text">
      <style:text-properties officeooo:rsid="250d9615" style:font-name-asian="標楷體1"/>
    </style:style>
    <style:style style:name="T214" style:family="text">
      <style:text-properties officeooo:rsid="0e6e4ba1" style:font-name-asian="標楷體1"/>
    </style:style>
    <style:style style:name="T215" style:family="text">
      <style:text-properties officeooo:rsid="138eac89" style:font-name-asian="標楷體1"/>
    </style:style>
    <style:style style:name="T216" style:family="text">
      <style:text-properties officeooo:rsid="250e878e" style:font-name-asian="標楷體1"/>
    </style:style>
    <style:style style:name="T217" style:family="text">
      <style:text-properties style:font-name-asian="標楷體1" style:font-name-complex="標楷體"/>
    </style:style>
    <style:style style:name="T218" style:family="text">
      <style:text-properties officeooo:rsid="251268ff" style:font-name-asian="標楷體1" style:font-name-complex="標楷體"/>
    </style:style>
    <style:style style:name="T219" style:family="text">
      <style:text-properties officeooo:rsid="0e6e4ba1" style:font-name-asian="標楷體1" style:font-name-complex="標楷體"/>
    </style:style>
    <style:style style:name="T220" style:family="text">
      <style:text-properties officeooo:rsid="250d9615" style:font-name-asian="標楷體1" style:font-name-complex="標楷體"/>
    </style:style>
    <style:style style:name="T221" style:family="text">
      <style:text-properties officeooo:rsid="25145066" style:font-name-asian="標楷體1" style:font-name-complex="標楷體"/>
    </style:style>
    <style:style style:name="T222" style:family="text">
      <style:text-properties officeooo:rsid="25705ca4" style:font-name-asian="標楷體1" style:font-name-complex="標楷體"/>
    </style:style>
    <style:style style:name="T223" style:family="text">
      <style:text-properties officeooo:rsid="257eb5c9" style:font-name-asian="標楷體1" style:font-name-complex="標楷體"/>
    </style:style>
    <style:style style:name="T224" style:family="text">
      <style:text-properties officeooo:rsid="250e878e" style:font-name-asian="標楷體1" style:font-name-complex="標楷體"/>
    </style:style>
    <style:style style:name="T225" style:family="text">
      <style:text-properties officeooo:rsid="25239c00" style:font-name-asian="標楷體1" style:font-name-complex="標楷體"/>
    </style:style>
    <style:style style:name="T226" style:family="text">
      <style:text-properties officeooo:rsid="252a10e0" style:font-name-asian="標楷體1" style:font-name-complex="標楷體"/>
    </style:style>
    <style:style style:name="T227" style:family="text">
      <style:text-properties officeooo:rsid="254acebd" style:font-name-asian="標楷體1" style:font-name-complex="標楷體"/>
    </style:style>
    <style:style style:name="T228" style:family="text">
      <style:text-properties officeooo:rsid="254b39c8" style:font-name-asian="標楷體1" style:font-name-complex="標楷體"/>
    </style:style>
    <style:style style:name="T229" style:family="text">
      <style:text-properties officeooo:rsid="138eac89" style:font-name-asian="標楷體1" style:font-name-complex="標楷體"/>
    </style:style>
    <style:style style:name="T230" style:family="text">
      <style:text-properties officeooo:rsid="2a7436df" style:font-name-asian="標楷體1"/>
    </style:style>
    <style:style style:name="T231" style:family="text">
      <style:text-properties officeooo:rsid="2c874cbc" style:font-name-asian="標楷體1"/>
    </style:style>
    <style:style style:name="T232" style:family="text">
      <style:text-properties officeooo:rsid="2e847d37" style:font-name-asian="標楷體1"/>
    </style:style>
    <style:style style:name="T233" style:family="text">
      <style:text-properties officeooo:rsid="2eb8d0de" style:font-name-asian="標楷體1"/>
    </style:style>
    <style:style style:name="T234" style:family="text">
      <style:text-properties officeooo:rsid="2b8f5207"/>
    </style:style>
    <style:style style:name="T235" style:family="text">
      <style:text-properties officeooo:rsid="2d2a5010"/>
    </style:style>
    <style:style style:name="T236" style:family="text">
      <style:text-properties officeooo:rsid="2a5c8b72"/>
    </style:style>
    <style:style style:name="T237" style:family="text">
      <style:text-properties officeooo:rsid="2d6e9167"/>
    </style:style>
    <style:style style:name="T238" style:family="text">
      <style:text-properties officeooo:rsid="2d9cc3a8"/>
    </style:style>
    <style:style style:name="T239" style:family="text">
      <style:text-properties officeooo:rsid="2dbc8223"/>
    </style:style>
    <style:style style:name="T240" style:family="text">
      <style:text-properties officeooo:rsid="225cb814"/>
    </style:style>
    <style:style style:name="T241" style:family="text">
      <style:text-properties officeooo:rsid="2f6367eb"/>
    </style:style>
    <style:style style:name="T242" style:family="text">
      <style:text-properties style:text-outline="false" style:text-line-through-style="none" style:text-line-through-type="none" fo:font-style="normal" fo:text-shadow="none" officeooo:rsid="24743952" style:font-style-asian="normal" style:text-emphasize="none"/>
    </style:style>
    <style:style style:name="T243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244" style:family="text">
      <style:text-properties style:text-outline="false" style:text-line-through-style="none" style:text-line-through-type="none" style:text-position="0% 100%" fo:font-style="normal" fo:text-shadow="none" officeooo:rsid="368fa757" style:font-style-asian="normal" style:text-emphasize="none"/>
    </style:style>
    <style:style style:name="T245" style:family="text">
      <style:text-properties style:text-outline="false" style:text-line-through-style="none" style:text-line-through-type="none" style:text-position="0% 100%" fo:font-style="normal" fo:text-shadow="none" officeooo:rsid="310ae33d" style:font-style-asian="normal" style:text-emphasize="none"/>
    </style:style>
    <style:style style:name="T246" style:family="text">
      <style:text-properties style:text-outline="false" style:text-line-through-style="none" style:text-line-through-type="none" style:text-position="0% 100%" fo:font-style="normal" fo:text-shadow="none" officeooo:rsid="30f2ad94" style:font-style-asian="normal" style:text-emphasize="none"/>
    </style:style>
    <style:style style:name="T247" style:family="text">
      <style:text-properties style:text-outline="false" style:text-line-through-style="none" style:text-line-through-type="none" style:text-position="0% 100%" fo:font-style="normal" fo:text-shadow="none" officeooo:rsid="310e6999" style:font-style-asian="normal" style:text-emphasize="none"/>
    </style:style>
    <style:style style:name="T248" style:family="text">
      <style:text-properties style:text-outline="false" style:text-line-through-style="none" style:text-line-through-type="none" style:text-position="0% 100%" fo:font-style="normal" fo:text-shadow="none" officeooo:rsid="30c7c182" style:font-style-asian="normal" style:text-emphasize="none"/>
    </style:style>
    <style:style style:name="T24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style:font-style-asian="normal" style:text-emphasize="none"/>
    </style:style>
    <style:style style:name="T25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8fa757" style:font-style-asian="normal" style:text-emphasize="none"/>
    </style:style>
    <style:style style:name="T251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252" style:family="text">
      <style:text-properties style:text-outline="false" style:text-line-through-style="none" style:text-line-through-type="none" style:text-position="0% 100%" style:font-name="標楷體1" fo:font-style="normal" fo:text-shadow="none" officeooo:rsid="30f2ad94" style:font-style-asian="normal" style:text-emphasize="none"/>
    </style:style>
    <style:style style:name="T253" style:family="text">
      <style:text-properties style:text-outline="false" style:text-line-through-style="none" style:text-line-through-type="none" style:text-position="0% 100%" style:font-name="標楷體1" fo:font-style="normal" fo:text-shadow="none" officeooo:rsid="310ae33d" style:font-style-asian="normal" style:text-emphasize="none"/>
    </style:style>
    <style:style style:name="T254" style:family="text">
      <style:text-properties style:text-outline="false" style:text-line-through-style="none" style:text-line-through-type="none" style:text-position="0% 100%" style:font-name="標楷體1" fo:font-style="normal" fo:text-shadow="none" officeooo:rsid="310e6999" style:font-style-asian="normal" style:text-emphasize="none"/>
    </style:style>
    <style:style style:name="T255" style:family="text">
      <style:text-properties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256" style:family="text">
      <style:text-properties style:text-outline="false" style:text-line-through-style="none" style:text-line-through-type="none" style:text-position="0% 100%" style:font-name="標楷體1" fo:font-style="normal" fo:text-shadow="none" officeooo:rsid="368fa757" style:font-name-asian="標楷體1" style:font-style-asian="normal" style:text-emphasize="none"/>
    </style:style>
    <style:style style:name="T257" style:family="text">
      <style:text-properties style:text-outline="false" style:text-line-through-style="none" style:text-line-through-type="none" style:text-position="0% 100%" style:font-name="標楷體1" fo:font-style="normal" fo:text-shadow="none" officeooo:rsid="310ae33d" style:font-name-asian="標楷體1" style:font-style-asian="normal" style:text-emphasize="none"/>
    </style:style>
    <style:style style:name="T258" style:family="text">
      <style:text-properties style:text-outline="false" style:text-line-through-style="none" style:text-line-through-type="none" style:text-position="0% 100%" style:font-name="標楷體1" fo:font-style="normal" fo:text-shadow="none" officeooo:rsid="310e6999" style:font-name-asian="標楷體1" style:font-style-asian="normal" style:text-emphasize="none"/>
    </style:style>
    <style:style style:name="T259" style:family="text">
      <style:text-properties style:text-outline="false" style:text-line-through-style="none" style:text-line-through-type="none" style:text-position="0% 100%" style:font-name="Arial" fo:font-style="normal" fo:text-shadow="none" officeooo:rsid="30c7c182" style:font-name-asian="Arial" style:font-style-asian="normal" style:text-emphasize="none"/>
    </style:style>
    <style:style style:name="T260" style:family="text">
      <style:text-properties officeooo:rsid="2f7aa166"/>
    </style:style>
    <style:style style:name="T261" style:family="text">
      <style:text-properties officeooo:rsid="2f952839"/>
    </style:style>
    <style:style style:name="T262" style:family="text">
      <style:text-properties fo:color="#000001"/>
    </style:style>
    <style:style style:name="T263" style:family="text">
      <style:text-properties officeooo:rsid="2fb16faf"/>
    </style:style>
    <style:style style:name="T264" style:family="text">
      <style:text-properties officeooo:rsid="30035f0d"/>
    </style:style>
    <style:style style:name="T265" style:family="text">
      <style:text-properties officeooo:rsid="30111bd8"/>
    </style:style>
    <style:style style:name="T266" style:family="text">
      <style:text-properties officeooo:rsid="3013cbfc"/>
    </style:style>
    <style:style style:name="T267" style:family="text">
      <style:text-properties officeooo:rsid="3018310a"/>
    </style:style>
    <style:style style:name="T268" style:family="text">
      <style:text-properties officeooo:rsid="301adeb1"/>
    </style:style>
    <style:style style:name="T269" style:family="text">
      <style:text-properties officeooo:rsid="3052e874"/>
    </style:style>
    <style:style style:name="T270" style:family="text">
      <style:text-properties officeooo:rsid="305dc541"/>
    </style:style>
    <style:style style:name="T271" style:family="text">
      <style:text-properties officeooo:rsid="30607772"/>
    </style:style>
    <style:style style:name="T272" style:family="text">
      <style:text-properties officeooo:rsid="306a30f0"/>
    </style:style>
    <style:style style:name="T273" style:family="text">
      <style:text-properties officeooo:rsid="3071a1a8"/>
    </style:style>
    <style:style style:name="T274" style:family="text">
      <style:text-properties officeooo:rsid="308e3dc3"/>
    </style:style>
    <style:style style:name="T275" style:family="text">
      <style:text-properties officeooo:rsid="30bb51a0"/>
    </style:style>
    <style:style style:name="T276" style:family="text">
      <style:text-properties officeooo:rsid="30c7c182"/>
    </style:style>
    <style:style style:name="T277" style:family="text">
      <style:text-properties officeooo:rsid="30e69b5b"/>
    </style:style>
    <style:style style:name="T278" style:family="text">
      <style:text-properties officeooo:rsid="30f2ad94"/>
    </style:style>
    <style:style style:name="T279" style:family="text">
      <style:text-properties style:font-name="Liberation Serif1" style:font-name-asian="Liberation Serif1" style:font-name-complex="Liberation Serif1"/>
    </style:style>
    <style:style style:name="T280" style:family="text">
      <style:text-properties officeooo:rsid="30f5aa29"/>
    </style:style>
    <style:style style:name="T281" style:family="text">
      <style:text-properties officeooo:rsid="31208812"/>
    </style:style>
    <style:style style:name="T282" style:family="text">
      <style:text-properties officeooo:rsid="31213d81"/>
    </style:style>
    <style:style style:name="T283" style:family="text">
      <style:text-properties style:text-position="sub 58%" officeooo:rsid="313d3bb1"/>
    </style:style>
    <style:style style:name="T284" style:family="text">
      <style:text-properties officeooo:rsid="314b77a1"/>
    </style:style>
    <style:style style:name="T285" style:family="text">
      <style:text-properties officeooo:rsid="314ba33f"/>
    </style:style>
    <style:style style:name="T286" style:family="text">
      <style:text-properties style:font-name="Arial" style:font-name-asian="Arial"/>
    </style:style>
    <style:style style:name="T287" style:family="text">
      <style:text-properties style:font-name="Arial" officeooo:rsid="2fc7fbdd" style:font-name-asian="Arial"/>
    </style:style>
    <style:style style:name="T288" style:family="text">
      <style:text-properties style:font-name="Arial" officeooo:rsid="314b77a1" style:font-name-asian="Arial"/>
    </style:style>
    <style:style style:name="T289" style:family="text">
      <style:text-properties style:font-name="Arial" officeooo:rsid="315b94cb" style:font-name-asian="Arial"/>
    </style:style>
    <style:style style:name="T290" style:family="text">
      <style:text-properties style:font-name="Arial" officeooo:rsid="2a5c8b72" style:font-name-asian="Arial"/>
    </style:style>
    <style:style style:name="T291" style:family="text">
      <style:text-properties style:font-name="Arial" officeooo:rsid="2d6e9167" style:font-name-asian="Arial"/>
    </style:style>
    <style:style style:name="T292" style:family="text">
      <style:text-properties style:font-name="Arial" officeooo:rsid="2d9cc3a8" style:font-name-asian="Arial"/>
    </style:style>
    <style:style style:name="T293" style:family="text">
      <style:text-properties style:font-name="Arial" officeooo:rsid="2dbc8223" style:font-name-asian="Arial"/>
    </style:style>
    <style:style style:name="T294" style:family="text">
      <style:text-properties style:font-name="Arial" officeooo:rsid="2f6367eb" style:font-name-asian="Arial"/>
    </style:style>
    <style:style style:name="T295" style:family="text">
      <style:text-properties style:font-name="Arial" officeooo:rsid="2cbf0491" style:font-name-asian="Arial"/>
    </style:style>
    <style:style style:name="T296" style:family="text">
      <style:text-properties style:font-name="Arial" officeooo:rsid="3106c90e" style:font-name-asian="Arial"/>
    </style:style>
    <style:style style:name="T297" style:family="text">
      <style:text-properties style:font-name="Arial" officeooo:rsid="310a3474" style:font-name-asian="Arial"/>
    </style:style>
    <style:style style:name="T298" style:family="text">
      <style:text-properties style:font-name="Arial" officeooo:rsid="2ec1a468" style:font-name-asian="Arial"/>
    </style:style>
    <style:style style:name="T299" style:family="text">
      <style:text-properties style:font-name="Arial" officeooo:rsid="3013cbfc" style:font-name-asian="Arial"/>
    </style:style>
    <style:style style:name="T300" style:family="text">
      <style:text-properties style:font-name="Arial" officeooo:rsid="30111bd8" style:font-name-asian="Arial"/>
    </style:style>
    <style:style style:name="T301" style:family="text">
      <style:text-properties style:font-name="Arial" officeooo:rsid="30bb51a0" style:font-name-asian="Arial"/>
    </style:style>
    <style:style style:name="T302" style:family="text">
      <style:text-properties style:font-name="Arial" officeooo:rsid="30c7c182" style:font-name-asian="Arial"/>
    </style:style>
    <style:style style:name="T303" style:family="text">
      <style:text-properties style:font-name="Arial" officeooo:rsid="308e3dc3" style:font-name-asian="Arial"/>
    </style:style>
    <style:style style:name="T304" style:family="text">
      <style:text-properties style:font-name="Arial" officeooo:rsid="301adeb1" style:font-name-asian="Arial"/>
    </style:style>
    <style:style style:name="T305" style:family="text">
      <style:text-properties style:font-name="Arial" officeooo:rsid="3018310a" style:font-name-asian="Arial"/>
    </style:style>
    <style:style style:name="T306" style:family="text">
      <style:text-properties style:font-name="Arial" officeooo:rsid="305dc541" style:font-name-asian="Arial"/>
    </style:style>
    <style:style style:name="T307" style:family="text">
      <style:text-properties style:font-name="Arial" officeooo:rsid="30607772" style:font-name-asian="Arial"/>
    </style:style>
    <style:style style:name="T308" style:family="text">
      <style:text-properties style:font-name="Arial" officeooo:rsid="306a30f0" style:font-name-asian="Arial"/>
    </style:style>
    <style:style style:name="T309" style:family="text">
      <style:text-properties style:font-name="Arial" officeooo:rsid="306c5e17" style:font-name-asian="Arial"/>
    </style:style>
    <style:style style:name="T310" style:family="text">
      <style:text-properties style:font-name="Arial" fo:font-size="17pt" style:text-underline-style="none" fo:font-weight="bold" officeooo:rsid="27d4d896" style:font-name-asian="Arial" style:font-size-asian="17pt" style:language-asian="zh" style:country-asian="TW" style:font-weight-asian="bold" style:font-size-complex="17pt" style:font-weight-complex="bold"/>
    </style:style>
    <style:style style:name="T311" style:family="text">
      <style:text-properties style:font-name="Arial" fo:font-size="17pt" style:text-underline-style="none" fo:font-weight="bold" officeooo:rsid="2aac126b" style:font-name-asian="Arial" style:font-size-asian="17pt" style:language-asian="zh" style:country-asian="TW" style:font-weight-asian="bold" style:font-name-complex="標楷體" style:font-size-complex="17pt" style:font-weight-complex="bold"/>
    </style:style>
    <style:style style:name="T312" style:family="text">
      <style:text-properties style:font-name="Arial" fo:font-size="17pt" style:text-underline-style="none" fo:font-weight="bold" officeooo:rsid="2ac78197" style:font-name-asian="Arial" style:font-size-asian="17pt" style:language-asian="zh" style:country-asian="TW" style:font-weight-asian="bold" style:font-name-complex="標楷體" style:font-size-complex="17pt" style:font-weight-complex="bold"/>
    </style:style>
    <style:style style:name="T313" style:family="text">
      <style:text-properties style:font-name="Arial" fo:font-size="17pt" style:text-underline-style="none" fo:font-weight="bold" officeooo:rsid="2b034d1b" style:font-name-asian="Arial" style:font-size-asian="17pt" style:language-asian="zh" style:country-asian="TW" style:font-weight-asian="bold" style:font-name-complex="標楷體" style:font-size-complex="17pt" style:font-weight-complex="bold"/>
    </style:style>
    <style:style style:name="T314" style:family="text">
      <style:text-properties style:font-name="Arial" fo:font-size="17pt" style:text-underline-style="none" fo:font-weight="bold" officeooo:rsid="308e3dc3" style:font-name-asian="Arial" style:font-size-asian="17pt" style:language-asian="zh" style:country-asian="TW" style:font-weight-asian="bold" style:font-name-complex="標楷體" style:font-size-complex="17pt" style:font-weight-complex="bold"/>
    </style:style>
    <style:style style:name="T315" style:family="text">
      <style:text-properties style:font-name="Arial" style:text-underline-style="solid" style:text-underline-width="auto" style:text-underline-color="font-color" officeooo:rsid="2a5c8b72" style:font-name-asian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本文件 是 用來 暫時存放 的 文件。</text:p>
      <text:p text:style-name="P1">本文件 的 內容 是 尚未 分類 的 內容。</text:p>
      <text:p text:style-name="P1">本文件 的 內容 是 尚未 分類到 某一特定 類別文件 的 內容。</text:p>
      <text:p text:style-name="P2"/>
      <text:list xml:id="list4139898471" text:style-name="L1">
        <text:list-item>
          <text:p text:style-name="P3"><text:bookmark-start text:name="自然現象"/>自然現象<text:bookmark-end text:name="自然現象"/></text:p>
          <text:list>
            <text:list-item>
              <text:p text:style-name="P3">一切的一切 都是 自然現象。<text:span text:style-name="T1">（虛無個體、&lt;_?</text:span><text:span text:style-name="T13">n_&gt;個體 本身、內在物質 的 自然現象）</text:span></text:p>
            </text:list-item>
            <text:list-item>
              <text:p text:style-name="P3">地球、人類、力、命運、巧合、繁殖、文明、自由意識、慾望、幸福感、苦難感 是 自然現象。</text:p>
            </text:list-item>
            <text:list-item>
              <text:p text:style-name="P3">明顯例子，人類 認定 陀螺的 自轉、公轉、狀態、角度、角速度、力、材料特性 是 自然現象。</text:p>
              <text:list>
                <text:list-item>
                  <text:p text:style-name="P3">人類個體 認定 被陀螺個體蘊含的 動能個體 的 陀螺、動能、力、命運、巧合是 自然現象。</text:p>
                  <text:list>
                    <text:list-item>
                      <text:p text:style-name="P3">人類個體 認定 陀螺個體、動能個體 的 一切的一切 都能夠 擾動、預測、預言、建模。</text:p>
                    </text:list-item>
                    <text:list-item>
                      <text:p text:style-name="P3">人類個體 認定 陀螺個體、動能個體 沒有 命運、巧合、繁殖、文明、自由意識、慾望。</text:p>
                    </text:list-item>
                  </text:list>
                </text:list-item>
              </text:list>
            </text:list-item>
            <text:list-item>
              <text:p text:style-name="P3">&lt;?<text:span text:style-name="T240">a&gt;個體、&lt;?b&gt;個體 的 宗量層級 相差越大，世界觀、法則、認知、想法、感受 相差越大。</text:span></text:p>
              <text:list>
                <text:list-item>
                  <text:p text:style-name="P4"><text:span text:style-name="T240">&lt;?a&gt;個體 不一定蘊含</text:span> <text:span text:style-name="T240">&lt;?b&gt;個體。</text:span></text:p>
                  <text:list>
                    <text:list-item>
                      <text:p text:style-name="P5">對於 &lt;?a&gt;個體 來說，&lt;?b&gt;個體 有機率是 裸個體。</text:p>
                      <text:list>
                        <text:list-item>
                          <text:p text:style-name="P4">裸個體 是 裸宗量。</text:p>
                        </text:list-item>
                      </text:list>
                    </text:list-item>
                  </text:list>
                </text:list-item>
                <text:list-item>
                  <text:p text:style-name="P4"><text:span text:style-name="T240">宗量層級，&lt;?a&gt;個體</text:span> 越大於 <text:span text:style-name="T240">&lt;?b&gt;個體。</text:span></text:p>
                  <text:list>
                    <text:list-item>
                      <text:p text:style-name="P5">&lt;?a&gt;個體 越容易 感受、認知、觀測、非監督式學習 &lt;?b&gt;個體 的 一切的一切。</text:p>
                      <text:list>
                        <text:list-item>
                          <text:p text:style-name="P5">&lt;?b&gt;個體 越不易 感受、認知、觀測、非監督式學習 &lt;?a&gt;個體 的 一切的一切。</text:p>
                        </text:list-item>
                        <text:list-item>
                          <text:p text:style-name="P5">原因很明顯，&lt;?a&gt;個體 有機率 曾經、已經、即將 蘊含 &lt;?b&gt;個體。</text:p>
                        </text:list-item>
                        <text:list-item>
                          <text:p text:style-name="P121"><text:span text:style-name="T37">原因很明顯，&lt;?</text:span><text:span text:style-name="T38">b</text:span><text:span text:style-name="T37">&gt;個體 無法蘊含 &lt;?</text:span><text:span text:style-name="T38">a</text:span><text:span text:style-name="T37">&gt;個體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&lt;?a&gt;個體 有機率不認定 &lt;?b&gt;個體 有 命運、巧合、繁殖、文明、自由意識、慾望、幸福感。</text:p>
              <text:list>
                <text:list-item>
                  <text:p text:style-name="P5">&lt;?a&gt;個體 有機率認定 &lt;?b&gt;個體的 一切的一切 都是 自然現象。</text:p>
                </text:list-item>
                <text:list-item>
                  <text:p text:style-name="P5">&lt;?a&gt;個體 有機率認定 &lt;?b&gt;個體的 一切的一切 都能夠 擾動、預測、預言、建立數學模型。</text:p>
                </text:list-item>
              </text:list>
            </text:list-item>
            <text:list-item>
              <text:p text:style-name="P5">&lt;?b&gt;個體 有機率認定 &lt;?a&gt;個體的 一切的一切 都是 自然現象。</text:p>
              <text:list>
                <text:list-item>
                  <text:p text:style-name="P5">&lt;?b&gt;個體 有機率發展出 宗教、信仰、信念、法則 來 命名、描述 &lt;?a&gt;個體的 一切的一切。</text:p>
                </text:list-item>
                <text:list-item>
                  <text:p text:style-name="P5">&lt;?b&gt;個體 有機率發展出 神學、哲學、數學、物理 來 命名、描述 &lt;?a&gt;個體的 一切的一切。</text:p>
                </text:list-item>
                <text:list-item>
                  <text:p text:style-name="P5">&lt;?b&gt;個體 有機率發展出 化學、心理學、神祕學 來 命名、描述 &lt;?a&gt;個體的 一切的一切。</text:p>
                </text:list-item>
                <text:list-item>
                  <text:p text:style-name="P5">&lt;?b&gt;個體 有機率認定 &lt;?a&gt;個體的 是 無機體。</text:p>
                </text:list-item>
                <text:list-item>
                  <text:p text:style-name="P5">&lt;?b&gt;個體 有機率認定 &lt;?a&gt;個體的 不是 有機體。</text:p>
                </text:list-item>
                <text:list-item>
                  <text:p text:style-name="P5">&lt;?b&gt;個體 有機率認定 &lt;?a&gt;個體的 不是 游離體。</text:p>
                </text:list-item>
                <text:list-item>
                  <text:p text:style-name="P5">&lt;?b&gt;個體 有機率認定 &lt;?a&gt;個體的 沒有 生命、生存、生活。</text:p>
                </text:list-item>
                <text:list-item>
                  <text:p text:style-name="P5">&lt;?b&gt;個體 有機率認定 &lt;?a&gt;個體的 不是 活著、活體。</text:p>
                </text:list-item>
                <text:list-item>
                  <text:p text:style-name="P121"><text:span text:style-name="T37">&lt;?b&gt;個體 有機率認定只有&lt;?b&gt;宗量層級 個體 才有 &lt;?b&gt;個體 </text:span><text:span text:style-name="T39">擁有的一切的一切。</text:span></text:p>
                  <text:list>
                    <text:list-item>
                      <text:p text:style-name="P121"><text:span text:style-name="T37">&lt;?b&gt;個體 有機率認定，&lt;?</text:span><text:span text:style-name="T40">n&gt;~</text:span><text:span text:style-name="T37">&lt;?b+</text:span><text:span text:style-name="T40">1</text:span><text:span text:style-name="T37">&gt; 宗量層級 個體 沒有 該</text:span><text:span text:style-name="T39">一切的一切</text:span><text:span text:style-name="T37">。</text:span></text:p>
                    </text:list-item>
                    <text:list-item>
                      <text:p text:style-name="P121"><text:span text:style-name="T37">&lt;?b&gt;個體 有機率認定，&lt;?</text:span><text:span text:style-name="T40">b-1&gt;~</text:span><text:span text:style-name="T37">&lt;?u&gt; 宗量層級 個體 沒有 該</text:span><text:span text:style-name="T39">一切的一切</text:span><text:span text:style-name="T37">。</text:span></text:p>
                    </text:list-item>
                    <text:list-item>
                      <text:p text:style-name="P6">一切的一切 的 明顯例子。</text:p>
                      <text:list>
                        <text:list-item>
                          <text:p text:style-name="P121"><text:span text:style-name="T39">能量、儲量</text:span><text:span text:style-name="T37">。</text:span></text:p>
                        </text:list-item>
                        <text:list-item>
                          <text:p text:style-name="P5">肉質層、意識層。</text:p>
                        </text:list-item>
                        <text:list-item>
                          <text:p text:style-name="P121"><text:span text:style-name="T39">無機體、有機體、游離體</text:span><text:span text:style-name="T37">。</text:span></text:p>
                        </text:list-item>
                        <text:list-item>
                          <text:p text:style-name="P6">成長期、成熟期、衰亡期。</text:p>
                        </text:list-item>
                        <text:list-item>
                          <text:p text:style-name="P121"><text:span text:style-name="T39">孕育、反孕育</text:span><text:span text:style-name="T37">。</text:span></text:p>
                        </text:list-item>
                        <text:list-item>
                          <text:p text:style-name="P5">觀測、感測、交互作用、預測、數學模型、語言、文字、數字、信念、文學、科學。</text:p>
                        </text:list-item>
                        <text:list-item>
                          <text:p text:style-name="P121"><text:span text:style-name="T39">生命、</text:span><text:span text:style-name="T37">活著、疾病、死亡、快樂、痛苦、感受、情緒、情感、幸福感、苦難感。</text:span></text:p>
                        </text:list-item>
                        <text:list-item>
                          <text:p text:style-name="P121"><text:span text:style-name="T37">生、死、輪迴、繁衍、繁殖、慾望</text:span><text:span text:style-name="T39">、化學物質、材料特性、導電特性</text:span><text:span text:style-name="T37">、外在環境。</text:span></text:p>
                        </text:list-item>
                        <text:list-item>
                          <text:p text:style-name="P121"><text:span text:style-name="T39">抗體、遺傳子、病菌、癌細胞、藥物、抗生素、血糖、細胞、內部機制、調溫機制</text:span><text:span text:style-name="T37">。</text:span></text:p>
                        </text:list-item>
                        <text:list-item>
                          <text:p text:style-name="P121"><text:span text:style-name="T39">其他&lt;?</text:span><text:span text:style-name="T41">a&gt;個體</text:span><text:span text:style-name="T37">、&lt;?</text:span><text:span text:style-name="T41">n&gt;~&lt;?b+1&gt;個體</text:span><text:span text:style-name="T37">、&lt;?</text:span><text:span text:style-name="T41">b-2&gt;~&lt;?u&gt;個體、食物鏈、工具、本能、傳承</text:span><text:span text:style-name="T37">。</text:span></text:p>
                        </text:list-item>
                        <text:list-item>
                          <text:p text:style-name="P121"><text:span text:style-name="T41">農業、工業、商業、體制、機制、運動、作用、反應</text:span><text:span text:style-name="T37">、文明、文明層級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bookmark-start text:name="虛無個體 與 起源"/>虛無個體 與 起源<text:bookmark-end text:name="虛無個體 與 起源"/></text:p>
          <text:list>
            <text:list-item>
              <text:p text:style-name="P121"><text:span text:style-name="T42">虛無個體 是 蘊含&lt;_?</text:span><text:span text:style-name="T43">n_&gt;個體的 虛無個體。</text:span></text:p>
            </text:list-item>
            <text:list-item>
              <text:p text:style-name="P7">道生一，一生二，二生三，三生萬物。</text:p>
              <text:list>
                <text:list-item>
                  <text:p text:style-name="P126"><text:span text:style-name="T72">道 生 &lt;?</text:span><text:span text:style-name="T73">1&gt;，</text:span><text:span text:style-name="T72">&lt;?</text:span><text:span text:style-name="T73">1&gt; 生 </text:span><text:span text:style-name="T72">&lt;?</text:span><text:span text:style-name="T73">2&gt;，</text:span><text:span text:style-name="T72">&lt;?</text:span><text:span text:style-name="T73">2&gt; 生 &lt;?3&gt;，造物主 生 萬物。</text:span></text:p>
                </text:list-item>
              </text:list>
            </text:list-item>
            <text:list-item>
              <text:p text:style-name="P121"><text:span text:style-name="T43">&lt;?</text:span><text:span text:style-name="T44">a+1</text:span><text:span text:style-name="T45">&gt;</text:span><text:span text:style-name="T46">個體、</text:span><text:span text:style-name="T42">&lt;?</text:span><text:span text:style-name="T46">a&gt;個體</text:span><text:span text:style-name="T42"> 的 關係。</text:span></text:p>
              <text:list>
                <text:list-item>
                  <text:p text:style-name="P121"><text:span text:style-name="T43">&lt;?</text:span><text:span text:style-name="T44">a+1</text:span><text:span text:style-name="T45">&gt;</text:span><text:span text:style-name="T46">個體</text:span><text:span text:style-name="T45"> 能夠 輸入、孕育、成長、成熟、衰亡、反孕育、輸出 </text:span><text:span text:style-name="T42">&lt;?</text:span><text:span text:style-name="T46">a&gt;個體。</text:span></text:p>
                  <text:list>
                    <text:list-item>
                      <text:p text:style-name="P127"><text:span text:style-name="T74">明顯例子，</text:span><text:span text:style-name="T75">雞生蛋。</text:span></text:p>
                    </text:list-item>
                    <text:list-item>
                      <text:p text:style-name="P121"><text:span text:style-name="T43">&lt;?</text:span><text:span text:style-name="T44">a+1</text:span><text:span text:style-name="T45">&gt;</text:span><text:span text:style-name="T46">個體</text:span><text:span text:style-name="T45"> 能夠無中生有 產生 </text:span><text:span text:style-name="T42">&lt;?</text:span><text:span text:style-name="T46">a&gt;個體。</text:span></text:p>
                      <text:list>
                        <text:list-item>
                          <text:p text:style-name="P8">明顯例子，人類個體的手臂個體運動 無中生有 產生 動能個體。</text:p>
                        </text:list-item>
                      </text:list>
                    </text:list-item>
                  </text:list>
                </text:list-item>
                <text:list-item>
                  <text:p text:style-name="P121"><text:span text:style-name="T42">&lt;?</text:span><text:span text:style-name="T46">a&gt;個體 能夠透過 </text:span><text:span text:style-name="T43">&lt;?</text:span><text:span text:style-name="T44">a</text:span><text:span text:style-name="T45">&gt;、</text:span><text:span text:style-name="T43">&lt;?</text:span><text:span text:style-name="T44">a+1</text:span><text:span text:style-name="T45">&gt; 的質能轉換，成神。</text:span></text:p>
                  <text:list>
                    <text:list-item>
                      <text:p text:style-name="P127"><text:span text:style-name="T74">明顯例子，</text:span><text:span text:style-name="T75">蛋生雞。</text:span></text:p>
                    </text:list-item>
                  </text:list>
                </text:list-item>
                <text:list-item>
                  <text:p text:style-name="P127"><text:span text:style-name="T76">&lt;?</text:span><text:span text:style-name="T74">a+</text:span><text:span text:style-name="T77">1</text:span><text:span text:style-name="T74">&gt;個體 能夠透過 </text:span><text:span text:style-name="T78">&lt;?</text:span><text:span text:style-name="T79">a</text:span><text:span text:style-name="T75">&gt;、</text:span><text:span text:style-name="T78">&lt;?</text:span><text:span text:style-name="T79">a+1</text:span><text:span text:style-name="T75">&gt; 的質能轉換，降臨、降世、下凡。</text:span></text:p>
                  <text:list>
                    <text:list-item>
                      <text:p text:style-name="P127"><text:span text:style-name="T74">明顯例子，</text:span><text:span text:style-name="T75">雞生蛋。</text:span></text:p>
                    </text:list-item>
                  </text:list>
                </text:list-item>
                <text:list-item>
                  <text:p text:style-name="P8">孕育 相對容易。</text:p>
                </text:list-item>
                <text:list-item>
                  <text:p text:style-name="P127"><text:span text:style-name="T75">成神</text:span><text:span text:style-name="T74"> 相對不易。</text:span></text:p>
                </text:list-item>
              </text:list>
            </text:list-item>
            <text:list-item>
              <text:p text:style-name="P7">假定，某一特定封閉性系統 存在。</text:p>
              <text:list>
                <text:list-item>
                  <text:p text:style-name="P7">該系統 是 真空狀態。</text:p>
                </text:list-item>
                <text:list-item>
                  <text:p text:style-name="P7">該系統 是 虛無狀態。</text:p>
                </text:list-item>
                <text:list-item>
                  <text:p text:style-name="P7">該系統 是 虛無個體。</text:p>
                </text:list-item>
                <text:list-item>
                  <text:p text:style-name="P7">該系統 沒有蘊含 任何 能量、儲量。</text:p>
                </text:list-item>
                <text:list-item>
                  <text:p text:style-name="P7">該系統 沒有蘊含 空間、時間。</text:p>
                </text:list-item>
                <text:list-item>
                  <text:p text:style-name="P127"><text:span text:style-name="T76">該系統 沒有蘊含 &lt;?</text:span><text:span text:style-name="T80">a&gt;個體。</text:span></text:p>
                </text:list-item>
                <text:list-item>
                  <text:p text:style-name="P9">該系統 沒有 跟其他個體 交互作用。</text:p>
                </text:list-item>
                <text:list-item>
                  <text:p text:style-name="P9">該系統 是 均勻場、均勻體、絕對穩定體、絕對穩態體、絕對靜態體、絕對靜止體、剛體。</text:p>
                </text:list-item>
              </text:list>
            </text:list-item>
            <text:list-item>
              <text:p text:style-name="P7">虛無個體的 起源</text:p>
              <text:list>
                <text:list-item>
                  <text:p text:style-name="P127"><text:span text:style-name="T76">假定，虛無個體 是 開放性系統，不</text:span><text:span text:style-name="T81">論 初始狀態</text:span><text:span text:style-name="T76">，不論是否存在 布朗</text:span><text:span text:style-name="T81">運動 的特性</text:span><text:span text:style-name="T76">。</text:span></text:p>
                  <text:list>
                    <text:list-item>
                      <text:p text:style-name="P7">假定，該虛無個體。</text:p>
                      <text:list>
                        <text:list-item>
                          <text:p text:style-name="P7">虛無個體 是 開放性系統。</text:p>
                        </text:list-item>
                        <text:list-item>
                          <text:p text:style-name="P127"><text:span text:style-name="T76">不論，初始狀態 </text:span><text:span text:style-name="T82">是否 是 </text:span><text:span text:style-name="T80">均勻場、均勻體、絕對穩定體、絕對穩態體、絕對靜態體。</text:span></text:p>
                        </text:list-item>
                        <text:list-item>
                          <text:p text:style-name="P127"><text:span text:style-name="T76">不論，虛無個體 是否存在 布朗</text:span><text:span text:style-name="T81">運動 的特性。</text:span></text:p>
                        </text:list-item>
                      </text:list>
                    </text:list-item>
                    <text:list-item>
                      <text:p text:style-name="P127"><text:span text:style-name="T76">該虛無個體的 起源 是 跟外在環境的 交互作用</text:span><text:span text:style-name="T83">。</text:span></text:p>
                    </text:list-item>
                    <text:list-item>
                      <text:p text:style-name="P127"><text:span text:style-name="T76">該虛無個體的 起源 是 跟</text:span><text:span text:style-name="T83">其他個體</text:span><text:span text:style-name="T76">的 交互作用</text:span><text:span text:style-name="T83">。</text:span></text:p>
                    </text:list-item>
                  </text:list>
                </text:list-item>
                <text:list-item>
                  <text:p text:style-name="P7">假定，虛無個體 是 封閉性系統。</text:p>
                  <text:list>
                    <text:list-item>
                      <text:p text:style-name="P127"><text:span text:style-name="T76">假定，虛無個體 是</text:span><text:span text:style-name="T80"> 一切</text:span><text:span text:style-name="T84">。</text:span></text:p>
                      <text:list>
                        <text:list-item>
                          <text:p text:style-name="P127"><text:span text:style-name="T80">一切 是 該</text:span><text:span text:style-name="T76">虛無個體。</text:span></text:p>
                        </text:list-item>
                        <text:list-item>
                          <text:p text:style-name="P127"><text:span text:style-name="T80">一切 沒有 其他</text:span><text:span text:style-name="T76">個體。</text:span></text:p>
                        </text:list-item>
                        <text:list-item>
                          <text:p text:style-name="P127"><text:span text:style-name="T80">一切 只有 該</text:span><text:span text:style-name="T76">虛無個體、該虛無個體的內在物質。</text:span></text:p>
                        </text:list-item>
                        <text:list-item>
                          <text:p text:style-name="P127"><text:span text:style-name="T80">該</text:span><text:span text:style-name="T76">虛無個體、該虛無個體的內在物質 是 該</text:span><text:span text:style-name="T80">一切。</text:span></text:p>
                        </text:list-item>
                      </text:list>
                    </text:list-item>
                    <text:list-item>
                      <text:p text:style-name="P127"><text:span text:style-name="T76">假定，虛無個體的</text:span><text:span text:style-name="T80">一切</text:span><text:span text:style-name="T76"> 是</text:span><text:span text:style-name="T80"> 一切的一切</text:span><text:span text:style-name="T84">。</text:span></text:p>
                      <text:list>
                        <text:list-item>
                          <text:p text:style-name="P127"><text:span text:style-name="T76">假定，</text:span><text:span text:style-name="T80">一切的一切 是 </text:span><text:span text:style-name="T76">虛無個體的</text:span><text:span text:style-name="T80">一切</text:span><text:span text:style-name="T84">。</text:span></text:p>
                        </text:list-item>
                      </text:list>
                    </text:list-item>
                    <text:list-item>
                      <text:p text:style-name="P127"><text:span text:style-name="T76">假定，虛無個體 </text:span><text:span text:style-name="T80">沒有 </text:span><text:span text:style-name="T84">外在環境。</text:span></text:p>
                    </text:list-item>
                    <text:list-item>
                      <text:p text:style-name="P127"><text:span text:style-name="T76">假定，虛無個體</text:span><text:span text:style-name="T80"> 沒有 跟其他個體 交互作用、交換能量、傳遞能量、傳導、對流、輻射。</text:span></text:p>
                    </text:list-item>
                  </text:list>
                </text:list-item>
                <text:list-item>
                  <text:p text:style-name="P127"><text:span text:style-name="T76">假定，虛無個體 是 封閉性系統，初始狀態 </text:span><text:span text:style-name="T81">不是 均勻場</text:span><text:span text:style-name="T76">，不論是否存在 布朗</text:span><text:span text:style-name="T81">運動 的特性</text:span><text:span text:style-name="T76">。</text:span></text:p>
                  <text:list>
                    <text:list-item>
                      <text:p text:style-name="P127"><text:span text:style-name="T76">虛無個體的初始狀態 不是 </text:span><text:span text:style-name="T80">均勻場、均勻體、絕對穩定體、絕對穩態體、絕對靜態體</text:span><text:span text:style-name="T76">。</text:span></text:p>
                    </text:list-item>
                    <text:list-item>
                      <text:p text:style-name="P127"><text:span text:style-name="T76">不論是否存在 布朗</text:span><text:span text:style-name="T81">運動 的特性 的 原因很明顯。</text:span></text:p>
                      <text:list>
                        <text:list-item>
                          <text:p text:style-name="P127"><text:span text:style-name="T76">在 該初始狀態 之下，布朗</text:span><text:span text:style-name="T81">運動 的特性 不會影響 </text:span><text:span text:style-name="T76">虛無個體的 起源。</text:span></text:p>
                          <text:list>
                            <text:list-item>
                              <text:p text:style-name="P127"><text:span text:style-name="T76">即便，布朗</text:span><text:span text:style-name="T81">運動 的特性 會深遠影響，該個體 的</text:span><text:span text:style-name="T76">一切的一切</text:span><text:span text:style-name="T81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7"><text:span text:style-name="T76">該虛無個體的 起源 是 該個體本身的 暫態</text:span><text:span text:style-name="T83">。</text:span></text:p>
                      <text:list>
                        <text:list-item>
                          <text:p text:style-name="P10">暫態 是 擾動、震動、震盪、作用、反應、響應、內部機制、內部運作、內部運動。</text:p>
                        </text:list-item>
                      </text:list>
                    </text:list-item>
                  </text:list>
                </text:list-item>
                <text:list-item>
                  <text:p text:style-name="P127"><text:span text:style-name="T76">假定，虛無個體 是 封閉性系統，初始狀態</text:span><text:span text:style-name="T81"> 是 均勻場</text:span><text:span text:style-name="T76">，存在 布朗</text:span><text:span text:style-name="T81">運動 的特性</text:span><text:span text:style-name="T76">。</text:span></text:p>
                  <text:list>
                    <text:list-item>
                      <text:p text:style-name="P127"><text:span text:style-name="T76">初始狀態 是 </text:span><text:span text:style-name="T80">均勻場、均勻體、絕對穩定體、絕對穩態體、絕對靜態體、絕對靜止體。</text:span></text:p>
                    </text:list-item>
                    <text:list-item>
                      <text:p text:style-name="P127"><text:span text:style-name="T76">假定，虛無個體 存在 布朗</text:span><text:span text:style-name="T81">運動 的特性</text:span><text:span text:style-name="T76">。</text:span></text:p>
                    </text:list-item>
                    <text:list-item>
                      <text:p text:style-name="P127"><text:span text:style-name="T76">虛無個體 存在 布朗</text:span><text:span text:style-name="T81">運動 的特性</text:span><text:span text:style-name="T76">。</text:span></text:p>
                      <text:list>
                        <text:list-item>
                          <text:p text:style-name="P127"><text:span text:style-name="T76">虛無個體 自然態、自然而然、理所當然 遭到 布朗</text:span><text:span text:style-name="T81">運動的特性 擾動。</text:span></text:p>
                        </text:list-item>
                        <text:list-item>
                          <text:p text:style-name="P127"><text:span text:style-name="T81">狀態，穩態 →</text:span><text:span text:style-name="T85"> 暫態。</text:span></text:p>
                        </text:list-item>
                        <text:list-item>
                          <text:p text:style-name="P127"><text:span text:style-name="T81">狀態，無極 →</text:span><text:span text:style-name="T85"> 太極。</text:span></text:p>
                        </text:list-item>
                      </text:list>
                    </text:list-item>
                    <text:list-item>
                      <text:p text:style-name="P127"><text:span text:style-name="T76">虛無個體 </text:span><text:span text:style-name="T85">經過 孕育、反孕育、成神、降臨 交互作用，產生 各種宗量層級的 個體。</text:span></text:p>
                      <text:list>
                        <text:list-item>
                          <text:p text:style-name="P11">宗量層級 不是有序 由上往下。</text:p>
                        </text:list-item>
                        <text:list-item>
                          <text:p text:style-name="P11">宗量層級 不是有序 由下往上。</text:p>
                        </text:list-item>
                        <text:list-item>
                          <text:p text:style-name="P11">宗量層級 是 由上往下、由下往上、中間往上、中間往下 同時 發生、併發、並行。</text:p>
                        </text:list-item>
                        <text:list-item>
                          <text:p text:style-name="P127"><text:span text:style-name="T76">虛無個體 的 內在物質，</text:span><text:span text:style-name="T85">同時 發生、併發、並行 孕育、反孕育、成神、降臨。</text:span></text:p>
                        </text:list-item>
                        <text:list-item>
                          <text:p text:style-name="P11">最初始的 交互作用。</text:p>
                          <text:list>
                            <text:list-item>
                              <text:p text:style-name="P11">有機率是 孕育。</text:p>
                            </text:list-item>
                            <text:list-item>
                              <text:p text:style-name="P11">有機率是 反孕育。</text:p>
                            </text:list-item>
                            <text:list-item>
                              <text:p text:style-name="P11">有機率是 成神。</text:p>
                            </text:list-item>
                            <text:list-item>
                              <text:p text:style-name="P11">有機率是 降臨。</text:p>
                            </text:list-item>
                            <text:list-item>
                              <text:p text:style-name="P11">有機率是 同時發生 孕育、反孕育。</text:p>
                            </text:list-item>
                            <text:list-item>
                              <text:p text:style-name="P11">有機率是 同時發生 反孕育、成神。</text:p>
                            </text:list-item>
                            <text:list-item>
                              <text:p text:style-name="P11">…</text:p>
                            </text:list-item>
                            <text:list-item>
                              <text:p text:style-name="P11">有機率是 同時發生 孕育、反孕育、成神、降臨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7"><text:span text:style-name="T76">該虛無個體的 起源 是 布朗</text:span><text:span text:style-name="T81">運動。</text:span></text:p>
                    </text:list-item>
                    <text:list-item>
                      <text:p text:style-name="P127"><text:span text:style-name="T76">該虛無個體的 起源 是 該個體本身的 </text:span><text:span text:style-name="T85">孕育、反孕育、成神、降臨 交互作用</text:span><text:span text:style-name="T83">。</text:span></text:p>
                    </text:list-item>
                  </text:list>
                </text:list-item>
                <text:list-item>
                  <text:p text:style-name="P127"><text:span text:style-name="T76">假定，虛無個體 是 封閉性系統，初始狀態</text:span><text:span text:style-name="T81"> 是 均勻場</text:span><text:span text:style-name="T76">，</text:span><text:span text:style-name="T86">不</text:span><text:span text:style-name="T76">存在 布朗</text:span><text:span text:style-name="T81">運動 的特性</text:span><text:span text:style-name="T76">。</text:span></text:p>
                  <text:list>
                    <text:list-item>
                      <text:p text:style-name="P7">假定，虛無個體 是 封閉性系統。</text:p>
                    </text:list-item>
                    <text:list-item>
                      <text:p text:style-name="P7">只有 該虛無個體。</text:p>
                      <text:list>
                        <text:list-item>
                          <text:p text:style-name="P7">沒有 其他個體。</text:p>
                        </text:list-item>
                        <text:list-item>
                          <text:p text:style-name="P7">該虛無個體 是 一切。</text:p>
                        </text:list-item>
                        <text:list-item>
                          <text:p text:style-name="P7">一切 是 該虛無個體。</text:p>
                        </text:list-item>
                        <text:list-item>
                          <text:p text:style-name="P7">一切的一切 是 該虛無個體、該虛無個體的內在物質 的一切。</text:p>
                        </text:list-item>
                        <text:list-item>
                          <text:p text:style-name="P7">該虛無個體、該虛無個體的內在物質 的一切 是 一切的一切。</text:p>
                        </text:list-item>
                      </text:list>
                    </text:list-item>
                    <text:list-item>
                      <text:p text:style-name="P127"><text:span text:style-name="T76">初始狀態 是 </text:span><text:span text:style-name="T80">均勻場、均勻體、絕對穩定體、絕對穩態體、絕對靜態體、絕對靜止體。</text:span></text:p>
                    </text:list-item>
                    <text:list-item>
                      <text:p text:style-name="P7">該虛無個體 的 初始狀態 是 宗量平衡、能量平衡、儲量平衡、沒有觀測、沒有感測。</text:p>
                    </text:list-item>
                    <text:list-item>
                      <text:p text:style-name="P7">該虛無個體 的 初始狀態 是 沒有傳導、沒有對流、沒有輻射、沒有交互作用、寂靜。</text:p>
                    </text:list-item>
                    <text:list-item>
                      <text:p text:style-name="P7">該虛無個體 的 初始狀態 是 沒有宗量交換、沒有能量交換、沒有儲量交換、沒有傳遞。</text:p>
                    </text:list-item>
                    <text:list-item>
                      <text:p text:style-name="P127"><text:span text:style-name="T76">該虛無個體 的 初始狀態 是 完全均勻、完全均質、完全同質性、完全靜止、完全</text:span><text:span text:style-name="T87">穩態</text:span><text:span text:style-name="T76">。</text:span></text:p>
                    </text:list-item>
                    <text:list-item>
                      <text:p text:style-name="P7">該虛無個體 的 初始狀態 是 沒有共振、零共振、零振幅、零震盪、零震動、零頻率。</text:p>
                    </text:list-item>
                    <text:list-item>
                      <text:p text:style-name="P128">該虛無個體 的 初始狀態 是 沒有輸入、沒有輸出、沒有響應、沒有架構、沒有存在。</text:p>
                    </text:list-item>
                    <text:list-item>
                      <text:p text:style-name="P128">該虛無個體 的 初始狀態 是 沒有內在物質、如同沒有內在物質、等效於沒有內在物質。</text:p>
                    </text:list-item>
                    <text:list-item>
                      <text:p text:style-name="P128">該虛無個體 的 初始狀態 是 沒有自激發、沒有自作用、沒有自反應、沒有自震盪。</text:p>
                    </text:list-item>
                    <text:list-item>
                      <text:p text:style-name="P128">該虛無個體 的 初始狀態 是 沒有粒子海起落、沒有無中生有、沒有光痕、沒有內外。</text:p>
                    </text:list-item>
                    <text:list-item>
                      <text:p text:style-name="P128">該虛無個體 的 初始狀態 是 沒有空間、沒有時間、沒有維度、沒有結構、沒有自旋。</text:p>
                    </text:list-item>
                    <text:list-item>
                      <text:p text:style-name="P128">該虛無個體的 起源 是 虛無、本身、每一瞬間、存在於任何瞬間、不存在於任何瞬間。</text:p>
                      <text:list>
                        <text:list-item>
                          <text:p text:style-name="P7">該虛無個體的 起源 不存在、沒有機率存在、不曾發生、持續不會發生、不會發生。</text:p>
                        </text:list-item>
                        <text:list-item>
                          <text:p text:style-name="P7">該虛無個體的 起源 持續存在、永遠存在、已經發生、持續發生、即將發生。</text:p>
                        </text:list-item>
                        <text:list-item>
                          <text:p text:style-name="P7">該虛無個體 等效於 剛體。</text:p>
                          <text:list>
                            <text:list-item>
                              <text:p text:style-name="P7">不存在 剛體。</text:p>
                              <text:list>
                                <text:list-item>
                                  <text:p text:style-name="P7">剛體 沒有 起源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">該虛無個體 的 初始狀態 等效於 剛體狀態。</text:p>
                          <text:list>
                            <text:list-item>
                              <text:p text:style-name="P7">該虛無個體 的 初始狀態 是 該虛無個體 的 任一瞬間狀態。</text:p>
                            </text:list-item>
                            <text:list-item>
                              <text:p text:style-name="P7">該虛無個體 的 初始狀態 是 該虛無個體 的 每一個瞬間的狀態。</text:p>
                            </text:list-item>
                            <text:list-item>
                              <text:p text:style-name="P7">該虛無個體 的 初始狀態 是 該虛無個體 的 過去、當下、未來 的當下的 狀態。</text:p>
                            </text:list-item>
                          </text:list>
                        </text:list-item>
                        <text:list-item>
                          <text:p text:style-name="P7">該虛無個體 的 狀態 沒有 變化。</text:p>
                          <text:list>
                            <text:list-item>
                              <text:p text:style-name="P7">該虛無個體 的 狀態 變化，機率 是 零。</text:p>
                            </text:list-item>
                            <text:list-item>
                              <text:p text:style-name="P7">該虛無個體 的 狀態 變化，不存在 內部因子、外部因子。</text:p>
                            </text:list-item>
                            <text:list-item>
                              <text:p text:style-name="P128">該虛無個體 的 狀態 變化，不存在 內部變量、外部變量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8">假定 該虛無個體的 起源 不是 虛無、本身、每一瞬間、存在於任何瞬間。</text:p>
                      <text:list>
                        <text:list-item>
                          <text:p text:style-name="P138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"><text:bookmark-start text:name="振動 與 覺醒"/>振動 與 覺醒<text:bookmark-end text:name="振動 與 覺醒"/></text:p>
          <text:list>
            <text:list-item>
              <text:p text:style-name="P13">&lt;_?3_&gt;個體 在 不同位置，有 不同振動頻率。</text:p>
              <text:list>
                <text:list-item>
                  <text:p text:style-name="P13">明顯例子，人類個體的 心臟 個體。</text:p>
                  <text:list>
                    <text:list-item>
                      <text:p text:style-name="P13">動能個體、心臟個體 距離 越近，動能個體受到 心跳脈動 的影響 越大。</text:p>
                      <text:list>
                        <text:list-item>
                          <text:p text:style-name="P13">影響 是 頻率、振幅。</text:p>
                        </text:list-item>
                        <text:list-item>
                          <text:p text:style-name="P13">明顯例子，心臟個體 蘊含 動能個體，動能個體受到 心跳脈動 的影響 最大。</text:p>
                        </text:list-item>
                        <text:list-item>
                          <text:p text:style-name="P13">明顯例子，腳趾個體 蘊含 動能個體，動能個體受到 心跳脈動 的影響 最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1"><text:span text:style-name="T90">&lt;?2&gt;個體 在 </text:span><text:span text:style-name="T89">&lt;_?3_&gt;個體 的 不同位置，</text:span><text:span text:style-name="T90">&lt;?2&gt;個體 會受到不同的 脈動 影響</text:span><text:span text:style-name="T91">。</text:span></text:p>
              <text:list>
                <text:list-item>
                  <text:p text:style-name="P13">受到 是 主動、被動、被迫 感受到、承受到、接收到。</text:p>
                </text:list-item>
                <text:list-item>
                  <text:p text:style-name="P13">脈動 是 振動、振盪、跳動。</text:p>
                </text:list-item>
                <text:list-item>
                  <text:p text:style-name="P122"><text:span text:style-name="T17">&lt;_?3_&gt;個體 在該位置的振動，&lt;?2&gt;個體 有機率</text:span><text:span text:style-name="T18"> 振動頻率、共鳴。</text:span></text:p>
                  <text:list>
                    <text:list-item>
                      <text:p text:style-name="P122"><text:span text:style-name="T17">&lt;?2&gt;個體 有機率</text:span><text:span text:style-name="T18"> 肉質層覺醒、意識層覺</text:span><text:span text:style-name="T151">醒。 </text:span><text:span text:style-name="T12">（個體</text:span><text:span text:style-name="T5">有機率 </text:span><text:span text:style-name="T6">肉質層、意識層 反覺</text:span><text:span text:style-name="T12">醒）</text:span></text:p>
                    </text:list-item>
                    <text:list-item>
                      <text:p text:style-name="P13">&lt;?2&gt;個體 蘊含 &lt;_?3_&gt;個體的頻率。</text:p>
                    </text:list-item>
                    <text:list-item>
                      <text:p text:style-name="P13">&lt;_?3_&gt;個體的振動頻率 有機率是&lt;?2&gt;個體的 肉質層、意識層 的 自然頻率、舒適頻率。</text:p>
                      <text:list>
                        <text:list-item>
                          <text:p text:style-name="P122"><text:span text:style-name="T17">明顯例子，&lt;_?3_&gt;個體的某一特定區域 以</text:span><text:span text:style-name="T188">θ</text:span><text:span text:style-name="T19">波振動。</text:span></text:p>
                          <text:list>
                            <text:list-item>
                              <text:p text:style-name="P14">即便 人類個體 是 極端清醒狀態，大腦個體 也會處在 全身性投入 狀態。</text:p>
                              <text:list>
                                <text:list-item>
                                  <text:p text:style-name="P14">全身性投入 是 全身性投入到眼前事物、身心靈放鬆、催眠狀態、心流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9">不同的脈動 有機率 同時發生、交互作用、相互干涉。</text:p>
                  <text:list>
                    <text:list-item>
                      <text:p text:style-name="P129">相互干涉 是 建設性干涉、破壞性干涉。</text:p>
                    </text:list-item>
                    <text:list-item>
                      <text:p text:style-name="P129">明顯例子，人類個體的 心跳個體、呼吸系統個體、腸胃蠕動機制個體 脈動 同時發生。</text:p>
                    </text:list-item>
                  </text:list>
                </text:list-item>
                <text:list-item>
                  <text:p text:style-name="P13">以 自然頻率、舒適頻率 振動 肉質層、意識層 的 方法。</text:p>
                  <text:list>
                    <text:list-item>
                      <text:p text:style-name="P13">&lt;?2&gt;個體 能夠透過 &lt;?2&gt;個體的 本能、傳承。</text:p>
                      <text:list>
                        <text:list-item>
                          <text:p text:style-name="P13">&lt;?2&gt;個體 受到 該本能、該傳承 的 脈動。</text:p>
                        </text:list-item>
                        <text:list-item>
                          <text:p text:style-name="P13">明顯例子，風水、（風水的）磁場。</text:p>
                        </text:list-item>
                      </text:list>
                    </text:list-item>
                    <text:list-item>
                      <text:p text:style-name="P13">&lt;?2&gt;個體 處在不同的 &lt;_?3_&gt;個體的區域。</text:p>
                      <text:list>
                        <text:list-item>
                          <text:p text:style-name="P13">&lt;?2&gt;個體 受到 該區域 的 脈動。</text:p>
                        </text:list-item>
                        <text:list-item>
                          <text:p text:style-name="P13">明顯例子，（太陽 帶領）太陽系（週期性）進入 &lt;_?3_&gt;個體的不同的 區域。</text:p>
                          <text:list>
                            <text:list-item>
                              <text:p text:style-name="P13">明顯例子，人類個體 的 血液循環系統個體。</text:p>
                              <text:list>
                                <text:list-item>
                                  <text:p text:style-name="P13">紅血球個體 的 動能個體，被帶往 人類個體的 不同區域。</text:p>
                                  <text:list>
                                    <text:list-item>
                                      <text:p text:style-name="P122"><text:span text:style-name="T20">動脈 → 靜脈 → 心臟 →</text:span><text:span text:style-name="T21"> 動脈</text:span><text:span text:style-name="T20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3">紅血球個體 的 大動能個體 是 太陽。</text:p>
                                </text:list-item>
                                <text:list-item>
                                  <text:p text:style-name="P13">紅血球個體 的 小動能個體 是 地球。</text:p>
                                </text:list-item>
                                <text:list-item>
                                  <text:p text:style-name="P13">紅血球個體 的 移動向量 是 所有動能個體 蘊含的宗量 總和。</text:p>
                                  <text:list>
                                    <text:list-item>
                                      <text:p text:style-name="P13">大動能個體、小動能個體 蘊含的宗量 相差極大。</text:p>
                                    </text:list-item>
                                    <text:list-item>
                                      <text:p text:style-name="P13">紅血球個體 的 移動向量 主要是 大動能個體 決定。</text:p>
                                    </text:list-item>
                                  </text:list>
                                </text:list-item>
                                <text:list-item>
                                  <text:p text:style-name="P13">（大動能個體 帶領）大動能系個體（週期性）進入 人類個體的不同的 區域。</text:p>
                                </text:list-item>
                                <text:list-item>
                                  <text:p text:style-name="P13">動能個體 受到 人類個體的不同的區域的 不同脈動。</text:p>
                                </text:list-item>
                                <text:list-item>
                                  <text:p text:style-name="P13">紅血球個體的運動 受到 血管個體 的 拘束。</text:p>
                                </text:list-item>
                                <text:list-item>
                                  <text:p text:style-name="P13">紅血球個體的邊界 是 太陽的太陽離子層邊界。</text:p>
                                </text:list-item>
                                <text:list-item>
                                  <text:p text:style-name="P347"><text:span text:style-name="T17">紅血球個體 是 蘊含 太陽、太陽系、太陽離子層邊界 一切 的 &lt;?</text:span><text:span text:style-name="T22">3&gt;個體</text:span><text:span text:style-name="T190">。</text:span></text:p>
                                </text:list-item>
                                <text:list-item>
                                  <text:p text:style-name="P130">紅血球個體、大動能系個體 被帶往 心臟個體。</text:p>
                                  <text:list>
                                    <text:list-item>
                                      <text:p text:style-name="P13">大動能系個體 受到 心臟個體 脈動 的 影響 越大。</text:p>
                                      <text:list>
                                        <text:list-item>
                                          <text:p text:style-name="P13">距離 越近，影響 越大，共振、共鳴、共識 不一定 越容易發生。</text:p>
                                        </text:list-item>
                                        <text:list-item>
                                          <text:p text:style-name="P122"><text:span text:style-name="T17">&lt;?</text:span><text:span text:style-name="T23">1&gt;</text:span><text:span text:style-name="T17">個體 的 肉質層、意識層，</text:span><text:span text:style-name="T24">發生</text:span><text:span text:style-name="T17">共振的 頻率 有 上下限。</text:span></text:p>
                                          <text:list>
                                            <text:list-item>
                                              <text:p text:style-name="P122"><text:span text:style-name="T17">&lt;?</text:span><text:span text:style-name="T23">1&gt;</text:span><text:span text:style-name="T17">個體、&lt;?</text:span><text:span text:style-name="T23">2&gt;</text:span><text:span text:style-name="T17">個體 的間隔距離 有 上下限。</text:span></text:p>
                                            </text:list-item>
                                            <text:list-item>
                                              <text:p text:style-name="P13">明顯例子，救護車的鳴笛聲、都普勒效應、紅移現象。</text:p>
                                            </text:list-item>
                                            <text:list-item>
                                              <text:p text:style-name="P13">明顯例子，救護車的鳴笛聲 讓 玻璃杯 發生 共振、共鳴、共識。</text:p>
                                            </text:list-item>
                                            <text:list-item>
                                              <text:p text:style-name="P122"><text:span text:style-name="T17">玻璃杯 發生共振的 頻率 有 上下限。</text:span><text:span text:style-name="T5">（以 自然頻率 為 原點）</text:span></text:p>
                                            </text:list-item>
                                            <text:list-item>
                                              <text:p text:style-name="P13">救護車（本身）發出的 頻率 不變。</text:p>
                                            </text:list-item>
                                            <text:list-item>
                                              <text:p text:style-name="P13">救護車、玻璃杯 間隔距離 改變，玻璃杯接收到的 頻率 改變。</text:p>
                                            </text:list-item>
                                            <text:list-item>
                                              <text:p text:style-name="P13">玻璃杯、救護車 間隔距離 有 上下限。</text:p>
                                            </text:list-item>
                                            <text:list-item>
                                              <text:p text:style-name="P122"><text:span text:style-name="T17">該上下限 之內，玻璃杯 才會發生 共振、共鳴、共識 </text:span><text:span text:style-name="T25">現象</text:span><text:span text:style-name="T17">。</text:span></text:p>
                                            </text:list-item>
                                            <text:list-item>
                                              <text:p text:style-name="P130">該上下限 之內，共振、共鳴、共識 大。</text:p>
                                            </text:list-item>
                                            <text:list-item>
                                              <text:p text:style-name="P130">該上下限 之外，共振、共鳴、共識 小。</text:p>
                                            </text:list-item>
                                            <text:list-item>
                                              <text:p text:style-name="P130">救護車 固定不動，只有 鳴笛。</text:p>
                                            </text:list-item>
                                            <text:list-item>
                                              <text:p text:style-name="P130">玻璃杯 位移、移動。</text:p>
                                            </text:list-item>
                                            <text:list-item>
                                              <text:p text:style-name="P130">玻璃杯在 接收到玻璃杯自然頻率的 間隔距離，共振、共鳴 最大。</text:p>
                                            </text:list-item>
                                            <text:list-item>
                                              <text:p text:style-name="P130">間隔距離 越近，影響 越大，共振、共鳴、共識 不一定 越大。</text:p>
                                            </text:list-item>
                                            <text:list-item>
                                              <text:p text:style-name="P130">間隔距離 越遠，影響 越小，共振、共鳴、共識 不一定 越小。</text:p>
                                            </text:list-item>
                                            <text:list-item>
                                              <text:p text:style-name="P122"><text:span text:style-name="T17">救護車 是 心臟個體。</text:span><text:span text:style-name="T5">&lt;_?</text:span><text:span text:style-name="T7">3_&gt;個體的某一特定 &lt;?3&gt;個體</text:span></text:p>
                                            </text:list-item>
                                            <text:list-item>
                                              <text:p text:style-name="P122"><text:span text:style-name="T17">救護車的 鳴笛聲 是 心臟個體的</text:span><text:span text:style-name="T26"> </text:span><text:span text:style-name="T17">脈動。</text:span><text:span text:style-name="T5">該&lt;?</text:span><text:span text:style-name="T7">3&gt;個體的 脈動</text:span></text:p>
                                            </text:list-item>
                                            <text:list-item>
                                              <text:p text:style-name="P122"><text:span text:style-name="T17">玻璃杯 是 紅血球個體。</text:span><text:span text:style-name="T5">蘊含 太陽、太陽系、地球 的 </text:span><text:span text:style-name="T7">&lt;?</text:span><text:span text:style-name="T8">3&gt;個體</text:span></text:p>
                                            </text:list-item>
                                            <text:list-item>
                                              <text:p text:style-name="P122"><text:span text:style-name="T17">玻璃杯的動能個體 是 紅血球的動能個體。</text:span><text:span text:style-name="T5">&lt;?</text:span><text:span text:style-name="T9">2&gt;個體</text:span><text:span text:style-name="T5">、地球個體</text:span></text:p>
                                            </text:list-item>
                                            <text:list-item>
                                              <text:p text:style-name="P122"><text:span text:style-name="T194">動能個體的 共振 是 動能個體的 共振。</text:span><text:span text:style-name="T5">&lt;?</text:span><text:span text:style-name="T9">2&gt;個體</text:span><text:span text:style-name="T5">的 共振</text:span></text:p>
                                            </text:list-item>
                                            <text:list-item>
                                              <text:p text:style-name="P130">玻璃杯（本身）有機率 自振盪、自己產生振盪。</text:p>
                                            </text:list-item>
                                            <text:list-item>
                                              <text:p text:style-name="P130">明顯例子，玻璃 是 液體，液體 流動 產生（極端渺小）振動。</text:p>
                                            </text:list-item>
                                            <text:list-item>
                                              <text:p text:style-name="P130">對於 該玻璃杯 來說，該自振盪 有機率 影響很大、時常出現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22"><text:span text:style-name="T17">大動能個體、小動能個體、&lt;?</text:span><text:span text:style-name="T23">1&gt;</text:span><text:span text:style-name="T17">個體 有機率 發生 共振、共鳴、共識。</text:span></text:p>
                                    </text:list-item>
                                    <text:list-item>
                                      <text:p text:style-name="P122"><text:span text:style-name="T17">大動能個體、小動能個體、&lt;?</text:span><text:span text:style-name="T23">1&gt;</text:span><text:span text:style-name="T17">個體 有機率 觸發 某一特定隱性本能。</text:span></text:p>
                                      <text:list>
                                        <text:list-item>
                                          <text:p text:style-name="P122"><text:span text:style-name="T17">隱性 變成 顯性。</text:span><text:span text:style-name="T5">（顯性 變成 隱性）</text:span></text:p>
                                        </text:list-item>
                                        <text:list-item>
                                          <text:p text:style-name="P347"><text:span text:style-name="T17">明顯例子，人類個體 進入睡眠之後，大腦個體 產生</text:span><text:span text:style-name="T27">θ波</text:span><text:span text:style-name="T191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30">紅血球個體、大動能系個體 被帶離 心臟個體。</text:p>
                                  <text:list>
                                    <text:list-item>
                                      <text:p text:style-name="P13">大動能系個體 受到 心臟個體 脈動 的 影響 越小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&lt;?2&gt;個體 在 &lt;_?3_&gt;個體不同的 位置，有不同 的 特性。</text:p>
              <text:list>
                <text:list-item>
                  <text:p text:style-name="P15">蘊含&lt;?2&gt;個體的&lt;?3&gt;個體 在 &lt;_?3_&gt;個體不同的 位置，有不同 的 特性。</text:p>
                </text:list-item>
                <text:list-item>
                  <text:p text:style-name="P15">明顯例子，紅血球 受到 血壓 影響。</text:p>
                  <text:list>
                    <text:list-item>
                      <text:p text:style-name="P15">紅血球個體蘊含的 動能個體 會跟著 血壓 改變。</text:p>
                    </text:list-item>
                    <text:list-item>
                      <text:p text:style-name="P15">紅血球 在 動脈，受到 血壓 更高。</text:p>
                      <text:list>
                        <text:list-item>
                          <text:p text:style-name="P15">動能個體 指向性高、個體之間同步性機率高、活性高、振動頻率高、狀態轉移快速。</text:p>
                          <text:list>
                            <text:list-item>
                              <text:p text:style-name="P15">個體之間同步性 是 動能個體 之間，同時 朝向 某一特定方向 前進。</text:p>
                            </text:list-item>
                            <text:list-item>
                              <text:p text:style-name="P15">個體之間同步性 是 動能個體 之間，同時、同步 振盪、共振、共鳴、共識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紅血球 在 靜脈，受到 血壓 更低。</text:p>
                      <text:list>
                        <text:list-item>
                          <text:p text:style-name="P15">動能個體 自由性高、個體之間同步性機率低、活性低、振動頻率低、狀態轉移緩慢。</text:p>
                          <text:list>
                            <text:list-item>
                              <text:p text:style-name="P15">自由性 是 自由度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紅血球 是 <text:span text:style-name="T202">蘊含 太陽系 的 &lt;?3&gt;個體</text:span><text:span text:style-name="T164">。</text:span></text:p>
                      <text:list>
                        <text:list-item>
                          <text:p text:style-name="P15">紅血球個體 是 <text:span text:style-name="T202">蘊含 太陽、太陽系、太陽離子層邊界 一切的 &lt;?3&gt;個體</text:span><text:span text:style-name="T164">。</text:span></text:p>
                        </text:list-item>
                        <text:list-item>
                          <text:p text:style-name="P15"><text:span text:style-name="T164">太陽 </text:span><text:span text:style-name="T203">是 &lt;?2&gt;個體</text:span><text:span text:style-name="T164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5">明顯例子，紅血球個體的 動能個體 受到 呼吸系統個體的週期性 運動 影響。</text:p>
                </text:list-item>
                <text:list-item>
                  <text:p text:style-name="P15">紅血球個體、動能個體。</text:p>
                  <text:list>
                    <text:list-item>
                      <text:p text:style-name="P15">（紅血球個體蘊含的）動能個體 有機率失控 傷害 紅血球個體。</text:p>
                    </text:list-item>
                    <text:list-item>
                      <text:p text:style-name="P15">紅血球個體 有機率被（人類個體 體內的）寄生蟲個體 吞噬。</text:p>
                      <text:list>
                        <text:list-item>
                          <text:p text:style-name="P15">（紅血球個體蘊含的）動能個體 跟著被 寄生蟲個體 吞噬。</text:p>
                        </text:list-item>
                        <text:list-item>
                          <text:p text:style-name="P15">該動能個體 極端難以反制 寄生蟲個體。</text:p>
                          <text:list>
                            <text:list-item>
                              <text:p text:style-name="P15">假定，紅血球 能夠感測到 寄生蟲個體，並且有遠離 該寄生蟲個體的 內部機制。</text:p>
                              <text:list>
                                <text:list-item>
                                  <text:p text:style-name="P15">該動能個體 只需要 聽從 紅血球個體 的 內部機制、指示 行動，就能 遠離。</text:p>
                                </text:list-item>
                              </text:list>
                            </text:list-item>
                            <text:list-item>
                              <text:p text:style-name="P15">消極做法。</text:p>
                              <text:list>
                                <text:list-item>
                                  <text:p text:style-name="P15">該動能個體 控制（紅血球個體蘊含的）大動能個體群，遠離 該寄生蟲個體。</text:p>
                                  <text:list>
                                    <text:list-item>
                                      <text:p text:style-name="P15">該動能個體 要能夠 偵測到 該寄生從個體 的存在。</text:p>
                                    </text:list-item>
                                    <text:list-item>
                                      <text:p text:style-name="P15">認知到 之後，該動能個體 要能夠 來得及 執行 該消極做法。</text:p>
                                    </text:list-item>
                                    <text:list-item>
                                      <text:p text:style-name="P15">該動能個體 要能夠 控制 大動能個體群。</text:p>
                                    </text:list-item>
                                    <text:list-item>
                                      <text:p text:style-name="P15">速度，該紅血球個體 要能夠 高於 該寄生蟲個體。</text:p>
                                    </text:list-item>
                                    <text:list-item>
                                      <text:p text:style-name="P15">該紅血球個體的 遠離方向 沒有 其他寄生蟲個體。其他威脅。</text:p>
                                    </text:list-item>
                                    <text:list-item>
                                      <text:p text:style-name="P15">該紅血球個體的 遠離方向 沒有 血管個體、任何牆壁個體 拘束。</text:p>
                                    </text:list-item>
                                    <text:list-item>
                                      <text:p text:style-name="P15">該紅血球個體的 遠離方向 沒有 血管破裂、被滲出人類個體以外 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5">積極做法，該動能個體 趨動 紅血球個體 呼叫 嗜酸性球個體 殲滅 寄生蟲個體。</text:p>
                              <text:list>
                                <text:list-item>
                                  <text:p text:style-name="P15">假定，該人類個體的 紅血球個體 能呼叫 嗜酸性球個體。<text:span text:style-name="T1">（實際上，不能）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（人類個體 體內的）細胞 有機率 癌化。</text:p>
                      <text:list>
                        <text:list-item>
                          <text:p text:style-name="P15">癌細胞 的 顯性特徵。</text:p>
                          <text:list>
                            <text:list-item>
                              <text:p text:style-name="P15">內在物質、內部機制、動能個體、感測、交互作用 失控。</text:p>
                            </text:list-item>
                            <text:list-item>
                              <text:p text:style-name="P15">為了 內戰，浪費、揮霍 人類個體的一切 葡萄糖、蛋白質<text:span text:style-name="T204">。</text:span></text:p>
                            </text:list-item>
                            <text:list-item>
                              <text:p text:style-name="P379"><text:span text:style-name="T177">為了 </text:span>內戰<text:span text:style-name="T177">，</text:span>浪費<text:span text:style-name="T177">、揮霍 人類個體的一切 </text:span>資源<text:span text:style-name="T177">、原物料</text:span><text:span text:style-name="T178">。</text:span></text:p>
                            </text:list-item>
                            <text:list-item>
                              <text:p text:style-name="P15">發動內戰、趨戰性、攻擊呼吸系統、攻擊其他正常細胞。</text:p>
                            </text:list-item>
                            <text:list-item>
                              <text:p text:style-name="P15">攻擊、傷害、侵占、衰亡、感染 正常細胞個體、人類個體。</text:p>
                            </text:list-item>
                            <text:list-item>
                              <text:p text:style-name="P15">無益於 人類個體，反過來 攻擊、傷害、衰亡 人類個體。</text:p>
                            </text:list-item>
                          </text:list>
                        </text:list-item>
                        <text:list-item>
                          <text:p text:style-name="P15">癌細胞 會被 人類個體的 免疫系統個體、T細胞個體、&lt;?<text:span text:style-name="T205">2&gt;</text:span>化療 削弱、殲滅、滅絕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1">（人類認定的）<text:bookmark-start text:name="超自然現象"/>超自然現象<text:bookmark-end text:name="超自然現象"/></text:p>
          <text:list>
            <text:list-item>
              <text:p text:style-name="P122"><text:span text:style-name="T28">&lt;?a&gt;個體 有機率觀測到 其他&lt;?a&gt;個體 自己 移動、運動</text:span><text:span text:style-name="T152">。</text:span></text:p>
              <text:list>
                <text:list-item>
                  <text:p text:style-name="P122"><text:span text:style-name="T152">原因很明顯，</text:span><text:span text:style-name="T28">&lt;_?</text:span><text:span text:style-name="T29">3_&gt;個體 直接蘊含 &lt;?a-1&gt;個體，產生 </text:span><text:span text:style-name="T28">其他&lt;?a&gt;個體 自己 移動 的 現象</text:span><text:span text:style-name="T152">。</text:span></text:p>
                </text:list-item>
                <text:list-item>
                  <text:p text:style-name="P122"><text:span text:style-name="T152">明顯例子</text:span><text:span text:style-name="T28">，&lt;_?</text:span><text:span text:style-name="T16">3_&gt;</text:span><text:span text:style-name="T150">個體的 直接蘊含 力，</text:span><text:span text:style-name="T28">其他&lt;?a&gt;個體 自己 移動、運動</text:span><text:span text:style-name="T152">。</text:span></text:p>
                  <text:list>
                    <text:list-item>
                      <text:p text:style-name="P122"><text:span text:style-name="T28">該&lt;?a&gt;個</text:span><text:span text:style-name="T152">體 觀測到 </text:span><text:span text:style-name="T28">其他&lt;?a&gt;個體 自己 移動、運動</text:span><text:span text:style-name="T152">。</text:span></text:p>
                    </text:list-item>
                    <text:list-item>
                      <text:p text:style-name="P122"><text:span text:style-name="T28">該&lt;?a&gt;個</text:span><text:span text:style-name="T152">體 沒有認知到 </text:span><text:span text:style-name="T28">其他&lt;?a&gt;個體</text:span><text:span text:style-name="T152">，是被 </text:span><text:span text:style-name="T28">&lt;_?</text:span><text:span text:style-name="T16">3_&gt;</text:span><text:span text:style-name="T150">個體的 直接蘊含的 力 作用。</text:span></text:p>
                    </text:list-item>
                    <text:list-item>
                      <text:p text:style-name="P122"><text:span text:style-name="T150">該</text:span><text:span text:style-name="T28">&lt;?a&gt;個</text:span><text:span text:style-name="T152">體 有機率認定 </text:span><text:span text:style-name="T28">其他&lt;?a&gt;個體 發生 超自然現象。</text:span></text:p>
                    </text:list-item>
                  </text:list>
                </text:list-item>
                <text:list-item>
                  <text:p text:style-name="P122"><text:span text:style-name="T150">明顯例子，</text:span><text:span text:style-name="T28">&lt;_?</text:span><text:span text:style-name="T16">3_&gt;</text:span><text:span text:style-name="T150">個體（本身）孕育、產生 力，</text:span><text:span text:style-name="T28">&lt;_?</text:span><text:span text:style-name="T16">3_&gt;</text:span><text:span text:style-name="T150">個體的空間個體 自然收縮。</text:span></text:p>
                  <text:list>
                    <text:list-item>
                      <text:p text:style-name="P132">該空間個體蘊含的 椅子個體 自然、自然而然、理所當然 移動、倒下來、被噴飛。</text:p>
                    </text:list-item>
                    <text:list-item>
                      <text:p text:style-name="P122"><text:span text:style-name="T28">假定 &lt;?</text:span><text:span text:style-name="T30">2</text:span><text:span text:style-name="T28">&gt;</text:span><text:span text:style-name="T150">個體 的 本能、傳承 不夠高，無法觀測到 空間個體 的 運動、作用、狀態。</text:span></text:p>
                    </text:list-item>
                    <text:list-item>
                      <text:p text:style-name="P122"><text:span text:style-name="T150">該</text:span><text:span text:style-name="T28">&lt;?</text:span><text:span text:style-name="T30">2</text:span><text:span text:style-name="T28">&gt;</text:span><text:span text:style-name="T150">個體 只看到 椅子個體 自己 移動、倒下來、被噴飛。</text:span></text:p>
                    </text:list-item>
                    <text:list-item>
                      <text:p text:style-name="P122"><text:span text:style-name="T150">該</text:span><text:span text:style-name="T28">&lt;?</text:span><text:span text:style-name="T30">2</text:span><text:span text:style-name="T28">&gt;</text:span><text:span text:style-name="T150">個體 看不到 空間個體 自己 在 運動、蠕動、擾動。</text:span></text:p>
                    </text:list-item>
                    <text:list-item>
                      <text:p text:style-name="P122"><text:span text:style-name="T150">該</text:span><text:span text:style-name="T28">&lt;?</text:span><text:span text:style-name="T30">2</text:span><text:span text:style-name="T28">&gt;</text:span><text:span text:style-name="T150">個體 看不到 </text:span><text:span text:style-name="T28">&lt;_?</text:span><text:span text:style-name="T16">3_&gt;</text:span><text:span text:style-name="T150">個體（本身）孕育 力，讓 空間個體 運動、蠕動、擾動。</text:span></text:p>
                    </text:list-item>
                    <text:list-item>
                      <text:p text:style-name="P122"><text:span text:style-name="T150">該</text:span><text:span text:style-name="T28">&lt;?</text:span><text:span text:style-name="T30">2</text:span><text:span text:style-name="T28">&gt;</text:span><text:span text:style-name="T150">個體 有機率認定 發生 超自然現象。</text:span></text:p>
                    </text:list-item>
                    <text:list-item>
                      <text:p text:style-name="P122"><text:span text:style-name="T150">原因很明顯，該</text:span><text:span text:style-name="T28">&lt;?</text:span><text:span text:style-name="T30">2</text:span><text:span text:style-name="T28">&gt;</text:span><text:span text:style-name="T150">個體 的 本能、傳承 不夠高。</text:span></text:p>
                      <text:list>
                        <text:list-item>
                          <text:p text:style-name="P122"><text:span text:style-name="T150">該</text:span><text:span text:style-name="T28">&lt;?</text:span><text:span text:style-name="T30">2</text:span><text:span text:style-name="T28">&gt;</text:span><text:span text:style-name="T150">個體 沒有 觀測到、感測到、認知到 </text:span><text:span text:style-name="T28">&lt;_?</text:span><text:span text:style-name="T16">3_&gt;</text:span><text:span text:style-name="T150">個體 直接孕育 力。</text:span></text:p>
                        </text:list-item>
                        <text:list-item>
                          <text:p text:style-name="P122"><text:span text:style-name="T150">該</text:span><text:span text:style-name="T28">&lt;?</text:span><text:span text:style-name="T30">2</text:span><text:span text:style-name="T28">&gt;</text:span><text:span text:style-name="T150">個體 沒有 觀測到、感測到、認知到 </text:span><text:span text:style-name="T28">&lt;_?</text:span><text:span text:style-name="T16">3_&gt;</text:span><text:span text:style-name="T150">個體的空間個體 在 運動。</text:span></text:p>
                        </text:list-item>
                      </text:list>
                    </text:list-item>
                    <text:list-item>
                      <text:p text:style-name="P132">椅子個體 移動、倒下來、被噴飛，只是 自然現象。</text:p>
                      <text:list>
                        <text:list-item>
                          <text:p text:style-name="P122"><text:span text:style-name="T150">只是 </text:span><text:span text:style-name="T28">&lt;_?</text:span><text:span text:style-name="T16">3_&gt;</text:span><text:span text:style-name="T150">個體的 自然現象、日常現象、理所當然的現象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2"><text:span text:style-name="T16">&lt;?</text:span><text:span text:style-name="T32">a&gt;</text:span><text:span text:style-name="T155">個體 有機率蘊含 </text:span><text:span text:style-name="T150">動能型、生物電流、動能型和生物電流型的複合型、化學反應型 個體。</text:span></text:p>
              <text:list>
                <text:list-item>
                  <text:p text:style-name="P132">動能型個體、生物電流型個體 無法直接 認知、感測、交互作用。</text:p>
                </text:list-item>
                <text:list-item>
                  <text:p text:style-name="P132">動能型和生物電流型的複合型個體 是 複合型個體。</text:p>
                  <text:list>
                    <text:list-item>
                      <text:p text:style-name="P122"><text:span text:style-name="T150">複合型個</text:span><text:span text:style-name="T16">體 </text:span><text:span text:style-name="T33">是 </text:span><text:span text:style-name="T34">x%</text:span><text:span text:style-name="T16">動能型 +（</text:span><text:span text:style-name="T34">100% - x%</text:span><text:span text:style-name="T16">）生</text:span><text:span text:style-name="T150">物電流型 的個體。</text:span></text:p>
                      <text:list>
                        <text:list-item>
                          <text:p text:style-name="P122"><text:span text:style-name="T150">複合型個體 有機率能夠調整</text:span><text:span text:style-name="T16"> x%</text:span><text:span text:style-name="T150">。</text:span></text:p>
                        </text:list-item>
                        <text:list-item>
                          <text:p text:style-name="P122"><text:span text:style-name="T16">假定 x% 是 100%，</text:span><text:span text:style-name="T150">動能型個體 能夠 看到、交互作用 該個體。</text:span></text:p>
                          <text:list>
                            <text:list-item>
                              <text:p text:style-name="P132">看到 是 感測到、認知到。</text:p>
                            </text:list-item>
                            <text:list-item>
                              <text:p text:style-name="P132">該個體 能夠 看到、交互作用 動能型個體。</text:p>
                            </text:list-item>
                            <text:list-item>
                              <text:p text:style-name="P132">動能型個體 有機率認定 該個體 是 實體、動能型個體。</text:p>
                            </text:list-item>
                            <text:list-item>
                              <text:p text:style-name="P132">動能型個體 有機率認定 該個體 不是 複合型個體、生物電流型個體。</text:p>
                            </text:list-item>
                          </text:list>
                        </text:list-item>
                        <text:list-item>
                          <text:p text:style-name="P122"><text:span text:style-name="T16">假定 </text:span><text:span text:style-name="T35">100% &gt; </text:span><text:span text:style-name="T16">x% </text:span><text:span text:style-name="T35">&gt; </text:span><text:span text:style-name="T16">0%，</text:span><text:span text:style-name="T150">動能型個體 有機率 看到、交互作用 該個體。</text:span></text:p>
                          <text:list>
                            <text:list-item>
                              <text:p text:style-name="P132">動能型個體 有機率 能夠 看到、交互作用 該個體。</text:p>
                            </text:list-item>
                            <text:list-item>
                              <text:p text:style-name="P132">動能型個體 有機率 能夠 看到，但是 無法 交互作用 該個體。</text:p>
                            </text:list-item>
                            <text:list-item>
                              <text:p text:style-name="P132">動能型個體 有機率 無法 看到，但是 能夠 交互作用 該個體。</text:p>
                            </text:list-item>
                            <text:list-item>
                              <text:p text:style-name="P132">動能型個體 有機率 無法 看到、交互作用 該個體。</text:p>
                              <text:list>
                                <text:list-item>
                                  <text:p text:style-name="P132">動能型個體 看不到，但是 該個體 有機率能夠 看到、交互作用 動能型個體。</text:p>
                                </text:list-item>
                                <text:list-item>
                                  <text:p text:style-name="P132">看到 是 單方面、多方面、單向、雙向、單工、半雙工、雙工 看到。</text:p>
                                  <text:list>
                                    <text:list-item>
                                      <text:p text:style-name="P122"><text:span text:style-name="T150">單方面的明顯例子，</text:span><text:span text:style-name="T156">該個體 </text:span><text:span text:style-name="T150">感測（蘊含該動能型個體）空間個體 變化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32">交互作用 是 單方面、多方面、單向、雙向、單工、半雙工、雙工 交互作用。</text:p>
                                  <text:list>
                                    <text:list-item>
                                      <text:p text:style-name="P122"><text:span text:style-name="T150">單方面的明顯例子，電荷運動→</text:span><text:span text:style-name="T156">產生電流→產生磁場→指北針發生運動。</text:span></text:p>
                                      <text:list>
                                        <text:list-item>
                                          <text:p text:style-name="P134">電流個體 是 該個體。</text:p>
                                        </text:list-item>
                                        <text:list-item>
                                          <text:p text:style-name="P134">指北針的動能個體 是 動能型個體。</text:p>
                                        </text:list-item>
                                        <text:list-item>
                                          <text:p text:style-name="P134">電流個體 能夠主動跟 指北針的動能個體 發生 交互作用。</text:p>
                                        </text:list-item>
                                        <text:list-item>
                                          <text:p text:style-name="P134">指北針的運動 不會 產生磁場。</text:p>
                                          <text:list>
                                            <text:list-item>
                                              <text:p text:style-name="P134">明顯例子，指北針附近 不存在 電荷。</text:p>
                                            </text:list-item>
                                            <text:list-item>
                                              <text:p text:style-name="P134">明顯例子，指北針、電荷 被絕緣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34">指北針的動能個體 無法主動跟 電流個體 發生 交互作用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32">該個體 有機率握有 主動權。</text:p>
                                </text:list-item>
                                <text:list-item>
                                  <text:p text:style-name="P132">動能型個體 有機率只能 被動、被迫 看到、交互作用。</text:p>
                                </text:list-item>
                              </text:list>
                            </text:list-item>
                            <text:list-item>
                              <text:p text:style-name="P132">動能型個體 有機率認定 該個體 是 幻覺、虛構、看得到、摸不著。</text:p>
                            </text:list-item>
                          </text:list>
                        </text:list-item>
                        <text:list-item>
                          <text:p text:style-name="P122"><text:span text:style-name="T16">假定 x% </text:span><text:span text:style-name="T36">是</text:span><text:span text:style-name="T35"> </text:span><text:span text:style-name="T16">0%，</text:span><text:span text:style-name="T150">動能型個體 無法 看到、交互作用 該個體。</text:span></text:p>
                          <text:list>
                            <text:list-item>
                              <text:p text:style-name="P132">該個體 無法 看到、交互作用 動能型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5"><text:bookmark-start text:name="變換式"/>變換式<text:bookmark-end text:name="變換式"/></text:p>
          <text:list>
            <text:list-item>
              <text:p text:style-name="P16">二維座標系，x軸 是 能量，y軸 是 儲量。</text:p>
              <text:list>
                <text:list-item>
                  <text:p text:style-name="P16">方程式 是 能量、儲量 的 轉換公式、變換式。</text:p>
                </text:list-item>
              </text:list>
            </text:list-item>
            <text:list-item>
              <text:p text:style-name="P17">維度 與 變換式。</text:p>
              <text:list>
                <text:list-item>
                  <text:p text:style-name="P17">一維變換式 是 伽利略變換式。</text:p>
                  <text:list>
                    <text:list-item>
                      <text:p text:style-name="P17">個體 在 一維 存在、變化。</text:p>
                    </text:list-item>
                    <text:list-item>
                      <text:p text:style-name="P17">兩點一線、線性公式。</text:p>
                    </text:list-item>
                    <text:list-item>
                      <text:p text:style-name="P17"><text:span text:style-name="T165">明顯例子，</text:span>彈簧（虎克定律）。</text:p>
                    </text:list-item>
                    <text:list-item>
                      <text:p text:style-name="P17">圓周運動、一維簡諧運動。</text:p>
                    </text:list-item>
                    <text:list-item>
                      <text:p text:style-name="P17">粒子（存在、虛無）、縱波（變化、變化變化、變化變化變化、變化變化變化變化）。</text:p>
                    </text:list-item>
                  </text:list>
                </text:list-item>
                <text:list-item>
                  <text:p text:style-name="P17">二維變換式 是 羅倫茲變換式。</text:p>
                  <text:list>
                    <text:list-item>
                      <text:p text:style-name="P17">個體 在 二維 存在、變化。</text:p>
                    </text:list-item>
                    <text:list-item>
                      <text:p text:style-name="P132">平面三角形、畢氏定理。</text:p>
                    </text:list-item>
                    <text:list-item>
                      <text:p text:style-name="P132">明顯例子，電磁波（麥<text:span text:style-name="T131">斯威爾</text:span>方程組）。</text:p>
                    </text:list-item>
                    <text:list-item>
                      <text:p text:style-name="P132">螺旋運動、二維簡諧運動。</text:p>
                    </text:list-item>
                    <text:list-item>
                      <text:p text:style-name="P132">粒子<text:span text:style-name="T132">（存在、虛無）</text:span>、橫波<text:span text:style-name="T132">（變化、變化變化、變化變化變化、變化變化變化變化）</text:span>。</text:p>
                    </text:list-item>
                  </text:list>
                </text:list-item>
                <text:list-item>
                  <text:p text:style-name="P17">三維變換式 是（人類還沒有認知到該存在的）變換式。</text:p>
                </text:list-item>
                <text:list-item>
                  <text:p text:style-name="P17">四維變換式 是（人類還沒有認知到該存在的）變換式。</text:p>
                </text:list-item>
                <text:list-item>
                  <text:p text:style-name="P17">五維變換式 是（人類還沒有認知到該存在的）變換式。</text:p>
                </text:list-item>
                <text:list-item>
                  <text:p text:style-name="P17">…</text:p>
                </text:list-item>
                <text:list-item>
                  <text:p text:style-name="P17">n維變換式 是（人類還沒有認知到該存在的）變換式。</text:p>
                  <text:list>
                    <text:list-item>
                      <text:p text:style-name="P132"><text:span text:style-name="T132">個體 在 </text:span><text:span text:style-name="T133">n</text:span><text:span text:style-name="T132">維 存在、變化。</text:span></text:p>
                    </text:list-item>
                    <text:list-item>
                      <text:p text:style-name="P132"><text:span text:style-name="T133">n維三角形</text:span>。</text:p>
                      <text:list>
                        <text:list-item>
                          <text:p text:style-name="P132">明顯例子<text:span text:style-name="T15">，</text:span><text:span text:style-name="T134">n維座標系 蘊含 n</text:span><text:span text:style-name="T206">維變換式</text:span>。</text:p>
                          <text:list>
                            <text:list-item>
                              <text:p text:style-name="P136">座標系的 最小值 是 零。</text:p>
                              <text:list>
                                <text:list-item>
                                  <text:p text:style-name="P136">該座標系 不存在 負數、虛數。</text:p>
                                </text:list-item>
                                <text:list-item>
                                  <text:p text:style-name="P136">該座標系 只存在 正數、零。</text:p>
                                </text:list-item>
                              </text:list>
                            </text:list-item>
                            <text:list-item>
                              <text:p text:style-name="P136">座標系的 零點 是 起點。</text:p>
                            </text:list-item>
                            <text:list-item>
                              <text:p text:style-name="P136">座標軸的 箭頭 是 終點。</text:p>
                              <text:list>
                                <text:list-item>
                                  <text:p text:style-name="P136">明顯例子<text:span text:style-name="T15">，</text:span><text:span text:style-name="T135">x軸</text:span><text:span text:style-name="T207"> 的 箭頭（符號）。</text:span></text:p>
                                </text:list-item>
                              </text:list>
                            </text:list-item>
                            <text:list-item>
                              <text:p text:style-name="P136">起點 連結 終點。</text:p>
                              <text:list>
                                <text:list-item>
                                  <text:p text:style-name="P136">產生 放射狀。</text:p>
                                </text:list-item>
                              </text:list>
                            </text:list-item>
                            <text:list-item>
                              <text:p text:style-name="P136">終點 連結 終點。</text:p>
                              <text:list>
                                <text:list-item>
                                  <text:p text:style-name="P136">產生 封閉個體。</text:p>
                                </text:list-item>
                                <text:list-item>
                                  <text:p text:style-name="P136">該封閉個體 是 <text:span text:style-name="T133">n維三角形</text:span><text:span text:style-name="T169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n維3 = 3個（n-1）維<text:span text:style-name="T208">3。</text:span></text:p>
                      <text:list>
                        <text:list-item>
                          <text:p text:style-name="P18">內容在 <text:span text:style-name="T209">宇宙胞</text:span> 文件的 <text:span text:style-name="T210">3</text:span><text:span text:style-name="T208">。</text:span></text:p>
                        </text:list-item>
                      </text:list>
                    </text:list-item>
                    <text:list-item>
                      <text:p text:style-name="P18">n維 波、粒子 性質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0"><text:bookmark-start text:name="循環歷"/>循環歷<text:bookmark-end text:name="循環歷"/></text:p>
          <text:list>
            <text:list-item>
              <text:p text:style-name="P135">明顯例子，瑪雅歷、天干地支、<text:span text:style-name="T168">元會運世</text:span>。</text:p>
            </text:list-item>
            <text:list-item>
              <text:p text:style-name="P322"><text:span text:style-name="T212">循環歷的好處 是 能夠</text:span><text:span text:style-name="T89">同步 &lt;_?</text:span><text:span text:style-name="T92">3_&gt;個</text:span><text:span text:style-name="T213">體 的 內部機制、</text:span><text:span text:style-name="T214">週期性變化</text:span><text:span text:style-name="T213">。</text:span></text:p>
              <text:list>
                <text:list-item>
                  <text:p text:style-name="P322"><text:span text:style-name="T213">明顯例子，</text:span><text:span text:style-name="T93">人類個體</text:span><text:span text:style-name="T215">的</text:span><text:span text:style-name="T214">呼吸系統</text:span><text:span text:style-name="T215">的 </text:span><text:span text:style-name="T214">週期性變化</text:span><text:span text:style-name="T215">。</text:span></text:p>
                  <text:list>
                    <text:list-item>
                      <text:p text:style-name="P322"><text:span text:style-name="T214">該週期性變化</text:span><text:span text:style-name="T213"> 是 吸氣 →</text:span><text:span text:style-name="T216">（自然）閉氣 → 吐氣 → 吸氣。</text:span></text:p>
                    </text:list-item>
                    <text:list-item>
                      <text:p text:style-name="P322"><text:span text:style-name="T212">假定，每一個步驟都</text:span><text:span text:style-name="T89">是</text:span><text:span text:style-name="T95">10000年</text:span><text:span text:style-name="T218">。</text:span></text:p>
                    </text:list-item>
                    <text:list-item>
                      <text:p text:style-name="P322"><text:span text:style-name="T219">該週期性變化</text:span><text:span text:style-name="T220"> 是</text:span><text:span text:style-name="T96">3</text:span><text:span text:style-name="T97">0000</text:span><text:span text:style-name="T221">年一個循環。</text:span></text:p>
                    </text:list-item>
                    <text:list-item>
                      <text:p text:style-name="P322"><text:span text:style-name="T221">該循環歷 是</text:span><text:span text:style-name="T97">30000</text:span><text:span text:style-name="T221">年。</text:span></text:p>
                    </text:list-item>
                    <text:list-item>
                      <text:p text:style-name="P215">該循環歷 結束，代表 一個循環結束。</text:p>
                    </text:list-item>
                  </text:list>
                </text:list-item>
              </text:list>
            </text:list-item>
            <text:list-item>
              <text:p text:style-name="P215">循環歷的好處 是 子代 直接透過 循環歷、歷史事件、時空背景，很直覺 查閱、非監督式學習。</text:p>
              <text:list>
                <text:list-item>
                  <text:p text:style-name="P322"><text:span text:style-name="T97">子代 是 &lt;?</text:span><text:span text:style-name="T98">a&gt;個體</text:span><text:span text:style-name="T222">。</text:span></text:p>
                </text:list-item>
                <text:list-item>
                  <text:p text:style-name="P381"><text:span text:style-name="T180">該循環歷的 </text:span><text:span text:style-name="T221">年份 </text:span><text:span text:style-name="T180">直接</text:span><text:span text:style-name="T221">映射</text:span><text:span text:style-name="T97"> &lt;?</text:span><text:span text:style-name="T99">a+1&gt;</text:span><text:span text:style-name="T183">個</text:span><text:span text:style-name="T181">體 的 週期性</text:span><text:span text:style-name="T223">變化</text:span><text:span text:style-name="T181">、週期性</text:span><text:span text:style-name="T180">事件、大概率事件</text:span><text:span text:style-name="T221">。</text:span></text:p>
                </text:list-item>
                <text:list-item>
                  <text:p text:style-name="P322"><text:span text:style-name="T221">明顯例子，該循環歷 </text:span><text:span text:style-name="T97">第10000年 是 吸氣 →</text:span><text:span text:style-name="T224">（自然）閉氣 的 轉換年。</text:span></text:p>
                  <text:list>
                    <text:list-item>
                      <text:p text:style-name="P322"><text:span text:style-name="T224">假定 </text:span><text:span text:style-name="T97">&lt;?</text:span><text:span text:style-name="T98">a&gt;個體</text:span><text:span text:style-name="T224"> </text:span><text:span text:style-name="T100">有 </text:span><text:span text:style-name="T101">完整的 10000份 過去</text:span><text:span text:style-name="T221">循環歷 的 紀錄。</text:span></text:p>
                      <text:list>
                        <text:list-item>
                          <text:p text:style-name="P322"><text:span text:style-name="T97">&lt;?</text:span><text:span text:style-name="T98">a&gt;個體</text:span><text:span text:style-name="T224"> 持有的</text:span><text:span text:style-name="T221"> 紀錄 = </text:span><text:span text:style-name="T101">10000份過去循環歷 * </text:span><text:span text:style-name="T97">30000</text:span><text:span text:style-name="T221">年</text:span><text:span text:style-name="T102"> 的 過去紀錄</text:span><text:span text:style-name="T221">。</text:span></text:p>
                        </text:list-item>
                        <text:list-item>
                          <text:p text:style-name="P322"><text:span text:style-name="T97">&lt;?</text:span><text:span text:style-name="T98">a&gt;個體</text:span><text:span text:style-name="T224"> 持有的</text:span><text:span text:style-name="T221"> 紀錄 </text:span><text:span text:style-name="T97">= </text:span><text:span text:style-name="T102">300000000年 的 過去紀錄</text:span><text:span text:style-name="T225">。</text:span></text:p>
                        </text:list-item>
                      </text:list>
                    </text:list-item>
                    <text:list-item>
                      <text:p text:style-name="P322"><text:span text:style-name="T97">&lt;?</text:span><text:span text:style-name="T98">a&gt;個體</text:span><text:span text:style-name="T221"> 統計、非監督式學習 過去循環歷 </text:span><text:span text:style-name="T97">第</text:span><text:span text:style-name="T103">10000年</text:span><text:span text:style-name="T226"> 發生的 事件、事件種類、一切。</text:span></text:p>
                      <text:list>
                        <text:list-item>
                          <text:p text:style-name="P322"><text:span text:style-name="T226">預測、預言 這次的 </text:span><text:span text:style-name="T97">第10000年，會發生 什麼 事件</text:span><text:span text:style-name="T226">、事件種類、一切。</text:span></text:p>
                          <text:list>
                            <text:list-item>
                              <text:p text:style-name="P216">以古為鏡，可以知興替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2"><text:span text:style-name="T97">&lt;?</text:span><text:span text:style-name="T98">a&gt;個體</text:span><text:span text:style-name="T226"> 有機率認知到 </text:span><text:span text:style-name="T94">&lt;_?</text:span><text:span text:style-name="T104">3_&gt;個</text:span><text:span text:style-name="T220">體 的 內部機制、</text:span><text:span text:style-name="T219">週期性變化</text:span><text:span text:style-name="T220">。</text:span></text:p>
                      <text:list>
                        <text:list-item>
                          <text:p text:style-name="P322"><text:span text:style-name="T220">明顯例子，</text:span><text:span text:style-name="T97">&lt;?</text:span><text:span text:style-name="T98">a&gt;個體</text:span><text:span text:style-name="T226"> 有機率認知到 </text:span><text:span text:style-name="T94">&lt;_?</text:span><text:span text:style-name="T104">3_&gt;個</text:span><text:span text:style-name="T220">體 在做 呼吸動作。</text:span></text:p>
                          <text:list>
                            <text:list-item>
                              <text:p text:style-name="P322"><text:span text:style-name="T97">&lt;?</text:span><text:span text:style-name="T98">a&gt;個體</text:span><text:span text:style-name="T226"> 有機率認知到，</text:span><text:span text:style-name="T94">&lt;_?</text:span><text:span text:style-name="T104">3_&gt;個</text:span><text:span text:style-name="T220">體的 </text:span><text:span text:style-name="T219">呼吸系統 蘊含 該</text:span><text:span text:style-name="T97">&lt;?</text:span><text:span text:style-name="T98">a&gt;</text:span><text:span text:style-name="T226">個體。</text:span></text:p>
                            </text:list-item>
                            <text:list-item>
                              <text:p text:style-name="P322"><text:span text:style-name="T97">&lt;?</text:span><text:span text:style-name="T98">a&gt;個體</text:span><text:span text:style-name="T226"> 有機率認知到 </text:span><text:span text:style-name="T103">&lt;_?</text:span><text:span text:style-name="T104">3_&gt;個</text:span><text:span text:style-name="T220">體，正在 從 吸氣 轉換成（自然）閉氣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2"><text:span text:style-name="T97">&lt;?</text:span><text:span text:style-name="T98">a&gt;個體</text:span><text:span text:style-name="T220"> 透過 過去紀錄，預測、預知、預言 未來 即將、極端高概率 發生的事。</text:span></text:p>
                      <text:list>
                        <text:list-item>
                          <text:p text:style-name="P322"><text:span text:style-name="T97">&lt;?</text:span><text:span text:style-name="T98">a&gt;個體</text:span><text:span text:style-name="T220"> 事先做好 心理準備、預期心理、面對外在環境變化的準備。</text:span></text:p>
                          <text:list>
                            <text:list-item>
                              <text:p text:style-name="P217">外在環境變化 有機率 激烈變化、極端強烈衝擊。</text:p>
                              <text:list>
                                <text:list-item>
                                  <text:p text:style-name="P217">明顯例子，吸氣 轉換成（自然）閉氣，動能個體 會承受 強烈的差異感。</text:p>
                                  <text:list>
                                    <text:list-item>
                                      <text:p text:style-name="P217">吸氣的時候，動能個體 整體 是 高活性、成長期。</text:p>
                                    </text:list-item>
                                    <text:list-item>
                                      <text:p text:style-name="P217">閉氣的時候，動能個體 整體 是 低活性、成熟期、衰亡期。</text:p>
                                    </text:list-item>
                                  </text:list>
                                </text:list-item>
                                <text:list-item>
                                  <text:p text:style-name="P217">明顯例子，（自然）閉氣 轉換成 吐氣，動能個體 會承受 強烈的差異感。</text:p>
                                  <text:list>
                                    <text:list-item>
                                      <text:p text:style-name="P217">閉氣的時候，動能個體 整體 是 低活性、成熟期、衰亡期。</text:p>
                                    </text:list-item>
                                    <text:list-item>
                                      <text:p text:style-name="P217">吐氣的時候，動能個體 整體 是 高活性、成長期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17">吸氣、吐氣 變化的 轉折點、轉捩點，動能個體 有機率逐漸感到 不適、躁、鬱。</text:p>
                            </text:list-item>
                            <text:list-item>
                              <text:p text:style-name="P217">吸氣、吐氣 變化的 揚升、加速，動能個體 有機率逐漸感到 舒適、覺醒。</text:p>
                            </text:list-item>
                          </text:list>
                        </text:list-item>
                        <text:list-item>
                          <text:p text:style-name="P322"><text:span text:style-name="T97">&lt;?</text:span><text:span text:style-name="T98">a&gt;個體</text:span><text:span text:style-name="T220"> 透過 過去紀錄，知道 祖代 對 該變化、該事件，有做哪些準備。</text:span></text:p>
                        </text:list-item>
                        <text:list-item>
                          <text:p text:style-name="P322"><text:span text:style-name="T97">&lt;?</text:span><text:span text:style-name="T98">a&gt;個體</text:span><text:span text:style-name="T220"> 有機率 效法、優化 祖代的做法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22"><text:span text:style-name="T97">&lt;?</text:span><text:span text:style-name="T98">a&gt;個體</text:span><text:span text:style-name="T220"> 查閱 對應的 年份，很快就會知道 該年份的 高概率事件 有哪些、如何準備。</text:span></text:p>
                  <text:list>
                    <text:list-item>
                      <text:p text:style-name="P322"><text:span text:style-name="T220">明顯例子，</text:span><text:span text:style-name="T97">&lt;?</text:span><text:span text:style-name="T98">a&gt;個體</text:span><text:span text:style-name="T220"> 正在 該循環歷的 </text:span><text:span text:style-name="T104">第</text:span><text:span text:style-name="T105">10000</text:span><text:span text:style-name="T227">年。</text:span></text:p>
                      <text:list>
                        <text:list-item>
                          <text:p text:style-name="P322"><text:span text:style-name="T97">&lt;?</text:span><text:span text:style-name="T98">a&gt;個體</text:span><text:span text:style-name="T227"> 查閱 </text:span><text:span text:style-name="T101">10000份過去循環歷，第</text:span><text:span text:style-name="T105">10000</text:span><text:span text:style-name="T227">年~</text:span><text:span text:style-name="T105">第</text:span><text:span text:style-name="T106">y年</text:span><text:span text:style-name="T227"> 的 所有歷史資料。</text:span></text:p>
                          <text:list>
                            <text:list-item>
                              <text:p text:style-name="P323"><text:span text:style-name="T105">y </text:span><text:span text:style-name="T94">&gt;= 0</text:span><text:span text:style-name="T217">。</text:span></text:p>
                            </text:list-item>
                            <text:list-item>
                              <text:p text:style-name="P323"><text:span text:style-name="T94">y 越</text:span><text:span text:style-name="T217">大，準備 越周全，準備難度 越高。</text:span></text:p>
                            </text:list-item>
                            <text:list-item>
                              <text:p text:style-name="P382"><text:span text:style-name="T184">&lt;?</text:span><text:span text:style-name="T185">a&gt;個體</text:span><text:span text:style-name="T179">、所有個體、任何個體 </text:span><text:span text:style-name="T217">不能</text:span><text:span text:style-name="T179">過度</text:span><text:span text:style-name="T217">依賴 循環歷。</text:span></text:p>
                              <text:list>
                                <text:list-item>
                                  <text:p text:style-name="P323"><text:span text:style-name="T217">機</text:span><text:span text:style-name="T94">率是0%的事件，不代表 一定不會</text:span><text:span text:style-name="T217">發生。</text:span></text:p>
                                </text:list-item>
                                <text:list-item>
                                  <text:p text:style-name="P382"><text:span text:style-name="T179">明顯例子，</text:span><text:span text:style-name="T217">循環歷 是 考古題</text:span><text:span text:style-name="T179">，提高 </text:span><text:span text:style-name="T184">&lt;?</text:span><text:span text:style-name="T185">a&gt;個體</text:span><text:span text:style-name="T179">、所有個體 的 生存 機率</text:span><text:span text:style-name="T217">。</text:span></text:p>
                                  <text:list>
                                    <text:list-item>
                                      <text:p text:style-name="P218">循環歷 是 參考。</text:p>
                                    </text:list-item>
                                    <text:list-item>
                                      <text:p text:style-name="P323"><text:span text:style-name="T217">考古題、正式考試的考題 不一定會</text:span><text:span text:style-name="T107">100% 相同。</text:span></text:p>
                                    </text:list-item>
                                    <text:list-item>
                                      <text:p text:style-name="P122"><text:span text:style-name="T157">考古題、正式考試的考題</text:span><text:span text:style-name="T158"> 相似</text:span><text:span text:style-name="T159">度</text:span><text:span text:style-name="T158"> 有機率是</text:span><text:span text:style-name="T48">0.0</text:span><text:span text:style-name="T49">1%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2"><text:span text:style-name="T50">&lt;?</text:span><text:span text:style-name="T51">a&gt;個體</text:span><text:span text:style-name="T49"> 統計、分析 該歷史</text:span><text:span text:style-name="T160">資料、研判例外狀況，效法、優化、取代 祖代的作法。</text:span></text:p>
                        </text:list-item>
                        <text:list-item>
                          <text:p text:style-name="P122"><text:span text:style-name="T50">&lt;?</text:span><text:span text:style-name="T51">a&gt;個體</text:span><text:span text:style-name="T160"> 盡可能 做好準備，提升、昇華 </text:span><text:span text:style-name="T50">&lt;?</text:span><text:span text:style-name="T51">a&gt;</text:span><text:span text:style-name="T160">、所有、任何 個體 的 生存率。</text:span></text:p>
                          <text:list>
                            <text:list-item>
                              <text:p text:style-name="P122"><text:span text:style-name="T160">提升、昇華 </text:span><text:span text:style-name="T50">&lt;?</text:span><text:span text:style-name="T51">a&gt;個體</text:span><text:span text:style-name="T160">、所有個體、任何個體 的 文明、文明發展。</text:span></text:p>
                              <text:list>
                                <text:list-item>
                                  <text:p text:style-name="P219">福禍相依。</text:p>
                                </text:list-item>
                                <text:list-item>
                                  <text:p text:style-name="P219">危機、轉機 相依。</text:p>
                                </text:list-item>
                                <text:list-item>
                                  <text:p text:style-name="P122"><text:span text:style-name="T160">對於</text:span><text:span text:style-name="T52"> 該&lt;?a&gt;個</text:span><text:span text:style-name="T160">體 來說，該外在環境的 變化，有機率 產生 正面影響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81"><text:span text:style-name="T182">循環歷 的 </text:span><text:span text:style-name="T227">同步性、修正、註解、優化 極端重要。</text:span></text:p>
                  <text:list>
                    <text:list-item>
                      <text:p text:style-name="P219">循環歷 要 定時、不定時、週期性 微調、修正、更新。</text:p>
                      <text:list>
                        <text:list-item>
                          <text:p text:style-name="P322"><text:span text:style-name="T227">明顯例子</text:span><text:span text:style-name="T105">，該&lt;_?</text:span><text:span text:style-name="T108">3_&gt;</text:span><text:span text:style-name="T228">個體 有機率 發燒，產生 呼吸急促現象。</text:span></text:p>
                          <text:list>
                            <text:list-item>
                              <text:p text:style-name="P322"><text:span text:style-name="T219">呼吸系統</text:span><text:span text:style-name="T229">的 </text:span><text:span text:style-name="T219">週期性變化 加速，循環歷 跟不上 變化。</text:span></text:p>
                              <text:list>
                                <text:list-item>
                                  <text:p text:style-name="P220">循環歷 要透過 數學工具、仿數學工具 進行 正規化、映射、等效。</text:p>
                                </text:list-item>
                              </text:list>
                            </text:list-item>
                            <text:list-item>
                              <text:p text:style-name="P322"><text:span text:style-name="T97">&lt;?</text:span><text:span text:style-name="T98">a&gt;個體</text:span><text:span text:style-name="T228"> 有機率觀測到 該呼吸急促現象 的 顯性特徵。</text:span></text:p>
                            </text:list-item>
                            <text:list-item>
                              <text:p text:style-name="P322"><text:span text:style-name="T97">&lt;?</text:span><text:span text:style-name="T98">a&gt;個體</text:span><text:span text:style-name="T228"> 要把 該顯性特徵 註解在 循環歷的備註。</text:span></text:p>
                              <text:list>
                                <text:list-item>
                                  <text:p text:style-name="P322"><text:span text:style-name="T228">提供 該</text:span><text:span text:style-name="T97">&lt;?</text:span><text:span text:style-name="T98">a&gt;個體</text:span><text:span text:style-name="T228">、所有個體、任何個體 非監督式學習，優化 循環歷、準備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9"><text:bookmark-start text:name="鏡像神經元"/>鏡像神經元<text:bookmark-end text:name="鏡像神經元"/></text:p>
          <text:list>
            <text:list-item>
              <text:p text:style-name="P139">催化 道、德、非監督式學習 的 發展速率、程度、層級。</text:p>
            </text:list-item>
            <text:list-item>
              <text:p text:style-name="P139">催化 孕育化、邊界化。</text:p>
            </text:list-item>
            <text:list-item>
              <text:p text:style-name="P139">阻礙 反孕育化、無邊界化。</text:p>
            </text:list-item>
          </text:list>
        </text:list-item>
        <text:list-item>
          <text:p text:style-name="P139"><text:bookmark-start text:name="天眼"/>天眼<text:bookmark-end text:name="天眼"/></text:p>
          <text:list>
            <text:list-item>
              <text:p text:style-name="P140">（人類認定的）天眼 是 盲視、第二層級意識（以上）的感測。</text:p>
              <text:list>
                <text:list-item>
                  <text:p text:style-name="P140">第二層級意識（以上）有機率，不需要透過 肉質層，就能夠 感測 外在環境。</text:p>
                </text:list-item>
                <text:list-item>
                  <text:p text:style-name="P140">第二層級意識（以上）、第一層級意識（以下）能夠 感測、交互作用 之後。</text:p>
                  <text:list>
                    <text:list-item>
                      <text:p text:style-name="P140">該個體 有機率認定 該個體（自己）打開天眼。</text:p>
                    </text:list-item>
                  </text:list>
                </text:list-item>
              </text:list>
            </text:list-item>
            <text:list-item>
              <text:p text:style-name="P133">天眼 是 人類認定的 天眼、陰陽眼。</text:p>
              <text:list>
                <text:list-item>
                  <text:p text:style-name="P133">天眼 是 第一層級意識（以下）能夠讀取 第二層級意識（以上）的 感測 的 現象。</text:p>
                  <text:list>
                    <text:list-item>
                      <text:p text:style-name="P133">能夠 是 該個體 在 清醒狀態 的時候，能夠。</text:p>
                    </text:list-item>
                    <text:list-item>
                      <text:p text:style-name="P133">第二層級意識 是 該個體 自己的 第二層級意識。</text:p>
                    </text:list-item>
                    <text:list-item>
                      <text:p text:style-name="P133">擁有天眼 的個體，有機率 不能夠 讀取 第二層級意識（以上）的 記憶、思想、運作。</text:p>
                    </text:list-item>
                    <text:list-item>
                      <text:p text:style-name="P133">擁有天眼 的個體，有機率 不能夠 交互作用 第二層級意識（以上）。</text:p>
                    </text:list-item>
                    <text:list-item>
                      <text:p text:style-name="P133">擁有天眼 的個體，有機率 不知道 第二層級意識（以上）的 存在。</text:p>
                    </text:list-item>
                    <text:list-item>
                      <text:p text:style-name="P133">擁有天眼 的個體，有機率 不知道 怎麼做才能 停止 該現象。</text:p>
                      <text:list>
                        <text:list-item>
                          <text:p text:style-name="P133">該現象 是 讀取 第二層級意識（以上）的 感測。</text:p>
                        </text:list-item>
                      </text:list>
                    </text:list-item>
                  </text:list>
                </text:list-item>
                <text:list-item>
                  <text:p text:style-name="P133">第二層級意識（以上）使用 第一層級法則（以上）感測 其他意識層個體。</text:p>
                  <text:list>
                    <text:list-item>
                      <text:p text:style-name="P133">使用 是 自然而然、理所當然 使用。</text:p>
                    </text:list-item>
                    <text:list-item>
                      <text:p text:style-name="P133">感測 是 自然而然、理所當然 感測。</text:p>
                    </text:list-item>
                  </text:list>
                </text:list-item>
                <text:list-item>
                  <text:p text:style-name="P133">第二層級意識（以上）、其他意識層個體 有機率 交互作用。</text:p>
                  <text:list>
                    <text:list-item>
                      <text:p text:style-name="P133">肉質層 是 第二層級意識（以上）的保護殼。</text:p>
                    </text:list-item>
                  </text:list>
                </text:list-item>
                <text:list-item>
                  <text:p text:style-name="P123"><text:span text:style-name="T150">其他意識層個體 有機率攻擊 </text:span><text:span text:style-name="T16">該&lt;?2&gt;</text:span><text:span text:style-name="T150">個體的 第二層級意識（以上）。</text:span></text:p>
                </text:list-item>
                <text:list-item>
                  <text:p text:style-name="P123"><text:span text:style-name="T150">其他意識層個體 有機率 佔有、暫用 </text:span><text:span text:style-name="T16">該&lt;?2&gt;</text:span><text:span text:style-name="T150">個體的 肉質層。</text:span></text:p>
                  <text:list>
                    <text:list-item>
                      <text:p text:style-name="P133">佔有 是 強制進入、想要永久性持有。</text:p>
                      <text:list>
                        <text:list-item>
                          <text:p text:style-name="P133">明顯例子，（人類認定的）魔鬼附身。</text:p>
                        </text:list-item>
                      </text:list>
                    </text:list-item>
                    <text:list-item>
                      <text:p text:style-name="P123"><text:span text:style-name="T150">暫用 是</text:span><text:span text:style-name="T16"> &lt;?2&gt;個</text:span><text:span text:style-name="T150">體同意之後才進入、想要暫時性持有。</text:span></text:p>
                      <text:list>
                        <text:list-item>
                          <text:p text:style-name="P133">明顯例子，（人類認定的）神靈附身、通靈者。</text:p>
                        </text:list-item>
                        <text:list-item>
                          <text:p text:style-name="P133">同意 有機率是 第一層級意識（以下）同意。</text:p>
                        </text:list-item>
                        <text:list-item>
                          <text:p text:style-name="P133">同意 有機率是 第二層級意識（以上）沒有 同意。</text:p>
                        </text:list-item>
                        <text:list-item>
                          <text:p text:style-name="P123"><text:span text:style-name="T16">該&lt;?2&gt;個</text:span><text:span text:style-name="T150">體 有機率認定，</text:span><text:span text:style-name="T16">該</text:span><text:span text:style-name="T150">意識層個體 是 神。</text:span></text:p>
                        </text:list-item>
                        <text:list-item>
                          <text:p text:style-name="P140"><text:span text:style-name="T169">該意識層個體 是 </text:span><text:span text:style-name="T129">&lt;?2&gt;</text:span><text:span text:style-name="T169">意識層個體</text:span><text:span text:style-name="T129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33">反制。</text:p>
                  <text:list>
                    <text:list-item>
                      <text:p text:style-name="P133">法拉第籠。</text:p>
                      <text:list>
                        <text:list-item>
                          <text:p text:style-name="P221">原因很明顯，電磁波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0"><text:bookmark-start text:name="孝"/>孝<text:bookmark-end text:name="孝"/></text:p>
          <text:list>
            <text:list-item>
              <text:p text:style-name="P140">忠 有 愚忠。</text:p>
            </text:list-item>
            <text:list-item>
              <text:p text:style-name="P140">孝 有 愚孝。</text:p>
              <text:list>
                <text:list-item>
                  <text:p text:style-name="P137"><text:span text:style-name="T167">明顯例子，祖代 使用 情緒勒</text:span><text:span text:style-name="T130">索、PUA、不安感、神聖不可侵犯，獲得 子代的愚孝、操控慾</text:span><text:span text:style-name="T167">。</text:span></text:p>
                  <text:list>
                    <text:list-item>
                      <text:p text:style-name="P140">不安感 是 剝奪 該子代的 安全感。</text:p>
                      <text:list>
                        <text:list-item>
                          <text:p text:style-name="P140">明顯例子，該子代 處在 成長期，威脅 切斷 該子代 的 經濟、居住、食物 來源。</text:p>
                          <text:list>
                            <text:list-item>
                              <text:p text:style-name="P140">該子代 沒有其他選擇，該子代 只能 任憑擺佈、被侵犯。</text:p>
                            </text:list-item>
                            <text:list-item>
                              <text:p text:style-name="P140">反制，家暴通報電話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0">神聖不可侵犯 的 明顯例子，祖代 過大誇大 自己達成 某一特定事件，讓 子代 迷信。</text:p>
                      <text:list>
                        <text:list-item>
                          <text:p text:style-name="P140">自己 是 祖代（本身）、祖代的親朋好友、祖代（自己認定）認識的其他個體。</text:p>
                        </text:list-item>
                        <text:list-item>
                          <text:p text:style-name="P140">事件 的 明顯例子，工作、賺錢、繁殖子代。</text:p>
                        </text:list-item>
                        <text:list-item>
                          <text:p text:style-name="P140">迷信 是 該子代 迷信於 該祖代（本身）。</text:p>
                          <text:list>
                            <text:list-item>
                              <text:p text:style-name="P140">該子代 有機率認定，祖代 是 神聖不可侵犯、至高無上、絕對真理。</text:p>
                            </text:list-item>
                            <text:list-item>
                              <text:p text:style-name="P140">該子代 有機率認定，祖代的 思想、決策、行動 是 神的 思想、決策、行動。</text:p>
                            </text:list-item>
                            <text:list-item>
                              <text:p text:style-name="P140">該子代 有機率認定，祖代的 話語、指示、認定 是 神的 話語、指示、認定。</text:p>
                            </text:list-item>
                          </text:list>
                        </text:list-item>
                        <text:list-item>
                          <text:p text:style-name="P140">顯性特徵，該子代 沒接觸過、沒遭遇過、沒體驗過 該事件。</text:p>
                        </text:list-item>
                        <text:list-item>
                          <text:p text:style-name="P140">顯性特徵，該祖代 過度誇大 描述 該事件 極端困難。</text:p>
                          <text:list>
                            <text:list-item>
                              <text:p text:style-name="P141">假定，該事件 在 客觀 沒有 極端困難。</text:p>
                              <text:list>
                                <text:list-item>
                                  <text:p text:style-name="P141">客觀 是 統計、常態分佈、指標、特徵、閥值。</text:p>
                                  <text:list>
                                    <text:list-item>
                                      <text:p text:style-name="P137"><text:span text:style-name="T167">常態分佈 的 明顯例子，該事件的達成率</text:span><text:span text:style-name="T130"> 在 3個</text:span><text:span text:style-name="T167">標準差 以外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40">該祖代 過度誇大 描述 該事件 極端困難。</text:p>
                                </text:list-item>
                              </text:list>
                            </text:list-item>
                            <text:list-item>
                              <text:p text:style-name="P140">假定，該事件 在 客觀 極端困難。</text:p>
                              <text:list>
                                <text:list-item>
                                  <text:p text:style-name="P140">該祖代 沒有 過度誇大 描述 該事件 極端困難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0">顯性特徵，該祖代 認定 該子代 不可能 達成。</text:p>
                          <text:list>
                            <text:list-item>
                              <text:p text:style-name="P140">該祖代 的 認定，有機率 是 事實。</text:p>
                              <text:list>
                                <text:list-item>
                                  <text:p text:style-name="P140">原因很明顯，該子代 的 本能、傳承 有機率 還不夠高。</text:p>
                                  <text:list>
                                    <text:list-item>
                                      <text:p text:style-name="P140">該祖代 使用 非監督式學習、經驗法則 認定，該子代 不可能 達成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0">顯性特徵，該祖代 明講、暗酸、背後（向其他個體）貶低 該子代 不可能 達成。</text:p>
                        </text:list-item>
                        <text:list-item>
                          <text:p text:style-name="P140">反制。</text:p>
                          <text:list>
                            <text:list-item>
                              <text:p text:style-name="P140">詢問、非監督式學習 有接觸過、有遭遇過、有體驗過 該事件 的 其他個體。</text:p>
                              <text:list>
                                <text:list-item>
                                  <text:p text:style-name="P140">確認 該祖代 是否 過度誇大。</text:p>
                                </text:list-item>
                                <text:list-item>
                                  <text:p text:style-name="P140">統計樣本 越多，輪廓 越明顯。</text:p>
                                  <text:list>
                                    <text:list-item>
                                      <text:p text:style-name="P140">該輪廓 不一定是 事實。</text:p>
                                      <text:list>
                                        <text:list-item>
                                          <text:p text:style-name="P140">明顯例子，倖存者偏差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0">該輪廓 幫助 該子代 更瞭解，其他個體 對 該事件 的 認定、視角。</text:p>
                                      <text:list>
                                        <text:list-item>
                                          <text:p text:style-name="P140">該認定、該視角 不是 該事件的 真實、本質。</text:p>
                                        </text:list-item>
                                        <text:list-item>
                                          <text:p text:style-name="P140">該認定、該視角 是 該事件的 投影、現象。</text:p>
                                          <text:list>
                                            <text:list-item>
                                              <text:p text:style-name="P137"><text:span text:style-name="T167">明顯例子，盲人摸象。</text:span><text:span text:style-name="T11">（投影世界觀）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0">該子代 實際 接觸、遭遇、體驗 該事件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0">操控慾 的 明顯例子，以 戒掉網癮 為正義之師，實施 綁架、拘禁、凌虐 的學校。</text:p>
                      <text:list>
                        <text:list-item>
                          <text:p text:style-name="P140">祖代 認定 子代，是（祖代）自己的 財產、不動產、發財工具。</text:p>
                          <text:list>
                            <text:list-item>
                              <text:p text:style-name="P140">祖代 發現，子代 有機率 脫離掌控、沒有孝心。</text:p>
                            </text:list-item>
                          </text:list>
                        </text:list-item>
                        <text:list-item>
                          <text:p text:style-name="P140">祖代 報名、繳交費用。</text:p>
                          <text:list>
                            <text:list-item>
                              <text:p text:style-name="P140">不論，子代 有沒有 上網習慣、網癮。</text:p>
                            </text:list-item>
                            <text:list-item>
                              <text:p text:style-name="P142">只要能夠 塑造、塑形 子代，變成 自己想要看到的 模樣、禁臠、人偶。</text:p>
                            </text:list-item>
                            <text:list-item>
                              <text:p text:style-name="P143">只要能夠 滿足自己的 支配慾、操控慾、至高無上的感受、控制子代的爽快感受。</text:p>
                            </text:list-item>
                            <text:list-item>
                              <text:p text:style-name="P143">明顯例子，塑造、塑形、玩弄、破壞、重組 精神型換裝娃娃。</text:p>
                            </text:list-item>
                          </text:list>
                        </text:list-item>
                        <text:list-item>
                          <text:p text:style-name="P140">該學校 是 祖代 實施<text:span text:style-name="T89"> PUA </text:span>的 有利手段之一。</text:p>
                          <text:list>
                            <text:list-item>
                              <text:p text:style-name="P140">子代 出來之後，子代 有機率懼怕 祖代，再送 該子代 進去。</text:p>
                              <text:list>
                                <text:list-item>
                                  <text:p text:style-name="P140">子代 有機率 對 祖代 無腦侍奉、愚孝，只要 不再送 該子代 進 該學校。</text:p>
                                </text:list-item>
                              </text:list>
                            </text:list-item>
                            <text:list-item>
                              <text:p text:style-name="P144">子代 進入 成熟期、衰亡期，子代 有機率仍然（無意識）被操控。</text:p>
                              <text:list>
                                <text:list-item>
                                  <text:p text:style-name="P144">祖代 有機率只要一個 字詞、動作、示意，子代 馬上 無腦侍奉、雙手捧錢。</text:p>
                                  <text:list>
                                    <text:list-item>
                                      <text:p text:style-name="P145">祖代 一邊說 送你去該學校是 為你好。<text:span text:style-name="T1">（你不是子代，你是祖代自己）</text:span></text:p>
                                    </text:list-item>
                                    <text:list-item>
                                      <text:p text:style-name="P145">祖代 一邊做 享受侍奉、點錢、上網、划手機、玩遊戲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6">操控慾 的 明顯例子。</text:p>
                      <text:list>
                        <text:list-item>
                          <text:p text:style-name="P147">祖代 要求，子代 不做，祖代（自己 卻）去做。</text:p>
                        </text:list-item>
                        <text:list-item>
                          <text:p text:style-name="P148">祖代 要求，子代 要做，祖代（自己 卻）不做。</text:p>
                        </text:list-item>
                      </text:list>
                    </text:list-item>
                    <text:list-item>
                      <text:p text:style-name="P148">祖代 使用 人情債、情緒勒索、職權騷擾，要求 子代 主動、被迫 回報、接受命令。</text:p>
                      <text:list>
                        <text:list-item>
                          <text:p text:style-name="P149">為了 回報 才 付出、投入、做事，是 投資。</text:p>
                          <text:list>
                            <text:list-item>
                              <text:p text:style-name="P149">明顯例子，工作、炒房、把子代當作投資標的、認定子代是自己的私人財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5">孝。</text:p>
              <text:list>
                <text:list-item>
                  <text:p text:style-name="P19">（人類 認定的）孝 是 單向、單工、以祖代為中心思想。</text:p>
                  <text:list>
                    <text:list-item>
                      <text:p text:style-name="P20">（人類 認定的）家庭 是 <text:span text:style-name="T263">family、</text:span>雙向、雙工、半雙工、以家庭為中心思想。</text:p>
                    </text:list-item>
                  </text:list>
                </text:list-item>
                <text:list-item>
                  <text:p text:style-name="P21">孝 不是 愚孝、一昧接受、命令、單向、單工、以祖代為中心思想。</text:p>
                  <text:list>
                    <text:list-item>
                      <text:p text:style-name="P21">孝 不是 子代 繞著 祖代 轉。</text:p>
                      <text:list>
                        <text:list-item>
                          <text:p text:style-name="P22">太陽系 不是 繞著 地球 轉。</text:p>
                        </text:list-item>
                      </text:list>
                    </text:list-item>
                  </text:list>
                </text:list-item>
                <text:list-item>
                  <text:p text:style-name="P146"><text:span text:style-name="T15">孝 是 family、交互作用、溝通、雙向、雙工、半雙工、以家庭為中心思想</text:span>。</text:p>
                  <text:list>
                    <text:list-item>
                      <text:p text:style-name="P146">孝 是 所有的 家庭成員 繞著 家庭（本身）轉。</text:p>
                      <text:list>
                        <text:list-item>
                          <text:p text:style-name="P146">家庭成員 是 行星。</text:p>
                        </text:list-item>
                        <text:list-item>
                          <text:p text:style-name="P146">家庭 是 太陽。</text:p>
                        </text:list-item>
                        <text:list-item>
                          <text:p text:style-name="P146">孝 是 萬有引力。</text:p>
                        </text:list-item>
                      </text:list>
                    </text:list-item>
                    <text:list-item>
                      <text:p text:style-name="P146">家庭 使 所有的 家庭成員，感受到 溫暖、舒適、安全。</text:p>
                    </text:list-item>
                  </text:list>
                </text:list-item>
              </text:list>
            </text:list-item>
            <text:list-item>
              <text:p text:style-name="P146">孝。</text:p>
              <text:list>
                <text:list-item>
                  <text:p text:style-name="P150">（人類 認定的）孝 是 單向、單工 的 德、愛。</text:p>
                  <text:list>
                    <text:list-item>
                      <text:p text:style-name="P151">（人類 認定的）孝 的 抽象例子，直流電、二極體。</text:p>
                    </text:list-item>
                    <text:list-item>
                      <text:p text:style-name="P152">德 是 雙向、半雙工、雙工 的 德。</text:p>
                      <text:list>
                        <text:list-item>
                          <text:p text:style-name="P152">德 的 抽象例子，交流電、電感。</text:p>
                        </text:list-item>
                        <text:list-item>
                          <text:p text:style-name="P152">明顯例子，以德報德。<text:span text:style-name="T171">（、以直報怨）</text:span></text:p>
                        </text:list-item>
                      </text:list>
                    </text:list-item>
                    <text:list-item>
                      <text:p text:style-name="P152">愛 是 雙向、半雙工、雙工 的 愛。</text:p>
                      <text:list>
                        <text:list-item>
                          <text:p text:style-name="P152">愛 的 抽象例子，交流電、電感。</text:p>
                        </text:list-item>
                        <text:list-item>
                          <text:p text:style-name="P152">明顯例子，散播愛的種子。</text:p>
                          <text:list>
                            <text:list-item>
                              <text:p text:style-name="P152">種子 →<text:span text:style-name="T264"> 發芽 → 成長 → 長葉 → 開花 → 結果 → 種子（隨風發散）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0">人類 有 意識到，要對（有 血脈關係的）祖代、家庭 德、愛。<text:span text:style-name="T14">（愛 的 明顯例子，家庭愛、無己愛、一體愛）</text:span></text:p>
                  <text:list>
                    <text:list-item>
                      <text:p text:style-name="P146">祖代 本能型繁殖 子代。</text:p>
                    </text:list-item>
                    <text:list-item>
                      <text:p text:style-name="P153">人類個體 德、愛 祖代、家庭。</text:p>
                    </text:list-item>
                  </text:list>
                </text:list-item>
                <text:list-item>
                  <text:p text:style-name="P154">人類 沒有 意識到，要對 地球個體 <text:span text:style-name="T15">德、</text:span><text:span text:style-name="T142">愛</text:span>。</text:p>
                  <text:list>
                    <text:list-item>
                      <text:p text:style-name="P21">地球個體 孕育、養活、滋潤（存在、生存、生活 在 地球個體的）個體。</text:p>
                      <text:list>
                        <text:list-item>
                          <text:p text:style-name="P21">地球個體 德、明王、愛 萬物。</text:p>
                          <text:list>
                            <text:list-item>
                              <text:p text:style-name="P21">明王 是 莊子 認定的 明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假定，某一特定個體 德 地球個體。</text:p>
                      <text:list>
                        <text:list-item>
                          <text:p text:style-name="P21">該個體 以 地球個體 為中心思想。</text:p>
                        </text:list-item>
                        <text:list-item>
                          <text:p text:style-name="P21">該個體 有機率認定 地球個體 是 萬物之母、真祖代、生命之源、存在之本、母體。</text:p>
                          <text:list>
                            <text:list-item>
                              <text:p text:style-name="P21">真祖代 是 該個體的 真正的祖代。</text:p>
                            </text:list-item>
                            <text:list-item>
                              <text:p text:style-name="P21">存在之本 是 該個體 能夠 存在、生存、生活 的，真正、真實、實際 本質。</text:p>
                            </text:list-item>
                            <text:list-item>
                              <text:p text:style-name="P21">明顯例子，該個體 沒有 地球個體，該個體 無法 存在、生存、生活。</text:p>
                              <text:list>
                                <text:list-item>
                                  <text:p text:style-name="P21">地球個體 沒有 該個體，地球個體 仍然能夠 存在、生存、生活。</text:p>
                                </text:list-item>
                                <text:list-item>
                                  <text:p text:style-name="P24">假定，該個體 缺德、無德、反德 地球個體。</text:p>
                                  <text:list>
                                    <text:list-item>
                                      <text:p text:style-name="P25">該個體 以 自己 為中心思想。</text:p>
                                    </text:list-item>
                                    <text:list-item>
                                      <text:p text:style-name="P26">該個體 有機率傷害 地球個體。</text:p>
                                    </text:list-item>
                                    <text:list-item>
                                      <text:p text:style-name="P21">地球個體 沒有 該個體，地球個體 會 維持、提升、昇華 生活品質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">該個體 有機率認定 自己正在 攝取 地球個體的 營養、資源、能量。</text:p>
                          <text:list>
                            <text:list-item>
                              <text:p text:style-name="P155"><text:span text:style-name="T15">抽象例子，地球個體 </text:span><text:span text:style-name="T287">↔</text:span><text:span text:style-name="T141"> 母體、祖代、萬物之母。</text:span></text:p>
                              <text:list>
                                <text:list-item>
                                  <text:p text:style-name="P155"><text:span text:style-name="T15">該個體 </text:span><text:span text:style-name="T287">↔</text:span><text:span text:style-name="T141"> 胚胎、嬰兒、小孩、子代、被孕育的個體、被養活的個體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">假定，該個體 缺德、無德、反德 地球個體。</text:p>
                      <text:list>
                        <text:list-item>
                          <text:p text:style-name="P28">該個體 以 自己 為中心思想。</text:p>
                        </text:list-item>
                        <text:list-item>
                          <text:p text:style-name="P28">該個體 有機率傷害 地球個體。</text:p>
                        </text:list-item>
                        <text:list-item>
                          <text:p text:style-name="P156">地球個體<text:span text:style-name="T89">、&lt;?</text:span><text:span text:style-name="T124">2&gt;神、&lt;?3&gt;神</text:span> 有機率 提醒、警告、告誡 該個體。</text:p>
                        </text:list-item>
                        <text:list-item>
                          <text:p text:style-name="P156">該個體 有機率 不認罪、不悔改、硬心到底、咒罵、仇視、變本加厲、唯我獨尊。</text:p>
                          <text:list>
                            <text:list-item>
                              <text:p text:style-name="P156">不認罪、不悔改、硬心到底 是 基督教 認定的 不認罪、不悔改、硬心到底。</text:p>
                            </text:list-item>
                          </text:list>
                        </text:list-item>
                        <text:list-item>
                          <text:p text:style-name="P157">地球個體<text:span text:style-name="T89">、&lt;?</text:span><text:span text:style-name="T124">2&gt;神、&lt;?3&gt;神</text:span> 有機率 殲滅、滅絕、反蘊含 該個體。</text:p>
                          <text:list>
                            <text:list-item>
                              <text:p text:style-name="P157">明顯例子，亞特蘭提斯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0"><text:bookmark-start text:name="迷信 的 本質"/>迷信的 本質<text:bookmark-end text:name="迷信 的 本質"/></text:p>
          <text:list>
            <text:list-item>
              <text:p text:style-name="P158">迷信 是 某一特定個體 不瞭解（某一特定現象的）本質 的 現象、命名、描述。</text:p>
            </text:list-item>
            <text:list-item>
              <text:p text:style-name="P159">迷信 是 某一特定個體 被（某一特定）現象迷惑 的 現象、命名、描述。</text:p>
              <text:list>
                <text:list-item>
                  <text:p text:style-name="P159">明顯例子，鴿子 被關在 箱子 裡面。</text:p>
                  <text:list>
                    <text:list-item>
                      <text:p text:style-name="P159">現象，鴿子 觀測到 箱子 會掉落 食物。</text:p>
                    </text:list-item>
                    <text:list-item>
                      <text:p text:style-name="P159">本質，鴿子 不瞭解、不知道、沒有非監督式學習到，箱子 掉落 食物 是 為什麼。</text:p>
                    </text:list-item>
                    <text:list-item>
                      <text:p text:style-name="P160">鴿子 有機率把 箱子掉落食物 的瞬間，該鴿子 正在做的 動作 進行 連結。</text:p>
                      <text:list>
                        <text:list-item>
                          <text:p text:style-name="P160">該動作 是 該鴿子 被動、無意識 正在做出的 動作。</text:p>
                        </text:list-item>
                        <text:list-item>
                          <text:p text:style-name="P160">該鴿子 有機率認定，當時正在做的動作 →<text:span text:style-name="T170"> 看不見的手 → 箱子掉落食物。</text:span></text:p>
                          <text:list>
                            <text:list-item>
                              <text:p text:style-name="P160">隨機性強化 之後，該鴿子 透過 非監督式學習 機制，強化 該鴿子的 信念。</text:p>
                              <text:list>
                                <text:list-item>
                                  <text:p text:style-name="P160">該信念 是 迷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9">該鴿子 食慾 被激發 之後，該鴿子 有機率 做 當時正在做的 動作。</text:p>
                          <text:list>
                            <text:list-item>
                              <text:p text:style-name="P161">該動作 是 該鴿子 主動、有意識、被（食慾所）迫 做出的 動作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1">迷信 是 某一特定個體 能夠 感測（某一特定）現象。</text:p>
              <text:list>
                <text:list-item>
                  <text:p text:style-name="P161">該個體 越無法 跟（該現象 的）本質 交互作用。</text:p>
                  <text:list>
                    <text:list-item>
                      <text:p text:style-name="P161">該個體 越容易 迷信。</text:p>
                    </text:list-item>
                    <text:list-item>
                      <text:p text:style-name="P162">該個體 越快 迷信。</text:p>
                    </text:list-item>
                    <text:list-item>
                      <text:p text:style-name="P162">該個體 越難以 脫離迷信。</text:p>
                    </text:list-item>
                  </text:list>
                </text:list-item>
                <text:list-item>
                  <text:p text:style-name="P163">該個體 有機率 能夠跟 該本質 交互作用。</text:p>
                  <text:list>
                    <text:list-item>
                      <text:p text:style-name="P163">該個體（還）不知道 該本質、該現象 的 關聯性。</text:p>
                      <text:list>
                        <text:list-item>
                          <text:p text:style-name="P164">該個體 有機率 迷信（被 該現象 迷惑）。</text:p>
                        </text:list-item>
                        <text:list-item>
                          <text:p text:style-name="P164">該個體 有機率產生（跟 該現象）相關的 宗教、信仰、信念 投影世界觀。</text:p>
                          <text:list>
                            <text:list-item>
                              <text:p text:style-name="P165">明顯例子，乾旱（現象）發生的活人獻祭（動作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6">明顯例子，某一特定個體 對 神學、哲學、數學、科學、化學、生物學、考古學，迷信、盲信。</text:p>
              <text:list>
                <text:list-item>
                  <text:p text:style-name="P222">學門 不是 神聖不可侵犯、不可質疑、唯一真理。</text:p>
                  <text:list>
                    <text:list-item>
                      <text:p text:style-name="P223">學門 是 <text:span text:style-name="T176">神學、哲學、數學、科學、化學、生物學、考古學、歷史學、文化學 </text:span>學門<text:span text:style-name="T176">。</text:span></text:p>
                    </text:list-item>
                  </text:list>
                </text:list-item>
                <text:list-item>
                  <text:p text:style-name="P222">學門 是 工具。</text:p>
                  <text:list>
                    <text:list-item>
                      <text:p text:style-name="P224">工具 不一定 只有一個、僅限一個、其餘異端。</text:p>
                      <text:list>
                        <text:list-item>
                          <text:p text:style-name="P225">即便是 該<text:span text:style-name="T89">&lt;?2&gt;個體的 </text:span>終極通用型工具，也有機率 特化（因地制宜）、變化、更新。</text:p>
                          <text:list>
                            <text:list-item>
                              <text:p text:style-name="P226"><text:span text:style-name="T89">&lt;?2&gt;個體、&lt;?2&gt;文明、&lt;_?3_&gt;</text:span>個體 發生變化，該工具 也要 跟著 變化、更新。</text:p>
                            </text:list-item>
                          </text:list>
                        </text:list-item>
                        <text:list-item>
                          <text:p text:style-name="P226">化繁為簡 也 極端重要。</text:p>
                          <text:list>
                            <text:list-item>
                              <text:p text:style-name="P227">工具 過多，只會 增加 該個體、該文明 資源成本、學習成本、挑選時間。</text:p>
                              <text:list>
                                <text:list-item>
                                  <text:p text:style-name="P228">資源成本 是 設計、製造、使用、保養、維修、發展、優化 該工具的 成本。</text:p>
                                  <text:list>
                                    <text:list-item>
                                      <text:p text:style-name="P229">明顯例子，第一個店家 是 賣 化妝品 的店家。</text:p>
                                      <text:list>
                                        <text:list-item>
                                          <text:p text:style-name="P228">第二個店家 是 賣 化粧品、包包、鞋子 的店家。</text:p>
                                        </text:list-item>
                                        <text:list-item>
                                          <text:p text:style-name="P230">營業額，第一個店家、第二個店家 有機率 相差不多。</text:p>
                                        </text:list-item>
                                        <text:list-item>
                                          <text:p text:style-name="P231">資源成本，第一個店家 低於 第二個店家。</text:p>
                                        </text:list-item>
                                        <text:list-item>
                                          <text:p text:style-name="P232">第一個店家的賺錢 工具 有 一種。</text:p>
                                        </text:list-item>
                                        <text:list-item>
                                          <text:p text:style-name="P232">第一個店家的賺錢 工具 有 三種。</text:p>
                                          <text:list>
                                            <text:list-item>
                                              <text:p text:style-name="P232">為了推銷給客人，店長、店員 要 購買、保養、瞭解 三種 工具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33">工具 越多，選擇 越多，該個體 越無從下手。</text:p>
                                  <text:list>
                                    <text:list-item>
                                      <text:p text:style-name="P234">工具 越多，工具（之間的）差異性 越低。</text:p>
                                    </text:list-item>
                                    <text:list-item>
                                      <text:p text:style-name="P235">工具 越多，工具（之間的）相似性 越高。</text:p>
                                    </text:list-item>
                                    <text:list-item>
                                      <text:p text:style-name="P236">該個體 越要消耗資源 學習 分辨，不同工具 之間的差異、使用情境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26">工具 過多，只會 降低 該個體、該文明 生產力、學習效率、有效功率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4">每一個 學門 都有各自獨特的 視角、工具，建造<text:span text:style-name="T89">出（&lt;_?3_&gt;個</text:span>體的）投影世界觀。<text:span text:style-name="T2">&lt;?~&gt;</text:span></text:p>
                    </text:list-item>
                    <text:list-item>
                      <text:p text:style-name="P222">發展 學門 的 目的、期望，描述 更優良、更趨近事實 的（投影）世界觀、本質、現象。</text:p>
                    </text:list-item>
                  </text:list>
                </text:list-item>
                <text:list-item>
                  <text:p text:style-name="P222">不存在 剛體。</text:p>
                </text:list-item>
              </text:list>
            </text:list-item>
            <text:list-item>
              <text:p text:style-name="P159">史金納箱。</text:p>
              <text:list>
                <text:list-item>
                  <text:p text:style-name="P159">方法。</text:p>
                  <text:list>
                    <text:list-item>
                      <text:p text:style-name="P159">隨機性強化。</text:p>
                    </text:list-item>
                  </text:list>
                </text:list-item>
                <text:list-item>
                  <text:p text:style-name="P159">本質。</text:p>
                  <text:list>
                    <text:list-item>
                      <text:p text:style-name="P159">強化。</text:p>
                      <text:list>
                        <text:list-item>
                          <text:p text:style-name="P159">提供 正面。</text:p>
                          <text:list>
                            <text:list-item>
                              <text:p text:style-name="P159">正面 是 內部刺激 為主。</text:p>
                            </text:list-item>
                            <text:list-item>
                              <text:p text:style-name="P159">正面的 明顯例子，睡慾、食慾、性慾 的 存在。</text:p>
                            </text:list-item>
                            <text:list-item>
                              <text:p text:style-name="P167">明顯例子，提供（滿足 該個體 的 睡慾、食慾、性慾 的）個體、食物、選擇權。</text:p>
                            </text:list-item>
                          </text:list>
                        </text:list-item>
                        <text:list-item>
                          <text:p text:style-name="P168">移走 負面</text:p>
                          <text:list>
                            <text:list-item>
                              <text:p text:style-name="P168">負面 是 外部刺激 為主。</text:p>
                            </text:list-item>
                            <text:list-item>
                              <text:p text:style-name="P168">負面的 明顯例子，恐懼、憎恨、惱怒 的 存在。</text:p>
                            </text:list-item>
                            <text:list-item>
                              <text:p text:style-name="P169">明顯例子，移走 巨響、天敵物種、政論節目。</text:p>
                              <text:list>
                                <text:list-item>
                                  <text:p text:style-name="P170">政論節目 是 誘發觀眾情緒、對人不對事、以出錢個體為中心思想 政論節目。</text:p>
                                  <text:list>
                                    <text:list-item>
                                      <text:p text:style-name="P171">出錢個體 是 政論節目 能夠 存在、生存、生活 的 金錢 來源、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9">懲罰。</text:p>
                      <text:list>
                        <text:list-item>
                          <text:p text:style-name="P159">提供 負面。</text:p>
                        </text:list-item>
                        <text:list-item>
                          <text:p text:style-name="P159">移走 正面。</text:p>
                          <text:list>
                            <text:list-item>
                              <text:p text:style-name="P159">明顯例子，移走（滿足 該個體 的 睡慾、食慾、性慾 的）個體、食物、選擇權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9">反制。</text:p>
              <text:list>
                <text:list-item>
                  <text:p text:style-name="P159">脫離 該環境。</text:p>
                  <text:list>
                    <text:list-item>
                      <text:p text:style-name="P159">假定，該個體 無法 脫離 該環境。</text:p>
                      <text:list>
                        <text:list-item>
                          <text:p text:style-name="P159">該個體（逐漸）讓 該存在 喪失 掌控權。</text:p>
                        </text:list-item>
                        <text:list-item>
                          <text:p text:style-name="P159">該個體 有機率（逐漸）奪回 掌控權。</text:p>
                        </text:list-item>
                        <text:list-item>
                          <text:p text:style-name="P172">明顯例子，該存在 的 提供、移走，無相關化、無正相關性化、隨機關係化。</text:p>
                          <text:list>
                            <text:list-item>
                              <text:p text:style-name="P173">隨機關係化，該個體 讓 該存在的操控 沒有直接相關性、隨機化。</text:p>
                              <text:list>
                                <text:list-item>
                                  <text:p text:style-name="P174">明顯例子，該存在 提供，該個體 丟硬幣。</text:p>
                                  <text:list>
                                    <text:list-item>
                                      <text:p text:style-name="P175">硬幣朝上，該個體 認定 該存在 提供，接受 該存在的 提供。</text:p>
                                    </text:list-item>
                                    <text:list-item>
                                      <text:p text:style-name="P175">硬幣朝下，該個體 認定 該存在 沒有提供，不接受 該存在的 提供。</text:p>
                                    </text:list-item>
                                    <text:list-item>
                                      <text:p text:style-name="P174">硬幣朝下，該個體 認定 該存在 移走，無視、殲滅 該存在的 提供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2">明顯例子，該存在 的 提供、移走 正面、負面，無相關化、無正相關性化。</text:p>
                        </text:list-item>
                      </text:list>
                    </text:list-item>
                  </text:list>
                </text:list-item>
                <text:list-item>
                  <text:p text:style-name="P159">非監督式學習。</text:p>
                  <text:list>
                    <text:list-item>
                      <text:p text:style-name="P176">該個體 透過 已知、能夠使用的 本能、傳承、法則，進行 衰變（操控）、隨機化。</text:p>
                    </text:list-item>
                    <text:list-item>
                      <text:p text:style-name="P176">該個體 殲滅、滅絕 迷信、關聯性、隨機性強化。</text:p>
                    </text:list-item>
                    <text:list-item>
                      <text:p text:style-name="P176">該個體 越瞭解 本質，越不會被 現象 迷惑。</text:p>
                      <text:list>
                        <text:list-item>
                          <text:p text:style-name="P176">迷信的 個體 是 被 現象 迷惑 的 個體。</text:p>
                        </text:list-item>
                      </text:list>
                    </text:list-item>
                    <text:list-item>
                      <text:p text:style-name="P176">該個體 越能夠 非監督式學習、感測、交互作用 本質、核心、關鍵點<text:span text:style-name="T89">、&lt;_?3_&gt;</text:span>個體。</text:p>
                      <text:list>
                        <text:list-item>
                          <text:p text:style-name="P176">該個體 越難以 被 該現象 迷惑。<text:span text:style-name="T1">（實際上，不</text:span><text:span text:style-name="T3">只&lt;_?3_&gt;個體，是&lt;?n&gt;~&lt;?u&gt;個</text:span><text:span text:style-name="T1">體）</text:span></text:p>
                        </text:list-item>
                        <text:list-item>
                          <text:p text:style-name="P177">該個體 越難以 對 該現象 產生 迷信。<text:span text:style-name="T171">（實際上，不</text:span><text:span text:style-name="T172">只&lt;?n~u&gt;個體，是&lt;?[</text:span><text:span text:style-name="T173">Λ~V</text:span><text:span text:style-name="T172">]&gt;</text:span><text:span text:style-name="T171">）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7"><text:bookmark-start text:name="量子電腦"/>量子電腦<text:bookmark-end text:name="量子電腦"/></text:p>
          <text:list>
            <text:list-item>
              <text:p text:style-name="P177">電子電腦 不是 講求 精確解。</text:p>
            </text:list-item>
            <text:list-item>
              <text:p text:style-name="P177">量子電腦 是 講求 近似解、等效解、量子型數學模型解。</text:p>
            </text:list-item>
            <text:list-item>
              <text:p text:style-name="P178">量子電腦 是 量子型<text:span text:style-name="T89">CPLD</text:span>。</text:p>
              <text:list>
                <text:list-item>
                  <text:p text:style-name="P179"><text:span text:style-name="T89">CPLD 是 電子電路的 CPLD</text:span>。</text:p>
                  <text:list>
                    <text:list-item>
                      <text:p text:style-name="P179"><text:span text:style-name="T89">量子型CPLD 是</text:span> 量子 取代 電子 <text:span text:style-name="T89">的 CPLD</text:span>。</text:p>
                      <text:list>
                        <text:list-item>
                          <text:p text:style-name="P179">電子 是 數值、計算。</text:p>
                        </text:list-item>
                        <text:list-item>
                          <text:p text:style-name="P179">量子 是 函數、統計。</text:p>
                        </text:list-item>
                        <text:list-item>
                          <text:p text:style-name="P179">明顯例子<text:span text:style-name="T89">，f(x) = a * x + b</text:span>。</text:p>
                          <text:list>
                            <text:list-item>
                              <text:p text:style-name="P180"><text:span text:style-name="T89">電子 是 </text:span><text:span text:style-name="T109">a、x、b</text:span><text:span text:style-name="T186">。</text:span></text:p>
                              <text:list>
                                <text:list-item>
                                  <text:p text:style-name="P180">電子電腦 經過 *、+ 運算，得到<text:span text:style-name="T89"> f(x)</text:span>。</text:p>
                                </text:list-item>
                              </text:list>
                            </text:list-item>
                            <text:list-item>
                              <text:p text:style-name="P179"><text:span text:style-name="T89">量子 是 f(x)</text:span>。</text:p>
                              <text:list>
                                <text:list-item>
                                  <text:p text:style-name="P179"><text:span text:style-name="T89">量子（本身）就是 f(x)</text:span>。</text:p>
                                  <text:list>
                                    <text:list-item>
                                      <text:p text:style-name="P29">量子（本身）等效於 f(x)。</text:p>
                                    </text:list-item>
                                    <text:list-item>
                                      <text:p text:style-name="P181"><text:span text:style-name="T89">量子 蘊含 f(x)</text:span>。</text:p>
                                    </text:list-item>
                                    <text:list-item>
                                      <text:p text:style-name="P181"><text:span text:style-name="T89">量子的特性 蘊含 f(x)的特性</text:span>。</text:p>
                                    </text:list-item>
                                    <text:list-item>
                                      <text:p text:style-name="P48">明顯例子，電子 吸收 光 之後，電子 蘊含 光。</text:p>
                                      <text:list>
                                        <text:list-item>
                                          <text:p text:style-name="P48">電子的特性 蘊含 光的特性。</text:p>
                                        </text:list-item>
                                        <text:list-item>
                                          <text:p text:style-name="P48">電子的頻率 蘊含 光的頻率。</text:p>
                                        </text:list-item>
                                        <text:list-item>
                                          <text:p text:style-name="P49">電子 有機率出現 波粒二象性 的現象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82">量子電腦 不用 經過 *、+ 運算，得到<text:span text:style-name="T89"> f(x)</text:span>。</text:p>
                                </text:list-item>
                                <text:list-item>
                                  <text:p text:style-name="P179">量子電腦 經過 統計，得到<text:span text:style-name="T89"> f(x)</text:span>。</text:p>
                                  <text:list>
                                    <text:list-item>
                                      <text:p text:style-name="P179">統計 是 大量 統計。</text:p>
                                    </text:list-item>
                                    <text:list-item>
                                      <text:p text:style-name="P179">統計 是 光速 統計。</text:p>
                                      <text:list>
                                        <text:list-item>
                                          <text:p text:style-name="P179">假定，量子的 運動速度 是 光速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79">假定，第一個種類的量子 蘊含<text:span text:style-name="T89"> a * x 的特性</text:span>。</text:p>
                                  <text:list>
                                    <text:list-item>
                                      <text:p text:style-name="P183">假定，第二個種類的量子 蘊含 <text:span text:style-name="T109">b 的特性。</text:span></text:p>
                                    </text:list-item>
                                    <text:list-item>
                                      <text:p text:style-name="P54">&lt;?2&gt;個體 有機率 設計、製造、使用 某一特定結構。</text:p>
                                      <text:list>
                                        <text:list-item>
                                          <text:p text:style-name="P184"><text:span text:style-name="T109">該結構 結合 </text:span>第一個種類的量子、第二個種類的量子。</text:p>
                                        </text:list-item>
                                        <text:list-item>
                                          <text:p text:style-name="P184">該結構 讓 第一個種類的量子、第二個種類的量子，產生 + 的現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84">該結構 是 量子電腦的 結構。</text:p>
                                      <text:list>
                                        <text:list-item>
                                          <text:p text:style-name="P184">明顯例子，雙狹縫實驗（本身）是 量子電腦。</text:p>
                                          <text:list>
                                            <text:list-item>
                                              <text:p text:style-name="P184">雙狹縫實驗的量子 是 量子電腦的量子。</text:p>
                                            </text:list-item>
                                            <text:list-item>
                                              <text:p text:style-name="P185">雙狹縫實驗的結構 是 量子電腦的結構。</text:p>
                                            </text:list-item>
                                            <text:list-item>
                                              <text:p text:style-name="P185">結構 的 明顯例子，比例、距離、縫寬、間距、檔板的材料特性。</text:p>
                                            </text:list-item>
                                            <text:list-item>
                                              <text:p text:style-name="P184">雙狹縫實驗的 檔板、狹縫 是 量子電腦的 運算子。</text:p>
                                            </text:list-item>
                                            <text:list-item>
                                              <text:p text:style-name="P184">雙狹縫實驗的 感光片 是 量子電腦的 顯示器、實驗結果顯示器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6">明顯例子<text:span text:style-name="T89">，f(x) = g(x) * h(x)</text:span>。</text:p>
                          <text:list>
                            <text:list-item>
                              <text:p text:style-name="P186">電子 是 逐步計算 <text:span text:style-name="T89">g(x)、h(x)、</text:span><text:span text:style-name="T110">f</text:span><text:span text:style-name="T89">(x)</text:span>。</text:p>
                              <text:list>
                                <text:list-item>
                                  <text:p text:style-name="P237"><text:span text:style-name="T111">g(x)、h(x)、</text:span><text:span text:style-name="T110">f</text:span><text:span text:style-name="T111">(x)</text:span><text:span text:style-name="T15"> </text:span>越複雜，電子電腦的 時間複雜度、計算難度 越高。</text:p>
                                </text:list-item>
                                <text:list-item>
                                  <text:p text:style-name="P50">電子電腦的 結構 越複雜，電子電腦的 時間複雜度 越高。</text:p>
                                </text:list-item>
                                <text:list-item>
                                  <text:p text:style-name="P51">電子電腦的 結構 越複雜，電子電腦的 設計、製造、使用 難度 越高。</text:p>
                                </text:list-item>
                              </text:list>
                            </text:list-item>
                            <text:list-item>
                              <text:p text:style-name="P187">假定，量子 蘊含 <text:span text:style-name="T15">f</text:span><text:span text:style-name="T89">(x) 的特性</text:span>。</text:p>
                              <text:list>
                                <text:list-item>
                                  <text:p text:style-name="P187">量子電腦 經過 統計，得到<text:span text:style-name="T89"> f(x)</text:span>。</text:p>
                                </text:list-item>
                                <text:list-item>
                                  <text:p text:style-name="P238"><text:span text:style-name="T111">g(x)、h(x)、</text:span><text:span text:style-name="T110">f</text:span><text:span text:style-name="T111">(x)</text:span><text:span text:style-name="T89"> 的複雜度，跟 量子電腦 沒有 相關性。</text:span></text:p>
                                </text:list-item>
                                <text:list-item>
                                  <text:p text:style-name="P52">量子電腦的 結構 越複雜，量子電腦的 時間複雜度 越高。</text:p>
                                </text:list-item>
                                <text:list-item>
                                  <text:p text:style-name="P53">量子電腦的 結構 越複雜，量子電腦的 設計、製造、使用 難度 越高。</text:p>
                                </text:list-item>
                              </text:list>
                            </text:list-item>
                            <text:list-item>
                              <text:p text:style-name="P188">假定，量子 沒有 蘊含 <text:span text:style-name="T15">f</text:span><text:span text:style-name="T89">(x) 的特性</text:span>。</text:p>
                              <text:list>
                                <text:list-item>
                                  <text:p text:style-name="P188">假定，第一個種類的量子 蘊含 <text:span text:style-name="T89">g(x) 的特性</text:span>。</text:p>
                                </text:list-item>
                                <text:list-item>
                                  <text:p text:style-name="P189">假定，第二個種類的量子 蘊含 <text:span text:style-name="T89">h(x) 的特性</text:span>。</text:p>
                                </text:list-item>
                                <text:list-item>
                                  <text:p text:style-name="P55">&lt;?2&gt;個體 有機率 設計、製造、使用 某一特定結構。</text:p>
                                  <text:list>
                                    <text:list-item>
                                      <text:p text:style-name="P190"><text:span text:style-name="T109">該結構 結合 </text:span>第一個種類的量子、第二個種類的量子。</text:p>
                                    </text:list-item>
                                    <text:list-item>
                                      <text:p text:style-name="P190">該結構 讓 第一個種類的量子、第二個種類的量子，產生 * 的現象。</text:p>
                                    </text:list-item>
                                  </text:list>
                                </text:list-item>
                                <text:list-item>
                                  <text:p text:style-name="P191">量子電腦 經過 統計，得到<text:span text:style-name="T89"> f(x)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9">電子 蘊含<text:span text:style-name="T89"> 0、1。</text:span></text:p>
                      <text:list>
                        <text:list-item>
                          <text:p text:style-name="P30">0 是 小於 某一特定電壓閥值。</text:p>
                        </text:list-item>
                        <text:list-item>
                          <text:p text:style-name="P30">1 是 大於、等於 某一特定電壓閥值。</text:p>
                        </text:list-item>
                      </text:list>
                    </text:list-item>
                    <text:list-item>
                      <text:p text:style-name="P179">量子 蘊含 量子特性。</text:p>
                      <text:list>
                        <text:list-item>
                          <text:p text:style-name="P31">假定，量子 的 運動特性 是 常態分佈。</text:p>
                          <text:list>
                            <text:list-item>
                              <text:p text:style-name="P31">該量子 蘊含 常態分佈曲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9">假定，已知，某一特定種類的量子 的運動 特性。</text:p>
                </text:list-item>
                <text:list-item>
                  <text:p text:style-name="P179">某一特<text:span text:style-name="T89">定&lt;?2&gt;</text:span>個體 設計、製造，量子電腦 使用 某一特定結構，模擬 要解決的問題。</text:p>
                </text:list-item>
                <text:list-item>
                  <text:p text:style-name="P179">量子電腦 使用 光速，進行 運算。</text:p>
                  <text:list>
                    <text:list-item>
                      <text:p text:style-name="P179">量子電腦的速度倍率 是 光速 / 要解決問題的原始速度。</text:p>
                    </text:list-item>
                  </text:list>
                </text:list-item>
                <text:list-item>
                  <text:p text:style-name="P179">大量、重複 實驗，取得 有高度統計信心度的 結果。</text:p>
                </text:list-item>
              </text:list>
            </text:list-item>
            <text:list-item>
              <text:p text:style-name="P177">量子電腦 使用 量子 特性。</text:p>
              <text:list>
                <text:list-item>
                  <text:p text:style-name="P192">明顯例子，量子電腦 計算 兩個水波 的 干涉條紋。</text:p>
                  <text:list>
                    <text:list-item>
                      <text:p text:style-name="P192">假定，已知，某一特定種類的量子 的 運動，有 某一特定常態分佈 的特性。</text:p>
                      <text:list>
                        <text:list-item>
                          <text:p text:style-name="P192">假定，該分布 極端近似 某一特定水波的 分布。</text:p>
                        </text:list-item>
                      </text:list>
                    </text:list-item>
                    <text:list-item>
                      <text:p text:style-name="P177">量子電腦 使用 雙狹縫實驗 的結構。</text:p>
                      <text:list>
                        <text:list-item>
                          <text:p text:style-name="P193">量子電腦 得到 兩個水波 的 干涉條紋。</text:p>
                        </text:list-item>
                      </text:list>
                    </text:list-item>
                    <text:list-item>
                      <text:p text:style-name="P193">量子電腦 使用 光速，進行 兩個水波 運動 的 過程、結果。</text:p>
                      <text:list>
                        <text:list-item>
                          <text:p text:style-name="P193">量子電腦的速度倍率 是 光速 / 水速。</text:p>
                        </text:list-item>
                      </text:list>
                    </text:list-item>
                    <text:list-item>
                      <text:p text:style-name="P194">大量、重複 實驗，取得 有高度統計信心度的 結果。</text:p>
                      <text:list>
                        <text:list-item>
                          <text:p text:style-name="P195">明顯例子，量子 越多，<text:span text:style-name="T15">干涉條紋 越明顯，統計 信心度、相關性、有效性 越高</text:span>。</text:p>
                          <text:list>
                            <text:list-item>
                              <text:p text:style-name="P195">大數法則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5">聲流電腦。</text:p>
              <text:list>
                <text:list-item>
                  <text:p text:style-name="P195">聲流學。</text:p>
                </text:list-item>
              </text:list>
            </text:list-item>
            <text:list-item>
              <text:p text:style-name="P195">第<text:span text:style-name="T89">a層</text:span>級電腦。</text:p>
              <text:list>
                <text:list-item>
                  <text:p text:style-name="P195">第<text:span text:style-name="T15">a層級</text:span>法則。</text:p>
                </text:list-item>
              </text:list>
            </text:list-item>
          </text:list>
        </text:list-item>
        <text:list-item>
          <text:p text:style-name="P195"><text:bookmark-start text:name="斷鏈"/>斷鏈<text:bookmark-end text:name="斷鏈"/></text:p>
          <text:list>
            <text:list-item>
              <text:p text:style-name="P196"><text:span text:style-name="T89">以 &lt;?2&gt;個</text:span>體 為 中心思想，殲滅 個體、信念、傳承 是 極端愚蠢至極的 思想、決策、行動。</text:p>
              <text:list>
                <text:list-item>
                  <text:p text:style-name="P195">明顯例子，古亞歷山大圖書館。</text:p>
                </text:list-item>
              </text:list>
            </text:list-item>
            <text:list-item>
              <text:p text:style-name="P195"><text:span text:style-name="T89">以 &lt;_?3_&gt;個體 為 中心思想</text:span>，殲滅 個體、信念、傳承 是 必要之惡。</text:p>
              <text:list>
                <text:list-item>
                  <text:p text:style-name="P195">明顯例子，信念戰爭。</text:p>
                </text:list-item>
                <text:list-item>
                  <text:p text:style-name="P32">認定自己在替天行道 動用私刑、發動信念內戰，是 極端愚蠢至極的 思想、決策、行動。</text:p>
                  <text:list>
                    <text:list-item>
                      <text:p text:style-name="P33">明顯例子，某一特定人類個體 有機率有 正常細胞、癌細胞。</text:p>
                      <text:list>
                        <text:list-item>
                          <text:p text:style-name="P33">癌細胞 有機率認定自己在替天行道 動用私刑、發動信念內戰，殲滅 其他正常細胞。</text:p>
                        </text:list-item>
                        <text:list-item>
                          <text:p text:style-name="P34">癌細胞 有機率以 自己 為 標準、座標系、中心思想。</text:p>
                          <text:list>
                            <text:list-item>
                              <text:p text:style-name="P35">該癌細胞 有機率認定，自己 是 正常細胞。</text:p>
                            </text:list-item>
                            <text:list-item>
                              <text:p text:style-name="P34">該癌細胞 有機率認定，該正常細胞 是 癌細胞。</text:p>
                            </text:list-item>
                            <text:list-item>
                              <text:p text:style-name="P36">該癌細胞 有機率認定，其他癌細胞 是 正常細胞。</text:p>
                            </text:list-item>
                            <text:list-item>
                              <text:p text:style-name="P37">該癌細胞 有機率認定，擁有（跟自己）相同特徵的 其他細胞 是 正常細胞。</text:p>
                            </text:list-item>
                            <text:list-item>
                              <text:p text:style-name="P37">該癌細胞 有機率認定，擁有（跟自己）不同特徵的 其他細胞 是 癌細胞。</text:p>
                            </text:list-item>
                          </text:list>
                        </text:list-item>
                        <text:list-item>
                          <text:p text:style-name="P38">正常細胞 有機率以 自己 為 標準、座標系、中心思想。</text:p>
                          <text:list>
                            <text:list-item>
                              <text:p text:style-name="P38">該正常細胞 有機率認定，自己 是 正常細胞。</text:p>
                            </text:list-item>
                            <text:list-item>
                              <text:p text:style-name="P39">該正常細胞 有機率認定，該癌細胞 是 癌細胞。</text:p>
                            </text:list-item>
                            <text:list-item>
                              <text:p text:style-name="P39">該正常細胞 有機率認定，其他正常細胞 是 正常細胞。</text:p>
                            </text:list-item>
                            <text:list-item>
                              <text:p text:style-name="P37">該正常細胞 有機率認定，擁有（跟自己）相同特徵的 其他細胞 是 正常細胞。</text:p>
                            </text:list-item>
                            <text:list-item>
                              <text:p text:style-name="P37">該正常細胞 有機率認定，擁有（跟自己）不同特徵的 其他細胞 是 癌細胞。</text:p>
                            </text:list-item>
                            <text:list-item>
                              <text:p text:style-name="P40">該正常細胞 有機率認定，自己 是 癌細胞。</text:p>
                              <text:list>
                                <text:list-item>
                                  <text:p text:style-name="P41">認知偏誤、指鹿為馬。</text:p>
                                </text:list-item>
                                <text:list-item>
                                  <text:p text:style-name="P41">從眾效應、羊群效應。</text:p>
                                </text:list-item>
                                <text:list-item>
                                  <text:p text:style-name="P42">艾許從眾實驗、盲從實驗。</text:p>
                                </text:list-item>
                              </text:list>
                            </text:list-item>
                            <text:list-item>
                              <text:p text:style-name="P43">正常細胞 有機率以 該人類個體 為 標準、座標系、中心思想。</text:p>
                            </text:list-item>
                          </text:list>
                        </text:list-item>
                        <text:list-item>
                          <text:p text:style-name="P44">人類個體 有機率以 自己 為 標準、座標系、中心思想。</text:p>
                          <text:list>
                            <text:list-item>
                              <text:p text:style-name="P45">該人類個體 有機率認定，該癌細胞 是 癌細胞。</text:p>
                            </text:list-item>
                            <text:list-item>
                              <text:p text:style-name="P46">該人類個體 有機率認定，該正常細胞 是 正常細胞。</text:p>
                            </text:list-item>
                            <text:list-item>
                              <text:p text:style-name="P46">該人類個體 有機率認定，擁有癌細胞特徵的 其他細胞 是 癌細胞。</text:p>
                            </text:list-item>
                            <text:list-item>
                              <text:p text:style-name="P46">該人類個體 有機率認定，擁有正常細胞特徵的 其他細胞 是 正常細胞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97"><text:bookmark-start text:name="輸入、處理、輸出"/>輸入、處理、輸出<text:bookmark-end text:name="輸入、處理、輸出"/></text:p>
          <text:list>
            <text:list-item>
              <text:p text:style-name="P324"><text:span text:style-name="T212">對</text:span><text:span text:style-name="T89">於 &lt;_?3_&gt;</text:span><text:span text:style-name="T212">個體 來</text:span><text:span text:style-name="T89">說，&lt;?2&gt;</text:span><text:span text:style-name="T212">個體的 輸入、處理 沒有任何意義。</text:span></text:p>
              <text:list>
                <text:list-item>
                  <text:p text:style-name="P197">輸入 是 學習、交互作用。</text:p>
                  <text:list>
                    <text:list-item>
                      <text:p text:style-name="P197">明顯例子，電子 吸收 光子。</text:p>
                    </text:list-item>
                  </text:list>
                </text:list-item>
                <text:list-item>
                  <text:p text:style-name="P197">處理 是 思考、內部機制。<text:span text:style-name="T1">（內部體制、內部機制、內部系統）</text:span></text:p>
                  <text:list>
                    <text:list-item>
                      <text:p text:style-name="P198">明顯例子，電子 蘊含 光子。</text:p>
                    </text:list-item>
                  </text:list>
                </text:list-item>
              </text:list>
            </text:list-item>
            <text:list-item>
              <text:p text:style-name="P324"><text:span text:style-name="T212">對</text:span><text:span text:style-name="T89">於 &lt;_?3_&gt;</text:span><text:span text:style-name="T212">個體 來</text:span><text:span text:style-name="T89">說，&lt;?2&gt;</text:span><text:span text:style-name="T212">個體的 輸出 有意義。</text:span></text:p>
              <text:list>
                <text:list-item>
                  <text:p text:style-name="P197">輸出 是 實作、交互作用。</text:p>
                  <text:list>
                    <text:list-item>
                      <text:p text:style-name="P197">明顯例子，電子 釋出 光子。</text:p>
                    </text:list-item>
                  </text:list>
                </text:list-item>
                <text:list-item>
                  <text:p text:style-name="P197">明顯例子，對於 人類個體 來說，細胞個體、動能個體 的 輸入、處理 沒有任何意義。</text:p>
                  <text:list>
                    <text:list-item>
                      <text:p text:style-name="P197">對於 人類個體 來說，細胞個體、動能個體 的 輸出 有意義。</text:p>
                    </text:list-item>
                    <text:list-item>
                      <text:p text:style-name="P197">人類個體 不在意，細胞個體 攝取什麼、內部怎麼運作。</text:p>
                    </text:list-item>
                    <text:list-item>
                      <text:p text:style-name="P197">人類個體 在意，細胞個體的 內部機制、交互作用 的產出，會不會 危害到 該人類個體。</text:p>
                      <text:list>
                        <text:list-item>
                          <text:p text:style-name="P197">明顯例子，人類個體 在意 該細胞個體，會不會 傷害 其他正常細胞個體。</text:p>
                        </text:list-item>
                      </text:list>
                    </text:list-item>
                    <text:list-item>
                      <text:p text:style-name="P197">該人類個體 有機率非監督式學習，細胞個體的 輸入、輸出 的相依性。</text:p>
                      <text:list>
                        <text:list-item>
                          <text:p text:style-name="P197">抑制 細胞個體 攝取 某一特定物質。</text:p>
                          <text:list>
                            <text:list-item>
                              <text:p text:style-name="P199">明顯例子，抑制 細胞個體 攝取 致癌物質。</text:p>
                              <text:list>
                                <text:list-item>
                                  <text:p text:style-name="P199">該人類個體 停止攝取 致癌食物。</text:p>
                                </text:list-item>
                                <text:list-item>
                                  <text:p text:style-name="P197">該細胞個體 自然而然、理所當然 無法攝取 致癌物質。</text:p>
                                </text:list-item>
                                <text:list-item>
                                  <text:p text:style-name="P197">該細胞個體 自然而然、理所當然 無法，從 該途徑 癌化。</text:p>
                                  <text:list>
                                    <text:list-item>
                                      <text:p text:style-name="P197">該細胞個體 仍然有機率，從 其他途徑 癌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7">對於 該人類個體 來說，細胞個體 有機率是 黑盒子、灰盒子、白盒子。</text:p>
                          <text:list>
                            <text:list-item>
                              <text:p text:style-name="P197">該人類個體 對 該細胞個體 越瞭解，盒子的顏色 越淺。</text:p>
                              <text:list>
                                <text:list-item>
                                  <text:p text:style-name="P197">瞭解 是 非監督式學習 該細胞個體的 內部機制、交互作用。</text:p>
                                  <text:list>
                                    <text:list-item>
                                      <text:p text:style-name="P197">交互作用 是 該細胞個體 跟 內在物質、其他個體、外在環境 交互作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5"><text:span text:style-name="T89">&lt;_?3_&gt;</text:span><text:span text:style-name="T212">個體 不在意 </text:span><text:span text:style-name="T89">&lt;?2&gt;</text:span><text:span text:style-name="T212">個體 輸入、處理。</text:span></text:p>
              <text:list>
                <text:list-item>
                  <text:p text:style-name="P324"><text:span text:style-name="T89">&lt;_?3_&gt;個</text:span><text:span text:style-name="T212">體 在意 </text:span><text:span text:style-name="T89">&lt;?2&gt;</text:span><text:span text:style-name="T212">個體 輸出。</text:span></text:p>
                  <text:list>
                    <text:list-item>
                      <text:p text:style-name="P197">明顯例子，人類個體 透過 細胞個體的 輸出、行為，判定 該細胞 是不是 癌細胞。</text:p>
                      <text:list>
                        <text:list-item>
                          <text:p text:style-name="P197">該人類個體 有機率認定 異常大量 複製、擴散、攻擊其他細胞 的細胞，是 癌細胞。</text:p>
                        </text:list-item>
                        <text:list-item>
                          <text:p text:style-name="P197">該人類個體 發現 該輸出、該現象 之後，非監督式學習 該細胞。</text:p>
                          <text:list>
                            <text:list-item>
                              <text:p text:style-name="P200">在 非監督式學習 的過程，盒子的顏色 有機率 變淺。</text:p>
                            </text:list-item>
                          </text:list>
                        </text:list-item>
                        <text:list-item>
                          <text:p text:style-name="P197">該人類個體 有機率透過 該細胞的 狀態、內部機制、交互作用，歸納出 顯性特徵。</text:p>
                        </text:list-item>
                        <text:list-item>
                          <text:p text:style-name="P197">該人類個體 有機率認定 擁有 該顯性特徵的 細胞，都是 癌細胞。</text:p>
                        </text:list-item>
                        <text:list-item>
                          <text:p text:style-name="P197">該人類個體 有機率殲滅 擁有 該險性特正的 細胞。</text:p>
                        </text:list-item>
                      </text:list>
                    </text:list-item>
                  </text:list>
                </text:list-item>
                <text:list-item>
                  <text:p text:style-name="P326"><text:span text:style-name="T212">對</text:span><text:span text:style-name="T89">於 &lt;?2&gt;個</text:span><text:span text:style-name="T212">體 來說，</text:span><text:span text:style-name="T89">&lt;?2&gt;</text:span><text:span text:style-name="T212">個體 輸入、處理、輸出 重要。</text:span></text:p>
                  <text:list>
                    <text:list-item>
                      <text:p text:style-name="P201">原因很明顯，輸入、處理 直接、間接 極端影響 輸出。</text:p>
                      <text:list>
                        <text:list-item>
                          <text:p text:style-name="P201">人類個體 在乎的 細胞個體的輸出。</text:p>
                          <text:list>
                            <text:list-item>
                              <text:p text:style-name="P201">輸出 強烈相依於 輸入、處理。</text:p>
                            </text:list-item>
                            <text:list-item>
                              <text:p text:style-name="P202">明顯例子，人類個體的男性 有機率在意 人類個體的女性的 輸出。</text:p>
                              <text:list>
                                <text:list-item>
                                  <text:p text:style-name="P202">人類個體的男性 有機率在乎 人類個體的女性的 禮儀、美貌、談吐、行為。</text:p>
                                </text:list-item>
                                <text:list-item>
                                  <text:p text:style-name="P202">人類個體的男性 有機率不在意 人類個體的女性的 輸入、處理。</text:p>
                                </text:list-item>
                                <text:list-item>
                                  <text:p text:style-name="P203">人類個體的男性 有機率不在乎 人類個體的女性的 情蒐、努力、練習、購衣。</text:p>
                                </text:list-item>
                                <text:list-item>
                                  <text:p text:style-name="P204">人類個體的男性 有機率不在乎 人類個體的女性的 攝食、保養、護膚、化妝。</text:p>
                                </text:list-item>
                                <text:list-item>
                                  <text:p text:style-name="P205">人類個體的男性 有機率不在乎 人類個體的女性的 購書、閱讀、社交、閨密。</text:p>
                                </text:list-item>
                                <text:list-item>
                                  <text:p text:style-name="P206">人類個體的男性 有機率不在乎 人類個體的女性的 性格、思想、想法、嗜好。</text:p>
                                </text:list-item>
                                <text:list-item>
                                  <text:p text:style-name="P207">對於 人類個體的女性 來說，輸入、處理、輸出 都很 重要。</text:p>
                                  <text:list>
                                    <text:list-item>
                                      <text:p text:style-name="P207">冰山理論。</text:p>
                                      <text:list>
                                        <text:list-item>
                                          <text:p text:style-name="P208">海面下的 冰山 是 輸入。</text:p>
                                        </text:list-item>
                                        <text:list-item>
                                          <text:p text:style-name="P208">冰山浮在海面上的 現象 是 處理。</text:p>
                                        </text:list-item>
                                        <text:list-item>
                                          <text:p text:style-name="P208">海面上的 冰山 是 輸出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08">為了 該輸出，輸入、處理、輸出 都很 重要。</text:p>
                                    </text:list-item>
                                  </text:list>
                                </text:list-item>
                                <text:list-item>
                                  <text:p text:style-name="P209">情蒐、努力、練習、購衣，直接、間接 極端影響 禮儀、美貌、談吐、行為。</text:p>
                                </text:list-item>
                                <text:list-item>
                                  <text:p text:style-name="P209">攝食、保養、護膚、化妝，直接、間接 極端影響 禮儀、美貌、談吐、行為。</text:p>
                                </text:list-item>
                                <text:list-item>
                                  <text:p text:style-name="P209">購書、閱讀、社交、閨密，直接、間接 極端影響 禮儀、美貌、談吐、行為。</text:p>
                                </text:list-item>
                                <text:list-item>
                                  <text:p text:style-name="P209">性格、思想、想法、嗜好，直接、間接 極端影響 禮儀、美貌、談吐、行為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7">明顯例子，細胞個體 有機率想要 防止 自己，被 人類個體 殲滅。</text:p>
                      <text:list>
                        <text:list-item>
                          <text:p text:style-name="P327"><text:span text:style-name="T89">該細胞個體 想</text:span><text:span text:style-name="T212">要攝取 正常物質。</text:span></text:p>
                        </text:list-item>
                        <text:list-item>
                          <text:p text:style-name="P210">該細胞個體 不想要攝取 致癌物質。</text:p>
                        </text:list-item>
                        <text:list-item>
                          <text:p text:style-name="P210">該細胞個體的 輸入、處理 極端重要。</text:p>
                        </text:list-item>
                        <text:list-item>
                          <text:p text:style-name="P210">該細胞個體 攝取的 正常物質 越多，正常機率 越高。</text:p>
                          <text:list>
                            <text:list-item>
                              <text:p text:style-name="P210">吸引力法則。</text:p>
                            </text:list-item>
                          </text:list>
                        </text:list-item>
                        <text:list-item>
                          <text:p text:style-name="P210">該細胞個體 所處的環境、能夠選擇攝取的物質 強烈影響 該細胞個體的輸入。</text:p>
                          <text:list>
                            <text:list-item>
                              <text:p text:style-name="P210">環境 的 明顯例子，該細胞個體 在 大腦、大腸，能夠選擇攝取的物質 不同。</text:p>
                            </text:list-item>
                          </text:list>
                        </text:list-item>
                        <text:list-item>
                          <text:p text:style-name="P210">該細胞個體的輸入 越好，該細胞個體的 處理 越輕鬆。</text:p>
                          <text:list>
                            <text:list-item>
                              <text:p text:style-name="P210">輸入 會影響 處理。</text:p>
                              <text:list>
                                <text:list-item>
                                  <text:p text:style-name="P210">適應、優化、過度擬合。</text:p>
                                </text:list-item>
                                <text:list-item>
                                  <text:p text:style-name="P210">處理的 結構、構造、架構、系統、運作 不是 鋼體。</text:p>
                                </text:list-item>
                                <text:list-item>
                                  <text:p text:style-name="P210">處理的 結構、構造、架構、系統、運作 是 彈性體、塑性體。</text:p>
                                </text:list-item>
                                <text:list-item>
                                  <text:p text:style-name="P211">環境、輸入 塑形、形變、應變，處理的 結構、構造、架構、系統、運作。</text:p>
                                </text:list-item>
                                <text:list-item>
                                  <text:p text:style-name="P210">環境、攝取物質 越好，處理（本身）越 好。</text:p>
                                </text:list-item>
                                <text:list-item>
                                  <text:p text:style-name="P212">環境、攝取物質 越壞，處理（本身）越 壞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0">該細胞個體的處理 強烈影響 該細胞個體的輸出。</text:p>
                          <text:list>
                            <text:list-item>
                              <text:p text:style-name="P210">輸入 越好，輸出 好的機率 越高。</text:p>
                              <text:list>
                                <text:list-item>
                                  <text:p text:style-name="P210">輸出 有機率 輸出 壞。</text:p>
                                  <text:list>
                                    <text:list-item>
                                      <text:p text:style-name="P210">明顯例子，處理 不夠好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13">處理 越好，輸出 好的機率 越高。</text:p>
                              <text:list>
                                <text:list-item>
                                  <text:p text:style-name="P213">輸出 有機率 輸出 壞。</text:p>
                                  <text:list>
                                    <text:list-item>
                                      <text:p text:style-name="P213">明顯例子，輸入 不夠好。</text:p>
                                    </text:list-item>
                                    <text:list-item>
                                      <text:p text:style-name="P213">明顯例子，輸入、處理 超出範圍的好。</text:p>
                                      <text:list>
                                        <text:list-item>
                                          <text:p text:style-name="P213">明顯例子，水中毒。</text:p>
                                          <text:list>
                                            <text:list-item>
                                              <text:p text:style-name="P213">人類個體 攝取 水，才能 生存。</text:p>
                                            </text:list-item>
                                            <text:list-item>
                                              <text:p text:style-name="P214">人類個體 攝取 水，水量 超出範圍 會出現 中毒 現象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4"><text:span text:style-name="T212">對</text:span><text:span text:style-name="T89">於 &lt;_?3_&gt;個體 來說，&lt;?2&gt;</text:span><text:span text:style-name="T212">個體的 輸入、處理、輸出 只是 自然現象。</text:span></text:p>
              <text:list>
                <text:list-item>
                  <text:p text:style-name="P324"><text:span text:style-name="T212">使用 </text:span><text:span text:style-name="T89">&lt;?n&gt;~&lt;?u&gt; </text:span><text:span text:style-name="T212">法則，就能 預測 的 自然現象。</text:span></text:p>
                </text:list-item>
              </text:list>
            </text:list-item>
            <text:list-item>
              <text:p text:style-name="P328"><text:span text:style-name="T89">&lt;?</text:span><text:span text:style-name="T112">2&gt;個體的 輸出 越有益，&lt;?2&gt;</text:span><text:span text:style-name="T230">個體的 德 越高。</text:span></text:p>
              <text:list>
                <text:list-item>
                  <text:p text:style-name="P329"><text:span text:style-name="T200">內容在</text:span><text:span text:style-name="T197">神、預言 (第2本)</text:span><text:span text:style-name="T195">文件的</text:span><text:span text:style-name="T197">預知夢</text:span><text:span text:style-name="T199">的</text:span><text:span text:style-name="T196">&lt;?</text:span><text:span text:style-name="T198">2&gt;個體的 輸出 越有益，&lt;?2&gt;</text:span><text:span text:style-name="T201">個體的 德 越高</text:span><text:span text:style-name="T200">。</text:span></text:p>
                </text:list-item>
              </text:list>
            </text:list-item>
          </text:list>
        </text:list-item>
        <text:list-item>
          <text:p text:style-name="P330"><text:span text:style-name="T89">n</text:span><text:span text:style-name="T212">維</text:span></text:p>
          <text:list>
            <text:list-item>
              <text:p text:style-name="P331"><text:span text:style-name="T89">n</text:span><text:span text:style-name="T212">維 投影到 </text:span><text:span text:style-name="T89">2</text:span><text:span text:style-name="T212">維（平面）。</text:span></text:p>
              <text:list>
                <text:list-item>
                  <text:p text:style-name="P56">放射狀型座標系、等角型座標系。</text:p>
                  <text:list>
                    <text:list-item>
                      <text:p text:style-name="P124"><text:span text:style-name="T53">n</text:span><text:span text:style-name="T162">維座標系 投影</text:span><text:span text:style-name="T53">在 2</text:span><text:span text:style-name="T162">維座標系，座標</text:span><text:span text:style-name="T161">軸 之間</text:span><text:span text:style-name="T162">的最小</text:span><text:span text:style-name="T161"> 夾角是（</text:span><text:span text:style-name="T56">18</text:span><text:span text:style-name="T54">0 / </text:span><text:span text:style-name="T55">n</text:span><text:span text:style-name="T54">）度。</text:span></text:p>
                      <text:list>
                        <text:list-item>
                          <text:p text:style-name="P57">n 是 任意數。</text:p>
                        </text:list-item>
                        <text:list-item>
                          <text:p text:style-name="P349"><text:span text:style-name="T54">n 不等於</text:span><text:span text:style-name="T47"> 0。</text:span></text:p>
                        </text:list-item>
                        <text:list-item>
                          <text:p text:style-name="P125"><text:span text:style-name="T54">明顯例子，</text:span><text:span text:style-name="T58">3</text:span><text:span text:style-name="T57">維座標系，座標軸 之間的最小 夾角是</text:span><text:span text:style-name="T59">60</text:span><text:span text:style-name="T57">度。</text:span></text:p>
                          <text:list>
                            <text:list-item>
                              <text:p text:style-name="P58">x軸、y軸 夾角是60度。</text:p>
                            </text:list-item>
                            <text:list-item>
                              <text:p text:style-name="P350"><text:span text:style-name="T47">y</text:span><text:span text:style-name="T57">軸、</text:span><text:span text:style-name="T47">z</text:span><text:span text:style-name="T57">軸 夾角是60度。</text:span></text:p>
                            </text:list-item>
                            <text:list-item>
                              <text:p text:style-name="P350"><text:span text:style-name="T63">z</text:span><text:span text:style-name="T57">軸、</text:span><text:span text:style-name="T63">x</text:span><text:span text:style-name="T57">軸 夾角是</text:span><text:span text:style-name="T47">12</text:span><text:span text:style-name="T57">0度。</text:span></text:p>
                            </text:list-item>
                            <text:list-item>
                              <text:p text:style-name="P351"><text:span text:style-name="T63">z</text:span><text:span text:style-name="T57">軸、</text:span><text:span text:style-name="T63">x</text:span><text:span text:style-name="T57">軸 夾角是</text:span><text:span text:style-name="T60">60</text:span><text:span text:style-name="T57">度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">某一特定座標位置 的 繪製，是 使用 虛線、直線、兩點一線 連到、投影到 每一個軸。</text:p>
                      <text:list>
                        <text:list-item>
                          <text:p text:style-name="P352"><text:span text:style-name="T57">該座標位置 </text:span><text:span text:style-name="T61">使用 虛線、直線、</text:span><text:span text:style-name="T57">兩點一線</text:span><text:span text:style-name="T61">，連到</text:span><text:span text:style-name="T57">、投影到</text:span><text:span text:style-name="T61"> x軸。</text:span></text:p>
                        </text:list-item>
                        <text:list-item>
                          <text:p text:style-name="P352"><text:span text:style-name="T57">該座標位置 </text:span><text:span text:style-name="T61">使用 虛線、直線、</text:span><text:span text:style-name="T57">兩點一線</text:span><text:span text:style-name="T61">，連到</text:span><text:span text:style-name="T57">、投影到</text:span><text:span text:style-name="T61"> </text:span><text:span text:style-name="T62">y</text:span><text:span text:style-name="T61">軸。</text:span></text:p>
                        </text:list-item>
                        <text:list-item>
                          <text:p text:style-name="P352"><text:span text:style-name="T57">該座標位置 </text:span><text:span text:style-name="T61">使用 虛線、直線、</text:span><text:span text:style-name="T57">兩點一線</text:span><text:span text:style-name="T61">，連到</text:span><text:span text:style-name="T57">、投影到</text:span><text:span text:style-name="T61"> </text:span><text:span text:style-name="T62">z</text:span><text:span text:style-name="T61">軸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39"><text:bookmark-start text:name="輝光"/>輝光<text:bookmark-end text:name="輝光"/></text:p>
          <text:list>
            <text:list-item>
              <text:p text:style-name="P60">輝光 是 生命力、生物電流強度。</text:p>
              <text:list>
                <text:list-item>
                  <text:p text:style-name="P60">明顯例子，人體輝光 是 該人類個體的生命力。</text:p>
                </text:list-item>
                <text:list-item>
                  <text:p text:style-name="P60">輝光 不能 毫無節制的使用。</text:p>
                </text:list-item>
                <text:list-item>
                  <text:p text:style-name="P60">生物電流 產生 磁場、電磁波。</text:p>
                  <text:list>
                    <text:list-item>
                      <text:p text:style-name="P60">生物電流 振幅 越高，生物電流 強度 越高。</text:p>
                    </text:list-item>
                    <text:list-item>
                      <text:p text:style-name="P61">生物電流 頻率 越高，生物電流 強度 越高。</text:p>
                    </text:list-item>
                    <text:list-item>
                      <text:p text:style-name="P61">生物電流 共振 越明顯，生物電流 強度 越高。</text:p>
                      <text:list>
                        <text:list-item>
                          <text:p text:style-name="P61">共振 是 該個體的 不同生體部位的 生物電流 共振、增幅、建設性干涉。</text:p>
                        </text:list-item>
                      </text:list>
                    </text:list-item>
                  </text:list>
                </text:list-item>
                <text:list-item>
                  <text:p text:style-name="P61">生物電流 強度 越高，（生物電流產生的）電磁波 強度 越高，輝光 強度 越高。</text:p>
                  <text:list>
                    <text:list-item>
                      <text:p text:style-name="P61">輝光 是 電磁波的 顯性特徵。</text:p>
                      <text:list>
                        <text:list-item>
                          <text:p text:style-name="P62">電磁波 是 生物電流變化的 顯性特徵。</text:p>
                          <text:list>
                            <text:list-item>
                              <text:p text:style-name="P63">生物電流變化 是 整體狀態的 顯性特徵。</text:p>
                              <text:list>
                                <text:list-item>
                                  <text:p text:style-name="P63">整體狀態 是 某一特定個體的 整體狀態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3">輝光 有機率 從 某一特定個體 發射到 其他個體。</text:p>
                      <text:list>
                        <text:list-item>
                          <text:p text:style-name="P63">發射 的 抽象例子，手機、手機基地台、無線電收發機。</text:p>
                        </text:list-item>
                      </text:list>
                    </text:list-item>
                  </text:list>
                </text:list-item>
                <text:list-item>
                  <text:p text:style-name="P64">以 人類 為例，高強度的 輝光，通常出現在 上半身、心臟、大腦、生殖器官、手部、手掌。</text:p>
                  <text:list>
                    <text:list-item>
                      <text:p text:style-name="P65">高強度 的 明顯例子，幸福、憤怒、鄙視。</text:p>
                    </text:list-item>
                  </text:list>
                </text:list-item>
                <text:list-item>
                  <text:p text:style-name="P65">以 人類 為例，低強度的 輝光，通常出現在 下半身、四肢、腹部。</text:p>
                  <text:list>
                    <text:list-item>
                      <text:p text:style-name="P65">低強度 的 明顯例子，悲傷、憂鬱。</text:p>
                    </text:list-item>
                  </text:list>
                </text:list-item>
              </text:list>
            </text:list-item>
            <text:list-item>
              <text:p text:style-name="P353"><text:span text:style-name="T61">輝光 + 水晶球 </text:span><text:span text:style-name="T311">↔</text:span><text:span text:style-name="T64"> 預言。</text:span></text:p>
              <text:list>
                <text:list-item>
                  <text:p text:style-name="P72">水晶 是 能夠 反射、折射、漫射 的 晶體 結構。</text:p>
                  <text:list>
                    <text:list-item>
                      <text:p text:style-name="P73">晶體 是 週期性結構的 物體。</text:p>
                      <text:list>
                        <text:list-item>
                          <text:p text:style-name="P73">明顯例子，水晶、玻璃、金剛石。</text:p>
                        </text:list-item>
                      </text:list>
                    </text:list-item>
                    <text:list-item>
                      <text:p text:style-name="P73">反射 的 明顯例子，法線<text:span text:style-name="T283">正</text:span>反射、法線<text:span text:style-name="T283">零</text:span>反射、法線<text:span text:style-name="T283">負</text:span>反射、法線<text:span text:style-name="T283">垂直</text:span>反射、法線<text:span text:style-name="T283">零點</text:span>反射。</text:p>
                      <text:list>
                        <text:list-item>
                          <text:p text:style-name="P72">假定，輝光源 在 第一象限<text:span text:style-name="T281">。</text:span></text:p>
                          <text:list>
                            <text:list-item>
                              <text:p text:style-name="P72">輝光源 是 輝光的 來源、發射點、發光點。</text:p>
                            </text:list-item>
                            <text:list-item>
                              <text:p text:style-name="P72">第一象限 是 某一特定二維坐標系的 第一象限、右上空間。</text:p>
                              <text:list>
                                <text:list-item>
                                  <text:p text:style-name="P72">二維坐標系 的 明顯例子，XY坐標系。</text:p>
                                  <text:list>
                                    <text:list-item>
                                      <text:p text:style-name="P86"><text:span text:style-name="T285">X</text:span>軸 <text:span text:style-name="T288">↔</text:span><text:span text:style-name="T284"> 水平</text:span>軸、水平坐標軸。</text:p>
                                    </text:list-item>
                                    <text:list-item>
                                      <text:p text:style-name="P87">Y軸 <text:span text:style-name="T288">↔</text:span><text:span text:style-name="T284"> </text:span>垂直軸、垂直坐標軸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2">假定，水晶球 在 第三象限、<text:span text:style-name="T281">第四象限。</text:span></text:p>
                          <text:list>
                            <text:list-item>
                              <text:p text:style-name="P72">第三象限 是 該二維坐標系的 第三象限、左下空間。</text:p>
                            </text:list-item>
                            <text:list-item>
                              <text:p text:style-name="P72">第四象限 是 該二維坐標系的 第四象限、右下空間。</text:p>
                            </text:list-item>
                          </text:list>
                        </text:list-item>
                        <text:list-item>
                          <text:p text:style-name="P72">假定，（輝光源 發射的）輝光 通過 該二維坐標系的 零點。</text:p>
                          <text:list>
                            <text:list-item>
                              <text:p text:style-name="P72">零點 是 原點、兩個座標軸之間的垂直交叉點。</text:p>
                            </text:list-item>
                            <text:list-item>
                              <text:p text:style-name="P87">假定，Y軸、垂直軸、垂直坐標軸 是 法線。</text:p>
                            </text:list-item>
                          </text:list>
                        </text:list-item>
                        <text:list-item>
                          <text:p text:style-name="P74">法線<text:span text:style-name="T283">正</text:span>反射 是<text:span text:style-name="T281"> 輝光 從 第一象限 進入 第二象限。</text:span></text:p>
                          <text:list>
                            <text:list-item>
                              <text:p text:style-name="P72">第二象限 是 該二維坐標系的 第二象限、左上空間。</text:p>
                            </text:list-item>
                          </text:list>
                        </text:list-item>
                        <text:list-item>
                          <text:p text:style-name="P74">法線<text:span text:style-name="T283">零</text:span>反射 是 輝光 沿著 法線<text:span text:style-name="T282">、Y軸正值</text:span> 移動、運動、變化。</text:p>
                        </text:list-item>
                        <text:list-item>
                          <text:p text:style-name="P75">法線<text:span text:style-name="T283">負</text:span>反射 是<text:span text:style-name="T281"> 輝光 持續在 第一象限。</text:span></text:p>
                        </text:list-item>
                        <text:list-item>
                          <text:p text:style-name="P76">法線<text:span text:style-name="T283">垂直</text:span>反射 是 輝光 沿著 <text:span text:style-name="T282">X軸正值、X軸負值</text:span> 移動、運動、變化。</text:p>
                        </text:list-item>
                        <text:list-item>
                          <text:p text:style-name="P73">法線<text:span text:style-name="T283">零點</text:span>反射 是 輝光 <text:span text:style-name="T281">從 第一象限 進入 零點。</text:span></text:p>
                          <text:list>
                            <text:list-item>
                              <text:p text:style-name="P73">法線<text:span text:style-name="T283">零點</text:span>反射 <text:span text:style-name="T289">↔</text:span>（人類 認定的）黑體 的 反射。</text:p>
                            </text:list-item>
                            <text:list-item>
                              <text:p text:style-name="P77">法線<text:span text:style-name="T283">零點</text:span>反射 有機率是 法線<text:span text:style-name="T283">高維度</text:span>反射、法線<text:span text:style-name="T283">超平面</text:span>反射。</text:p>
                              <text:list>
                                <text:list-item>
                                  <text:p text:style-name="P78">法線<text:span text:style-name="T283">高維度</text:span>反射、法線<text:span text:style-name="T283">超平面</text:span>反射 的 明顯例子，輝光 <text:span text:style-name="T281">從 第一象限 進入 Z軸。</text:span></text:p>
                                  <text:list>
                                    <text:list-item>
                                      <text:p text:style-name="P78">輝光 從 平面 進入 立體空間、平面空間以外的空間。</text:p>
                                    </text:list-item>
                                  </text:list>
                                </text:list-item>
                                <text:list-item>
                                  <text:p text:style-name="P78">明顯例子，假定，某一特定個體 所處在的 空間維度、參考維度 是 N維。</text:p>
                                  <text:list>
                                    <text:list-item>
                                      <text:p text:style-name="P78">假定，該個體的 空間坐標系、參考坐標系 是 某一特定N維坐標系。</text:p>
                                    </text:list-item>
                                    <text:list-item>
                                      <text:p text:style-name="P78">假定，該空間維度 蘊含 某一特定二維坐標系。</text:p>
                                    </text:list-item>
                                    <text:list-item>
                                      <text:p text:style-name="P79">假定，某一特定個體的 本能、傳承 不夠高。</text:p>
                                      <text:list>
                                        <text:list-item>
                                          <text:p text:style-name="P80">假定，該個體 無法感測到 N維、該N維坐標系 的 輝光。</text:p>
                                        </text:list-item>
                                        <text:list-item>
                                          <text:p text:style-name="P80">假定，該個體 只能感測到 二維、該二維坐標系 的 輝光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1">假定，（輝光源 發射的）輝光 通過 該二維坐標系的 零點。</text:p>
                                    </text:list-item>
                                    <text:list-item>
                                      <text:p text:style-name="P81">假定，<text:span text:style-name="T281">輝光 脫離 </text:span>該二維坐標系的 <text:span text:style-name="T281">零點</text:span>。</text:p>
                                      <text:list>
                                        <text:list-item>
                                          <text:p text:style-name="P82">假定，<text:span text:style-name="T281">輝光 脫離 </text:span>該二維坐標系。</text:p>
                                          <text:list>
                                            <text:list-item>
                                              <text:p text:style-name="P81">該反射、該折射 是 法線<text:span text:style-name="T283">超平面</text:span>反射、法線<text:span text:style-name="T283">超平面</text:span>折射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1">假定，<text:span text:style-name="T281">輝光 沒有脫離 </text:span>該二維坐標系。</text:p>
                                          <text:list>
                                            <text:list-item>
                                              <text:p text:style-name="P83">該反射、該折射 不是 法線<text:span text:style-name="T283">超平面</text:span>反射、法線<text:span text:style-name="T283">超平面</text:span>折射。</text:p>
                                            </text:list-item>
                                            <text:list-item>
                                              <text:p text:style-name="P83">該反射、該折射 是 法線<text:span text:style-name="T283">平面</text:span>反射、法線<text:span text:style-name="T283">平面</text:span>折射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1">假定，<text:span text:style-name="T281">輝光 沒有脫離 </text:span>該二維坐標系的 <text:span text:style-name="T281">零點</text:span>。</text:p>
                                      <text:list>
                                        <text:list-item>
                                          <text:p text:style-name="P83">該反射、該折射 是 法線<text:span text:style-name="T283">零點</text:span>反射、法線<text:span text:style-name="T283">零點</text:span>折射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4">折射 的 明顯例子，法線<text:span text:style-name="T283">正</text:span>折射、法線<text:span text:style-name="T283">零</text:span>折射、法線<text:span text:style-name="T283">負</text:span>折射。</text:p>
                      <text:list>
                        <text:list-item>
                          <text:p text:style-name="P74">法線<text:span text:style-name="T283">正</text:span>折射 是<text:span text:style-name="T281"> 輝光 從 第一象限 進入 第三象限。</text:span></text:p>
                        </text:list-item>
                        <text:list-item>
                          <text:p text:style-name="P74">法線<text:span text:style-name="T283">零</text:span>折射 是 輝光 沿著 法線<text:span text:style-name="T282">、Y軸負值</text:span> 移動、運動、變化。</text:p>
                        </text:list-item>
                        <text:list-item>
                          <text:p text:style-name="P74">法線<text:span text:style-name="T283">負</text:span>折射 是<text:span text:style-name="T281"> 輝光 從 第一象限 進入 第四象限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8">某一特定個體 使用 本能、工具，進行 預言。</text:p>
                  <text:list>
                    <text:list-item>
                      <text:p text:style-name="P89">本能 是 輝光。</text:p>
                    </text:list-item>
                    <text:list-item>
                      <text:p text:style-name="P89">工具 是 水晶球。</text:p>
                      <text:list>
                        <text:list-item>
                          <text:p text:style-name="P89">特點是 水晶球 不是 遙視 圖像、影像、阿卡西紀錄。</text:p>
                        </text:list-item>
                        <text:list-item>
                          <text:p text:style-name="P354"><text:span text:style-name="T66">特點是 水晶球 是 觀測 輝光。</text:span><text:span text:style-name="T10">（極端優良的個體 有機率遙視 影像、阿卡西紀錄）</text:span></text:p>
                          <text:list>
                            <text:list-item>
                              <text:p text:style-name="P89">明顯例子，顏色、柔和、溫度、濃度、頻率、節奏、干涉、瞬態、暫態、穩態。</text:p>
                            </text:list-item>
                            <text:list-item>
                              <text:p text:style-name="P90">觀測 的 明顯例子，觸覺型感測、映射感、共感。</text:p>
                              <text:list>
                                <text:list-item>
                                  <text:p text:style-name="P90">觸覺型感測 的 明顯例子，視覺、聽覺、觸覺、嗅覺、味覺。</text:p>
                                  <text:list>
                                    <text:list-item>
                                      <text:p text:style-name="P90">明顯例子，某一特定個體 看到 輝光、電磁波、水晶球散發出的能量<text:span text:style-name="T234">。</text:span></text:p>
                                      <text:list>
                                        <text:list-item>
                                          <text:p text:style-name="P90">看到 是 感測到、感受到、感知到。</text:p>
                                        </text:list-item>
                                        <text:list-item>
                                          <text:p text:style-name="P90">散發 是 往外發射出來、在水晶球的外殼周遭運動、往內發射進去。</text:p>
                                          <text:list>
                                            <text:list-item>
                                              <text:p text:style-name="P90">明顯例子，法拉第籠。</text:p>
                                            </text:list-item>
                                            <text:list-item>
                                              <text:p text:style-name="P90">輝光 有機率發生 折射 現象。<text:span text:style-name="T1">（水晶球反孕育，預言個體孕育）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90">能量 是 蘊含能量、水晶球蘊含的能量、渲染水晶球的能量。</text:p>
                                        </text:list-item>
                                        <text:list-item>
                                          <text:p text:style-name="P91">能量 是 進行預言的個體、被預言的個體、水晶球 共振 的 能量。</text:p>
                                        </text:list-item>
                                        <text:list-item>
                                          <text:p text:style-name="P91">明顯例子，遙視系統。</text:p>
                                          <text:list>
                                            <text:list-item>
                                              <text:p text:style-name="P98">遙視系統 有機率能夠 遙視。</text:p>
                                            </text:list-item>
                                            <text:list-item>
                                              <text:p text:style-name="P98">遙視系統 有機率什麼都看不到。<text:span text:style-name="T1">（該個體 本能、傳承 不夠高）</text:span></text:p>
                                            </text:list-item>
                                            <text:list-item>
                                              <text:p text:style-name="P99">遙視系統 有機率看到 輝光。</text:p>
                                            </text:list-item>
                                            <text:list-item>
                                              <text:p text:style-name="P99">遙視系統 有機率觀測 沒有進入肉質層的第二層級意識（以上）。</text:p>
                                            </text:list-item>
                                            <text:list-item>
                                              <text:p text:style-name="P384">（其餘內容 在 <text:span text:style-name="T209">_ (第3本)</text:span> 文件 的 <text:span text:style-name="T209">天眼</text:span> 的 <text:span text:style-name="T209">盲視</text:span>）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89">映射感 的 明顯例子，某一特定個體 聽到 影像。</text:p>
                                  <text:list>
                                    <text:list-item>
                                      <text:p text:style-name="P89">聽到 是 聽覺。</text:p>
                                    </text:list-item>
                                    <text:list-item>
                                      <text:p text:style-name="P89">影像 是 視覺。</text:p>
                                    </text:list-item>
                                    <text:list-item>
                                      <text:p text:style-name="P90">該個體的 內在物質、內部機制，把 聲音 轉變成 影像。</text:p>
                                      <text:list>
                                        <text:list-item>
                                          <text:p text:style-name="P90">該個體 感測到 聲音，感知到、認知到、意識到 影像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89">共感 是 兩種（以上）感測的 融合 感測。</text:p>
                                  <text:list>
                                    <text:list-item>
                                      <text:p text:style-name="P89">輸入 兩種（以上）感測，融合成 一種（某一特定）感測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9">特點是 使用 本能、水晶球 進行預言的個體 在 清醒狀態，觀測 輝光，進行 預言。</text:p>
                          <text:list>
                            <text:list-item>
                              <text:p text:style-name="P92">清醒狀態 是，使用本能和水晶球預言的個體 更清醒於 只使用本能預言的個體。</text:p>
                              <text:list>
                                <text:list-item>
                                  <text:p text:style-name="P92">清醒狀態 不是 絕對清醒狀態。</text:p>
                                </text:list-item>
                                <text:list-item>
                                  <text:p text:style-name="P92">清醒狀態 是 相對清醒狀態。</text:p>
                                </text:list-item>
                              </text:list>
                            </text:list-item>
                            <text:list-item>
                              <text:p text:style-name="P89">只使用 本能的個體，是以 自己 等效於、更優良於 水晶球。</text:p>
                              <text:list>
                                <text:list-item>
                                  <text:p text:style-name="P93">該本能的個體 要。</text:p>
                                  <text:list>
                                    <text:list-item>
                                      <text:p text:style-name="P93">降低主意識、現實沉浸感極低、不是清醒狀態，才能 遙視、預言。</text:p>
                                      <text:list>
                                        <text:list-item>
                                          <text:p text:style-name="P93">遙視 是 遙視 圖像、影像、阿卡西紀錄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4">第二層級意識（以上）取得意識權，才能 遙視、預言。</text:p>
                                    </text:list-item>
                                    <text:list-item>
                                      <text:p text:style-name="P94">進入睡眠，才能 遙視、預言。</text:p>
                                    </text:list-item>
                                  </text:list>
                                </text:list-item>
                                <text:list-item>
                                  <text:p text:style-name="P95">該本能的個體 清醒之後，有機率 記憶、回憶 遙視的 內容。</text:p>
                                  <text:list>
                                    <text:list-item>
                                      <text:p text:style-name="P96">該記憶 是 第二層級意識（以上）進行遙視，並且 記憶 輸出到 潛意識。</text:p>
                                    </text:list-item>
                                    <text:list-item>
                                      <text:p text:style-name="P97">該回憶 是 主意識 讀取，儲存在 潛意識 的記憶。</text:p>
                                    </text:list-item>
                                    <text:list-item>
                                      <text:p text:style-name="P96">該記憶、該回憶 有機率 降低解析度、缺失內容、遺漏細節。</text:p>
                                    </text:list-item>
                                    <text:list-item>
                                      <text:p text:style-name="P96">該記憶、該回憶 無法調整 視角、快慢、按照事件的發生順序進行讀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55"><text:span text:style-name="T64">明顯例子，</text:span><text:span text:style-name="T61">某一特定個體、要被預言的個體 輸出 輝光 到 水晶球，進行 觀測、預言。</text:span></text:p>
                  <text:list>
                    <text:list-item>
                      <text:p text:style-name="P66">到 是 浸泡、渲染、共振。</text:p>
                      <text:list>
                        <text:list-item>
                          <text:p text:style-name="P66">該某一特定個體、要被預言的個體、水晶球 共振、共鳴、共識。</text:p>
                        </text:list-item>
                        <text:list-item>
                          <text:p text:style-name="P66">要被預言的個體 是 當下狀態的 頻率振動、電磁波、輝光。</text:p>
                        </text:list-item>
                        <text:list-item>
                          <text:p text:style-name="P66">水晶球 是 固定結構、可程式化結構。</text:p>
                        </text:list-item>
                        <text:list-item>
                          <text:p text:style-name="P66">假定，該水晶球 是 固定結構。</text:p>
                          <text:list>
                            <text:list-item>
                              <text:p text:style-name="P66">該某一特定個體 調整 自己的 輝光。</text:p>
                              <text:list>
                                <text:list-item>
                                  <text:p text:style-name="P67">直到，該某一特定個體、要被預言的個體、水晶球 共振、共鳴、共識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8">假定，該水晶球 是 可程式化結構。</text:p>
                          <text:list>
                            <text:list-item>
                              <text:p text:style-name="P68">該某一特定個體 調整 水晶球的 結構、晶體狀態。</text:p>
                              <text:list>
                                <text:list-item>
                                  <text:p text:style-name="P69">晶體狀態 是 全域晶體的狀態、區域晶體的狀態、某一特定晶體的狀態。</text:p>
                                </text:list-item>
                                <text:list-item>
                                  <text:p text:style-name="P70">直到，該某一特定個體、要被預言的個體、水晶球 共振、共鳴、共識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6">進行 是 該某一特定個體 進行。</text:p>
                    </text:list-item>
                    <text:list-item>
                      <text:p text:style-name="P101">該某一特定個體 越優良，觀測 越 清晰、易懂。</text:p>
                      <text:list>
                        <text:list-item>
                          <text:p text:style-name="P356"><text:span text:style-name="T65">明顯例子，</text:span><text:span text:style-name="T47">輝</text:span><text:span text:style-name="T65">光 顏色分布的 解析度 越高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7"><text:span text:style-name="T64">輝光 + 水晶 </text:span><text:span text:style-name="T312">↔</text:span><text:span text:style-name="T67"> 能量。</text:span></text:p>
              <text:list>
                <text:list-item>
                  <text:p text:style-name="P84">該水晶 是 可程式化水晶。</text:p>
                </text:list-item>
                <text:list-item>
                  <text:p text:style-name="P84">明顯例子，攝取 太陽光、月光、星光。</text:p>
                  <text:list>
                    <text:list-item>
                      <text:p text:style-name="P358"><text:span text:style-name="T67">太陽光 →</text:span><text:span text:style-name="T68"> 水晶 → 雷射（極端高壓縮光）。</text:span></text:p>
                      <text:list>
                        <text:list-item>
                          <text:p text:style-name="P85">某一特定個體 調整 水晶的 晶體結構 越優良，太陽光的 有效功率 越高。</text:p>
                          <text:list>
                            <text:list-item>
                              <text:p text:style-name="P359"><text:span text:style-name="T67">不同 角度、光譜、太陽狀態 的 太陽光 </text:span><text:span text:style-name="T313">↔</text:span><text:span text:style-name="T67"> 不同 晶體結構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0"><text:span text:style-name="T67">太陽光 →</text:span><text:span text:style-name="T68"> 水晶 → 雷射 →</text:span><text:span text:style-name="T69"> 儲存雷射能量的水晶</text:span><text:span text:style-name="T68">。</text:span></text:p>
                      <text:list>
                        <text:list-item>
                          <text:p text:style-name="P102">該儲存雷射能量的水晶 浸滿 雷射能量。</text:p>
                          <text:list>
                            <text:list-item>
                              <text:p text:style-name="P103">該儲存雷射能量的水晶 要足夠 堅固，才不會 爆炸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1"><text:span text:style-name="T67">太陽光 →</text:span><text:span text:style-name="T68"> 水晶 → 雷射 →</text:span><text:span text:style-name="T69"> 儲存雷射能量的水晶 →</text:span><text:span text:style-name="T70"> 電磁波（解壓縮光）</text:span><text:span text:style-name="T68">。</text:span></text:p>
                      <text:list>
                        <text:list-item>
                          <text:p text:style-name="P104">該電磁波、大氣 共振、共鳴、共識。</text:p>
                          <text:list>
                            <text:list-item>
                              <text:p text:style-name="P105">該電磁波 不能 毫無節制的 輸出 到 大氣。</text:p>
                              <text:list>
                                <text:list-item>
                                  <text:p text:style-name="P362"><text:span text:style-name="T68">大氣 儲存 太多 </text:span><text:span text:style-name="T71">能量，有機率 殲滅 該文明</text:span><text:span text:style-name="T68">。</text:span></text:p>
                                </text:list-item>
                                <text:list-item>
                                  <text:p text:style-name="P109">大氣 儲存的 能量 要 感測、監控、建立數學模型。</text:p>
                                </text:list-item>
                                <text:list-item>
                                  <text:p text:style-name="P104">原因很明顯，該電磁波 越多，破壞 地球正常運作的 可能性 越高。</text:p>
                                  <text:list>
                                    <text:list-item>
                                      <text:p text:style-name="P104">明顯例子，乾旱、閃電、地震、海嘯、龍捲風、火山爆發 迅速 劇增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4">該文明 不需要 插座。</text:p>
                        </text:list-item>
                        <text:list-item>
                          <text:p text:style-name="P106">該文明 只需要 攝取 大氣中的 該電磁波，就能 使用 能源。</text:p>
                          <text:list>
                            <text:list-item>
                              <text:p text:style-name="P106">明顯例子，暖氣機 使用 解調頻（水晶）電路，直接攝取 該電磁波，輸出 暖氣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7">輝光 + 觸摸被預言的個體<text:span text:style-name="T236"> </text:span><text:span text:style-name="T290">↔</text:span><text:span text:style-name="T236"> 預言</text:span>。</text:p>
              <text:list>
                <text:list-item>
                  <text:p text:style-name="P106">明顯例子，摸骨算命、掌紋算命、面相算命。</text:p>
                  <text:list>
                    <text:list-item>
                      <text:p text:style-name="P71">明顯例子，預言個體 使用 遙視系統，觀測 被預言的個體。</text:p>
                    </text:list-item>
                    <text:list-item>
                      <text:p text:style-name="P385"><text:span text:style-name="T236">（內容 極端近似於 </text:span><text:span text:style-name="T211">_ (第3本)</text:span><text:span text:style-name="T236"> 的 </text:span><text:span text:style-name="T211">輝光</text:span><text:span text:style-name="T236"> 的 </text:span><text:span text:style-name="T211">輝光 + 水晶球 </text:span><text:span text:style-name="T315">↔</text:span><text:span text:style-name="T211"> 預言</text:span><text:span text:style-name="T236">）</text:span></text:p>
                    </text:list-item>
                  </text:list>
                </text:list-item>
              </text:list>
            </text:list-item>
            <text:list-item>
              <text:p text:style-name="P240">輝光 + 異物 <text:span text:style-name="T291">↔</text:span><text:span text:style-name="T237"> 治療。</text:span></text:p>
              <text:list>
                <text:list-item>
                  <text:p text:style-name="P240">明顯例子，中醫針灸。</text:p>
                  <text:list>
                    <text:list-item>
                      <text:p text:style-name="P241">弱化、強化、阻斷、共振，某一特定被治療個體 的 輝光。</text:p>
                      <text:list>
                        <text:list-item>
                          <text:p text:style-name="P242">弱化、阻斷 輝光節點的 輝光，的 明顯例子，針。</text:p>
                          <text:list>
                            <text:list-item>
                              <text:p text:style-name="P240">針 是 異物、可調整弱化程度的異物、弱化和阻斷輝光的調整工具。</text:p>
                            </text:list-item>
                            <text:list-item>
                              <text:p text:style-name="P240">節點 是 匯聚點、交會點、集中點、吸能點、發能點、收斂點、維持點、發散點。</text:p>
                              <text:list>
                                <text:list-item>
                                  <text:p text:style-name="P240">明顯例子，車站、港口、機場、市中心、十字路口、倉儲中心、太陽、黑洞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0">強化、共振 輝光節點的 輝光，的 明顯例子，灸。</text:p>
                          <text:list>
                            <text:list-item>
                              <text:p text:style-name="P240">灸 是 溫度、粒子振動頻率、粒子和輝光有機率共振的調整工具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0">輝光 + 意識 <text:span text:style-name="T292">↔</text:span><text:span text:style-name="T238"> 指向性。</text:span></text:p>
              <text:list>
                <text:list-item>
                  <text:p text:style-name="P240">明顯例子，冥想個體 擾動 雙狹縫實驗。</text:p>
                  <text:list>
                    <text:list-item>
                      <text:p text:style-name="P240">輝光 有機率被 發射。</text:p>
                      <text:list>
                        <text:list-item>
                          <text:p text:style-name="P240">明顯例子，日冕、太陽風暴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0">輝光 + 感測 <text:span text:style-name="T293">↔</text:span><text:span text:style-name="T239"> 內觀、透視診療。</text:span></text:p>
              <text:list>
                <text:list-item>
                  <text:p text:style-name="P240">內觀 的 明顯例子，冥想個體 放大 感測敏感度。</text:p>
                  <text:list>
                    <text:list-item>
                      <text:p text:style-name="P240">該個體 感測 體內的 輝光。</text:p>
                    </text:list-item>
                    <text:list-item>
                      <text:p text:style-name="P240">該個體 有機率認定 自己 透視 自己的身體。</text:p>
                    </text:list-item>
                    <text:list-item>
                      <text:p text:style-name="P240">該個體 有機率看到 器官、細胞、患部。</text:p>
                      <text:list>
                        <text:list-item>
                          <text:p text:style-name="P240">看到 是 觸覺型 感測到、觀測到、認知到 輝光的 分布、狀態、運動。</text:p>
                        </text:list-item>
                      </text:list>
                    </text:list-item>
                  </text:list>
                </text:list-item>
                <text:list-item>
                  <text:p text:style-name="P240">透視診療 的 明顯例子，扁鵲、松果體。</text:p>
                  <text:list>
                    <text:list-item>
                      <text:p text:style-name="P313">該個體 感測 其他個體 體內的 輝光。</text:p>
                    </text:list-item>
                    <text:list-item>
                      <text:p text:style-name="P243">該個體 有機率認定 自己 透視 該其他個體的身體。</text:p>
                    </text:list-item>
                    <text:list-item>
                      <text:p text:style-name="P243">該個體 有機率看到 器官、細胞、患部。</text:p>
                      <text:list>
                        <text:list-item>
                          <text:p text:style-name="P313">看到 是 觸覺型 感測到、觀測到、認知到 輝光的 分布、狀態、運動。</text:p>
                        </text:list-item>
                      </text:list>
                    </text:list-item>
                  </text:list>
                </text:list-item>
                <text:list-item>
                  <text:p text:style-name="P313">使用 工具 觀測 輝光，有機率做到 透視診療。</text:p>
                </text:list-item>
              </text:list>
            </text:list-item>
            <text:list-item>
              <text:p text:style-name="P244">輝光 + 發送 <text:span text:style-name="T293">↔</text:span><text:span text:style-name="T239"> 念寫。</text:span></text:p>
              <text:list>
                <text:list-item>
                  <text:p text:style-name="P244">明顯例子，在 膠卷 念寫。</text:p>
                </text:list-item>
              </text:list>
            </text:list-item>
            <text:list-item>
              <text:p text:style-name="P244">輝光 + 意識層個體 <text:span text:style-name="T294">↔</text:span><text:span text:style-name="T241"> 保護殼。</text:span></text:p>
              <text:list>
                <text:list-item>
                  <text:p text:style-name="P244">意識層個體 是 祖代型意識層個體、本代型意識層個體、他代型意識層個體。</text:p>
                  <text:list>
                    <text:list-item>
                      <text:p text:style-name="P244">祖代型意識層個體 是 該個體 先天性 意識層個體。</text:p>
                    </text:list-item>
                    <text:list-item>
                      <text:p text:style-name="P244">本代型意識層個體 是 該個體 後天性 意識層個體。</text:p>
                      <text:list>
                        <text:list-item>
                          <text:p text:style-name="P244">某一特定意識層個體 進入 該個體。</text:p>
                        </text:list-item>
                        <text:list-item>
                          <text:p text:style-name="P244">明顯例子，靈魂導師。</text:p>
                        </text:list-item>
                      </text:list>
                    </text:list-item>
                    <text:list-item>
                      <text:p text:style-name="P244">他代型意識層個體 的 明顯例子，守護符。</text:p>
                    </text:list-item>
                  </text:list>
                </text:list-item>
                <text:list-item>
                  <text:p text:style-name="P244">保護殼，保護 該個體 不會被 其他意識層個體 進入。</text:p>
                  <text:list>
                    <text:list-item>
                      <text:p text:style-name="P244">其他意識層個體 的 明顯例子，（人類 認定的）浮游靈、幽靈、惡靈。</text:p>
                      <text:list>
                        <text:list-item>
                          <text:p text:style-name="P244">抽象例子，病菌、病毒、細菌、寄生蟲、脘病毒。</text:p>
                        </text:list-item>
                        <text:list-item>
                          <text:p text:style-name="P110">明顯例子，某一特定個體 保護（自己的）領地，不會被 其他個體 進入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0"><text:bookmark-start text:name="細胞論"/>細胞論<text:bookmark-end text:name="細胞論"/></text:p>
          <text:list>
            <text:list-item>
              <text:p text:style-name="P240">進化論 是 謬論。</text:p>
              <text:list>
                <text:list-item>
                  <text:p text:style-name="P240">假定，進化論 為 真。</text:p>
                  <text:list>
                    <text:list-item>
                      <text:p text:style-name="P240">細菌物種 極速 進化、突變、極端多樣化，瞬間型、瞬殺型、秒殺型 殲滅 其他物種。</text:p>
                      <text:list>
                        <text:list-item>
                          <text:p text:style-name="P240">原因很明顯，其他物種的 免疫系統 進化、突變，跟不上 細菌的 物種 進化、突變。</text:p>
                        </text:list-item>
                        <text:list-item>
                          <text:p text:style-name="P245">原因很明顯，其他物種的 子代物種 進化、突變，跟不上 細菌子代物種 進化、突變。</text:p>
                        </text:list-item>
                      </text:list>
                    </text:list-item>
                    <text:list-item>
                      <text:p text:style-name="P245">進化論的 個體，繁殖 越快，進化、突變 越快。</text:p>
                      <text:list>
                        <text:list-item>
                          <text:p text:style-name="P245">該個體的 繁殖加速度 極高。</text:p>
                        </text:list-item>
                        <text:list-item>
                          <text:p text:style-name="P245">該個體的 繁殖速度 有 急速上升的 趨勢。</text:p>
                        </text:list-item>
                        <text:list-item>
                          <text:p text:style-name="P111">該個體的 間隔時間 有 急速下降的 趨勢。</text:p>
                          <text:list>
                            <text:list-item>
                              <text:p text:style-name="P246">明顯例子，進化論，子代 繁殖、進化、突變，間隔時間 會 越來越短。</text:p>
                              <text:list>
                                <text:list-item>
                                  <text:p text:style-name="P332"><text:span text:style-name="T212">第一代物種，每</text:span><text:span text:style-name="T115">10000天 </text:span><text:span text:style-name="T212">繁殖、進化、突變 </text:span><text:span text:style-name="T231">一次。</text:span></text:p>
                                </text:list-item>
                                <text:list-item>
                                  <text:p text:style-name="P333"><text:span text:style-name="T231">第二代</text:span><text:span text:style-name="T212">物種，每</text:span><text:span text:style-name="T115">1天 </text:span><text:span text:style-name="T212">繁殖、進化、突變 </text:span><text:span text:style-name="T231">一次。</text:span></text:p>
                                  <text:list>
                                    <text:list-item>
                                      <text:p text:style-name="P314">第二代物種 是 第一代物種的 進化、突變 物種。</text:p>
                                    </text:list-item>
                                  </text:list>
                                </text:list-item>
                                <text:list-item>
                                  <text:p text:style-name="P333"><text:span text:style-name="T231">第三</text:span><text:span text:style-name="T115">代</text:span><text:span text:style-name="T212">物種，每</text:span><text:span text:style-name="T115">0.0001天 </text:span><text:span text:style-name="T231">繁殖</text:span><text:span text:style-name="T212">、進化、突變</text:span><text:span text:style-name="T231"> 一次。</text:span></text:p>
                                </text:list-item>
                                <text:list-item>
                                  <text:p text:style-name="P333"><text:span text:style-name="T231">第四</text:span><text:span text:style-name="T115">代</text:span><text:span text:style-name="T212">物種，每</text:span><text:span text:style-name="T115">0.00000001天 </text:span><text:span text:style-name="T231">繁殖</text:span><text:span text:style-name="T212">、進化、突變</text:span><text:span text:style-name="T231"> 一次。</text:span></text:p>
                                </text:list-item>
                                <text:list-item>
                                  <text:p text:style-name="P333"><text:span text:style-name="T231">第五</text:span><text:span text:style-name="T115">代</text:span><text:span text:style-name="T212">物種，每</text:span><text:span text:style-name="T115">0.000000000001天 </text:span><text:span text:style-name="T231">繁殖</text:span><text:span text:style-name="T212">、進化、突變</text:span><text:span text:style-name="T231"> 一次。</text:span></text:p>
                                </text:list-item>
                                <text:list-item>
                                  <text:p text:style-name="P315">物種 急速收斂在 區域最佳解、全域最佳解。</text:p>
                                </text:list-item>
                                <text:list-item>
                                  <text:p text:style-name="P315">同時，物種 極速發散在 極端多樣性。</text:p>
                                  <text:list>
                                    <text:list-item>
                                      <text:p text:style-name="P316">明顯例子，宇宙學（兩相）。</text:p>
                                    </text:list-item>
                                    <text:list-item>
                                      <text:p text:style-name="P316">每一個子代個體 都是 全新、不同 物種。</text:p>
                                    </text:list-item>
                                    <text:list-item>
                                      <text:p text:style-name="P316">不論 該子代個體 是否 能夠 生存。</text:p>
                                      <text:list>
                                        <text:list-item>
                                          <text:p text:style-name="P316">進化論，物競天擇，適者生存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2">物種、個體數量 不是 同質性、突波型分佈。</text:p>
                                    </text:list-item>
                                    <text:list-item>
                                      <text:p text:style-name="P113">物種、個體數量 是 異質性、常態分佈、某一特定連續分布。</text:p>
                                      <text:list>
                                        <text:list-item>
                                          <text:p text:style-name="P113">個體數量最多的物種 是 全域最佳解的物種。</text:p>
                                        </text:list-item>
                                        <text:list-item>
                                          <text:p text:style-name="P113">個體數量次多的物種 是 區域最佳解的物種。</text:p>
                                        </text:list-item>
                                        <text:list-item>
                                          <text:p text:style-name="P114">個體數量最少的物種 是 極端多樣性的物種。</text:p>
                                          <text:list>
                                            <text:list-item>
                                              <text:p text:style-name="P114">個體數量 最少。</text:p>
                                            </text:list-item>
                                            <text:list-item>
                                              <text:p text:style-name="P114">個體數量總和 最多。</text:p>
                                            </text:list-item>
                                            <text:list-item>
                                              <text:p text:style-name="P334"><text:span text:style-name="T115">該個體 有機率沒有 </text:span><text:span text:style-name="T212">可以繁衍出子代的交配對象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5">個體數量 總和，極端多樣性 &gt; 全域最佳解、區域最佳解。</text:p>
                                      <text:list>
                                        <text:list-item>
                                          <text:p text:style-name="P335"><text:span text:style-name="T115">極端多樣性的個體數量 總和 </text:span><text:span text:style-name="T295">↔</text:span><text:span text:style-name="T116"> 該</text:span><text:span text:style-name="T115">某一特定連續分布的 </text:span><text:span text:style-name="T116">線積分。</text:span></text:p>
                                        </text:list-item>
                                        <text:list-item>
                                          <text:p text:style-name="P335"><text:span text:style-name="T115">全域最佳解的個體數量 總和 </text:span><text:span text:style-name="T295">↔</text:span><text:span text:style-name="T116"> 該</text:span><text:span text:style-name="T115">某一特定連續分布的 </text:span><text:span text:style-name="T116">點。</text:span></text:p>
                                        </text:list-item>
                                        <text:list-item>
                                          <text:p text:style-name="P335"><text:span text:style-name="T115">區域最佳解的個體數量 總和 </text:span><text:span text:style-name="T295">↔</text:span><text:span text:style-name="T116"> 該</text:span><text:span text:style-name="T115">某一特定連續分布的 </text:span><text:span text:style-name="T116">點積分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7">物競天擇 是 謬論。</text:p>
              <text:list>
                <text:list-item>
                  <text:p text:style-name="P247">假定，物競天擇 為 真。</text:p>
                  <text:list>
                    <text:list-item>
                      <text:p text:style-name="P248">優勝劣汰，物競天擇，適者生存。</text:p>
                    </text:list-item>
                    <text:list-item>
                      <text:p text:style-name="P249">細菌物種 有機率發展出 超級細菌，直接殲滅 所有 有機體個體。</text:p>
                      <text:list>
                        <text:list-item>
                          <text:p text:style-name="P247">原因很明顯，該細菌物種 能夠生存在 任何環境、一切環境、所有環境。</text:p>
                        </text:list-item>
                        <text:list-item>
                          <text:p text:style-name="P247">該超級細菌 有 黏菌智慧、章魚學習力、不死水母壽命、光的型態、攝取光能特性。</text:p>
                        </text:list-item>
                        <text:list-item>
                          <text:p text:style-name="P250">所有物種 都 被殲滅。</text:p>
                        </text:list-item>
                        <text:list-item>
                          <text:p text:style-name="P251">該超級細菌 是 單一、唯一、僅存 的 有機體個體。</text:p>
                        </text:list-item>
                        <text:list-item>
                          <text:p text:style-name="P252">該超級細菌 是 永生、不滅、佔據整個宇宙胞、殲滅宇宙胞內部的所有有機體個體。</text:p>
                        </text:list-item>
                      </text:list>
                    </text:list-item>
                  </text:list>
                </text:list-item>
                <text:list-item>
                  <text:p text:style-name="P253">假定，物競天擇 為 真。</text:p>
                  <text:list>
                    <text:list-item>
                      <text:p text:style-name="P254">物競天擇的 物種、群體、個體，生活、過去、未來 不重要。</text:p>
                      <text:list>
                        <text:list-item>
                          <text:p text:style-name="P254">物競天擇的 物種、群體、個體，生存、當下 重要。</text:p>
                        </text:list-item>
                        <text:list-item>
                          <text:p text:style-name="P255">即便，當下 吃光 所有 食物、資源、原物料，會造成 所有個體 一起 被飢荒 殲滅。</text:p>
                          <text:list>
                            <text:list-item>
                              <text:p text:style-name="P256">該物種、該群體、該個體 也 在所不惜。</text:p>
                            </text:list-item>
                            <text:list-item>
                              <text:p text:style-name="P257">物競天擇的 該物種、該群體、該個體，不在乎 生活、過去、未來。</text:p>
                            </text:list-item>
                            <text:list-item>
                              <text:p text:style-name="P257">物競天擇的 該物種、該群體、該個體，只在乎 生存、當下。</text:p>
                            </text:list-item>
                            <text:list-item>
                              <text:p text:style-name="P257">明顯例子，蝗災。</text:p>
                              <text:list>
                                <text:list-item>
                                  <text:p text:style-name="P258">假定，物競天擇 為 真。</text:p>
                                </text:list-item>
                                <text:list-item>
                                  <text:p text:style-name="P258">所有物種、每一個物種、一切物種 都會產生 蝗災 現象。</text:p>
                                  <text:list>
                                    <text:list-item>
                                      <text:p text:style-name="P258">明顯例子，鳥災、魚災、鼠災、虎災、象災、蛇災、蛙災、人災、細菌災。</text:p>
                                    </text:list-item>
                                  </text:list>
                                </text:list-item>
                                <text:list-item>
                                  <text:p text:style-name="P258">蝗災現象 是 本能現象、正常現象、自然現象。</text:p>
                                  <text:list>
                                    <text:list-item>
                                      <text:p text:style-name="P259">蝗災現象 是 發散型繁殖、色慾、貪婪、暴食、忌妒、飢荒、互食 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60">即便，周遭環境 有 豐富、優渥、優良 的 食物、資源、原物料。</text:p>
                          <text:list>
                            <text:list-item>
                              <text:p text:style-name="P260">勾心鬥角、陷害同類、傷害同類、殲滅同類、吃掉同類、信念戰爭 也 在所不惜。</text:p>
                            </text:list-item>
                            <text:list-item>
                              <text:p text:style-name="P260">明顯例子，見不得別人好、螃蟹理論、相對剝奪感、賽局理論（寧願領低薪）。</text:p>
                              <text:list>
                                <text:list-item>
                                  <text:p text:style-name="P261">資源 不是 浪費在 勾心鬥角、陷害同類、傷害同類、殲滅同類、吃掉同類。</text:p>
                                </text:list-item>
                                <text:list-item>
                                  <text:p text:style-name="P261">資源 是 用在 省能、提升效率、昇華有效功率。</text:p>
                                  <text:list>
                                    <text:list-item>
                                      <text:p text:style-name="P262">明顯例子，本能<text:span text:style-name="T136"> → 傳承。</text:span></text:p>
                                      <text:list>
                                        <text:list-item>
                                          <text:p text:style-name="P263"><text:span text:style-name="T136">本能 的 明顯例子，爬行 →</text:span><text:span text:style-name="T138"> 走路</text:span><text:span text:style-name="T136">。</text:span></text:p>
                                        </text:list-item>
                                        <text:list-item>
                                          <text:p text:style-name="P264"><text:span text:style-name="T136">傳承 的 明顯例子，馬車</text:span><text:span text:style-name="T137"> </text:span><text:span text:style-name="T136">→ </text:span><text:span text:style-name="T137">汽車 </text:span><text:span text:style-name="T136">→ </text:span><text:span text:style-name="T137">火車 </text:span><text:span text:style-name="T136">→ 飛機 →</text:span><text:span text:style-name="T139"> 近地飛機</text:span><text:span text:style-name="T235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61">資源 是 用在 共同成長、反制停滯、反制衰亡、雙贏、發展工具、發展文明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5">物種 是 極端穩態。</text:p>
              <text:list>
                <text:list-item>
                  <text:p text:style-name="P266">不同環境的個體的 子代 有機率有不同的 體型。</text:p>
                  <text:list>
                    <text:list-item>
                      <text:p text:style-name="P265">明顯例子，生存在寒冷地區的個體 體型 變大。</text:p>
                    </text:list-item>
                    <text:list-item>
                      <text:p text:style-name="P265">該發生 只會 發生在 環境變化 極低 的 情境。</text:p>
                    </text:list-item>
                    <text:list-item>
                      <text:p text:style-name="P265">該個體、該子代 不是 不同 物種。</text:p>
                    </text:list-item>
                    <text:list-item>
                      <text:p text:style-name="P265">該個體、該子代 是 相同 物種。</text:p>
                    </text:list-item>
                  </text:list>
                </text:list-item>
                <text:list-item>
                  <text:p text:style-name="P265">不同環境的個體的 子代 不會 發生 物種 進化、突變。</text:p>
                </text:list-item>
                <text:list-item>
                  <text:p text:style-name="P265">透過 交配 進行 物種 進化、突變 是 謬論。</text:p>
                  <text:list>
                    <text:list-item>
                      <text:p text:style-name="P265">明顯例子，某一特定個體的 子代 發生 進化、突變。</text:p>
                      <text:list>
                        <text:list-item>
                          <text:p text:style-name="P265">該子代 沒有 可以繁殖出子代的交配對象，直接 滅絕。</text:p>
                        </text:list-item>
                      </text:list>
                    </text:list-item>
                    <text:list-item>
                      <text:p text:style-name="P267">明顯例子，馬、馬 繁殖出 子代。</text:p>
                      <text:list>
                        <text:list-item>
                          <text:p text:style-name="P267">假定，該子代 是 全新的物種。</text:p>
                        </text:list-item>
                        <text:list-item>
                          <text:p text:style-name="P265">該子代 是 全新的物種的 唯一、獨一無二 的 個體。</text:p>
                        </text:list-item>
                        <text:list-item>
                          <text:p text:style-name="P265">該子代 沒有 可以繁殖出子代的交配對象，直接 滅絕。</text:p>
                        </text:list-item>
                      </text:list>
                    </text:list-item>
                    <text:list-item>
                      <text:p text:style-name="P265">明顯例子，馬、驢 繁殖出 子代。</text:p>
                      <text:list>
                        <text:list-item>
                          <text:p text:style-name="P265">該子代 是 全新的物種。</text:p>
                        </text:list-item>
                        <text:list-item>
                          <text:p text:style-name="P265">該子代 沒有 可以繁殖出子代的交配對象，直接 滅絕。</text:p>
                        </text:list-item>
                      </text:list>
                    </text:list-item>
                    <text:list-item>
                      <text:p text:style-name="P265">原因很明顯，物種 進化、突變，跟不上 環境變化。</text:p>
                      <text:list>
                        <text:list-item>
                          <text:p text:style-name="P265">該物種、該物種的子代物種 極速 滅絕。</text:p>
                        </text:list-item>
                        <text:list-item>
                          <text:p text:style-name="P265">明顯例子，冰河時期。</text:p>
                          <text:list>
                            <text:list-item>
                              <text:p text:style-name="P265">熱帶地區的 物種 透過 交配 進行 演化，完全跟不上 環境變化。</text:p>
                              <text:list>
                                <text:list-item>
                                  <text:p text:style-name="P265">當代、第一代子代 直接 滅絕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5">突變論。</text:p>
              <text:list>
                <text:list-item>
                  <text:p text:style-name="P336"><text:span text:style-name="T212">突變論 是 阻斷、添加、修改、移植、擾動 某一特定 個體、群體、物種 的</text:span><text:span text:style-name="T89"> 遺傳因子</text:span><text:span text:style-name="T212">。</text:span></text:p>
                  <text:list>
                    <text:list-item>
                      <text:p text:style-name="P265">明顯例子，輻射、有機體奇點。</text:p>
                      <text:list>
                        <text:list-item>
                          <text:p text:style-name="P268">輻射 是 <text:span text:style-name="T15">&lt;?</text:span><text:span text:style-name="T147">a&gt;</text:span><text:span text:style-name="T278">輻射。</text:span></text:p>
                          <text:list>
                            <text:list-item>
                              <text:p text:style-name="P269"><text:span text:style-name="T15">&lt;?</text:span><text:span text:style-name="T147">a&gt;</text:span><text:span text:style-name="T278">輻射</text:span> 是 <text:span text:style-name="T15">&lt;?</text:span><text:span text:style-name="T147">a&gt;宗量層級的 </text:span><text:span text:style-name="T278">輻射。</text:span></text:p>
                              <text:list>
                                <text:list-item>
                                  <text:p text:style-name="P270"><text:span text:style-name="T15">&lt;?</text:span><text:span text:style-name="T147">a&gt;</text:span>宗量層級 是 <text:span text:style-name="T15">&lt;?</text:span><text:span text:style-name="T147">a&gt;能量層級、</text:span><text:span text:style-name="T15">&lt;?</text:span><text:span text:style-name="T147">a&gt;儲量層級。</text:span></text:p>
                                  <text:list>
                                    <text:list-item>
                                      <text:p text:style-name="P317"><text:span text:style-name="T15">n </text:span><text:span text:style-name="T279">≥</text:span><text:span text:style-name="T15"> a </text:span><text:span text:style-name="T279">≥</text:span><text:span text:style-name="T15"> u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71"><text:span text:style-name="T89">&lt;?</text:span><text:span text:style-name="T128">1&gt;輻射</text:span><text:span text:style-name="T278"> 的 明顯例子，</text:span>光輻射、力輻射。</text:p>
                              <text:list>
                                <text:list-item>
                                  <text:p text:style-name="P271"><text:span text:style-name="T144">光輻射 </text:span><text:span text:style-name="T296">↔</text:span><text:span text:style-name="T145"> 化學反應。</text:span></text:p>
                                </text:list-item>
                                <text:list-item>
                                  <text:p text:style-name="P116">力輻射 <text:span text:style-name="T286">↔</text:span> 物理法則。</text:p>
                                </text:list-item>
                              </text:list>
                            </text:list-item>
                            <text:list-item>
                              <text:p text:style-name="P271"><text:span text:style-name="T15">&lt;?</text:span><text:span text:style-name="T148">2&gt;</text:span><text:span text:style-name="T280">輻射 的 明顯例子，（人類 認定的）</text:span>核子輻射。</text:p>
                              <text:list>
                                <text:list-item>
                                  <text:p text:style-name="P271"><text:span text:style-name="T144">核子輻射 </text:span><text:span text:style-name="T297">↔</text:span><text:span text:style-name="T146"> 煉金術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72">有機體奇點<text:span text:style-name="T244"> 是</text:span><text:span text:style-name="T256"> &lt;?a&gt;有</text:span><text:span text:style-name="T244">機體奇點。</text:span></text:p>
                          <text:list>
                            <text:list-item>
                              <text:p text:style-name="P272"><text:span text:style-name="T251">&lt;?</text:span><text:span text:style-name="T252">a&gt;</text:span><text:span text:style-name="T243">有機體奇點 是 </text:span><text:span text:style-name="T251">&lt;?</text:span><text:span text:style-name="T252">a&gt;宗量層級的 </text:span><text:span text:style-name="T243">有機體奇點</text:span><text:span text:style-name="T246">。</text:span></text:p>
                              <text:list>
                                <text:list-item>
                                  <text:p text:style-name="P386"><text:span text:style-name="T244">（有機體奇點 的 描述在 </text:span><text:span text:style-name="T250">_</text:span><text:span text:style-name="T244"> 文件群的 </text:span><text:span text:style-name="T250">有機體奇點</text:span><text:span text:style-name="T244">）</text:span></text:p>
                                </text:list-item>
                              </text:list>
                            </text:list-item>
                            <text:list-item>
                              <text:p text:style-name="P272"><text:span text:style-name="T257">&lt;?</text:span><text:span text:style-name="T258">1&gt;有</text:span><text:span text:style-name="T247">機體奇點 的 明顯例子，（人類 認定的）聲流學。</text:span></text:p>
                            </text:list-item>
                            <text:list-item>
                              <text:p text:style-name="P272"><text:span text:style-name="T253">&lt;?</text:span><text:span text:style-name="T254">2&gt;</text:span><text:span text:style-name="T245">有機體奇點 的 </text:span><text:span text:style-name="T244">明顯例子，（人類 認定的）材料學、基因工程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65">批量突變。</text:p>
                  <text:list>
                    <text:list-item>
                      <text:p text:style-name="P265">批量 是 小批量、大量批、全面性 量產。</text:p>
                    </text:list-item>
                    <text:list-item>
                      <text:p text:style-name="P265">批量 是 同時性、同步性、階段性 批量。</text:p>
                      <text:list>
                        <text:list-item>
                          <text:p text:style-name="P265">同時性 是 某一特定數量的 子代，同時 突變成 相同、不同 的 某一特定物種。</text:p>
                          <text:list>
                            <text:list-item>
                              <text:p text:style-name="P273">同時性 是 用於 多樣化生產。</text:p>
                              <text:list>
                                <text:list-item>
                                  <text:p text:style-name="P273">用於 挑選階段。</text:p>
                                  <text:list>
                                    <text:list-item>
                                      <text:p text:style-name="P273">明顯例子，飛機設計師 製作出 各式各樣的 飛機，進行 評估。</text:p>
                                      <text:list>
                                        <text:list-item>
                                          <text:p text:style-name="P273">製作 是 設計、生產、觀測、接觸、測試、數學模型、預測、修正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65">明顯例子，智人。</text:p>
                                </text:list-item>
                              </text:list>
                            </text:list-item>
                            <text:list-item>
                              <text:p text:style-name="P265">該物種 是 原生物種的 亞種原生物種。</text:p>
                              <text:list>
                                <text:list-item>
                                  <text:p text:style-name="P265">明顯例子，猿猴、人類。</text:p>
                                </text:list-item>
                              </text:list>
                            </text:list-item>
                            <text:list-item>
                              <text:p text:style-name="P265">該物種的 個體群 有機率繁衍出，該物種的 子代。</text:p>
                            </text:list-item>
                          </text:list>
                        </text:list-item>
                        <text:list-item>
                          <text:p text:style-name="P274">同步性 是 所有的 子代，同步 突變成 最終定案的 某一特定物種。</text:p>
                          <text:list>
                            <text:list-item>
                              <text:p text:style-name="P275">最終定案的 物種，種類的 數量 有機率是 零種（以上）。</text:p>
                              <text:list>
                                <text:list-item>
                                  <text:p text:style-name="P275">物種 是 亞種原生物種、全新的物種、奇美拉。</text:p>
                                  <text:list>
                                    <text:list-item>
                                      <text:p text:style-name="P275">明顯例子，鴨嘴獸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76">同步性 是 用於 大批量生產。</text:p>
                              <text:list>
                                <text:list-item>
                                  <text:p text:style-name="P277">用於 同質化階段。</text:p>
                                  <text:list>
                                    <text:list-item>
                                      <text:p text:style-name="P277">明顯例子，飛機設計師 決定出 最終定案的 飛機，進行 大批量生產。</text:p>
                                      <text:list>
                                        <text:list-item>
                                          <text:p text:style-name="P277">最終定案的 飛機，種類的 數量 有機率是 零種（以上）。</text:p>
                                        </text:list-item>
                                        <text:list-item>
                                          <text:p text:style-name="P337"><text:span text:style-name="T118">該飛機設計師</text:span><text:span text:style-name="T232"> 有機率微調 批量突變 </text:span><text:span text:style-name="T212">最終定案的 飛機。</text:span></text:p>
                                          <text:list>
                                            <text:list-item>
                                              <text:p text:style-name="P117">飛機 是 某一特定種類、其中一個種類、其中幾個種類 的 飛機。</text:p>
                                            </text:list-item>
                                            <text:list-item>
                                              <text:p text:style-name="P117">明顯例子，相同的飛機種類，微調 顏色、大小、奢華版、平價版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78">該物種 自然而然、理所當然 繁衍出 自己的 子代。</text:p>
                                      <text:list>
                                        <text:list-item>
                                          <text:p text:style-name="P278">該物種、子代 是 相同物種。</text:p>
                                        </text:list-item>
                                        <text:list-item>
                                          <text:p text:style-name="P279">最終定案的物種 種類 越多，該物種群 越敏感、越不穩、越暫態。</text:p>
                                          <text:list>
                                            <text:list-item>
                                              <text:p text:style-name="P279">該物種群 崩塌、自滅 的 機率 越高。</text:p>
                                            </text:list-item>
                                            <text:list-item>
                                              <text:p text:style-name="P279">食物鏈 越多樣性、越多變。</text:p>
                                            </text:list-item>
                                            <text:list-item>
                                              <text:p text:style-name="P279">食物鏈的 某一條 斷鏈，該物種群 有機率 有 其他攝取來源。</text:p>
                                            </text:list-item>
                                            <text:list-item>
                                              <text:p text:style-name="P279">對於 該物種群 來說，食物鏈的 變化，影響 不大。</text:p>
                                            </text:list-item>
                                            <text:list-item>
                                              <text:p text:style-name="P279">相同、不同 物種、亞種 的 子代，有機率發動 信念戰爭。</text:p>
                                            </text:list-item>
                                            <text:list-item>
                                              <text:p text:style-name="P279">不同 物種、亞種 的 子代，有機率互相 鬥爭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80">最終定案的物種 種類 越少，該物種群 越安定、越穩定、越穩態。</text:p>
                                          <text:list>
                                            <text:list-item>
                                              <text:p text:style-name="P279">外在環境、其他物種 殲滅 該物種群的 機率 越高。</text:p>
                                            </text:list-item>
                                            <text:list-item>
                                              <text:p text:style-name="P281">食物鏈 越單一性、越固定。</text:p>
                                            </text:list-item>
                                            <text:list-item>
                                              <text:p text:style-name="P281">食物鏈的 某一條 斷鏈，該物種群 有機率 沒有 其他攝取來源。</text:p>
                                            </text:list-item>
                                            <text:list-item>
                                              <text:p text:style-name="P282">對於 該物種群 來說，食物鏈的 變化，影響 極大。</text:p>
                                            </text:list-item>
                                            <text:list-item>
                                              <text:p text:style-name="P283">相同 物種、亞種 的 子代，有機率發動 信念戰爭。</text:p>
                                            </text:list-item>
                                            <text:list-item>
                                              <text:p text:style-name="P283">不同 物種 的 子代，有機率互相 鬥爭、奴役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38"><text:span text:style-name="T89">同步性 是，&lt;?2&gt;神 </text:span><text:span text:style-name="T212">確定 最終定案的物種 之後，大批量生產。</text:span></text:p>
                                  <text:list>
                                    <text:list-item>
                                      <text:p text:style-name="P339"><text:span text:style-name="T89">&lt;?2&gt;神 是 &lt;?</text:span><text:span text:style-name="T117">2&gt;個體。</text:span></text:p>
                                    </text:list-item>
                                    <text:list-item>
                                      <text:p text:style-name="P118">&lt;?2&gt;神 是 創造、批量突變 該<text:span text:style-name="T166">最終定案的</text:span>物種的 &lt;?2&gt;個體。</text:p>
                                      <text:list>
                                        <text:list-item>
                                          <text:p text:style-name="P119">&lt;?2&gt;神 創造、批量突變 該<text:span text:style-name="T166">最終定案的</text:span>物種。</text:p>
                                        </text:list-item>
                                        <text:list-item>
                                          <text:p text:style-name="P120">某一特定&lt;?2&gt;個體 創造、批量突變 該<text:span text:style-name="T166">最終定案的</text:span>物種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40"><text:span text:style-name="T212">創造 該物種的</text:span><text:span text:style-name="T89"> &lt;?2&gt;神</text:span><text:span text:style-name="T212">，有機率讓 原生物種、其他亞種原生物種 自生自滅。</text:span></text:p>
                                  <text:list>
                                    <text:list-item>
                                      <text:p text:style-name="P284">該原生物種、該其他亞種原生物種 有機率 干擾、擾動、殲滅 該物種。</text:p>
                                    </text:list-item>
                                    <text:list-item>
                                      <text:p text:style-name="P284">該物種 有機率無法 存在、生存、生活、繁衍、發展。</text:p>
                                    </text:list-item>
                                  </text:list>
                                </text:list-item>
                                <text:list-item>
                                  <text:p text:style-name="P340"><text:span text:style-name="T212">創造 該物種的</text:span><text:span text:style-name="T89"> &lt;?2&gt;神</text:span><text:span text:style-name="T212">，有機率殲滅 原生物種、其他亞種原生物種。</text:span></text:p>
                                  <text:list>
                                    <text:list-item>
                                      <text:p text:style-name="P285">該原生物種、該其他亞種原生物種 極端難以 干擾、擾動、殲滅 該物種。</text:p>
                                    </text:list-item>
                                    <text:list-item>
                                      <text:p text:style-name="P286">該物種 有機率 存在、生存、生活、繁衍、發展。</text:p>
                                    </text:list-item>
                                  </text:list>
                                </text:list-item>
                                <text:list-item>
                                  <text:p text:style-name="P341"><text:span text:style-name="T212">創造 該物種的</text:span><text:span text:style-name="T89"> &lt;?2&gt;神</text:span><text:span text:style-name="T212">，有機率擾動 該物種 存在、生存、生活 的 環境。</text:span></text:p>
                                  <text:list>
                                    <text:list-item>
                                      <text:p text:style-name="P342"><text:span text:style-name="T212">明顯例子，水族箱、</text:span><text:span text:style-name="T122">史金納箱、恆河猴。</text:span><text:span text:style-name="T4">（地球、太陽系（大氣層內）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76">該物種 是 原生物種的 亞種原生物種。</text:p>
                            </text:list-item>
                            <text:list-item>
                              <text:p text:style-name="P276">該物種的 個體群 有機率繁衍出 該物種的 子代。</text:p>
                              <text:list>
                                <text:list-item>
                                  <text:p text:style-name="P276">假定，該物種 穩定繁衍 子代。</text:p>
                                  <text:list>
                                    <text:list-item>
                                      <text:p text:style-name="P343"><text:span text:style-name="T89">該物種 自然而然、理所當然 做出，&lt;?</text:span><text:span text:style-name="T120">2&gt;神 想要 該物種 做的 任務。</text:span></text:p>
                                      <text:list>
                                        <text:list-item>
                                          <text:p text:style-name="P343"><text:span text:style-name="T120">明顯例子，&lt;?</text:span><text:span text:style-name="T121">2&gt;神 </text:span><text:span text:style-name="T298">↔</text:span><text:span text:style-name="T121"> 飛機設計師。</text:span></text:p>
                                        </text:list-item>
                                        <text:list-item>
                                          <text:p text:style-name="P344"><text:span text:style-name="T120">明顯例子，</text:span><text:span text:style-name="T121">該物種 </text:span><text:span text:style-name="T298">↔</text:span><text:span text:style-name="T121"> 無人機、無人直升機、無人貨機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43"><text:span text:style-name="T89">&lt;?</text:span><text:span text:style-name="T119">2&gt;</text:span><text:span text:style-name="T233">神 自然無為、無為而治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65">階段性。</text:p>
                          <text:list>
                            <text:list-item>
                              <text:p text:style-name="P265">抽象例子，反制 物種型潛水夫病、原生物種型潛水夫病、祖代型潛水夫病。</text:p>
                              <text:list>
                                <text:list-item>
                                  <text:p text:style-name="P265">原生物種、祖代 有機率無法 承受 子代的突變 現象，殲滅、滅絕 子代。</text:p>
                                </text:list-item>
                                <text:list-item>
                                  <text:p text:style-name="P265">原生物種、祖代 有機率有，會 被 亞種原生物種、子代 取代，的 恐懼感。</text:p>
                                  <text:list>
                                    <text:list-item>
                                      <text:p text:style-name="P265">恐懼感 是 恐慌感、驚悚感、絕望感。</text:p>
                                    </text:list-item>
                                    <text:list-item>
                                      <text:p text:style-name="P265">明顯例子，恐怖谷效應。</text:p>
                                      <text:list>
                                        <text:list-item>
                                          <text:p text:style-name="P265">對於 原生物種、祖代 來說，該子代 是 極端近似於同類的 異類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65">每一個階段的 突變 要 控制在，原生物種、祖代 能夠接受的 範圍 之內。</text:p>
                              <text:list>
                                <text:list-item>
                                  <text:p text:style-name="P265">明顯例子，數學工具、偽數學工具、非監督式學習、最小驗證法、臨床實驗。</text:p>
                                  <text:list>
                                    <text:list-item>
                                      <text:p text:style-name="P265">最小驗證法 是，用 最小規模 驗證。</text:p>
                                      <text:list>
                                        <text:list-item>
                                          <text:p text:style-name="P287">抽象例子，麻雀雖小，五臟俱全。</text:p>
                                        </text:list-item>
                                        <text:list-item>
                                          <text:p text:style-name="P287">明顯例子，老鼠烏托邦。</text:p>
                                        </text:list-item>
                                        <text:list-item>
                                          <text:p text:style-name="P287">明顯例子，小批量量產、區域性實驗、培養皿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45"><text:span text:style-name="T212">明顯例子，宇宙射線、電磁波、輻射、隕石、地磁、有機體奇點</text:span><text:span text:style-name="T89">、&lt;?</text:span><text:span text:style-name="T113">2&gt;造物主、&lt;?</text:span><text:span text:style-name="T114">3&gt;造物主</text:span><text:span text:style-name="T212">。</text:span></text:p>
                </text:list-item>
              </text:list>
            </text:list-item>
            <text:list-item>
              <text:p text:style-name="P240">物種起源 是 細胞論。</text:p>
              <text:list>
                <text:list-item>
                  <text:p text:style-name="P240">細胞論 的 抽象例子。</text:p>
                  <text:list>
                    <text:list-item>
                      <text:p text:style-name="P240">輻射 造成 細胞 突變 <text:span text:style-name="T299">↔</text:span><text:span text:style-name="T266">（人類 認定的）物種演化、物種突變。</text:span></text:p>
                      <text:list>
                        <text:list-item>
                          <text:p text:style-name="P240">突變論。</text:p>
                          <text:list>
                            <text:list-item>
                              <text:p text:style-name="P387">（突變論 的 描述在 本文件的 <text:span text:style-name="T209">突變論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0">內在機制 造成 細胞 變化 <text:span text:style-name="T300">↔</text:span><text:span text:style-name="T265">（人類 認定的）物種演化、物種突變</text:span>。</text:p>
                      <text:list>
                        <text:list-item>
                          <text:p text:style-name="P288">細胞論。<text:span text:style-name="T174">（細胞論 也能被稱為 觸發論。原因很明顯，自然觸發、條件觸發、突變觸發 都有、都是 觸發）</text:span></text:p>
                          <text:list>
                            <text:list-item>
                              <text:p text:style-name="P289">細胞論 有 自然觸發、條件觸發、突變觸發。<text:span text:style-name="T171">（、有機體奇點觸發）</text:span></text:p>
                              <text:list>
                                <text:list-item>
                                  <text:p text:style-name="P289">自然觸發 是 內在機制 自然而然、理所當然 激活。</text:p>
                                  <text:list>
                                    <text:list-item>
                                      <text:p text:style-name="P290">明顯例子，幹細胞。</text:p>
                                      <text:list>
                                        <text:list-item>
                                          <text:p text:style-name="P290">內部機制，幹細胞物種 自然而然、理所當然 變化成 其他細胞物種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90">抽象例子，本能型<text:span text:style-name="T255">繁殖、</text:span><text:span text:style-name="T243">本能</text:span><text:span text:style-name="T255">型演化。</text:span></text:p>
                                    </text:list-item>
                                    <text:list-item>
                                      <text:p text:style-name="P290">抽象例子，紅血球 脫核。</text:p>
                                      <text:list>
                                        <text:list-item>
                                          <text:p text:style-name="P291">帶核紅血球、成長期的紅血球 <text:span text:style-name="T301">↔</text:span><text:span text:style-name="T275"> 成長期物種。</text:span></text:p>
                                        </text:list-item>
                                        <text:list-item>
                                          <text:p text:style-name="P291">脫核紅血球、成熟期的紅血球、個體 <text:span text:style-name="T301">↔</text:span><text:span text:style-name="T275"> 成熟期物種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92">條件觸發 是 內在機制 因為 某一特定 輸入、事件、情境 被激活。</text:p>
                                  <text:list>
                                    <text:list-item>
                                      <text:p text:style-name="P292">明顯例子，激活論。</text:p>
                                      <text:list>
                                        <text:list-item>
                                          <text:p text:style-name="P292">激活論 是 細胞論的 子分支、子項。</text:p>
                                          <text:list>
                                            <text:list-item>
                                              <text:p text:style-name="P388">（激活論 的 描述在 本文件的 激活論）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93">抽象例子，本能型<text:span text:style-name="T255">繁殖、</text:span><text:span text:style-name="T243">本能</text:span><text:span text:style-name="T255">型演化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89">突變觸發 是 內在機制 以外的 外部刺激 造成的 存在、變化。</text:p>
                                  <text:list>
                                    <text:list-item>
                                      <text:p text:style-name="P289">明顯例子，突變論。</text:p>
                                      <text:list>
                                        <text:list-item>
                                          <text:p text:style-name="P289">突變論 是 細胞論的 子分支、子項。</text:p>
                                        </text:list-item>
                                        <text:list-item>
                                          <text:p text:style-name="P389">（突變論 的 描述在 本文件的 <text:span text:style-name="T209">突變論</text:span>）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93">抽象例子，<text:span text:style-name="T255">傳承型繁殖、傳承型演化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94"><text:span text:style-name="T243">（突變觸發 的）有機體奇點觸發 是 內部機制 被 有機體奇點 觸發、設計</text:span><text:span text:style-name="T255">。</text:span></text:p>
                                  <text:list>
                                    <text:list-item>
                                      <text:p text:style-name="P363">明顯例子，有機體奇點論。</text:p>
                                      <text:list>
                                        <text:list-item>
                                          <text:p text:style-name="P363">有機體奇點論 是（細胞論 的）突變論的 子分支、子項。</text:p>
                                        </text:list-item>
                                        <text:list-item>
                                          <text:p text:style-name="P390"><text:span text:style-name="T243">（</text:span><text:span text:style-name="T255">有機體奇點</text:span><text:span text:style-name="T243"> 的 描述在 本文件的 </text:span><text:span text:style-name="T249">突變論</text:span><text:span text:style-name="T243">）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95"><text:span text:style-name="T243">抽象例子，</text:span><text:span text:style-name="T255">傳承型繁殖、傳承型演化。</text:span></text:p>
                                    </text:list-item>
                                    <text:list-item>
                                      <text:p text:style-name="P364">明顯例子。</text:p>
                                      <text:list>
                                        <text:list-item>
                                          <text:p text:style-name="P364">假定，第一個個體 使用 有機體奇點，設計、製造、使用 第二個個體。</text:p>
                                        </text:list-item>
                                        <text:list-item>
                                          <text:p text:style-name="P363">第二個個體的 內在物質 被，第一個個體的 有機體奇點 觸發、改變。</text:p>
                                        </text:list-item>
                                        <text:list-item>
                                          <text:p text:style-name="P363">第二個個體的 內部機制 被，第一個個體的 有機體奇點 觸發、改變。</text:p>
                                        </text:list-item>
                                        <text:list-item>
                                          <text:p text:style-name="P294"><text:span text:style-name="T255">第一個個體 有機率使用 有機體奇點，創造 第二個個體。</text:span><text:span text:style-name="T175">、物種</text:span></text:p>
                                          <text:list>
                                            <text:list-item>
                                              <text:p text:style-name="P363">抽象例子，（人類 認定的）生物機器人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63">第一個個體 有機率使用 有機體奇點，複製、組合、改變 第二個個體。</text:p>
                                          <text:list>
                                            <text:list-item>
                                              <text:p text:style-name="P363">抽象例子，桃莉羊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96">明顯例子。</text:p>
                              <text:list>
                                <text:list-item>
                                  <text:p text:style-name="P296">自然觸發 <text:span text:style-name="T302">↔</text:span><text:span text:style-name="T276"> 內部機制、內部運作 自然而然、理所當然 觸發。</text:span></text:p>
                                  <text:list>
                                    <text:list-item>
                                      <text:p text:style-name="P297">在 內在機制、狀態轉移圖、體制 的 物種演化、物種突變。</text:p>
                                    </text:list-item>
                                    <text:list-item>
                                      <text:p text:style-name="P297">抽象例子，執行 流程圖的 程序。</text:p>
                                    </text:list-item>
                                    <text:list-item>
                                      <text:p text:style-name="P298">抽象例子，白化症、月經、變聲期。</text:p>
                                    </text:list-item>
                                  </text:list>
                                </text:list-item>
                                <text:list-item>
                                  <text:p text:style-name="P296">條件觸發 <text:span text:style-name="T302">↔</text:span><text:span text:style-name="T276"> 外部刺激、內部刺激 激活 內在機制 觸發。</text:span></text:p>
                                  <text:list>
                                    <text:list-item>
                                      <text:p text:style-name="P299">在 內在機制、狀態轉移圖、體制 的 物種演化、物種突變。</text:p>
                                    </text:list-item>
                                    <text:list-item>
                                      <text:p text:style-name="P299">抽象例子，通過、執行 流程圖<text:span text:style-name="T89">的 決策</text:span><text:span text:style-name="T127">、（決策之後的）程序</text:span><text:span text:style-name="T277">。</text:span></text:p>
                                    </text:list-item>
                                    <text:list-item>
                                      <text:p text:style-name="P298">抽象例子，花粉症、高血壓。</text:p>
                                    </text:list-item>
                                  </text:list>
                                </text:list-item>
                                <text:list-item>
                                  <text:p text:style-name="P296">突變觸發 <text:span text:style-name="T302">↔</text:span><text:span text:style-name="T276"> 外部刺激 突變 內在機制，（當下）自然觸發、條件觸發 觸發。</text:span></text:p>
                                  <text:list>
                                    <text:list-item>
                                      <text:p text:style-name="P299">不在 過去的 內在機制、狀態轉移圖、體制 的 物種演化、物種突變。</text:p>
                                      <text:list>
                                        <text:list-item>
                                          <text:p text:style-name="P299">過去的 內在機制、狀態轉移圖，被 外部刺激，增加、減少、修改。</text:p>
                                        </text:list-item>
                                        <text:list-item>
                                          <text:p text:style-name="P299">內在機制、狀態轉移圖，過去的 被（外部刺激）修改成 當下的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00">在 當下的 內在機制、狀態轉移圖、體制 的 物種演化、物種突變。</text:p>
                                    </text:list-item>
                                    <text:list-item>
                                      <text:p text:style-name="P301">抽象例子，突變觸發，修改（原有的、過去的）流程圖。</text:p>
                                      <text:list>
                                        <text:list-item>
                                          <text:p text:style-name="P301">自然觸發，執行（最新的、當下的）流程圖的 程序。</text:p>
                                        </text:list-item>
                                        <text:list-item>
                                          <text:p text:style-name="P301">條件觸發，通過、執行（最新的、當下的）流程圖的 決策、程序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96">抽象例子，肝硬化。</text:p>
                                    </text:list-item>
                                  </text:list>
                                </text:list-item>
                                <text:list-item>
                                  <text:p text:style-name="P302"><text:span text:style-name="T243">有機體奇點觸發 </text:span><text:span text:style-name="T259">↔</text:span><text:span text:style-name="T248"> 外部刺激、其他個體 使用 有機體奇點，突變 內在機制</text:span>。</text:p>
                                  <text:list>
                                    <text:list-item>
                                      <text:p text:style-name="P302">不在 過去的 內在機制、狀態轉移圖、體制 的 物種演化、物種突變。</text:p>
                                    </text:list-item>
                                    <text:list-item>
                                      <text:p text:style-name="P302">不在 當下的 內在機制、狀態轉移圖、體制 的 物種演化、物種突變。</text:p>
                                    </text:list-item>
                                    <text:list-item>
                                      <text:p text:style-name="P302">抽象例子，有機體奇點觸發，修改（原有的、過去的）流程圖。</text:p>
                                    </text:list-item>
                                    <text:list-item>
                                      <text:p text:style-name="P302">抽象例子，（人類 認定的）生物機器人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96">抽象例子。</text:p>
                              <text:list>
                                <text:list-item>
                                  <text:p text:style-name="P348"><text:span text:style-name="T192">自然觸發 </text:span><text:span text:style-name="T314">↔</text:span><text:span text:style-name="T193"> 河流的 水 自然蒸發。</text:span></text:p>
                                </text:list-item>
                                <text:list-item>
                                  <text:p text:style-name="P296">條件觸發 <text:span text:style-name="T303">↔</text:span><text:span text:style-name="T274"> 河流的 水 結冰、融化、蒸發、熱對流、碰到石頭激起水花。</text:span></text:p>
                                </text:list-item>
                                <text:list-item>
                                  <text:p text:style-name="P296">突變觸發 <text:span text:style-name="T303">↔</text:span><text:span text:style-name="T274"> 河流的 水 被 氧化、生化武器汙染</text:span>。</text:p>
                                  <text:list>
                                    <text:list-item>
                                      <text:p text:style-name="P303">有機體奇點觸發 <text:span text:style-name="T303">↔</text:span><text:span text:style-name="T274"> 河流的水 被（化學實驗）變成 氫氣、氧氣、雙氧水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96">抽象例子，分形。</text:p>
                            </text:list-item>
                          </text:list>
                        </text:list-item>
                        <text:list-item>
                          <text:p text:style-name="P289">內在機制 造成 細胞 變化 的 明顯例子，紅血球 脫核。</text:p>
                          <text:list>
                            <text:list-item>
                              <text:p text:style-name="P289">細胞 <text:span text:style-name="T304">↔</text:span><text:span text:style-name="T268"> 某一特定物種的 某一特定個體。</text:span></text:p>
                            </text:list-item>
                            <text:list-item>
                              <text:p text:style-name="P289">細胞種類 <text:span text:style-name="T305">↔</text:span><text:span text:style-name="T267"> 某一特定物種。</text:span></text:p>
                            </text:list-item>
                            <text:list-item>
                              <text:p text:style-name="P289">內在機制 <text:span text:style-name="T305">↔</text:span><text:span text:style-name="T267"> 地球個體、太陽系個體</text:span><text:span text:style-name="T143">、&lt;_?3_&gt;</text:span><text:span text:style-name="T267">個體 的 交互作用、內在機制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4">激活論。</text:p>
                      <text:list>
                        <text:list-item>
                          <text:p text:style-name="P304">功能一直有 並且 等待 被激活 <text:span text:style-name="T300">↔</text:span><text:span text:style-name="T265">（人類 認定的）基因遺傳</text:span>。</text:p>
                        </text:list-item>
                        <text:list-item>
                          <text:p text:style-name="P305">細胞論的 條件觸發。</text:p>
                          <text:list>
                            <text:list-item>
                              <text:p text:style-name="P305">細胞論的 條件觸發 是 激活論。</text:p>
                            </text:list-item>
                            <text:list-item>
                              <text:p text:style-name="P305">激活論 是 細胞論的 子分支、子項。</text:p>
                            </text:list-item>
                            <text:list-item>
                              <text:p text:style-name="P304">內在機制 因為 某一特定 輸入、事件、情境 被激活。</text:p>
                            </text:list-item>
                          </text:list>
                        </text:list-item>
                        <text:list-item>
                          <text:p text:style-name="P304">明顯例子，信念生物學（布魯斯立頓）。</text:p>
                          <text:list>
                            <text:list-item>
                              <text:p text:style-name="P304">部分、進階 遺傳因<text:span text:style-name="T89">子、DNA 在 默認情況 是，沒有 激活、激發、啟動 的 狀態</text:span>。</text:p>
                            </text:list-item>
                            <text:list-item>
                              <text:p text:style-name="P304">環境因子 激活、激發、啟動 遺傳因子<text:span text:style-name="T89">、DNA、內分泌</text:span>。</text:p>
                              <text:list>
                                <text:list-item>
                                  <text:p text:style-name="P304">環境因子 的 明顯例子，家庭教育、生長環境、生存環境、生活環境。</text:p>
                                </text:list-item>
                                <text:list-item>
                                  <text:p text:style-name="P304">受體蛋白 →<text:span text:style-name="T269"> 效應蛋白 → 運作蛋白。</text:span></text:p>
                                  <text:list>
                                    <text:list-item>
                                      <text:p text:style-name="P304">受體蛋白 感測 外在環境。</text:p>
                                      <text:list>
                                        <text:list-item>
                                          <text:p text:style-name="P304">對於 細胞個體 來說，細胞個體 以外 的 一切 是 外在環境。</text:p>
                                        </text:list-item>
                                        <text:list-item>
                                          <text:p text:style-name="P304">外在環境 的 明顯例子，細胞和人體之間的環境、人體以外的環境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04">效應蛋白 藉由 受體蛋白 輸入的 訊號，尋找 相對應的 運作蛋白。</text:p>
                                    </text:list-item>
                                    <text:list-item>
                                      <text:p text:style-name="P304">運作蛋白 做出 相對應的 反應。</text:p>
                                    </text:list-item>
                                    <text:list-item>
                                      <text:p text:style-name="P304">抽象例子。</text:p>
                                      <text:list>
                                        <text:list-item>
                                          <text:p text:style-name="P304">受體蛋白 <text:span text:style-name="T306">↔</text:span><text:span text:style-name="T270"> 感測、輸入。</text:span></text:p>
                                        </text:list-item>
                                        <text:list-item>
                                          <text:p text:style-name="P304">效應蛋白 <text:span text:style-name="T306">↔</text:span><text:span text:style-name="T270"> 尋找、處理。</text:span></text:p>
                                        </text:list-item>
                                        <text:list-item>
                                          <text:p text:style-name="P304">運作蛋白 <text:span text:style-name="T306">↔</text:span><text:span text:style-name="T270"> 運作、輸出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04">抽象例子。</text:p>
                                      <text:list>
                                        <text:list-item>
                                          <text:p text:style-name="P304">受體蛋白 <text:span text:style-name="T307">↔</text:span><text:span text:style-name="T271">（接收到）呼叫 某一特定函數（的 指令）。</text:span></text:p>
                                        </text:list-item>
                                        <text:list-item>
                                          <text:p text:style-name="P304">效應蛋白 <text:span text:style-name="T307">↔</text:span><text:span text:style-name="T271"> 跳躍到</text:span>、<text:span text:style-name="T271">進入到、跑到 該函數的 記憶體位置。</text:span></text:p>
                                        </text:list-item>
                                        <text:list-item>
                                          <text:p text:style-name="P304">運作蛋白 <text:span text:style-name="T307">↔</text:span><text:span text:style-name="T271"> 執行 該函數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06">假定，效應蛋白 找不到 相對應的（正在 被激活的）運作蛋白。</text:p>
                                  <text:list>
                                    <text:list-item>
                                      <text:p text:style-name="P307">效應蛋白 向 細胞核 發出 二級訊號。</text:p>
                                    </text:list-item>
                                    <text:list-item>
                                      <text:p text:style-name="P307">二級訊號 激活 被關閉、沉睡中 的<text:span text:style-name="T89">（部分）DNA</text:span>。</text:p>
                                    </text:list-item>
                                    <text:list-item>
                                      <text:p text:style-name="P307"><text:span text:style-name="T89">DNA 被複製出</text:span><text:span text:style-name="T126"> 信使RNA</text:span><text:span text:style-name="T273">。</text:span></text:p>
                                    </text:list-item>
                                    <text:list-item>
                                      <text:p text:style-name="P307"><text:span text:style-name="T89">信使RNA</text:span><text:span text:style-name="T15"> 幫助產生 相對應的 運作蛋白。</text:span></text:p>
                                    </text:list-item>
                                    <text:list-item>
                                      <text:p text:style-name="P108">假定，受體蛋白 停止 輸入 某一特定訊號。</text:p>
                                      <text:list>
                                        <text:list-item>
                                          <text:p text:style-name="P308"><text:span text:style-name="T15">（相對應的）被激活的</text:span><text:span text:style-name="T89">（部分）DNA 有機率 被關閉、進入沉睡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8">抽象例子。</text:p>
                                      <text:list>
                                        <text:list-item>
                                          <text:p text:style-name="P309">（正在 被激活的）運作蛋白 <text:span text:style-name="T308">↔</text:span><text:span text:style-name="T272"> 快取、記憶體 的 資料。</text:span></text:p>
                                        </text:list-item>
                                        <text:list-item>
                                          <text:p text:style-name="P309">被關閉、沉睡中 的<text:span text:style-name="T89"> DNA </text:span><text:span text:style-name="T309">↔</text:span><text:span text:style-name="T125"> 資料庫、硬碟 的 資料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04">反制。</text:p>
                              <text:list>
                                <text:list-item>
                                  <text:p text:style-name="P371">θ波，設計、製造、使用 思想、決策、行動。</text:p>
                                  <text:list>
                                    <text:list-item>
                                      <text:p text:style-name="P318"><text:span text:style-name="T189">幼童期</text:span><text:span text:style-name="T187">。</text:span></text:p>
                                    </text:list-item>
                                    <text:list-item>
                                      <text:p text:style-name="P371">催眠。</text:p>
                                    </text:list-item>
                                    <text:list-item>
                                      <text:p text:style-name="P320">冥想、心靈平靜、心流、無我、虛無。</text:p>
                                    </text:list-item>
                                  </text:list>
                                </text:list-item>
                                <text:list-item>
                                  <text:p text:style-name="P371">反覆練習。</text:p>
                                  <text:list>
                                    <text:list-item>
                                      <text:p text:style-name="P371">肉質層記憶。</text:p>
                                      <text:list>
                                        <text:list-item>
                                          <text:p text:style-name="P371">肌肉記憶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71">意識層記憶。</text:p>
                                      <text:list>
                                        <text:list-item>
                                          <text:p text:style-name="P371">潛意識記憶。</text:p>
                                        </text:list-item>
                                        <text:list-item>
                                          <text:p text:style-name="P371">無意識記憶。</text:p>
                                        </text:list-item>
                                        <text:list-item>
                                          <text:p text:style-name="P371">第一層級意識（以上）思想、決策、行動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71">抽象例子，多重人格的個體 在 不同人格，有機率有 不同的 生理狀態。</text:p>
                                      <text:list>
                                        <text:list-item>
                                          <text:p text:style-name="P372">抽象例子，假定，某一特定個體 有 兩個人格。</text:p>
                                          <text:list>
                                            <text:list-item>
                                              <text:p text:style-name="P372">假定，第一個人格 有 痛風。</text:p>
                                            </text:list-item>
                                            <text:list-item>
                                              <text:p text:style-name="P371">假定，第二個人格 沒有 痛風。</text:p>
                                            </text:list-item>
                                            <text:list-item>
                                              <text:p text:style-name="P371">該個體 在 第一個人格，有 痛風。</text:p>
                                            </text:list-item>
                                            <text:list-item>
                                              <text:p text:style-name="P371">該個體 在 第二個人格，沒有 痛風。</text:p>
                                            </text:list-item>
                                            <text:list-item>
                                              <text:p text:style-name="P371"><text:soft-page-break/>該個體 被換到 第一個人格，產生 痛風的 DNA、內分泌 被啟動。</text:p>
                                            </text:list-item>
                                            <text:list-item>
                                              <text:p text:style-name="P373">該個體 被換到 第二個人格，產生 痛風的 DNA、內分泌 被關閉。</text:p>
                                            </text:list-item>
                                            <text:list-item>
                                              <text:p text:style-name="P374">θ波，設計、製造、使用 信念，讓 第一個人格，產生 痛風的 DNA、內分泌 被關閉。</text:p>
                                            </text:list-item>
                                            <text:list-item>
                                              <text:p text:style-name="P375">反覆練習，讓 第一個人格，產生 痛風的 DNA、內分泌 被關閉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73">抽象例子，假定，某一特定汽車 有 兩個 司機、司機駕駛、駕駛。</text:p>
                                          <text:list>
                                            <text:list-item>
                                              <text:p text:style-name="P376">假定，第一個司機 有使用（<text:span text:style-name="T149">自動駕駛系統</text:span>）自動跟車 的 思想。</text:p>
                                            </text:list-item>
                                            <text:list-item>
                                              <text:p text:style-name="P377">假定，第二個司機 沒有使用 自動跟車 的 思想、決策、行動。</text:p>
                                            </text:list-item>
                                            <text:list-item>
                                              <text:p text:style-name="P377">該汽車 在 第一個司機，有 自動跟車。</text:p>
                                            </text:list-item>
                                            <text:list-item>
                                              <text:p text:style-name="P377">該汽車 在 第二個司機，沒有 自動跟車。</text:p>
                                            </text:list-item>
                                            <text:list-item>
                                              <text:p text:style-name="P377">該汽車 被換到 第一個司機，產生 自動跟車的 功能 被啟動。</text:p>
                                            </text:list-item>
                                            <text:list-item>
                                              <text:p text:style-name="P377">該汽車 被換到 第二個司機，產生 自動跟車的 功能 被關閉。</text:p>
                                            </text:list-item>
                                            <text:list-item>
                                              <text:p text:style-name="P378">θ波，設計、製造、使用 信念，讓 第一個司機，產生 自動跟車的 功能 被關閉。</text:p>
                                            </text:list-item>
                                            <text:list-item>
                                              <text:p text:style-name="P378">反覆練習，讓 第一個司機，產生 自動跟車的 功能 被關閉。</text:p>
                                            </text:list-item>
                                            <text:list-item>
                                              <text:p text:style-name="P346"><text:span text:style-name="T89">θ波，設計、製造、使用 信念，讓 第二個司機，產生 自動跟車的 功能 被啟動</text:span><text:span text:style-name="T212">。</text:span></text:p>
                                            </text:list-item>
                                            <text:list-item>
                                              <text:p text:style-name="P319">反覆練習，讓 第二個司機，產生 自動跟車的 功能 被啟動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0">物種 是 共生、共存、穩態食物鏈、穩態生態圈、穩態系統、循環系統、自我修復系統、自然。</text:p>
              <text:list>
                <text:list-item>
                  <text:p text:style-name="P240">物種 要 延續，個體之間 必須 合作。</text:p>
                  <text:list>
                    <text:list-item>
                      <text:p text:style-name="P240">相同物種 之間 共生、共存、互相合作 的 明顯例子，企鵝、大象、大雁。</text:p>
                    </text:list-item>
                    <text:list-item>
                      <text:p text:style-name="P240">不同物種 之間 共生、共存、互相合作 的 明顯例子，蜜蜂和花朵、人類和腸道菌。</text:p>
                    </text:list-item>
                  </text:list>
                </text:list-item>
                <text:list-item>
                  <text:p text:style-name="P240">穩態食物鏈 是 封閉式、開放式 穩態、循環型、多對多鏈結型 食物鏈。</text:p>
                </text:list-item>
                <text:list-item>
                  <text:p text:style-name="P240">假定，資源 不足以 所有個體 攝取、生存、生活。</text:p>
                  <text:list>
                    <text:list-item>
                      <text:p text:style-name="P240">個體之間 不是 互相殲滅、吃光所有食物。</text:p>
                    </text:list-item>
                    <text:list-item>
                      <text:p text:style-name="P310">個體之間 是 互相合作、調整自己攝取食物的量。</text:p>
                      <text:list>
                        <text:list-item>
                          <text:p text:style-name="P310">明顯例子，調整、限縮、降低 自己的 攝取、能量消耗、活動力。</text:p>
                        </text:list-item>
                      </text:list>
                    </text:list-item>
                  </text:list>
                </text:list-item>
                <text:list-item>
                  <text:p text:style-name="P310">不同物種 之間，有機率 共生、共存、互相合作。</text:p>
                  <text:list>
                    <text:list-item>
                      <text:p text:style-name="P310">明顯例子，蜜蜂、花朵 共生、共存、互相合作。</text:p>
                    </text:list-item>
                  </text:list>
                </text:list-item>
                <text:list-item>
                  <text:p text:style-name="P310">合作 不是 成熟期、衰亡期、原地踏步、逐步衰亡、共同衰亡。</text:p>
                </text:list-item>
                <text:list-item>
                  <text:p text:style-name="P310">合作 是 成長期、逐步成長、共同成長、反制停滯、反制衰亡、雙贏、發展工具、發展文明。</text:p>
                </text:list-item>
                <text:list-item>
                  <text:p text:style-name="P311">明顯例子，蜜蜂<text:span text:style-name="T242">、生態系、生態圈、分棲現象、（日本人類 科學家的）大腸桿菌實驗。</text:span></text:p>
                  <text:list>
                    <text:list-item>
                      <text:p text:style-name="P365">生態系、生態圈 的 抽象例子，狀態轉移、封閉系統、自回饋系統、閉迴路系統、個體。</text:p>
                    </text:list-item>
                    <text:list-item>
                      <text:p text:style-name="P366">生態系、生態圈 產生 的 明顯例子。</text:p>
                      <text:list>
                        <text:list-item>
                          <text:p text:style-name="P366">輻射。</text:p>
                          <text:list>
                            <text:list-item>
                              <text:p text:style-name="P366">明顯例子，光、電磁波、靜電、閃電、陽光。<text:span text:style-name="T1">（大氣層越薄弱 陽光輻射越明顯）</text:span></text:p>
                            </text:list-item>
                            <text:list-item>
                              <text:p text:style-name="P366">批量型 突變、改變 物種、生態系、生態圈。</text:p>
                              <text:list>
                                <text:list-item>
                                  <text:p text:style-name="P367">一次性、突發性 批量型 突變、改變 物種、生態系、生態圈。</text:p>
                                </text:list-item>
                                <text:list-item>
                                  <text:p text:style-name="P367">多次性、漸進性 批量型 突變、改變 物種、生態系、生態圈。</text:p>
                                </text:list-item>
                                <text:list-item>
                                  <text:p text:style-name="P367">定期性、不定期性、連續性 批量型 突變、改變 物種。</text:p>
                                </text:list-item>
                              </text:list>
                            </text:list-item>
                            <text:list-item>
                              <text:p text:style-name="P368">突變、改變 的 當下，生態系、生態圈 穩態 →<text:span text:style-name="T261"> 暫態。</text:span></text:p>
                              <text:list>
                                <text:list-item>
                                  <text:p text:style-name="P368">突變、改變 結束 之後，生態系、生態圈 有機率 收斂。</text:p>
                                  <text:list>
                                    <text:list-item>
                                      <text:p text:style-name="P368">暫態 →<text:span text:style-name="T261"> 穩態。</text:span></text:p>
                                      <text:list>
                                        <text:list-item>
                                          <text:p text:style-name="P367">→<text:span text:style-name="T261"> 是 逐漸、趨向、朝向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67">生態系、生態圈 達到 新的 平衡、狀態、模型。</text:p>
                                    </text:list-item>
                                  </text:list>
                                </text:list-item>
                                <text:list-item>
                                  <text:p text:style-name="P368">突變、改變 結束 之後，生態系、生態圈 有機率 發散。</text:p>
                                  <text:list>
                                    <text:list-item>
                                      <text:p text:style-name="P369">生態系、生態圈 有機率 不斷、持續、自發性 改變。</text:p>
                                    </text:list-item>
                                    <text:list-item>
                                      <text:p text:style-name="P369">生態系、生態圈 有機率 崩塌、自滅。</text:p>
                                    </text:list-item>
                                  </text:list>
                                </text:list-item>
                                <text:list-item>
                                  <text:p text:style-name="P369">突變、改變 結束 之後，生態系、生態圈 有機率 自振盪。</text:p>
                                  <text:list>
                                    <text:list-item>
                                      <text:p text:style-name="P369">生態系、生態圈 週期性、循環性、狀態轉移型 改變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66">病毒 進入、共生。</text:p>
                          <text:list>
                            <text:list-item>
                              <text:p text:style-name="P366">被病毒進入的 個體 有機率傳承，該病毒、該病毒的子代 到 該個體的子代。</text:p>
                            </text:list-item>
                          </text:list>
                        </text:list-item>
                        <text:list-item>
                          <text:p text:style-name="P365"><text:span text:style-name="T89">&lt;?</text:span><text:span text:style-name="T123">2&gt;</text:span><text:span text:style-name="T260">神 設計、製造、使用。</text:span><text:span text:style-name="T262">（游離體奇點）</text:span></text:p>
                          <text:list>
                            <text:list-item>
                              <text:p text:style-name="P365">明顯例子，有機體奇點、生態設計、封閉系統設計、個體設計、交互作用設計。</text:p>
                            </text:list-item>
                          </text:list>
                        </text:list-item>
                        <text:list-item>
                          <text:p text:style-name="P365"><text:span text:style-name="T15">&lt;_?</text:span><text:span text:style-name="T140">3_&gt;</text:span><text:span text:style-name="T260">個體的 內部機制，自然而然、理所當然 產生 物種、生態、一切。</text:span></text:p>
                          <text:list>
                            <text:list-item>
                              <text:p text:style-name="P365">物種 是 無機體、有機體、游離體 的 物種。</text:p>
                            </text:list-item>
                            <text:list-item>
                              <text:p text:style-name="P365">生態 是 無機體、有機體、游離體 感測、交互作用。</text:p>
                            </text:list-item>
                            <text:list-item>
                              <text:p text:style-name="P365">一切 是 蘊含、反蘊含、孕育、反孕育、本質、現象、萬物法則、物理定律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12"><text:bookmark-start text:name="遙視"/>遙視<text:bookmark-end text:name="遙視"/></text:p>
          <text:list>
            <text:list-item>
              <text:p text:style-name="P312">人類 在 清醒狀態 濫用 遙視，有機率 失明。</text:p>
              <text:list>
                <text:list-item>
                  <text:p text:style-name="P312">原因很明顯，遙視 要從 視覺系統 切換到 遙視系統。</text:p>
                  <text:list>
                    <text:list-item>
                      <text:p text:style-name="P312">遙視系統的元件 的 明顯例子，松果體。</text:p>
                    </text:list-item>
                    <text:list-item>
                      <text:p text:style-name="P312">遙視系統的現象 的 明顯例子，盲視現象。</text:p>
                    </text:list-item>
                  </text:list>
                </text:list-item>
                <text:list-item>
                  <text:p text:style-name="P312">某一特定人類個體 在 清醒狀態、主動、主意識操控 遙視。</text:p>
                  <text:list>
                    <text:list-item>
                      <text:p text:style-name="P312">該個體 有機率 不知輕重、還沒掌握到彈性變形的範圍，強行 搬開、移動、切換 開關。</text:p>
                      <text:list>
                        <text:list-item>
                          <text:p text:style-name="P312">範圍 是 力道、間隔時間、該個體的一切狀態。</text:p>
                          <text:list>
                            <text:list-item>
                              <text:p text:style-name="P312">一切狀態 是 健康狀態、肉質層狀態、意識層狀態。</text:p>
                            </text:list-item>
                          </text:list>
                        </text:list-item>
                        <text:list-item>
                          <text:p text:style-name="P312">彈性變形 是 可復原的 變形。</text:p>
                          <text:list>
                            <text:list-item>
                              <text:p text:style-name="P312">復原 是 隨著時間 逐漸、緩慢、非線性 復原。</text:p>
                            </text:list-item>
                          </text:list>
                        </text:list-item>
                        <text:list-item>
                          <text:p text:style-name="P312">輕者，塑性變形。</text:p>
                          <text:list>
                            <text:list-item>
                              <text:p text:style-name="P100">切換 越頻繁，變形 越嚴重，斷裂機率 越高。</text:p>
                            </text:list-item>
                            <text:list-item>
                              <text:p text:style-name="P100">切換次數 越多，變形 越嚴重，斷裂機率 越高。</text:p>
                            </text:list-item>
                          </text:list>
                        </text:list-item>
                        <text:list-item>
                          <text:p text:style-name="P312">重者，斷裂變形。</text:p>
                          <text:list>
                            <text:list-item>
                              <text:p text:style-name="P312">假定，該個體的開關 切換到 視覺系統，發生 斷裂變形。</text:p>
                              <text:list>
                                <text:list-item>
                                  <text:p text:style-name="P312">該個體 永遠激活 視覺系統。</text:p>
                                </text:list-item>
                                <text:list-item>
                                  <text:p text:style-name="P312">該個體 永久關閉 遙視系統。</text:p>
                                </text:list-item>
                                <text:list-item>
                                  <text:p text:style-name="P312">外科手術、電磁波、聲流學 有機率 修復。</text:p>
                                </text:list-item>
                              </text:list>
                            </text:list-item>
                            <text:list-item>
                              <text:p text:style-name="P312">假定，該個體的開關 切換到 遙視系統，發生 斷裂變形。</text:p>
                              <text:list>
                                <text:list-item>
                                  <text:p text:style-name="P312">該個體 永久關閉 視覺系統。</text:p>
                                </text:list-item>
                                <text:list-item>
                                  <text:p text:style-name="P312">該個體 永遠激活 遙視系統。</text:p>
                                </text:list-item>
                                <text:list-item>
                                  <text:p text:style-name="P100">外科手術、電磁波、聲流學 有機率 修復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0">開關 的 明顯例子，飛機的繼電器開關。</text:p>
                        </text:list-item>
                      </text:list>
                    </text:list-item>
                  </text:list>
                </text:list-item>
                <text:list-item>
                  <text:p text:style-name="P100">開關 在 某一特定範圍，視覺系統、遙視系統 有機率同時 激活。</text:p>
                  <text:list>
                    <text:list-item>
                      <text:p text:style-name="P100">明顯例子，天眼、陰陽眼。</text:p>
                      <text:list>
                        <text:list-item>
                          <text:p text:style-name="P100">開天眼 是 視覺系統、遙視系統 同時激活。</text:p>
                        </text:list-item>
                        <text:list-item>
                          <text:p text:style-name="P100">關天眼 是 開關 切換到 視覺系統。</text:p>
                        </text:list-item>
                        <text:list-item>
                          <text:p text:style-name="P370">失明型天眼 是 開關 切換到 遙視系統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2:55:42.664000000</dc:date>
    <meta:editing-duration>P13DT4H15M14S</meta:editing-duration>
    <meta:editing-cycles>11613</meta:editing-cycles>
    <meta:document-statistic meta:table-count="0" meta:image-count="0" meta:object-count="0" meta:page-count="2" meta:paragraph-count="1433" meta:word-count="30825" meta:character-count="37593" meta:non-whitespace-character-count="33426"/>
  </office:meta>
</office:document-meta>
</file>